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7"/>
    <style:style style:name="ce3" style:family="table-cell" style:parent-style-name="Default" style:data-style-name="N118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5" table:default-cell-style-name="Default"/>
        <table:table-row table:style-name="ro1">
          <table:table-cell table:style-name="Default"/>
          <table:table-cell table:style-name="Default" office:value-type="string">
            <text:p>K (deg C)/Rtherm</text:p>
          </table:table-cell>
          <table:table-cell table:style-name="Default" office:value-type="string">
            <text:p>“B”/Tzero(deg C)</text:p>
          </table:table-cell>
          <table:table-cell office:value-type="string">
            <text:p>ADC/Rfixed</text:p>
          </table:table-cell>
          <table:table-cell/>
          <table:table-cell table:style-name="Default" office:value-type="string">
            <text:p>ppm/C^2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/>
          <table:table-cell table:style-name="Default" office:value-type="float" office:value="273">
            <text:p>273</text:p>
          </table:table-cell>
          <table:table-cell table:style-name="Default" office:value-type="float" office:value="3380">
            <text:p>3380</text:p>
          </table:table-cell>
          <table:table-cell office:value-type="float" office:value="4096">
            <text:p>4096</text:p>
          </table:table-cell>
          <table:table-cell/>
          <table:table-cell table:style-name="ce3" office:value-type="float" office:value="0.034">
            <text:p>0.0340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/>
          <table:table-cell table:style-name="Default" office:value-type="float" office:value="10">
            <text:p>10</text:p>
          </table:table-cell>
          <table:table-cell table:style-name="Default" office:value-type="float" office:value="25">
            <text:p>25</text:p>
          </table:table-cell>
          <table:table-cell office:value-type="float" office:value="10">
            <text:p>10</text:p>
          </table:table-cell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 office:value-type="string">
            <text:p>deg C</text:p>
          </table:table-cell>
          <table:table-cell table:style-name="Default" office:value-type="string">
            <text:p>deg F</text:p>
          </table:table-cell>
          <table:table-cell table:style-name="Default" office:value-type="string">
            <text:p>Rthermistor</text:p>
          </table:table-cell>
          <table:table-cell office:value-type="string">
            <text:p>ADC</text:p>
          </table:table-cell>
          <table:table-cell office:value-type="string">
            <text:p>delta ADC</text:p>
          </table:table-cell>
          <table:table-cell table:style-name="Default" office:value-type="string">
            <text:p>delta C</text:p>
          </table:table-cell>
          <table:table-cell table:style-name="Default" office:value-type="string">
            <text:p>ppm</text:p>
          </table:table-cell>
          <table:table-cell table:style-name="Default" office:value-type="string">
            <text:p>delta ppm</text:p>
          </table:table-cell>
          <table:table-cell table:number-columns-repeated="5"/>
        </table:table-row>
        <table:table-row table:style-name="ro1">
          <table:table-cell table:style-name="Default" office:value-type="float" office:value="0">
            <text:p>0</text:p>
          </table:table-cell>
          <table:table-cell table:formula="of:=([.A5]*9/5)+32" office:value-type="float" office:value="32">
            <text:p>32.00000</text:p>
          </table:table-cell>
          <table:table-cell table:formula="of:=[.B$3]*EXP(((1/([.A5]+[.B$2])-(1/([.C$3]+[.B$2])))*[.C$2]))" office:value-type="float" office:value="28.2545807460961">
            <text:p>28.25458</text:p>
          </table:table-cell>
          <table:table-cell table:formula="of:=INT(([.C5]/([.C5]+[.D$3]))*[.D$2]+0.5)" office:value-type="float" office:value="3025">
            <text:p>3025</text:p>
          </table:table-cell>
          <table:table-cell/>
          <table:table-cell table:formula="of:=[.C$3]-[.A5]" office:value-type="float" office:value="25">
            <text:p>25.00</text:p>
          </table:table-cell>
          <table:table-cell table:formula="of:=-[.F$2]*[.F5]*[.F5]" office:value-type="float" office:value="-21.25">
            <text:p>-21.25</text:p>
          </table:table-cell>
          <table:table-cell table:style-name="Default"/>
          <table:table-cell table:number-columns-repeated="5"/>
        </table:table-row>
        <table:table-row table:style-name="ro1">
          <table:table-cell table:formula="of:=[.A5]+0.25" office:value-type="float" office:value="0.25">
            <text:p>0.25</text:p>
          </table:table-cell>
          <table:table-cell table:formula="of:=([.A6]*9/5)+32" office:value-type="float" office:value="32.45">
            <text:p>32.45000</text:p>
          </table:table-cell>
          <table:table-cell table:formula="of:=[.B$3]*EXP(((1/([.A6]+[.B$2])-(1/([.C$3]+[.B$2])))*[.C$2]))" office:value-type="float" office:value="27.9363329929053">
            <text:p>27.93633</text:p>
          </table:table-cell>
          <table:table-cell table:formula="of:=INT(([.C6]/([.C6]+[.D$3]))*[.D$2]+0.5)" office:value-type="float" office:value="3016">
            <text:p>3016</text:p>
          </table:table-cell>
          <table:table-cell table:formula="of:=[.D6]-[.D5]" office:value-type="float" office:value="-9">
            <text:p>-9</text:p>
          </table:table-cell>
          <table:table-cell table:formula="of:=[.C$3]-[.A6]" office:value-type="float" office:value="24.75">
            <text:p>24.75</text:p>
          </table:table-cell>
          <table:table-cell table:formula="of:=-[.F$2]*[.F6]*[.F6]" office:value-type="float" office:value="-20.827125">
            <text:p>-20.83</text:p>
          </table:table-cell>
          <table:table-cell table:formula="of:=[.G6]-[.G5]" office:value-type="float" office:value="0.422875000000001">
            <text:p>0.42</text:p>
          </table:table-cell>
          <table:table-cell/>
          <table:table-cell table:formula="of:=[.D6]" office:value-type="float" office:value="3016">
            <text:p>3016</text:p>
          </table:table-cell>
          <table:table-cell table:formula="of:=[.G6]" office:value-type="float" office:value="-20.827125">
            <text:p>-20.83</text:p>
          </table:table-cell>
          <table:table-cell table:formula="of:=-0.00002224*([.J6]-2048)*([.J6]-2048)" office:value-type="float" office:value="-20.83941376">
            <text:p>-20.84</text:p>
          </table:table-cell>
          <table:table-cell table:formula="of:=[.K6]-[.L6]" office:value-type="float" office:value="0.012288759999997">
            <text:p>0.01</text:p>
          </table:table-cell>
        </table:table-row>
        <table:table-row table:style-name="ro1">
          <table:table-cell table:formula="of:=[.A6]+0.25" office:value-type="float" office:value="0.5">
            <text:p>0.50</text:p>
          </table:table-cell>
          <table:table-cell table:formula="of:=([.A7]*9/5)+32" office:value-type="float" office:value="32.9">
            <text:p>32.90000</text:p>
          </table:table-cell>
          <table:table-cell table:formula="of:=[.B$3]*EXP(((1/([.A7]+[.B$2])-(1/([.C$3]+[.B$2])))*[.C$2]))" office:value-type="float" office:value="27.6222418555334">
            <text:p>27.62224</text:p>
          </table:table-cell>
          <table:table-cell table:formula="of:=INT(([.C7]/([.C7]+[.D$3]))*[.D$2]+0.5)" office:value-type="float" office:value="3007">
            <text:p>3007</text:p>
          </table:table-cell>
          <table:table-cell table:formula="of:=[.D7]-[.D6]" office:value-type="float" office:value="-9">
            <text:p>-9</text:p>
          </table:table-cell>
          <table:table-cell table:formula="of:=[.C$3]-[.A7]" office:value-type="float" office:value="24.5">
            <text:p>24.50</text:p>
          </table:table-cell>
          <table:table-cell table:formula="of:=-[.F$2]*[.F7]*[.F7]" office:value-type="float" office:value="-20.4085">
            <text:p>-20.41</text:p>
          </table:table-cell>
          <table:table-cell table:formula="of:=[.G7]-[.G6]" office:value-type="float" office:value="0.418625000000002">
            <text:p>0.42</text:p>
          </table:table-cell>
          <table:table-cell/>
          <table:table-cell table:formula="of:=[.D7]" office:value-type="float" office:value="3007">
            <text:p>3007</text:p>
          </table:table-cell>
          <table:table-cell table:formula="of:=[.G7]" office:value-type="float" office:value="-20.4085">
            <text:p>-20.41</text:p>
          </table:table-cell>
          <table:table-cell table:formula="of:=-0.00002224*([.J7]-2048)*([.J7]-2048)" office:value-type="float" office:value="-20.45370544">
            <text:p>-20.45</text:p>
          </table:table-cell>
          <table:table-cell table:formula="of:=[.K7]-[.L7]" office:value-type="float" office:value="0.0452054400000002">
            <text:p>0.05</text:p>
          </table:table-cell>
        </table:table-row>
        <table:table-row table:style-name="ro1">
          <table:table-cell table:formula="of:=[.A7]+0.25" office:value-type="float" office:value="0.75">
            <text:p>0.75</text:p>
          </table:table-cell>
          <table:table-cell table:formula="of:=([.A8]*9/5)+32" office:value-type="float" office:value="33.35">
            <text:p>33.35000</text:p>
          </table:table-cell>
          <table:table-cell table:formula="of:=[.B$3]*EXP(((1/([.A8]+[.B$2])-(1/([.C$3]+[.B$2])))*[.C$2]))" office:value-type="float" office:value="27.3122461154853">
            <text:p>27.31225</text:p>
          </table:table-cell>
          <table:table-cell table:formula="of:=INT(([.C8]/([.C8]+[.D$3]))*[.D$2]+0.5)" office:value-type="float" office:value="2998">
            <text:p>2998</text:p>
          </table:table-cell>
          <table:table-cell table:formula="of:=[.D8]-[.D7]" office:value-type="float" office:value="-9">
            <text:p>-9</text:p>
          </table:table-cell>
          <table:table-cell table:formula="of:=[.C$3]-[.A8]" office:value-type="float" office:value="24.25">
            <text:p>24.25</text:p>
          </table:table-cell>
          <table:table-cell table:formula="of:=-[.F$2]*[.F8]*[.F8]" office:value-type="float" office:value="-19.994125">
            <text:p>-19.99</text:p>
          </table:table-cell>
          <table:table-cell table:formula="of:=[.G8]-[.G7]" office:value-type="float" office:value="0.414375">
            <text:p>0.41</text:p>
          </table:table-cell>
          <table:table-cell/>
          <table:table-cell table:formula="of:=[.D8]" office:value-type="float" office:value="2998">
            <text:p>2998</text:p>
          </table:table-cell>
          <table:table-cell table:formula="of:=[.G8]" office:value-type="float" office:value="-19.994125">
            <text:p>-19.99</text:p>
          </table:table-cell>
          <table:table-cell table:formula="of:=-0.00002224*([.J8]-2048)*([.J8]-2048)" office:value-type="float" office:value="-20.0716">
            <text:p>-20.07</text:p>
          </table:table-cell>
          <table:table-cell table:formula="of:=[.K8]-[.L8]" office:value-type="float" office:value="0.0774749999999997">
            <text:p>0.08</text:p>
          </table:table-cell>
        </table:table-row>
        <table:table-row table:style-name="ro1">
          <table:table-cell table:formula="of:=[.A8]+0.25" office:value-type="float" office:value="1">
            <text:p>1.00</text:p>
          </table:table-cell>
          <table:table-cell table:formula="of:=([.A9]*9/5)+32" office:value-type="float" office:value="33.8">
            <text:p>33.80000</text:p>
          </table:table-cell>
          <table:table-cell table:formula="of:=[.B$3]*EXP(((1/([.A9]+[.B$2])-(1/([.C$3]+[.B$2])))*[.C$2]))" office:value-type="float" office:value="27.0062855526435">
            <text:p>27.00629</text:p>
          </table:table-cell>
          <table:table-cell table:formula="of:=INT(([.C9]/([.C9]+[.D$3]))*[.D$2]+0.5)" office:value-type="float" office:value="2989">
            <text:p>2989</text:p>
          </table:table-cell>
          <table:table-cell table:formula="of:=[.D9]-[.D8]" office:value-type="float" office:value="-9">
            <text:p>-9</text:p>
          </table:table-cell>
          <table:table-cell table:formula="of:=[.C$3]-[.A9]" office:value-type="float" office:value="24">
            <text:p>24.00</text:p>
          </table:table-cell>
          <table:table-cell table:formula="of:=-[.F$2]*[.F9]*[.F9]" office:value-type="float" office:value="-19.584">
            <text:p>-19.58</text:p>
          </table:table-cell>
          <table:table-cell table:formula="of:=[.G9]-[.G8]" office:value-type="float" office:value="0.410124999999997">
            <text:p>0.41</text:p>
          </table:table-cell>
          <table:table-cell/>
          <table:table-cell table:formula="of:=[.D9]" office:value-type="float" office:value="2989">
            <text:p>2989</text:p>
          </table:table-cell>
          <table:table-cell table:formula="of:=[.G9]" office:value-type="float" office:value="-19.584">
            <text:p>-19.58</text:p>
          </table:table-cell>
          <table:table-cell table:formula="of:=-0.00002224*([.J9]-2048)*([.J9]-2048)" office:value-type="float" office:value="-19.69309744">
            <text:p>-19.69</text:p>
          </table:table-cell>
          <table:table-cell table:formula="of:=[.K9]-[.L9]" office:value-type="float" office:value="0.109097439999996">
            <text:p>0.11</text:p>
          </table:table-cell>
        </table:table-row>
        <table:table-row table:style-name="ro1">
          <table:table-cell table:formula="of:=[.A9]+0.25" office:value-type="float" office:value="1.25">
            <text:p>1.25</text:p>
          </table:table-cell>
          <table:table-cell table:formula="of:=([.A10]*9/5)+32" office:value-type="float" office:value="34.25">
            <text:p>34.25000</text:p>
          </table:table-cell>
          <table:table-cell table:formula="of:=[.B$3]*EXP(((1/([.A10]+[.B$2])-(1/([.C$3]+[.B$2])))*[.C$2]))" office:value-type="float" office:value="26.704300927472">
            <text:p>26.70430</text:p>
          </table:table-cell>
          <table:table-cell table:formula="of:=INT(([.C10]/([.C10]+[.D$3]))*[.D$2]+0.5)" office:value-type="float" office:value="2980">
            <text:p>2980</text:p>
          </table:table-cell>
          <table:table-cell table:formula="of:=[.D10]-[.D9]" office:value-type="float" office:value="-9">
            <text:p>-9</text:p>
          </table:table-cell>
          <table:table-cell table:formula="of:=[.C$3]-[.A10]" office:value-type="float" office:value="23.75">
            <text:p>23.75</text:p>
          </table:table-cell>
          <table:table-cell table:formula="of:=-[.F$2]*[.F10]*[.F10]" office:value-type="float" office:value="-19.178125">
            <text:p>-19.18</text:p>
          </table:table-cell>
          <table:table-cell table:formula="of:=[.G10]-[.G9]" office:value-type="float" office:value="0.405875000000002">
            <text:p>0.41</text:p>
          </table:table-cell>
          <table:table-cell/>
          <table:table-cell table:formula="of:=[.D10]" office:value-type="float" office:value="2980">
            <text:p>2980</text:p>
          </table:table-cell>
          <table:table-cell table:formula="of:=[.G10]" office:value-type="float" office:value="-19.178125">
            <text:p>-19.18</text:p>
          </table:table-cell>
          <table:table-cell table:formula="of:=-0.00002224*([.J10]-2048)*([.J10]-2048)" office:value-type="float" office:value="-19.31819776">
            <text:p>-19.32</text:p>
          </table:table-cell>
          <table:table-cell table:formula="of:=[.K10]-[.L10]" office:value-type="float" office:value="0.140072759999999">
            <text:p>0.14</text:p>
          </table:table-cell>
        </table:table-row>
        <table:table-row table:style-name="ro1">
          <table:table-cell table:formula="of:=[.A10]+0.25" office:value-type="float" office:value="1.5">
            <text:p>1.50</text:p>
          </table:table-cell>
          <table:table-cell table:formula="of:=([.A11]*9/5)+32" office:value-type="float" office:value="34.7">
            <text:p>34.70000</text:p>
          </table:table-cell>
          <table:table-cell table:formula="of:=[.B$3]*EXP(((1/([.A11]+[.B$2])-(1/([.C$3]+[.B$2])))*[.C$2]))" office:value-type="float" office:value="26.4062339635633">
            <text:p>26.40623</text:p>
          </table:table-cell>
          <table:table-cell table:formula="of:=INT(([.C11]/([.C11]+[.D$3]))*[.D$2]+0.5)" office:value-type="float" office:value="2971">
            <text:p>2971</text:p>
          </table:table-cell>
          <table:table-cell table:formula="of:=[.D11]-[.D10]" office:value-type="float" office:value="-9">
            <text:p>-9</text:p>
          </table:table-cell>
          <table:table-cell table:formula="of:=[.C$3]-[.A11]" office:value-type="float" office:value="23.5">
            <text:p>23.50</text:p>
          </table:table-cell>
          <table:table-cell table:formula="of:=-[.F$2]*[.F11]*[.F11]" office:value-type="float" office:value="-18.7765">
            <text:p>-18.78</text:p>
          </table:table-cell>
          <table:table-cell table:formula="of:=[.G11]-[.G10]" office:value-type="float" office:value="0.401624999999999">
            <text:p>0.40</text:p>
          </table:table-cell>
          <table:table-cell/>
          <table:table-cell table:formula="of:=[.D11]" office:value-type="float" office:value="2971">
            <text:p>2971</text:p>
          </table:table-cell>
          <table:table-cell table:formula="of:=[.G11]" office:value-type="float" office:value="-18.7765">
            <text:p>-18.78</text:p>
          </table:table-cell>
          <table:table-cell table:formula="of:=-0.00002224*([.J11]-2048)*([.J11]-2048)" office:value-type="float" office:value="-18.94690096">
            <text:p>-18.95</text:p>
          </table:table-cell>
          <table:table-cell table:formula="of:=[.K11]-[.L11]" office:value-type="float" office:value="0.170400959999999">
            <text:p>0.17</text:p>
          </table:table-cell>
        </table:table-row>
        <table:table-row table:style-name="ro1">
          <table:table-cell table:formula="of:=[.A11]+0.25" office:value-type="float" office:value="1.75">
            <text:p>1.75</text:p>
          </table:table-cell>
          <table:table-cell table:formula="of:=([.A12]*9/5)+32" office:value-type="float" office:value="35.15">
            <text:p>35.15000</text:p>
          </table:table-cell>
          <table:table-cell table:formula="of:=[.B$3]*EXP(((1/([.A12]+[.B$2])-(1/([.C$3]+[.B$2])))*[.C$2]))" office:value-type="float" office:value="26.1120273305222">
            <text:p>26.11203</text:p>
          </table:table-cell>
          <table:table-cell table:formula="of:=INT(([.C12]/([.C12]+[.D$3]))*[.D$2]+0.5)" office:value-type="float" office:value="2962">
            <text:p>2962</text:p>
          </table:table-cell>
          <table:table-cell table:formula="of:=[.D12]-[.D11]" office:value-type="float" office:value="-9">
            <text:p>-9</text:p>
          </table:table-cell>
          <table:table-cell table:formula="of:=[.C$3]-[.A12]" office:value-type="float" office:value="23.25">
            <text:p>23.25</text:p>
          </table:table-cell>
          <table:table-cell table:formula="of:=-[.F$2]*[.F12]*[.F12]" office:value-type="float" office:value="-18.379125">
            <text:p>-18.38</text:p>
          </table:table-cell>
          <table:table-cell table:formula="of:=[.G12]-[.G11]" office:value-type="float" office:value="0.397375">
            <text:p>0.40</text:p>
          </table:table-cell>
          <table:table-cell/>
          <table:table-cell table:formula="of:=[.D12]" office:value-type="float" office:value="2962">
            <text:p>2962</text:p>
          </table:table-cell>
          <table:table-cell table:formula="of:=[.G12]" office:value-type="float" office:value="-18.379125">
            <text:p>-18.38</text:p>
          </table:table-cell>
          <table:table-cell table:formula="of:=-0.00002224*([.J12]-2048)*([.J12]-2048)" office:value-type="float" office:value="-18.57920704">
            <text:p>-18.58</text:p>
          </table:table-cell>
          <table:table-cell table:formula="of:=[.K12]-[.L12]" office:value-type="float" office:value="0.200082039999998">
            <text:p>0.2</text:p>
          </table:table-cell>
        </table:table-row>
        <table:table-row table:style-name="ro1">
          <table:table-cell table:formula="of:=[.A12]+0.25" office:value-type="float" office:value="2">
            <text:p>2.00</text:p>
          </table:table-cell>
          <table:table-cell table:formula="of:=([.A13]*9/5)+32" office:value-type="float" office:value="35.6">
            <text:p>35.60000</text:p>
          </table:table-cell>
          <table:table-cell table:formula="of:=[.B$3]*EXP(((1/([.A13]+[.B$2])-(1/([.C$3]+[.B$2])))*[.C$2]))" office:value-type="float" office:value="25.8216246271777">
            <text:p>25.82162</text:p>
          </table:table-cell>
          <table:table-cell table:formula="of:=INT(([.C13]/([.C13]+[.D$3]))*[.D$2]+0.5)" office:value-type="float" office:value="2953">
            <text:p>2953</text:p>
          </table:table-cell>
          <table:table-cell table:formula="of:=[.D13]-[.D12]" office:value-type="float" office:value="-9">
            <text:p>-9</text:p>
          </table:table-cell>
          <table:table-cell table:formula="of:=[.C$3]-[.A13]" office:value-type="float" office:value="23">
            <text:p>23.00</text:p>
          </table:table-cell>
          <table:table-cell table:formula="of:=-[.F$2]*[.F13]*[.F13]" office:value-type="float" office:value="-17.986">
            <text:p>-17.99</text:p>
          </table:table-cell>
          <table:table-cell table:formula="of:=[.G13]-[.G12]" office:value-type="float" office:value="0.393125000000001">
            <text:p>0.39</text:p>
          </table:table-cell>
          <table:table-cell/>
          <table:table-cell table:formula="of:=[.D13]" office:value-type="float" office:value="2953">
            <text:p>2953</text:p>
          </table:table-cell>
          <table:table-cell table:formula="of:=[.G13]" office:value-type="float" office:value="-17.986">
            <text:p>-17.99</text:p>
          </table:table-cell>
          <table:table-cell table:formula="of:=-0.00002224*([.J13]-2048)*([.J13]-2048)" office:value-type="float" office:value="-18.215116">
            <text:p>-18.22</text:p>
          </table:table-cell>
          <table:table-cell table:formula="of:=[.K13]-[.L13]" office:value-type="float" office:value="0.229116000000001">
            <text:p>0.23</text:p>
          </table:table-cell>
        </table:table-row>
        <table:table-row table:style-name="ro1">
          <table:table-cell table:formula="of:=[.A13]+0.25" office:value-type="float" office:value="2.25">
            <text:p>2.25</text:p>
          </table:table-cell>
          <table:table-cell table:formula="of:=([.A14]*9/5)+32" office:value-type="float" office:value="36.05">
            <text:p>36.05000</text:p>
          </table:table-cell>
          <table:table-cell table:formula="of:=[.B$3]*EXP(((1/([.A14]+[.B$2])-(1/([.C$3]+[.B$2])))*[.C$2]))" office:value-type="float" office:value="25.5349703651187">
            <text:p>25.53497</text:p>
          </table:table-cell>
          <table:table-cell table:formula="of:=INT(([.C14]/([.C14]+[.D$3]))*[.D$2]+0.5)" office:value-type="float" office:value="2943">
            <text:p>2943</text:p>
          </table:table-cell>
          <table:table-cell table:formula="of:=[.D14]-[.D13]" office:value-type="float" office:value="-10">
            <text:p>-10</text:p>
          </table:table-cell>
          <table:table-cell table:formula="of:=[.C$3]-[.A14]" office:value-type="float" office:value="22.75">
            <text:p>22.75</text:p>
          </table:table-cell>
          <table:table-cell table:formula="of:=-[.F$2]*[.F14]*[.F14]" office:value-type="float" office:value="-17.597125">
            <text:p>-17.60</text:p>
          </table:table-cell>
          <table:table-cell table:formula="of:=[.G14]-[.G13]" office:value-type="float" office:value="0.388874999999999">
            <text:p>0.39</text:p>
          </table:table-cell>
          <table:table-cell/>
          <table:table-cell table:formula="of:=[.D14]" office:value-type="float" office:value="2943">
            <text:p>2943</text:p>
          </table:table-cell>
          <table:table-cell table:formula="of:=[.G14]" office:value-type="float" office:value="-17.597125">
            <text:p>-17.6</text:p>
          </table:table-cell>
          <table:table-cell table:formula="of:=-0.00002224*([.J14]-2048)*([.J14]-2048)" office:value-type="float" office:value="-17.814796">
            <text:p>-17.81</text:p>
          </table:table-cell>
          <table:table-cell table:formula="of:=[.K14]-[.L14]" office:value-type="float" office:value="0.217670999999999">
            <text:p>0.22</text:p>
          </table:table-cell>
        </table:table-row>
        <table:table-row table:style-name="ro1">
          <table:table-cell table:formula="of:=[.A14]+0.25" office:value-type="float" office:value="2.5">
            <text:p>2.50</text:p>
          </table:table-cell>
          <table:table-cell table:formula="of:=([.A15]*9/5)+32" office:value-type="float" office:value="36.5">
            <text:p>36.50000</text:p>
          </table:table-cell>
          <table:table-cell table:formula="of:=[.B$3]*EXP(((1/([.A15]+[.B$2])-(1/([.C$3]+[.B$2])))*[.C$2]))" office:value-type="float" office:value="25.2520099525445">
            <text:p>25.25201</text:p>
          </table:table-cell>
          <table:table-cell table:formula="of:=INT(([.C15]/([.C15]+[.D$3]))*[.D$2]+0.5)" office:value-type="float" office:value="2934">
            <text:p>2934</text:p>
          </table:table-cell>
          <table:table-cell table:formula="of:=[.D15]-[.D14]" office:value-type="float" office:value="-9">
            <text:p>-9</text:p>
          </table:table-cell>
          <table:table-cell table:formula="of:=[.C$3]-[.A15]" office:value-type="float" office:value="22.5">
            <text:p>22.50</text:p>
          </table:table-cell>
          <table:table-cell table:formula="of:=-[.F$2]*[.F15]*[.F15]" office:value-type="float" office:value="-17.2125">
            <text:p>-17.21</text:p>
          </table:table-cell>
          <table:table-cell table:formula="of:=[.G15]-[.G14]" office:value-type="float" office:value="0.384625000000003">
            <text:p>0.38</text:p>
          </table:table-cell>
          <table:table-cell/>
          <table:table-cell table:formula="of:=[.D15]" office:value-type="float" office:value="2934">
            <text:p>2934</text:p>
          </table:table-cell>
          <table:table-cell table:formula="of:=[.G15]" office:value-type="float" office:value="-17.2125">
            <text:p>-17.21</text:p>
          </table:table-cell>
          <table:table-cell table:formula="of:=-0.00002224*([.J15]-2048)*([.J15]-2048)" office:value-type="float" office:value="-17.45831104">
            <text:p>-17.46</text:p>
          </table:table-cell>
          <table:table-cell table:formula="of:=[.K15]-[.L15]" office:value-type="float" office:value="0.24581104">
            <text:p>0.25</text:p>
          </table:table-cell>
        </table:table-row>
        <table:table-row table:style-name="ro1">
          <table:table-cell table:formula="of:=[.A15]+0.25" office:value-type="float" office:value="2.75">
            <text:p>2.75</text:p>
          </table:table-cell>
          <table:table-cell table:formula="of:=([.A16]*9/5)+32" office:value-type="float" office:value="36.95">
            <text:p>36.95000</text:p>
          </table:table-cell>
          <table:table-cell table:formula="of:=[.B$3]*EXP(((1/([.A16]+[.B$2])-(1/([.C$3]+[.B$2])))*[.C$2]))" office:value-type="float" office:value="24.9726896784248">
            <text:p>24.97269</text:p>
          </table:table-cell>
          <table:table-cell table:formula="of:=INT(([.C16]/([.C16]+[.D$3]))*[.D$2]+0.5)" office:value-type="float" office:value="2925">
            <text:p>2925</text:p>
          </table:table-cell>
          <table:table-cell table:formula="of:=[.D16]-[.D15]" office:value-type="float" office:value="-9">
            <text:p>-9</text:p>
          </table:table-cell>
          <table:table-cell table:formula="of:=[.C$3]-[.A16]" office:value-type="float" office:value="22.25">
            <text:p>22.25</text:p>
          </table:table-cell>
          <table:table-cell table:formula="of:=-[.F$2]*[.F16]*[.F16]" office:value-type="float" office:value="-16.832125">
            <text:p>-16.83</text:p>
          </table:table-cell>
          <table:table-cell table:formula="of:=[.G16]-[.G15]" office:value-type="float" office:value="0.380374999999997">
            <text:p>0.38</text:p>
          </table:table-cell>
          <table:table-cell/>
          <table:table-cell table:formula="of:=[.D16]" office:value-type="float" office:value="2925">
            <text:p>2925</text:p>
          </table:table-cell>
          <table:table-cell table:formula="of:=[.G16]" office:value-type="float" office:value="-16.832125">
            <text:p>-16.83</text:p>
          </table:table-cell>
          <table:table-cell table:formula="of:=-0.00002224*([.J16]-2048)*([.J16]-2048)" office:value-type="float" office:value="-17.10542896">
            <text:p>-17.11</text:p>
          </table:table-cell>
          <table:table-cell table:formula="of:=[.K16]-[.L16]" office:value-type="float" office:value="0.27330396">
            <text:p>0.27</text:p>
          </table:table-cell>
        </table:table-row>
        <table:table-row table:style-name="ro1">
          <table:table-cell table:formula="of:=[.A16]+0.25" office:value-type="float" office:value="3">
            <text:p>3.00</text:p>
          </table:table-cell>
          <table:table-cell table:formula="of:=([.A17]*9/5)+32" office:value-type="float" office:value="37.4">
            <text:p>37.40000</text:p>
          </table:table-cell>
          <table:table-cell table:formula="of:=[.B$3]*EXP(((1/([.A17]+[.B$2])-(1/([.C$3]+[.B$2])))*[.C$2]))" office:value-type="float" office:value="24.6969566969633">
            <text:p>24.69696</text:p>
          </table:table-cell>
          <table:table-cell table:formula="of:=INT(([.C17]/([.C17]+[.D$3]))*[.D$2]+0.5)" office:value-type="float" office:value="2915">
            <text:p>2915</text:p>
          </table:table-cell>
          <table:table-cell table:formula="of:=[.D17]-[.D16]" office:value-type="float" office:value="-10">
            <text:p>-10</text:p>
          </table:table-cell>
          <table:table-cell table:formula="of:=[.C$3]-[.A17]" office:value-type="float" office:value="22">
            <text:p>22.00</text:p>
          </table:table-cell>
          <table:table-cell table:formula="of:=-[.F$2]*[.F17]*[.F17]" office:value-type="float" office:value="-16.456">
            <text:p>-16.46</text:p>
          </table:table-cell>
          <table:table-cell table:formula="of:=[.G17]-[.G16]" office:value-type="float" office:value="0.376125000000002">
            <text:p>0.38</text:p>
          </table:table-cell>
          <table:table-cell/>
          <table:table-cell table:formula="of:=[.D17]" office:value-type="float" office:value="2915">
            <text:p>2915</text:p>
          </table:table-cell>
          <table:table-cell table:formula="of:=[.G17]" office:value-type="float" office:value="-16.456">
            <text:p>-16.46</text:p>
          </table:table-cell>
          <table:table-cell table:formula="of:=-0.00002224*([.J17]-2048)*([.J17]-2048)" office:value-type="float" office:value="-16.71756336">
            <text:p>-16.72</text:p>
          </table:table-cell>
          <table:table-cell table:formula="of:=[.K17]-[.L17]" office:value-type="float" office:value="0.26156336">
            <text:p>0.26</text:p>
          </table:table-cell>
        </table:table-row>
        <table:table-row table:style-name="ro1">
          <table:table-cell table:formula="of:=[.A17]+0.25" office:value-type="float" office:value="3.25">
            <text:p>3.25</text:p>
          </table:table-cell>
          <table:table-cell table:formula="of:=([.A18]*9/5)+32" office:value-type="float" office:value="37.85">
            <text:p>37.85000</text:p>
          </table:table-cell>
          <table:table-cell table:formula="of:=[.B$3]*EXP(((1/([.A18]+[.B$2])-(1/([.C$3]+[.B$2])))*[.C$2]))" office:value-type="float" office:value="24.4247590123569">
            <text:p>24.42476</text:p>
          </table:table-cell>
          <table:table-cell table:formula="of:=INT(([.C18]/([.C18]+[.D$3]))*[.D$2]+0.5)" office:value-type="float" office:value="2906">
            <text:p>2906</text:p>
          </table:table-cell>
          <table:table-cell table:formula="of:=[.D18]-[.D17]" office:value-type="float" office:value="-9">
            <text:p>-9</text:p>
          </table:table-cell>
          <table:table-cell table:formula="of:=[.C$3]-[.A18]" office:value-type="float" office:value="21.75">
            <text:p>21.75</text:p>
          </table:table-cell>
          <table:table-cell table:formula="of:=-[.F$2]*[.F18]*[.F18]" office:value-type="float" office:value="-16.084125">
            <text:p>-16.08</text:p>
          </table:table-cell>
          <table:table-cell table:formula="of:=[.G18]-[.G17]" office:value-type="float" office:value="0.371874999999999">
            <text:p>0.37</text:p>
          </table:table-cell>
          <table:table-cell/>
          <table:table-cell table:formula="of:=[.D18]" office:value-type="float" office:value="2906">
            <text:p>2906</text:p>
          </table:table-cell>
          <table:table-cell table:formula="of:=[.G18]" office:value-type="float" office:value="-16.084125">
            <text:p>-16.08</text:p>
          </table:table-cell>
          <table:table-cell table:formula="of:=-0.00002224*([.J18]-2048)*([.J18]-2048)" office:value-type="float" office:value="-16.37228736">
            <text:p>-16.37</text:p>
          </table:table-cell>
          <table:table-cell table:formula="of:=[.K18]-[.L18]" office:value-type="float" office:value="0.288162359999998">
            <text:p>0.29</text:p>
          </table:table-cell>
        </table:table-row>
        <table:table-row table:style-name="ro1">
          <table:table-cell table:formula="of:=[.A18]+0.25" office:value-type="float" office:value="3.5">
            <text:p>3.50</text:p>
          </table:table-cell>
          <table:table-cell table:formula="of:=([.A19]*9/5)+32" office:value-type="float" office:value="38.3">
            <text:p>38.30000</text:p>
          </table:table-cell>
          <table:table-cell table:formula="of:=[.B$3]*EXP(((1/([.A19]+[.B$2])-(1/([.C$3]+[.B$2])))*[.C$2]))" office:value-type="float" office:value="24.1560454638464">
            <text:p>24.15605</text:p>
          </table:table-cell>
          <table:table-cell table:formula="of:=INT(([.C19]/([.C19]+[.D$3]))*[.D$2]+0.5)" office:value-type="float" office:value="2897">
            <text:p>2897</text:p>
          </table:table-cell>
          <table:table-cell table:formula="of:=[.D19]-[.D18]" office:value-type="float" office:value="-9">
            <text:p>-9</text:p>
          </table:table-cell>
          <table:table-cell table:formula="of:=[.C$3]-[.A19]" office:value-type="float" office:value="21.5">
            <text:p>21.50</text:p>
          </table:table-cell>
          <table:table-cell table:formula="of:=-[.F$2]*[.F19]*[.F19]" office:value-type="float" office:value="-15.7165">
            <text:p>-15.72</text:p>
          </table:table-cell>
          <table:table-cell table:formula="of:=[.G19]-[.G18]" office:value-type="float" office:value="0.367624999999999">
            <text:p>0.37</text:p>
          </table:table-cell>
          <table:table-cell/>
          <table:table-cell table:formula="of:=[.D19]" office:value-type="float" office:value="2897">
            <text:p>2897</text:p>
          </table:table-cell>
          <table:table-cell table:formula="of:=[.G19]" office:value-type="float" office:value="-15.7165">
            <text:p>-15.72</text:p>
          </table:table-cell>
          <table:table-cell table:formula="of:=-0.00002224*([.J19]-2048)*([.J19]-2048)" office:value-type="float" office:value="-16.03061424">
            <text:p>-16.03</text:p>
          </table:table-cell>
          <table:table-cell table:formula="of:=[.K19]-[.L19]" office:value-type="float" office:value="0.31411424">
            <text:p>0.31</text:p>
          </table:table-cell>
        </table:table-row>
        <table:table-row table:style-name="ro1">
          <table:table-cell table:formula="of:=[.A19]+0.25" office:value-type="float" office:value="3.75">
            <text:p>3.75</text:p>
          </table:table-cell>
          <table:table-cell table:formula="of:=([.A20]*9/5)+32" office:value-type="float" office:value="38.75">
            <text:p>38.75000</text:p>
          </table:table-cell>
          <table:table-cell table:formula="of:=[.B$3]*EXP(((1/([.A20]+[.B$2])-(1/([.C$3]+[.B$2])))*[.C$2]))" office:value-type="float" office:value="23.8907657110514">
            <text:p>23.89077</text:p>
          </table:table-cell>
          <table:table-cell table:formula="of:=INT(([.C20]/([.C20]+[.D$3]))*[.D$2]+0.5)" office:value-type="float" office:value="2887">
            <text:p>2887</text:p>
          </table:table-cell>
          <table:table-cell table:formula="of:=[.D20]-[.D19]" office:value-type="float" office:value="-10">
            <text:p>-10</text:p>
          </table:table-cell>
          <table:table-cell table:formula="of:=[.C$3]-[.A20]" office:value-type="float" office:value="21.25">
            <text:p>21.25</text:p>
          </table:table-cell>
          <table:table-cell table:formula="of:=-[.F$2]*[.F20]*[.F20]" office:value-type="float" office:value="-15.353125">
            <text:p>-15.35</text:p>
          </table:table-cell>
          <table:table-cell table:formula="of:=[.G20]-[.G19]" office:value-type="float" office:value="0.363375000000001">
            <text:p>0.36</text:p>
          </table:table-cell>
          <table:table-cell/>
          <table:table-cell table:formula="of:=[.D20]" office:value-type="float" office:value="2887">
            <text:p>2887</text:p>
          </table:table-cell>
          <table:table-cell table:formula="of:=[.G20]" office:value-type="float" office:value="-15.353125">
            <text:p>-15.35</text:p>
          </table:table-cell>
          <table:table-cell table:formula="of:=-0.00002224*([.J20]-2048)*([.J20]-2048)" office:value-type="float" office:value="-15.65520304">
            <text:p>-15.66</text:p>
          </table:table-cell>
          <table:table-cell table:formula="of:=[.K20]-[.L20]" office:value-type="float" office:value="0.30207804">
            <text:p>0.3</text:p>
          </table:table-cell>
        </table:table-row>
        <table:table-row table:style-name="ro1">
          <table:table-cell table:formula="of:=[.A20]+0.25" office:value-type="float" office:value="4">
            <text:p>4.00</text:p>
          </table:table-cell>
          <table:table-cell table:formula="of:=([.A21]*9/5)+32" office:value-type="float" office:value="39.2">
            <text:p>39.20000</text:p>
          </table:table-cell>
          <table:table-cell table:formula="of:=[.B$3]*EXP(((1/([.A21]+[.B$2])-(1/([.C$3]+[.B$2])))*[.C$2]))" office:value-type="float" office:value="23.6288702195846">
            <text:p>23.62887</text:p>
          </table:table-cell>
          <table:table-cell table:formula="of:=INT(([.C21]/([.C21]+[.D$3]))*[.D$2]+0.5)" office:value-type="float" office:value="2878">
            <text:p>2878</text:p>
          </table:table-cell>
          <table:table-cell table:formula="of:=[.D21]-[.D20]" office:value-type="float" office:value="-9">
            <text:p>-9</text:p>
          </table:table-cell>
          <table:table-cell table:formula="of:=[.C$3]-[.A21]" office:value-type="float" office:value="21">
            <text:p>21.00</text:p>
          </table:table-cell>
          <table:table-cell table:formula="of:=-[.F$2]*[.F21]*[.F21]" office:value-type="float" office:value="-14.994">
            <text:p>-14.99</text:p>
          </table:table-cell>
          <table:table-cell table:formula="of:=[.G21]-[.G20]" office:value-type="float" office:value="0.359124999999999">
            <text:p>0.36</text:p>
          </table:table-cell>
          <table:table-cell/>
          <table:table-cell table:formula="of:=[.D21]" office:value-type="float" office:value="2878">
            <text:p>2878</text:p>
          </table:table-cell>
          <table:table-cell table:formula="of:=[.G21]" office:value-type="float" office:value="-14.994">
            <text:p>-14.99</text:p>
          </table:table-cell>
          <table:table-cell table:formula="of:=-0.00002224*([.J21]-2048)*([.J21]-2048)" office:value-type="float" office:value="-15.321136">
            <text:p>-15.32</text:p>
          </table:table-cell>
          <table:table-cell table:formula="of:=[.K21]-[.L21]" office:value-type="float" office:value="0.327135999999999">
            <text:p>0.33</text:p>
          </table:table-cell>
        </table:table-row>
        <table:table-row table:style-name="ro1">
          <table:table-cell table:formula="of:=[.A21]+0.25" office:value-type="float" office:value="4.25">
            <text:p>4.25</text:p>
          </table:table-cell>
          <table:table-cell table:formula="of:=([.A22]*9/5)+32" office:value-type="float" office:value="39.65">
            <text:p>39.65000</text:p>
          </table:table-cell>
          <table:table-cell table:formula="of:=[.B$3]*EXP(((1/([.A22]+[.B$2])-(1/([.C$3]+[.B$2])))*[.C$2]))" office:value-type="float" office:value="23.3703102469382">
            <text:p>23.37031</text:p>
          </table:table-cell>
          <table:table-cell table:formula="of:=INT(([.C22]/([.C22]+[.D$3]))*[.D$2]+0.5)" office:value-type="float" office:value="2869">
            <text:p>2869</text:p>
          </table:table-cell>
          <table:table-cell table:formula="of:=[.D22]-[.D21]" office:value-type="float" office:value="-9">
            <text:p>-9</text:p>
          </table:table-cell>
          <table:table-cell table:formula="of:=[.C$3]-[.A22]" office:value-type="float" office:value="20.75">
            <text:p>20.75</text:p>
          </table:table-cell>
          <table:table-cell table:formula="of:=-[.F$2]*[.F22]*[.F22]" office:value-type="float" office:value="-14.639125">
            <text:p>-14.64</text:p>
          </table:table-cell>
          <table:table-cell table:formula="of:=[.G22]-[.G21]" office:value-type="float" office:value="0.354875000000002">
            <text:p>0.35</text:p>
          </table:table-cell>
          <table:table-cell/>
          <table:table-cell table:formula="of:=[.D22]" office:value-type="float" office:value="2869">
            <text:p>2869</text:p>
          </table:table-cell>
          <table:table-cell table:formula="of:=[.G22]" office:value-type="float" office:value="-14.639125">
            <text:p>-14.64</text:p>
          </table:table-cell>
          <table:table-cell table:formula="of:=-0.00002224*([.J22]-2048)*([.J22]-2048)" office:value-type="float" office:value="-14.99067184">
            <text:p>-14.99</text:p>
          </table:table-cell>
          <table:table-cell table:formula="of:=[.K22]-[.L22]" office:value-type="float" office:value="0.351546840000001">
            <text:p>0.35</text:p>
          </table:table-cell>
        </table:table-row>
        <table:table-row table:style-name="ro1">
          <table:table-cell table:formula="of:=[.A22]+0.25" office:value-type="float" office:value="4.5">
            <text:p>4.50</text:p>
          </table:table-cell>
          <table:table-cell table:formula="of:=([.A23]*9/5)+32" office:value-type="float" office:value="40.1">
            <text:p>40.10000</text:p>
          </table:table-cell>
          <table:table-cell table:formula="of:=[.B$3]*EXP(((1/([.A23]+[.B$2])-(1/([.C$3]+[.B$2])))*[.C$2]))" office:value-type="float" office:value="23.1150378286393">
            <text:p>23.11504</text:p>
          </table:table-cell>
          <table:table-cell table:formula="of:=INT(([.C23]/([.C23]+[.D$3]))*[.D$2]+0.5)" office:value-type="float" office:value="2859">
            <text:p>2859</text:p>
          </table:table-cell>
          <table:table-cell table:formula="of:=[.D23]-[.D22]" office:value-type="float" office:value="-10">
            <text:p>-10</text:p>
          </table:table-cell>
          <table:table-cell table:formula="of:=[.C$3]-[.A23]" office:value-type="float" office:value="20.5">
            <text:p>20.50</text:p>
          </table:table-cell>
          <table:table-cell table:formula="of:=-[.F$2]*[.F23]*[.F23]" office:value-type="float" office:value="-14.2885">
            <text:p>-14.29</text:p>
          </table:table-cell>
          <table:table-cell table:formula="of:=[.G23]-[.G22]" office:value-type="float" office:value="0.350624999999999">
            <text:p>0.35</text:p>
          </table:table-cell>
          <table:table-cell/>
          <table:table-cell table:formula="of:=[.D23]" office:value-type="float" office:value="2859">
            <text:p>2859</text:p>
          </table:table-cell>
          <table:table-cell table:formula="of:=[.G23]" office:value-type="float" office:value="-14.2885">
            <text:p>-14.29</text:p>
          </table:table-cell>
          <table:table-cell table:formula="of:=-0.00002224*([.J23]-2048)*([.J23]-2048)" office:value-type="float" office:value="-14.62771504">
            <text:p>-14.63</text:p>
          </table:table-cell>
          <table:table-cell table:formula="of:=[.K23]-[.L23]" office:value-type="float" office:value="0.339215039999999">
            <text:p>0.34</text:p>
          </table:table-cell>
        </table:table-row>
        <table:table-row table:style-name="ro1">
          <table:table-cell table:formula="of:=[.A23]+0.25" office:value-type="float" office:value="4.75">
            <text:p>4.75</text:p>
          </table:table-cell>
          <table:table-cell table:formula="of:=([.A24]*9/5)+32" office:value-type="float" office:value="40.55">
            <text:p>40.55000</text:p>
          </table:table-cell>
          <table:table-cell table:formula="of:=[.B$3]*EXP(((1/([.A24]+[.B$2])-(1/([.C$3]+[.B$2])))*[.C$2]))" office:value-type="float" office:value="22.863005764666">
            <text:p>22.86301</text:p>
          </table:table-cell>
          <table:table-cell table:formula="of:=INT(([.C24]/([.C24]+[.D$3]))*[.D$2]+0.5)" office:value-type="float" office:value="2850">
            <text:p>2850</text:p>
          </table:table-cell>
          <table:table-cell table:formula="of:=[.D24]-[.D23]" office:value-type="float" office:value="-9">
            <text:p>-9</text:p>
          </table:table-cell>
          <table:table-cell table:formula="of:=[.C$3]-[.A24]" office:value-type="float" office:value="20.25">
            <text:p>20.25</text:p>
          </table:table-cell>
          <table:table-cell table:formula="of:=-[.F$2]*[.F24]*[.F24]" office:value-type="float" office:value="-13.942125">
            <text:p>-13.94</text:p>
          </table:table-cell>
          <table:table-cell table:formula="of:=[.G24]-[.G23]" office:value-type="float" office:value="0.346375">
            <text:p>0.35</text:p>
          </table:table-cell>
          <table:table-cell/>
          <table:table-cell table:formula="of:=[.D24]" office:value-type="float" office:value="2850">
            <text:p>2850</text:p>
          </table:table-cell>
          <table:table-cell table:formula="of:=[.G24]" office:value-type="float" office:value="-13.942125">
            <text:p>-13.94</text:p>
          </table:table-cell>
          <table:table-cell table:formula="of:=-0.00002224*([.J24]-2048)*([.J24]-2048)" office:value-type="float" office:value="-14.30485696">
            <text:p>-14.3</text:p>
          </table:table-cell>
          <table:table-cell table:formula="of:=[.K24]-[.L24]" office:value-type="float" office:value="0.362731960000001">
            <text:p>0.36</text:p>
          </table:table-cell>
        </table:table-row>
        <table:table-row table:style-name="ro1">
          <table:table-cell table:formula="of:=[.A24]+0.25" office:value-type="float" office:value="5">
            <text:p>5.00</text:p>
          </table:table-cell>
          <table:table-cell table:formula="of:=([.A25]*9/5)+32" office:value-type="float" office:value="41">
            <text:p>41.00000</text:p>
          </table:table-cell>
          <table:table-cell table:formula="of:=[.B$3]*EXP(((1/([.A25]+[.B$2])-(1/([.C$3]+[.B$2])))*[.C$2]))" office:value-type="float" office:value="22.6141676061212">
            <text:p>22.61417</text:p>
          </table:table-cell>
          <table:table-cell table:formula="of:=INT(([.C25]/([.C25]+[.D$3]))*[.D$2]+0.5)" office:value-type="float" office:value="2840">
            <text:p>2840</text:p>
          </table:table-cell>
          <table:table-cell table:formula="of:=[.D25]-[.D24]" office:value-type="float" office:value="-10">
            <text:p>-10</text:p>
          </table:table-cell>
          <table:table-cell table:formula="of:=[.C$3]-[.A25]" office:value-type="float" office:value="20">
            <text:p>20.00</text:p>
          </table:table-cell>
          <table:table-cell table:formula="of:=-[.F$2]*[.F25]*[.F25]" office:value-type="float" office:value="-13.6">
            <text:p>-13.60</text:p>
          </table:table-cell>
          <table:table-cell table:formula="of:=[.G25]-[.G24]" office:value-type="float" office:value="0.342124999999999">
            <text:p>0.34</text:p>
          </table:table-cell>
          <table:table-cell/>
          <table:table-cell table:formula="of:=[.D25]" office:value-type="float" office:value="2840">
            <text:p>2840</text:p>
          </table:table-cell>
          <table:table-cell table:formula="of:=[.G25]" office:value-type="float" office:value="-13.6">
            <text:p>-13.6</text:p>
          </table:table-cell>
          <table:table-cell table:formula="of:=-0.00002224*([.J25]-2048)*([.J25]-2048)" office:value-type="float" office:value="-13.95035136">
            <text:p>-13.95</text:p>
          </table:table-cell>
          <table:table-cell table:formula="of:=[.K25]-[.L25]" office:value-type="float" office:value="0.350351359999999">
            <text:p>0.35</text:p>
          </table:table-cell>
        </table:table-row>
        <table:table-row table:style-name="ro1">
          <table:table-cell table:formula="of:=[.A25]+0.25" office:value-type="float" office:value="5.25">
            <text:p>5.25</text:p>
          </table:table-cell>
          <table:table-cell table:formula="of:=([.A26]*9/5)+32" office:value-type="float" office:value="41.45">
            <text:p>41.45000</text:p>
          </table:table-cell>
          <table:table-cell table:formula="of:=[.B$3]*EXP(((1/([.A26]+[.B$2])-(1/([.C$3]+[.B$2])))*[.C$2]))" office:value-type="float" office:value="22.368477642158">
            <text:p>22.36848</text:p>
          </table:table-cell>
          <table:table-cell table:formula="of:=INT(([.C26]/([.C26]+[.D$3]))*[.D$2]+0.5)" office:value-type="float" office:value="2831">
            <text:p>2831</text:p>
          </table:table-cell>
          <table:table-cell table:formula="of:=[.D26]-[.D25]" office:value-type="float" office:value="-9">
            <text:p>-9</text:p>
          </table:table-cell>
          <table:table-cell table:formula="of:=[.C$3]-[.A26]" office:value-type="float" office:value="19.75">
            <text:p>19.75</text:p>
          </table:table-cell>
          <table:table-cell table:formula="of:=-[.F$2]*[.F26]*[.F26]" office:value-type="float" office:value="-13.262125">
            <text:p>-13.26</text:p>
          </table:table-cell>
          <table:table-cell table:formula="of:=[.G26]-[.G25]" office:value-type="float" office:value="0.337875">
            <text:p>0.34</text:p>
          </table:table-cell>
          <table:table-cell/>
          <table:table-cell table:formula="of:=[.D26]" office:value-type="float" office:value="2831">
            <text:p>2831</text:p>
          </table:table-cell>
          <table:table-cell table:formula="of:=[.G26]" office:value-type="float" office:value="-13.262125">
            <text:p>-13.26</text:p>
          </table:table-cell>
          <table:table-cell table:formula="of:=-0.00002224*([.J26]-2048)*([.J26]-2048)" office:value-type="float" office:value="-13.63509936">
            <text:p>-13.64</text:p>
          </table:table-cell>
          <table:table-cell table:formula="of:=[.K26]-[.L26]" office:value-type="float" office:value="0.372974359999999">
            <text:p>0.37</text:p>
          </table:table-cell>
        </table:table-row>
        <table:table-row table:style-name="ro1">
          <table:table-cell table:formula="of:=[.A26]+0.25" office:value-type="float" office:value="5.5">
            <text:p>5.50</text:p>
          </table:table-cell>
          <table:table-cell table:formula="of:=([.A27]*9/5)+32" office:value-type="float" office:value="41.9">
            <text:p>41.90000</text:p>
          </table:table-cell>
          <table:table-cell table:formula="of:=[.B$3]*EXP(((1/([.A27]+[.B$2])-(1/([.C$3]+[.B$2])))*[.C$2]))" office:value-type="float" office:value="22.1258908871509">
            <text:p>22.12589</text:p>
          </table:table-cell>
          <table:table-cell table:formula="of:=INT(([.C27]/([.C27]+[.D$3]))*[.D$2]+0.5)" office:value-type="float" office:value="2821">
            <text:p>2821</text:p>
          </table:table-cell>
          <table:table-cell table:formula="of:=[.D27]-[.D26]" office:value-type="float" office:value="-10">
            <text:p>-10</text:p>
          </table:table-cell>
          <table:table-cell table:formula="of:=[.C$3]-[.A27]" office:value-type="float" office:value="19.5">
            <text:p>19.50</text:p>
          </table:table-cell>
          <table:table-cell table:formula="of:=-[.F$2]*[.F27]*[.F27]" office:value-type="float" office:value="-12.9285">
            <text:p>-12.93</text:p>
          </table:table-cell>
          <table:table-cell table:formula="of:=[.G27]-[.G26]" office:value-type="float" office:value="0.333625">
            <text:p>0.33</text:p>
          </table:table-cell>
          <table:table-cell/>
          <table:table-cell table:formula="of:=[.D27]" office:value-type="float" office:value="2821">
            <text:p>2821</text:p>
          </table:table-cell>
          <table:table-cell table:formula="of:=[.G27]" office:value-type="float" office:value="-12.9285">
            <text:p>-12.93</text:p>
          </table:table-cell>
          <table:table-cell table:formula="of:=-0.00002224*([.J27]-2048)*([.J27]-2048)" office:value-type="float" office:value="-13.28904496">
            <text:p>-13.29</text:p>
          </table:table-cell>
          <table:table-cell table:formula="of:=[.K27]-[.L27]" office:value-type="float" office:value="0.36054496">
            <text:p>0.36</text:p>
          </table:table-cell>
        </table:table-row>
        <table:table-row table:style-name="ro1">
          <table:table-cell table:formula="of:=[.A27]+0.25" office:value-type="float" office:value="5.75">
            <text:p>5.75</text:p>
          </table:table-cell>
          <table:table-cell table:formula="of:=([.A28]*9/5)+32" office:value-type="float" office:value="42.35">
            <text:p>42.35000</text:p>
          </table:table-cell>
          <table:table-cell table:formula="of:=[.B$3]*EXP(((1/([.A28]+[.B$2])-(1/([.C$3]+[.B$2])))*[.C$2]))" office:value-type="float" office:value="21.8863630681092">
            <text:p>21.88636</text:p>
          </table:table-cell>
          <table:table-cell table:formula="of:=INT(([.C28]/([.C28]+[.D$3]))*[.D$2]+0.5)" office:value-type="float" office:value="2811">
            <text:p>2811</text:p>
          </table:table-cell>
          <table:table-cell table:formula="of:=[.D28]-[.D27]" office:value-type="float" office:value="-10">
            <text:p>-10</text:p>
          </table:table-cell>
          <table:table-cell table:formula="of:=[.C$3]-[.A28]" office:value-type="float" office:value="19.25">
            <text:p>19.25</text:p>
          </table:table-cell>
          <table:table-cell table:formula="of:=-[.F$2]*[.F28]*[.F28]" office:value-type="float" office:value="-12.599125">
            <text:p>-12.60</text:p>
          </table:table-cell>
          <table:table-cell table:formula="of:=[.G28]-[.G27]" office:value-type="float" office:value="0.329375000000001">
            <text:p>0.33</text:p>
          </table:table-cell>
          <table:table-cell/>
          <table:table-cell table:formula="of:=[.D28]" office:value-type="float" office:value="2811">
            <text:p>2811</text:p>
          </table:table-cell>
          <table:table-cell table:formula="of:=[.G28]" office:value-type="float" office:value="-12.599125">
            <text:p>-12.6</text:p>
          </table:table-cell>
          <table:table-cell table:formula="of:=-0.00002224*([.J28]-2048)*([.J28]-2048)" office:value-type="float" office:value="-12.94743856">
            <text:p>-12.95</text:p>
          </table:table-cell>
          <table:table-cell table:formula="of:=[.K28]-[.L28]" office:value-type="float" office:value="0.348313559999999">
            <text:p>0.35</text:p>
          </table:table-cell>
        </table:table-row>
        <table:table-row table:style-name="ro1">
          <table:table-cell table:formula="of:=[.A28]+0.25" office:value-type="float" office:value="6">
            <text:p>6.00</text:p>
          </table:table-cell>
          <table:table-cell table:formula="of:=([.A29]*9/5)+32" office:value-type="float" office:value="42.8">
            <text:p>42.80000</text:p>
          </table:table-cell>
          <table:table-cell table:formula="of:=[.B$3]*EXP(((1/([.A29]+[.B$2])-(1/([.C$3]+[.B$2])))*[.C$2]))" office:value-type="float" office:value="21.6498506123265">
            <text:p>21.64985</text:p>
          </table:table-cell>
          <table:table-cell table:formula="of:=INT(([.C29]/([.C29]+[.D$3]))*[.D$2]+0.5)" office:value-type="float" office:value="2802">
            <text:p>2802</text:p>
          </table:table-cell>
          <table:table-cell table:formula="of:=[.D29]-[.D28]" office:value-type="float" office:value="-9">
            <text:p>-9</text:p>
          </table:table-cell>
          <table:table-cell table:formula="of:=[.C$3]-[.A29]" office:value-type="float" office:value="19">
            <text:p>19.00</text:p>
          </table:table-cell>
          <table:table-cell table:formula="of:=-[.F$2]*[.F29]*[.F29]" office:value-type="float" office:value="-12.274">
            <text:p>-12.27</text:p>
          </table:table-cell>
          <table:table-cell table:formula="of:=[.G29]-[.G28]" office:value-type="float" office:value="0.325125">
            <text:p>0.33</text:p>
          </table:table-cell>
          <table:table-cell/>
          <table:table-cell table:formula="of:=[.D29]" office:value-type="float" office:value="2802">
            <text:p>2802</text:p>
          </table:table-cell>
          <table:table-cell table:formula="of:=[.G29]" office:value-type="float" office:value="-12.274">
            <text:p>-12.27</text:p>
          </table:table-cell>
          <table:table-cell table:formula="of:=-0.00002224*([.J29]-2048)*([.J29]-2048)" office:value-type="float" office:value="-12.64379584">
            <text:p>-12.64</text:p>
          </table:table-cell>
          <table:table-cell table:formula="of:=[.K29]-[.L29]" office:value-type="float" office:value="0.369795839999998">
            <text:p>0.37</text:p>
          </table:table-cell>
        </table:table-row>
        <table:table-row table:style-name="ro1">
          <table:table-cell table:formula="of:=[.A29]+0.25" office:value-type="float" office:value="6.25">
            <text:p>6.25</text:p>
          </table:table-cell>
          <table:table-cell table:formula="of:=([.A30]*9/5)+32" office:value-type="float" office:value="43.25">
            <text:p>43.25000</text:p>
          </table:table-cell>
          <table:table-cell table:formula="of:=[.B$3]*EXP(((1/([.A30]+[.B$2])-(1/([.C$3]+[.B$2])))*[.C$2]))" office:value-type="float" office:value="21.4163106352624">
            <text:p>21.41631</text:p>
          </table:table-cell>
          <table:table-cell table:formula="of:=INT(([.C30]/([.C30]+[.D$3]))*[.D$2]+0.5)" office:value-type="float" office:value="2792">
            <text:p>2792</text:p>
          </table:table-cell>
          <table:table-cell table:formula="of:=[.D30]-[.D29]" office:value-type="float" office:value="-10">
            <text:p>-10</text:p>
          </table:table-cell>
          <table:table-cell table:formula="of:=[.C$3]-[.A30]" office:value-type="float" office:value="18.75">
            <text:p>18.75</text:p>
          </table:table-cell>
          <table:table-cell table:formula="of:=-[.F$2]*[.F30]*[.F30]" office:value-type="float" office:value="-11.953125">
            <text:p>-11.95</text:p>
          </table:table-cell>
          <table:table-cell table:formula="of:=[.G30]-[.G29]" office:value-type="float" office:value="0.320874999999999">
            <text:p>0.32</text:p>
          </table:table-cell>
          <table:table-cell/>
          <table:table-cell table:formula="of:=[.D30]" office:value-type="float" office:value="2792">
            <text:p>2792</text:p>
          </table:table-cell>
          <table:table-cell table:formula="of:=[.G30]" office:value-type="float" office:value="-11.953125">
            <text:p>-11.95</text:p>
          </table:table-cell>
          <table:table-cell table:formula="of:=-0.00002224*([.J30]-2048)*([.J30]-2048)" office:value-type="float" office:value="-12.31064064">
            <text:p>-12.31</text:p>
          </table:table-cell>
          <table:table-cell table:formula="of:=[.K30]-[.L30]" office:value-type="float" office:value="0.357515639999999">
            <text:p>0.36</text:p>
          </table:table-cell>
        </table:table-row>
        <table:table-row table:style-name="ro1">
          <table:table-cell table:formula="of:=[.A30]+0.25" office:value-type="float" office:value="6.5">
            <text:p>6.50</text:p>
          </table:table-cell>
          <table:table-cell table:formula="of:=([.A31]*9/5)+32" office:value-type="float" office:value="43.7">
            <text:p>43.70000</text:p>
          </table:table-cell>
          <table:table-cell table:formula="of:=[.B$3]*EXP(((1/([.A31]+[.B$2])-(1/([.C$3]+[.B$2])))*[.C$2]))" office:value-type="float" office:value="21.1857009286509">
            <text:p>21.18570</text:p>
          </table:table-cell>
          <table:table-cell table:formula="of:=INT(([.C31]/([.C31]+[.D$3]))*[.D$2]+0.5)" office:value-type="float" office:value="2783">
            <text:p>2783</text:p>
          </table:table-cell>
          <table:table-cell table:formula="of:=[.D31]-[.D30]" office:value-type="float" office:value="-9">
            <text:p>-9</text:p>
          </table:table-cell>
          <table:table-cell table:formula="of:=[.C$3]-[.A31]" office:value-type="float" office:value="18.5">
            <text:p>18.50</text:p>
          </table:table-cell>
          <table:table-cell table:formula="of:=-[.F$2]*[.F31]*[.F31]" office:value-type="float" office:value="-11.6365">
            <text:p>-11.64</text:p>
          </table:table-cell>
          <table:table-cell table:formula="of:=[.G31]-[.G30]" office:value-type="float" office:value="0.316625000000002">
            <text:p>0.32</text:p>
          </table:table-cell>
          <table:table-cell/>
          <table:table-cell table:formula="of:=[.D31]" office:value-type="float" office:value="2783">
            <text:p>2783</text:p>
          </table:table-cell>
          <table:table-cell table:formula="of:=[.G31]" office:value-type="float" office:value="-11.6365">
            <text:p>-11.64</text:p>
          </table:table-cell>
          <table:table-cell table:formula="of:=-0.00002224*([.J31]-2048)*([.J31]-2048)" office:value-type="float" office:value="-12.014604">
            <text:p>-12.01</text:p>
          </table:table-cell>
          <table:table-cell table:formula="of:=[.K31]-[.L31]" office:value-type="float" office:value="0.378104">
            <text:p>0.38</text:p>
          </table:table-cell>
        </table:table-row>
        <table:table-row table:style-name="ro1">
          <table:table-cell table:formula="of:=[.A31]+0.25" office:value-type="float" office:value="6.75">
            <text:p>6.75</text:p>
          </table:table-cell>
          <table:table-cell table:formula="of:=([.A32]*9/5)+32" office:value-type="float" office:value="44.15">
            <text:p>44.15000</text:p>
          </table:table-cell>
          <table:table-cell table:formula="of:=[.B$3]*EXP(((1/([.A32]+[.B$2])-(1/([.C$3]+[.B$2])))*[.C$2]))" office:value-type="float" office:value="20.9579799488321">
            <text:p>20.95798</text:p>
          </table:table-cell>
          <table:table-cell table:formula="of:=INT(([.C32]/([.C32]+[.D$3]))*[.D$2]+0.5)" office:value-type="float" office:value="2773">
            <text:p>2773</text:p>
          </table:table-cell>
          <table:table-cell table:formula="of:=[.D32]-[.D31]" office:value-type="float" office:value="-10">
            <text:p>-10</text:p>
          </table:table-cell>
          <table:table-cell table:formula="of:=[.C$3]-[.A32]" office:value-type="float" office:value="18.25">
            <text:p>18.25</text:p>
          </table:table-cell>
          <table:table-cell table:formula="of:=-[.F$2]*[.F32]*[.F32]" office:value-type="float" office:value="-11.324125">
            <text:p>-11.32</text:p>
          </table:table-cell>
          <table:table-cell table:formula="of:=[.G32]-[.G31]" office:value-type="float" office:value="0.312374999999999">
            <text:p>0.31</text:p>
          </table:table-cell>
          <table:table-cell/>
          <table:table-cell table:formula="of:=[.D32]" office:value-type="float" office:value="2773">
            <text:p>2773</text:p>
          </table:table-cell>
          <table:table-cell table:formula="of:=[.G32]" office:value-type="float" office:value="-11.324125">
            <text:p>-11.32</text:p>
          </table:table-cell>
          <table:table-cell table:formula="of:=-0.00002224*([.J32]-2048)*([.J32]-2048)" office:value-type="float" office:value="-11.6899">
            <text:p>-11.69</text:p>
          </table:table-cell>
          <table:table-cell table:formula="of:=[.K32]-[.L32]" office:value-type="float" office:value="0.365774999999999">
            <text:p>0.37</text:p>
          </table:table-cell>
        </table:table-row>
        <table:table-row table:style-name="ro1">
          <table:table-cell table:formula="of:=[.A32]+0.25" office:value-type="float" office:value="7">
            <text:p>7.00</text:p>
          </table:table-cell>
          <table:table-cell table:formula="of:=([.A33]*9/5)+32" office:value-type="float" office:value="44.6">
            <text:p>44.60000</text:p>
          </table:table-cell>
          <table:table-cell table:formula="of:=[.B$3]*EXP(((1/([.A33]+[.B$2])-(1/([.C$3]+[.B$2])))*[.C$2]))" office:value-type="float" office:value="20.7331068053008">
            <text:p>20.73311</text:p>
          </table:table-cell>
          <table:table-cell table:formula="of:=INT(([.C33]/([.C33]+[.D$3]))*[.D$2]+0.5)" office:value-type="float" office:value="2763">
            <text:p>2763</text:p>
          </table:table-cell>
          <table:table-cell table:formula="of:=[.D33]-[.D32]" office:value-type="float" office:value="-10">
            <text:p>-10</text:p>
          </table:table-cell>
          <table:table-cell table:formula="of:=[.C$3]-[.A33]" office:value-type="float" office:value="18">
            <text:p>18.00</text:p>
          </table:table-cell>
          <table:table-cell table:formula="of:=-[.F$2]*[.F33]*[.F33]" office:value-type="float" office:value="-11.016">
            <text:p>-11.02</text:p>
          </table:table-cell>
          <table:table-cell table:formula="of:=[.G33]-[.G32]" office:value-type="float" office:value="0.308124999999999">
            <text:p>0.31</text:p>
          </table:table-cell>
          <table:table-cell/>
          <table:table-cell table:formula="of:=[.D33]" office:value-type="float" office:value="2763">
            <text:p>2763</text:p>
          </table:table-cell>
          <table:table-cell table:formula="of:=[.G33]" office:value-type="float" office:value="-11.016">
            <text:p>-11.02</text:p>
          </table:table-cell>
          <table:table-cell table:formula="of:=-0.00002224*([.J33]-2048)*([.J33]-2048)" office:value-type="float" office:value="-11.369644">
            <text:p>-11.37</text:p>
          </table:table-cell>
          <table:table-cell table:formula="of:=[.K33]-[.L33]" office:value-type="float" office:value="0.353643999999999">
            <text:p>0.35</text:p>
          </table:table-cell>
        </table:table-row>
        <table:table-row table:style-name="ro1">
          <table:table-cell table:formula="of:=[.A33]+0.25" office:value-type="float" office:value="7.25">
            <text:p>7.25</text:p>
          </table:table-cell>
          <table:table-cell table:formula="of:=([.A34]*9/5)+32" office:value-type="float" office:value="45.05">
            <text:p>45.05000</text:p>
          </table:table-cell>
          <table:table-cell table:formula="of:=[.B$3]*EXP(((1/([.A34]+[.B$2])-(1/([.C$3]+[.B$2])))*[.C$2]))" office:value-type="float" office:value="20.5110412494703">
            <text:p>20.51104</text:p>
          </table:table-cell>
          <table:table-cell table:formula="of:=INT(([.C34]/([.C34]+[.D$3]))*[.D$2]+0.5)" office:value-type="float" office:value="2754">
            <text:p>2754</text:p>
          </table:table-cell>
          <table:table-cell table:formula="of:=[.D34]-[.D33]" office:value-type="float" office:value="-9">
            <text:p>-9</text:p>
          </table:table-cell>
          <table:table-cell table:formula="of:=[.C$3]-[.A34]" office:value-type="float" office:value="17.75">
            <text:p>17.75</text:p>
          </table:table-cell>
          <table:table-cell table:formula="of:=-[.F$2]*[.F34]*[.F34]" office:value-type="float" office:value="-10.712125">
            <text:p>-10.71</text:p>
          </table:table-cell>
          <table:table-cell table:formula="of:=[.G34]-[.G33]" office:value-type="float" office:value="0.303875000000001">
            <text:p>0.30</text:p>
          </table:table-cell>
          <table:table-cell/>
          <table:table-cell table:formula="of:=[.D34]" office:value-type="float" office:value="2754">
            <text:p>2754</text:p>
          </table:table-cell>
          <table:table-cell table:formula="of:=[.G34]" office:value-type="float" office:value="-10.712125">
            <text:p>-10.71</text:p>
          </table:table-cell>
          <table:table-cell table:formula="of:=-0.00002224*([.J34]-2048)*([.J34]-2048)" office:value-type="float" office:value="-11.08521664">
            <text:p>-11.09</text:p>
          </table:table-cell>
          <table:table-cell table:formula="of:=[.K34]-[.L34]" office:value-type="float" office:value="0.37309164">
            <text:p>0.37</text:p>
          </table:table-cell>
        </table:table-row>
        <table:table-row table:style-name="ro1">
          <table:table-cell table:formula="of:=[.A34]+0.25" office:value-type="float" office:value="7.5">
            <text:p>7.50</text:p>
          </table:table-cell>
          <table:table-cell table:formula="of:=([.A35]*9/5)+32" office:value-type="float" office:value="45.5">
            <text:p>45.50000</text:p>
          </table:table-cell>
          <table:table-cell table:formula="of:=[.B$3]*EXP(((1/([.A35]+[.B$2])-(1/([.C$3]+[.B$2])))*[.C$2]))" office:value-type="float" office:value="20.2917436636445">
            <text:p>20.29174</text:p>
          </table:table-cell>
          <table:table-cell table:formula="of:=INT(([.C35]/([.C35]+[.D$3]))*[.D$2]+0.5)" office:value-type="float" office:value="2744">
            <text:p>2744</text:p>
          </table:table-cell>
          <table:table-cell table:formula="of:=[.D35]-[.D34]" office:value-type="float" office:value="-10">
            <text:p>-10</text:p>
          </table:table-cell>
          <table:table-cell table:formula="of:=[.C$3]-[.A35]" office:value-type="float" office:value="17.5">
            <text:p>17.50</text:p>
          </table:table-cell>
          <table:table-cell table:formula="of:=-[.F$2]*[.F35]*[.F35]" office:value-type="float" office:value="-10.4125">
            <text:p>-10.41</text:p>
          </table:table-cell>
          <table:table-cell table:formula="of:=[.G35]-[.G34]" office:value-type="float" office:value="0.299624999999999">
            <text:p>0.30</text:p>
          </table:table-cell>
          <table:table-cell/>
          <table:table-cell table:formula="of:=[.D35]" office:value-type="float" office:value="2744">
            <text:p>2744</text:p>
          </table:table-cell>
          <table:table-cell table:formula="of:=[.G35]" office:value-type="float" office:value="-10.4125">
            <text:p>-10.41</text:p>
          </table:table-cell>
          <table:table-cell table:formula="of:=-0.00002224*([.J35]-2048)*([.J35]-2048)" office:value-type="float" office:value="-10.77341184">
            <text:p>-10.77</text:p>
          </table:table-cell>
          <table:table-cell table:formula="of:=[.K35]-[.L35]" office:value-type="float" office:value="0.36091184">
            <text:p>0.36</text:p>
          </table:table-cell>
        </table:table-row>
        <table:table-row table:style-name="ro1">
          <table:table-cell table:formula="of:=[.A35]+0.25" office:value-type="float" office:value="7.75">
            <text:p>7.75</text:p>
          </table:table-cell>
          <table:table-cell table:formula="of:=([.A36]*9/5)+32" office:value-type="float" office:value="45.95">
            <text:p>45.95000</text:p>
          </table:table-cell>
          <table:table-cell table:formula="of:=[.B$3]*EXP(((1/([.A36]+[.B$2])-(1/([.C$3]+[.B$2])))*[.C$2]))" office:value-type="float" office:value="20.0751750501955">
            <text:p>20.07518</text:p>
          </table:table-cell>
          <table:table-cell table:formula="of:=INT(([.C36]/([.C36]+[.D$3]))*[.D$2]+0.5)" office:value-type="float" office:value="2734">
            <text:p>2734</text:p>
          </table:table-cell>
          <table:table-cell table:formula="of:=[.D36]-[.D35]" office:value-type="float" office:value="-10">
            <text:p>-10</text:p>
          </table:table-cell>
          <table:table-cell table:formula="of:=[.C$3]-[.A36]" office:value-type="float" office:value="17.25">
            <text:p>17.25</text:p>
          </table:table-cell>
          <table:table-cell table:formula="of:=-[.F$2]*[.F36]*[.F36]" office:value-type="float" office:value="-10.117125">
            <text:p>-10.12</text:p>
          </table:table-cell>
          <table:table-cell table:formula="of:=[.G36]-[.G35]" office:value-type="float" office:value="0.295375000000002">
            <text:p>0.30</text:p>
          </table:table-cell>
          <table:table-cell/>
          <table:table-cell table:formula="of:=[.D36]" office:value-type="float" office:value="2734">
            <text:p>2734</text:p>
          </table:table-cell>
          <table:table-cell table:formula="of:=[.G36]" office:value-type="float" office:value="-10.117125">
            <text:p>-10.12</text:p>
          </table:table-cell>
          <table:table-cell table:formula="of:=-0.00002224*([.J36]-2048)*([.J36]-2048)" office:value-type="float" office:value="-10.46605504">
            <text:p>-10.47</text:p>
          </table:table-cell>
          <table:table-cell table:formula="of:=[.K36]-[.L36]" office:value-type="float" office:value="0.348930040000001">
            <text:p>0.35</text:p>
          </table:table-cell>
        </table:table-row>
        <table:table-row table:style-name="ro1">
          <table:table-cell table:formula="of:=[.A36]+0.25" office:value-type="float" office:value="8">
            <text:p>8.00</text:p>
          </table:table-cell>
          <table:table-cell table:formula="of:=([.A37]*9/5)+32" office:value-type="float" office:value="46.4">
            <text:p>46.40000</text:p>
          </table:table-cell>
          <table:table-cell table:formula="of:=[.B$3]*EXP(((1/([.A37]+[.B$2])-(1/([.C$3]+[.B$2])))*[.C$2]))" office:value-type="float" office:value="19.8612970209425">
            <text:p>19.86130</text:p>
          </table:table-cell>
          <table:table-cell table:formula="of:=INT(([.C37]/([.C37]+[.D$3]))*[.D$2]+0.5)" office:value-type="float" office:value="2724">
            <text:p>2724</text:p>
          </table:table-cell>
          <table:table-cell table:formula="of:=[.D37]-[.D36]" office:value-type="float" office:value="-10">
            <text:p>-10</text:p>
          </table:table-cell>
          <table:table-cell table:formula="of:=[.C$3]-[.A37]" office:value-type="float" office:value="17">
            <text:p>17.00</text:p>
          </table:table-cell>
          <table:table-cell table:formula="of:=-[.F$2]*[.F37]*[.F37]" office:value-type="float" office:value="-9.826">
            <text:p>-9.83</text:p>
          </table:table-cell>
          <table:table-cell table:formula="of:=[.G37]-[.G36]" office:value-type="float" office:value="0.291124999999999">
            <text:p>0.29</text:p>
          </table:table-cell>
          <table:table-cell/>
          <table:table-cell table:formula="of:=[.D37]" office:value-type="float" office:value="2724">
            <text:p>2724</text:p>
          </table:table-cell>
          <table:table-cell table:formula="of:=[.G37]" office:value-type="float" office:value="-9.826">
            <text:p>-9.83</text:p>
          </table:table-cell>
          <table:table-cell table:formula="of:=-0.00002224*([.J37]-2048)*([.J37]-2048)" office:value-type="float" office:value="-10.16314624">
            <text:p>-10.16</text:p>
          </table:table-cell>
          <table:table-cell table:formula="of:=[.K37]-[.L37]" office:value-type="float" office:value="0.337146239999999">
            <text:p>0.34</text:p>
          </table:table-cell>
        </table:table-row>
        <table:table-row table:style-name="ro1">
          <table:table-cell table:formula="of:=[.A37]+0.25" office:value-type="float" office:value="8.25">
            <text:p>8.25</text:p>
          </table:table-cell>
          <table:table-cell table:formula="of:=([.A38]*9/5)+32" office:value-type="float" office:value="46.85">
            <text:p>46.85000</text:p>
          </table:table-cell>
          <table:table-cell table:formula="of:=[.B$3]*EXP(((1/([.A38]+[.B$2])-(1/([.C$3]+[.B$2])))*[.C$2]))" office:value-type="float" office:value="19.6500717867279">
            <text:p>19.65007</text:p>
          </table:table-cell>
          <table:table-cell table:formula="of:=INT(([.C38]/([.C38]+[.D$3]))*[.D$2]+0.5)" office:value-type="float" office:value="2715">
            <text:p>2715</text:p>
          </table:table-cell>
          <table:table-cell table:formula="of:=[.D38]-[.D37]" office:value-type="float" office:value="-9">
            <text:p>-9</text:p>
          </table:table-cell>
          <table:table-cell table:formula="of:=[.C$3]-[.A38]" office:value-type="float" office:value="16.75">
            <text:p>16.75</text:p>
          </table:table-cell>
          <table:table-cell table:formula="of:=-[.F$2]*[.F38]*[.F38]" office:value-type="float" office:value="-9.539125">
            <text:p>-9.54</text:p>
          </table:table-cell>
          <table:table-cell table:formula="of:=[.G38]-[.G37]" office:value-type="float" office:value="0.286875">
            <text:p>0.29</text:p>
          </table:table-cell>
          <table:table-cell/>
          <table:table-cell table:formula="of:=[.D38]" office:value-type="float" office:value="2715">
            <text:p>2715</text:p>
          </table:table-cell>
          <table:table-cell table:formula="of:=[.G38]" office:value-type="float" office:value="-9.539125">
            <text:p>-9.54</text:p>
          </table:table-cell>
          <table:table-cell table:formula="of:=-0.00002224*([.J38]-2048)*([.J38]-2048)" office:value-type="float" office:value="-9.89433136">
            <text:p>-9.89</text:p>
          </table:table-cell>
          <table:table-cell table:formula="of:=[.K38]-[.L38]" office:value-type="float" office:value="0.355206359999999">
            <text:p>0.36</text:p>
          </table:table-cell>
        </table:table-row>
        <table:table-row table:style-name="ro1">
          <table:table-cell table:formula="of:=[.A38]+0.25" office:value-type="float" office:value="8.5">
            <text:p>8.50</text:p>
          </table:table-cell>
          <table:table-cell table:formula="of:=([.A39]*9/5)+32" office:value-type="float" office:value="47.3">
            <text:p>47.30000</text:p>
          </table:table-cell>
          <table:table-cell table:formula="of:=[.B$3]*EXP(((1/([.A39]+[.B$2])-(1/([.C$3]+[.B$2])))*[.C$2]))" office:value-type="float" office:value="19.4414621471862">
            <text:p>19.44146</text:p>
          </table:table-cell>
          <table:table-cell table:formula="of:=INT(([.C39]/([.C39]+[.D$3]))*[.D$2]+0.5)" office:value-type="float" office:value="2705">
            <text:p>2705</text:p>
          </table:table-cell>
          <table:table-cell table:formula="of:=[.D39]-[.D38]" office:value-type="float" office:value="-10">
            <text:p>-10</text:p>
          </table:table-cell>
          <table:table-cell table:formula="of:=[.C$3]-[.A39]" office:value-type="float" office:value="16.5">
            <text:p>16.50</text:p>
          </table:table-cell>
          <table:table-cell table:formula="of:=-[.F$2]*[.F39]*[.F39]" office:value-type="float" office:value="-9.2565">
            <text:p>-9.26</text:p>
          </table:table-cell>
          <table:table-cell table:formula="of:=[.G39]-[.G38]" office:value-type="float" office:value="0.282624999999999">
            <text:p>0.28</text:p>
          </table:table-cell>
          <table:table-cell/>
          <table:table-cell table:formula="of:=[.D39]" office:value-type="float" office:value="2705">
            <text:p>2705</text:p>
          </table:table-cell>
          <table:table-cell table:formula="of:=[.G39]" office:value-type="float" office:value="-9.2565">
            <text:p>-9.26</text:p>
          </table:table-cell>
          <table:table-cell table:formula="of:=-0.00002224*([.J39]-2048)*([.J39]-2048)" office:value-type="float" office:value="-9.59987376">
            <text:p>-9.6</text:p>
          </table:table-cell>
          <table:table-cell table:formula="of:=[.K39]-[.L39]" office:value-type="float" office:value="0.343373759999999">
            <text:p>0.34</text:p>
          </table:table-cell>
        </table:table-row>
        <table:table-row table:style-name="ro1">
          <table:table-cell table:formula="of:=[.A39]+0.25" office:value-type="float" office:value="8.75">
            <text:p>8.75</text:p>
          </table:table-cell>
          <table:table-cell table:formula="of:=([.A40]*9/5)+32" office:value-type="float" office:value="47.75">
            <text:p>47.75000</text:p>
          </table:table-cell>
          <table:table-cell table:formula="of:=[.B$3]*EXP(((1/([.A40]+[.B$2])-(1/([.C$3]+[.B$2])))*[.C$2]))" office:value-type="float" office:value="19.2354314807026">
            <text:p>19.23543</text:p>
          </table:table-cell>
          <table:table-cell table:formula="of:=INT(([.C40]/([.C40]+[.D$3]))*[.D$2]+0.5)" office:value-type="float" office:value="2695">
            <text:p>2695</text:p>
          </table:table-cell>
          <table:table-cell table:formula="of:=[.D40]-[.D39]" office:value-type="float" office:value="-10">
            <text:p>-10</text:p>
          </table:table-cell>
          <table:table-cell table:formula="of:=[.C$3]-[.A40]" office:value-type="float" office:value="16.25">
            <text:p>16.25</text:p>
          </table:table-cell>
          <table:table-cell table:formula="of:=-[.F$2]*[.F40]*[.F40]" office:value-type="float" office:value="-8.978125">
            <text:p>-8.98</text:p>
          </table:table-cell>
          <table:table-cell table:formula="of:=[.G40]-[.G39]" office:value-type="float" office:value="0.278375">
            <text:p>0.28</text:p>
          </table:table-cell>
          <table:table-cell/>
          <table:table-cell table:formula="of:=[.D40]" office:value-type="float" office:value="2695">
            <text:p>2695</text:p>
          </table:table-cell>
          <table:table-cell table:formula="of:=[.G40]" office:value-type="float" office:value="-8.978125">
            <text:p>-8.98</text:p>
          </table:table-cell>
          <table:table-cell table:formula="of:=-0.00002224*([.J40]-2048)*([.J40]-2048)" office:value-type="float" office:value="-9.30986416">
            <text:p>-9.31</text:p>
          </table:table-cell>
          <table:table-cell table:formula="of:=[.K40]-[.L40]" office:value-type="float" office:value="0.33173916">
            <text:p>0.33</text:p>
          </table:table-cell>
        </table:table-row>
        <table:table-row table:style-name="ro1">
          <table:table-cell table:formula="of:=[.A40]+0.25" office:value-type="float" office:value="9">
            <text:p>9.00</text:p>
          </table:table-cell>
          <table:table-cell table:formula="of:=([.A41]*9/5)+32" office:value-type="float" office:value="48.2">
            <text:p>48.20000</text:p>
          </table:table-cell>
          <table:table-cell table:formula="of:=[.B$3]*EXP(((1/([.A41]+[.B$2])-(1/([.C$3]+[.B$2])))*[.C$2]))" office:value-type="float" office:value="19.0319437345566">
            <text:p>19.03194</text:p>
          </table:table-cell>
          <table:table-cell table:formula="of:=INT(([.C41]/([.C41]+[.D$3]))*[.D$2]+0.5)" office:value-type="float" office:value="2685">
            <text:p>2685</text:p>
          </table:table-cell>
          <table:table-cell table:formula="of:=[.D41]-[.D40]" office:value-type="float" office:value="-10">
            <text:p>-10</text:p>
          </table:table-cell>
          <table:table-cell table:formula="of:=[.C$3]-[.A41]" office:value-type="float" office:value="16">
            <text:p>16.00</text:p>
          </table:table-cell>
          <table:table-cell table:formula="of:=-[.F$2]*[.F41]*[.F41]" office:value-type="float" office:value="-8.704">
            <text:p>-8.70</text:p>
          </table:table-cell>
          <table:table-cell table:formula="of:=[.G41]-[.G40]" office:value-type="float" office:value="0.274125">
            <text:p>0.27</text:p>
          </table:table-cell>
          <table:table-cell/>
          <table:table-cell table:formula="of:=[.D41]" office:value-type="float" office:value="2685">
            <text:p>2685</text:p>
          </table:table-cell>
          <table:table-cell table:formula="of:=[.G41]" office:value-type="float" office:value="-8.704">
            <text:p>-8.7</text:p>
          </table:table-cell>
          <table:table-cell table:formula="of:=-0.00002224*([.J41]-2048)*([.J41]-2048)" office:value-type="float" office:value="-9.02430256">
            <text:p>-9.02</text:p>
          </table:table-cell>
          <table:table-cell table:formula="of:=[.K41]-[.L41]" office:value-type="float" office:value="0.32030256">
            <text:p>0.32</text:p>
          </table:table-cell>
        </table:table-row>
        <table:table-row table:style-name="ro1">
          <table:table-cell table:formula="of:=[.A41]+0.25" office:value-type="float" office:value="9.25">
            <text:p>9.25</text:p>
          </table:table-cell>
          <table:table-cell table:formula="of:=([.A42]*9/5)+32" office:value-type="float" office:value="48.65">
            <text:p>48.65000</text:p>
          </table:table-cell>
          <table:table-cell table:formula="of:=[.B$3]*EXP(((1/([.A42]+[.B$2])-(1/([.C$3]+[.B$2])))*[.C$2]))" office:value-type="float" office:value="18.8309634152485">
            <text:p>18.83096</text:p>
          </table:table-cell>
          <table:table-cell table:formula="of:=INT(([.C42]/([.C42]+[.D$3]))*[.D$2]+0.5)" office:value-type="float" office:value="2675">
            <text:p>2675</text:p>
          </table:table-cell>
          <table:table-cell table:formula="of:=[.D42]-[.D41]" office:value-type="float" office:value="-10">
            <text:p>-10</text:p>
          </table:table-cell>
          <table:table-cell table:formula="of:=[.C$3]-[.A42]" office:value-type="float" office:value="15.75">
            <text:p>15.75</text:p>
          </table:table-cell>
          <table:table-cell table:formula="of:=-[.F$2]*[.F42]*[.F42]" office:value-type="float" office:value="-8.434125">
            <text:p>-8.43</text:p>
          </table:table-cell>
          <table:table-cell table:formula="of:=[.G42]-[.G41]" office:value-type="float" office:value="0.269874999999999">
            <text:p>0.27</text:p>
          </table:table-cell>
          <table:table-cell/>
          <table:table-cell table:formula="of:=[.D42]" office:value-type="float" office:value="2675">
            <text:p>2675</text:p>
          </table:table-cell>
          <table:table-cell table:formula="of:=[.G42]" office:value-type="float" office:value="-8.434125">
            <text:p>-8.43</text:p>
          </table:table-cell>
          <table:table-cell table:formula="of:=-0.00002224*([.J42]-2048)*([.J42]-2048)" office:value-type="float" office:value="-8.74318896">
            <text:p>-8.74</text:p>
          </table:table-cell>
          <table:table-cell table:formula="of:=[.K42]-[.L42]" office:value-type="float" office:value="0.309063959999998">
            <text:p>0.31</text:p>
          </table:table-cell>
        </table:table-row>
        <table:table-row table:style-name="ro1">
          <table:table-cell table:formula="of:=[.A42]+0.25" office:value-type="float" office:value="9.5">
            <text:p>9.50</text:p>
          </table:table-cell>
          <table:table-cell table:formula="of:=([.A43]*9/5)+32" office:value-type="float" office:value="49.1">
            <text:p>49.10000</text:p>
          </table:table-cell>
          <table:table-cell table:formula="of:=[.B$3]*EXP(((1/([.A43]+[.B$2])-(1/([.C$3]+[.B$2])))*[.C$2]))" office:value-type="float" office:value="18.632455579003">
            <text:p>18.63246</text:p>
          </table:table-cell>
          <table:table-cell table:formula="of:=INT(([.C43]/([.C43]+[.D$3]))*[.D$2]+0.5)" office:value-type="float" office:value="2665">
            <text:p>2665</text:p>
          </table:table-cell>
          <table:table-cell table:formula="of:=[.D43]-[.D42]" office:value-type="float" office:value="-10">
            <text:p>-10</text:p>
          </table:table-cell>
          <table:table-cell table:formula="of:=[.C$3]-[.A43]" office:value-type="float" office:value="15.5">
            <text:p>15.50</text:p>
          </table:table-cell>
          <table:table-cell table:formula="of:=-[.F$2]*[.F43]*[.F43]" office:value-type="float" office:value="-8.1685">
            <text:p>-8.17</text:p>
          </table:table-cell>
          <table:table-cell table:formula="of:=[.G43]-[.G42]" office:value-type="float" office:value="0.265625000000002">
            <text:p>0.27</text:p>
          </table:table-cell>
          <table:table-cell/>
          <table:table-cell table:formula="of:=[.D43]" office:value-type="float" office:value="2665">
            <text:p>2665</text:p>
          </table:table-cell>
          <table:table-cell table:formula="of:=[.G43]" office:value-type="float" office:value="-8.1685">
            <text:p>-8.17</text:p>
          </table:table-cell>
          <table:table-cell table:formula="of:=-0.00002224*([.J43]-2048)*([.J43]-2048)" office:value-type="float" office:value="-8.46652336">
            <text:p>-8.47</text:p>
          </table:table-cell>
          <table:table-cell table:formula="of:=[.K43]-[.L43]" office:value-type="float" office:value="0.29802336">
            <text:p>0.3</text:p>
          </table:table-cell>
        </table:table-row>
        <table:table-row table:style-name="ro1">
          <table:table-cell table:formula="of:=[.A43]+0.25" office:value-type="float" office:value="9.75">
            <text:p>9.75</text:p>
          </table:table-cell>
          <table:table-cell table:formula="of:=([.A44]*9/5)+32" office:value-type="float" office:value="49.55">
            <text:p>49.55000</text:p>
          </table:table-cell>
          <table:table-cell table:formula="of:=[.B$3]*EXP(((1/([.A44]+[.B$2])-(1/([.C$3]+[.B$2])))*[.C$2]))" office:value-type="float" office:value="18.4363858224482">
            <text:p>18.43639</text:p>
          </table:table-cell>
          <table:table-cell table:formula="of:=INT(([.C44]/([.C44]+[.D$3]))*[.D$2]+0.5)" office:value-type="float" office:value="2656">
            <text:p>2656</text:p>
          </table:table-cell>
          <table:table-cell table:formula="of:=[.D44]-[.D43]" office:value-type="float" office:value="-9">
            <text:p>-9</text:p>
          </table:table-cell>
          <table:table-cell table:formula="of:=[.C$3]-[.A44]" office:value-type="float" office:value="15.25">
            <text:p>15.25</text:p>
          </table:table-cell>
          <table:table-cell table:formula="of:=-[.F$2]*[.F44]*[.F44]" office:value-type="float" office:value="-7.907125">
            <text:p>-7.91</text:p>
          </table:table-cell>
          <table:table-cell table:formula="of:=[.G44]-[.G43]" office:value-type="float" office:value="0.261374999999998">
            <text:p>0.26</text:p>
          </table:table-cell>
          <table:table-cell/>
          <table:table-cell table:formula="of:=[.D44]" office:value-type="float" office:value="2656">
            <text:p>2656</text:p>
          </table:table-cell>
          <table:table-cell table:formula="of:=[.G44]" office:value-type="float" office:value="-7.907125">
            <text:p>-7.91</text:p>
          </table:table-cell>
          <table:table-cell table:formula="of:=-0.00002224*([.J44]-2048)*([.J44]-2048)" office:value-type="float" office:value="-8.22132736">
            <text:p>-8.22</text:p>
          </table:table-cell>
          <table:table-cell table:formula="of:=[.K44]-[.L44]" office:value-type="float" office:value="0.314202359999999">
            <text:p>0.31</text:p>
          </table:table-cell>
        </table:table-row>
        <table:table-row table:style-name="ro1">
          <table:table-cell table:formula="of:=[.A44]+0.25" office:value-type="float" office:value="10">
            <text:p>10.00</text:p>
          </table:table-cell>
          <table:table-cell table:formula="of:=([.A45]*9/5)+32" office:value-type="float" office:value="50">
            <text:p>50.00000</text:p>
          </table:table-cell>
          <table:table-cell table:formula="of:=[.B$3]*EXP(((1/([.A45]+[.B$2])-(1/([.C$3]+[.B$2])))*[.C$2]))" office:value-type="float" office:value="18.2427202734659">
            <text:p>18.24272</text:p>
          </table:table-cell>
          <table:table-cell table:formula="of:=INT(([.C45]/([.C45]+[.D$3]))*[.D$2]+0.5)" office:value-type="float" office:value="2646">
            <text:p>2646</text:p>
          </table:table-cell>
          <table:table-cell table:formula="of:=[.D45]-[.D44]" office:value-type="float" office:value="-10">
            <text:p>-10</text:p>
          </table:table-cell>
          <table:table-cell table:formula="of:=[.C$3]-[.A45]" office:value-type="float" office:value="15">
            <text:p>15.00</text:p>
          </table:table-cell>
          <table:table-cell table:formula="of:=-[.F$2]*[.F45]*[.F45]" office:value-type="float" office:value="-7.65">
            <text:p>-7.65</text:p>
          </table:table-cell>
          <table:table-cell table:formula="of:=[.G45]-[.G44]" office:value-type="float" office:value="0.257125000000001">
            <text:p>0.26</text:p>
          </table:table-cell>
          <table:table-cell/>
          <table:table-cell table:formula="of:=[.D45]" office:value-type="float" office:value="2646">
            <text:p>2646</text:p>
          </table:table-cell>
          <table:table-cell table:formula="of:=[.G45]" office:value-type="float" office:value="-7.65">
            <text:p>-7.65</text:p>
          </table:table-cell>
          <table:table-cell table:formula="of:=-0.00002224*([.J45]-2048)*([.J45]-2048)" office:value-type="float" office:value="-7.95311296">
            <text:p>-7.95</text:p>
          </table:table-cell>
          <table:table-cell table:formula="of:=[.K45]-[.L45]" office:value-type="float" office:value="0.30311296">
            <text:p>0.3</text:p>
          </table:table-cell>
        </table:table-row>
        <table:table-row table:style-name="ro1">
          <table:table-cell table:formula="of:=[.A45]+0.25" office:value-type="float" office:value="10.25">
            <text:p>10.25</text:p>
          </table:table-cell>
          <table:table-cell table:formula="of:=([.A46]*9/5)+32" office:value-type="float" office:value="50.45">
            <text:p>50.45000</text:p>
          </table:table-cell>
          <table:table-cell table:formula="of:=[.B$3]*EXP(((1/([.A46]+[.B$2])-(1/([.C$3]+[.B$2])))*[.C$2]))" office:value-type="float" office:value="18.0514255822097">
            <text:p>18.05143</text:p>
          </table:table-cell>
          <table:table-cell table:formula="of:=INT(([.C46]/([.C46]+[.D$3]))*[.D$2]+0.5)" office:value-type="float" office:value="2636">
            <text:p>2636</text:p>
          </table:table-cell>
          <table:table-cell table:formula="of:=[.D46]-[.D45]" office:value-type="float" office:value="-10">
            <text:p>-10</text:p>
          </table:table-cell>
          <table:table-cell table:formula="of:=[.C$3]-[.A46]" office:value-type="float" office:value="14.75">
            <text:p>14.75</text:p>
          </table:table-cell>
          <table:table-cell table:formula="of:=-[.F$2]*[.F46]*[.F46]" office:value-type="float" office:value="-7.397125">
            <text:p>-7.40</text:p>
          </table:table-cell>
          <table:table-cell table:formula="of:=[.G46]-[.G45]" office:value-type="float" office:value="0.252875">
            <text:p>0.25</text:p>
          </table:table-cell>
          <table:table-cell/>
          <table:table-cell table:formula="of:=[.D46]" office:value-type="float" office:value="2636">
            <text:p>2636</text:p>
          </table:table-cell>
          <table:table-cell table:formula="of:=[.G46]" office:value-type="float" office:value="-7.397125">
            <text:p>-7.4</text:p>
          </table:table-cell>
          <table:table-cell table:formula="of:=-0.00002224*([.J46]-2048)*([.J46]-2048)" office:value-type="float" office:value="-7.68934656">
            <text:p>-7.69</text:p>
          </table:table-cell>
          <table:table-cell table:formula="of:=[.K46]-[.L46]" office:value-type="float" office:value="0.29222156">
            <text:p>0.29</text:p>
          </table:table-cell>
        </table:table-row>
        <table:table-row table:style-name="ro1">
          <table:table-cell table:formula="of:=[.A46]+0.25" office:value-type="float" office:value="10.5">
            <text:p>10.50</text:p>
          </table:table-cell>
          <table:table-cell table:formula="of:=([.A47]*9/5)+32" office:value-type="float" office:value="50.9">
            <text:p>50.90000</text:p>
          </table:table-cell>
          <table:table-cell table:formula="of:=[.B$3]*EXP(((1/([.A47]+[.B$2])-(1/([.C$3]+[.B$2])))*[.C$2]))" office:value-type="float" office:value="17.8624689122872">
            <text:p>17.86247</text:p>
          </table:table-cell>
          <table:table-cell table:formula="of:=INT(([.C47]/([.C47]+[.D$3]))*[.D$2]+0.5)" office:value-type="float" office:value="2626">
            <text:p>2626</text:p>
          </table:table-cell>
          <table:table-cell table:formula="of:=[.D47]-[.D46]" office:value-type="float" office:value="-10">
            <text:p>-10</text:p>
          </table:table-cell>
          <table:table-cell table:formula="of:=[.C$3]-[.A47]" office:value-type="float" office:value="14.5">
            <text:p>14.50</text:p>
          </table:table-cell>
          <table:table-cell table:formula="of:=-[.F$2]*[.F47]*[.F47]" office:value-type="float" office:value="-7.1485">
            <text:p>-7.15</text:p>
          </table:table-cell>
          <table:table-cell table:formula="of:=[.G47]-[.G46]" office:value-type="float" office:value="0.248625000000001">
            <text:p>0.25</text:p>
          </table:table-cell>
          <table:table-cell/>
          <table:table-cell table:formula="of:=[.D47]" office:value-type="float" office:value="2626">
            <text:p>2626</text:p>
          </table:table-cell>
          <table:table-cell table:formula="of:=[.G47]" office:value-type="float" office:value="-7.1485">
            <text:p>-7.15</text:p>
          </table:table-cell>
          <table:table-cell table:formula="of:=-0.00002224*([.J47]-2048)*([.J47]-2048)" office:value-type="float" office:value="-7.43002816">
            <text:p>-7.43</text:p>
          </table:table-cell>
          <table:table-cell table:formula="of:=[.K47]-[.L47]" office:value-type="float" office:value="0.28152816">
            <text:p>0.28</text:p>
          </table:table-cell>
        </table:table-row>
        <table:table-row table:style-name="ro1">
          <table:table-cell table:formula="of:=[.A47]+0.25" office:value-type="float" office:value="10.75">
            <text:p>10.75</text:p>
          </table:table-cell>
          <table:table-cell table:formula="of:=([.A48]*9/5)+32" office:value-type="float" office:value="51.35">
            <text:p>51.35000</text:p>
          </table:table-cell>
          <table:table-cell table:formula="of:=[.B$3]*EXP(((1/([.A48]+[.B$2])-(1/([.C$3]+[.B$2])))*[.C$2]))" office:value-type="float" office:value="17.6758179321044">
            <text:p>17.67582</text:p>
          </table:table-cell>
          <table:table-cell table:formula="of:=INT(([.C48]/([.C48]+[.D$3]))*[.D$2]+0.5)" office:value-type="float" office:value="2616">
            <text:p>2616</text:p>
          </table:table-cell>
          <table:table-cell table:formula="of:=[.D48]-[.D47]" office:value-type="float" office:value="-10">
            <text:p>-10</text:p>
          </table:table-cell>
          <table:table-cell table:formula="of:=[.C$3]-[.A48]" office:value-type="float" office:value="14.25">
            <text:p>14.25</text:p>
          </table:table-cell>
          <table:table-cell table:formula="of:=-[.F$2]*[.F48]*[.F48]" office:value-type="float" office:value="-6.904125">
            <text:p>-6.90</text:p>
          </table:table-cell>
          <table:table-cell table:formula="of:=[.G48]-[.G47]" office:value-type="float" office:value="0.244375">
            <text:p>0.24</text:p>
          </table:table-cell>
          <table:table-cell/>
          <table:table-cell table:formula="of:=[.D48]" office:value-type="float" office:value="2616">
            <text:p>2616</text:p>
          </table:table-cell>
          <table:table-cell table:formula="of:=[.G48]" office:value-type="float" office:value="-6.904125">
            <text:p>-6.9</text:p>
          </table:table-cell>
          <table:table-cell table:formula="of:=-0.00002224*([.J48]-2048)*([.J48]-2048)" office:value-type="float" office:value="-7.17515776">
            <text:p>-7.18</text:p>
          </table:table-cell>
          <table:table-cell table:formula="of:=[.K48]-[.L48]" office:value-type="float" office:value="0.27103276">
            <text:p>0.27</text:p>
          </table:table-cell>
        </table:table-row>
        <table:table-row table:style-name="ro1">
          <table:table-cell table:formula="of:=[.A48]+0.25" office:value-type="float" office:value="11">
            <text:p>11.00</text:p>
          </table:table-cell>
          <table:table-cell table:formula="of:=([.A49]*9/5)+32" office:value-type="float" office:value="51.8">
            <text:p>51.80000</text:p>
          </table:table-cell>
          <table:table-cell table:formula="of:=[.B$3]*EXP(((1/([.A49]+[.B$2])-(1/([.C$3]+[.B$2])))*[.C$2]))" office:value-type="float" office:value="17.4914408063678">
            <text:p>17.49144</text:p>
          </table:table-cell>
          <table:table-cell table:formula="of:=INT(([.C49]/([.C49]+[.D$3]))*[.D$2]+0.5)" office:value-type="float" office:value="2606">
            <text:p>2606</text:p>
          </table:table-cell>
          <table:table-cell table:formula="of:=[.D49]-[.D48]" office:value-type="float" office:value="-10">
            <text:p>-10</text:p>
          </table:table-cell>
          <table:table-cell table:formula="of:=[.C$3]-[.A49]" office:value-type="float" office:value="14">
            <text:p>14.00</text:p>
          </table:table-cell>
          <table:table-cell table:formula="of:=-[.F$2]*[.F49]*[.F49]" office:value-type="float" office:value="-6.664">
            <text:p>-6.66</text:p>
          </table:table-cell>
          <table:table-cell table:formula="of:=[.G49]-[.G48]" office:value-type="float" office:value="0.240125">
            <text:p>0.24</text:p>
          </table:table-cell>
          <table:table-cell/>
          <table:table-cell table:formula="of:=[.D49]" office:value-type="float" office:value="2606">
            <text:p>2606</text:p>
          </table:table-cell>
          <table:table-cell table:formula="of:=[.G49]" office:value-type="float" office:value="-6.664">
            <text:p>-6.66</text:p>
          </table:table-cell>
          <table:table-cell table:formula="of:=-0.00002224*([.J49]-2048)*([.J49]-2048)" office:value-type="float" office:value="-6.92473536">
            <text:p>-6.92</text:p>
          </table:table-cell>
          <table:table-cell table:formula="of:=[.K49]-[.L49]" office:value-type="float" office:value="0.260735359999999">
            <text:p>0.26</text:p>
          </table:table-cell>
        </table:table-row>
        <table:table-row table:style-name="ro1">
          <table:table-cell table:formula="of:=[.A49]+0.25" office:value-type="float" office:value="11.25">
            <text:p>11.25</text:p>
          </table:table-cell>
          <table:table-cell table:formula="of:=([.A50]*9/5)+32" office:value-type="float" office:value="52.25">
            <text:p>52.25000</text:p>
          </table:table-cell>
          <table:table-cell table:formula="of:=[.B$3]*EXP(((1/([.A50]+[.B$2])-(1/([.C$3]+[.B$2])))*[.C$2]))" office:value-type="float" office:value="17.3093061877413">
            <text:p>17.30931</text:p>
          </table:table-cell>
          <table:table-cell table:formula="of:=INT(([.C50]/([.C50]+[.D$3]))*[.D$2]+0.5)" office:value-type="float" office:value="2596">
            <text:p>2596</text:p>
          </table:table-cell>
          <table:table-cell table:formula="of:=[.D50]-[.D49]" office:value-type="float" office:value="-10">
            <text:p>-10</text:p>
          </table:table-cell>
          <table:table-cell table:formula="of:=[.C$3]-[.A50]" office:value-type="float" office:value="13.75">
            <text:p>13.75</text:p>
          </table:table-cell>
          <table:table-cell table:formula="of:=-[.F$2]*[.F50]*[.F50]" office:value-type="float" office:value="-6.428125">
            <text:p>-6.43</text:p>
          </table:table-cell>
          <table:table-cell table:formula="of:=[.G50]-[.G49]" office:value-type="float" office:value="0.235875">
            <text:p>0.24</text:p>
          </table:table-cell>
          <table:table-cell/>
          <table:table-cell table:formula="of:=[.D50]" office:value-type="float" office:value="2596">
            <text:p>2596</text:p>
          </table:table-cell>
          <table:table-cell table:formula="of:=[.G50]" office:value-type="float" office:value="-6.428125">
            <text:p>-6.43</text:p>
          </table:table-cell>
          <table:table-cell table:formula="of:=-0.00002224*([.J50]-2048)*([.J50]-2048)" office:value-type="float" office:value="-6.67876096">
            <text:p>-6.68</text:p>
          </table:table-cell>
          <table:table-cell table:formula="of:=[.K50]-[.L50]" office:value-type="float" office:value="0.250635959999999">
            <text:p>0.25</text:p>
          </table:table-cell>
        </table:table-row>
        <table:table-row table:style-name="ro1">
          <table:table-cell table:formula="of:=[.A50]+0.25" office:value-type="float" office:value="11.5">
            <text:p>11.50</text:p>
          </table:table-cell>
          <table:table-cell table:formula="of:=([.A51]*9/5)+32" office:value-type="float" office:value="52.7">
            <text:p>52.70000</text:p>
          </table:table-cell>
          <table:table-cell table:formula="of:=[.B$3]*EXP(((1/([.A51]+[.B$2])-(1/([.C$3]+[.B$2])))*[.C$2]))" office:value-type="float" office:value="17.1293832086556">
            <text:p>17.12938</text:p>
          </table:table-cell>
          <table:table-cell table:formula="of:=INT(([.C51]/([.C51]+[.D$3]))*[.D$2]+0.5)" office:value-type="float" office:value="2586">
            <text:p>2586</text:p>
          </table:table-cell>
          <table:table-cell table:formula="of:=[.D51]-[.D50]" office:value-type="float" office:value="-10">
            <text:p>-10</text:p>
          </table:table-cell>
          <table:table-cell table:formula="of:=[.C$3]-[.A51]" office:value-type="float" office:value="13.5">
            <text:p>13.50</text:p>
          </table:table-cell>
          <table:table-cell table:formula="of:=-[.F$2]*[.F51]*[.F51]" office:value-type="float" office:value="-6.1965">
            <text:p>-6.20</text:p>
          </table:table-cell>
          <table:table-cell table:formula="of:=[.G51]-[.G50]" office:value-type="float" office:value="0.231625">
            <text:p>0.23</text:p>
          </table:table-cell>
          <table:table-cell/>
          <table:table-cell table:formula="of:=[.D51]" office:value-type="float" office:value="2586">
            <text:p>2586</text:p>
          </table:table-cell>
          <table:table-cell table:formula="of:=[.G51]" office:value-type="float" office:value="-6.1965">
            <text:p>-6.2</text:p>
          </table:table-cell>
          <table:table-cell table:formula="of:=-0.00002224*([.J51]-2048)*([.J51]-2048)" office:value-type="float" office:value="-6.43723456">
            <text:p>-6.44</text:p>
          </table:table-cell>
          <table:table-cell table:formula="of:=[.K51]-[.L51]" office:value-type="float" office:value="0.24073456">
            <text:p>0.24</text:p>
          </table:table-cell>
        </table:table-row>
        <table:table-row table:style-name="ro1">
          <table:table-cell table:formula="of:=[.A51]+0.25" office:value-type="float" office:value="11.75">
            <text:p>11.75</text:p>
          </table:table-cell>
          <table:table-cell table:formula="of:=([.A52]*9/5)+32" office:value-type="float" office:value="53.15">
            <text:p>53.15000</text:p>
          </table:table-cell>
          <table:table-cell table:formula="of:=[.B$3]*EXP(((1/([.A52]+[.B$2])-(1/([.C$3]+[.B$2])))*[.C$2]))" office:value-type="float" office:value="16.9516414732668">
            <text:p>16.95164</text:p>
          </table:table-cell>
          <table:table-cell table:formula="of:=INT(([.C52]/([.C52]+[.D$3]))*[.D$2]+0.5)" office:value-type="float" office:value="2576">
            <text:p>2576</text:p>
          </table:table-cell>
          <table:table-cell table:formula="of:=[.D52]-[.D51]" office:value-type="float" office:value="-10">
            <text:p>-10</text:p>
          </table:table-cell>
          <table:table-cell table:formula="of:=[.C$3]-[.A52]" office:value-type="float" office:value="13.25">
            <text:p>13.25</text:p>
          </table:table-cell>
          <table:table-cell table:formula="of:=-[.F$2]*[.F52]*[.F52]" office:value-type="float" office:value="-5.969125">
            <text:p>-5.97</text:p>
          </table:table-cell>
          <table:table-cell table:formula="of:=[.G52]-[.G51]" office:value-type="float" office:value="0.227375">
            <text:p>0.23</text:p>
          </table:table-cell>
          <table:table-cell/>
          <table:table-cell table:formula="of:=[.D52]" office:value-type="float" office:value="2576">
            <text:p>2576</text:p>
          </table:table-cell>
          <table:table-cell table:formula="of:=[.G52]" office:value-type="float" office:value="-5.969125">
            <text:p>-5.97</text:p>
          </table:table-cell>
          <table:table-cell table:formula="of:=-0.00002224*([.J52]-2048)*([.J52]-2048)" office:value-type="float" office:value="-6.20015616">
            <text:p>-6.2</text:p>
          </table:table-cell>
          <table:table-cell table:formula="of:=[.K52]-[.L52]" office:value-type="float" office:value="0.23103116">
            <text:p>0.23</text:p>
          </table:table-cell>
        </table:table-row>
        <table:table-row table:style-name="ro1">
          <table:table-cell table:formula="of:=[.A52]+0.25" office:value-type="float" office:value="12">
            <text:p>12.00</text:p>
          </table:table-cell>
          <table:table-cell table:formula="of:=([.A53]*9/5)+32" office:value-type="float" office:value="53.6">
            <text:p>53.60000</text:p>
          </table:table-cell>
          <table:table-cell table:formula="of:=[.B$3]*EXP(((1/([.A53]+[.B$2])-(1/([.C$3]+[.B$2])))*[.C$2]))" office:value-type="float" office:value="16.77605104956">
            <text:p>16.77605</text:p>
          </table:table-cell>
          <table:table-cell table:formula="of:=INT(([.C53]/([.C53]+[.D$3]))*[.D$2]+0.5)" office:value-type="float" office:value="2566">
            <text:p>2566</text:p>
          </table:table-cell>
          <table:table-cell table:formula="of:=[.D53]-[.D52]" office:value-type="float" office:value="-10">
            <text:p>-10</text:p>
          </table:table-cell>
          <table:table-cell table:formula="of:=[.C$3]-[.A53]" office:value-type="float" office:value="13">
            <text:p>13.00</text:p>
          </table:table-cell>
          <table:table-cell table:formula="of:=-[.F$2]*[.F53]*[.F53]" office:value-type="float" office:value="-5.746">
            <text:p>-5.75</text:p>
          </table:table-cell>
          <table:table-cell table:formula="of:=[.G53]-[.G52]" office:value-type="float" office:value="0.223125">
            <text:p>0.22</text:p>
          </table:table-cell>
          <table:table-cell/>
          <table:table-cell table:formula="of:=[.D53]" office:value-type="float" office:value="2566">
            <text:p>2566</text:p>
          </table:table-cell>
          <table:table-cell table:formula="of:=[.G53]" office:value-type="float" office:value="-5.746">
            <text:p>-5.75</text:p>
          </table:table-cell>
          <table:table-cell table:formula="of:=-0.00002224*([.J53]-2048)*([.J53]-2048)" office:value-type="float" office:value="-5.96752576">
            <text:p>-5.97</text:p>
          </table:table-cell>
          <table:table-cell table:formula="of:=[.K53]-[.L53]" office:value-type="float" office:value="0.22152576">
            <text:p>0.22</text:p>
          </table:table-cell>
        </table:table-row>
        <table:table-row table:style-name="ro1">
          <table:table-cell table:formula="of:=[.A53]+0.25" office:value-type="float" office:value="12.25">
            <text:p>12.25</text:p>
          </table:table-cell>
          <table:table-cell table:formula="of:=([.A54]*9/5)+32" office:value-type="float" office:value="54.05">
            <text:p>54.05000</text:p>
          </table:table-cell>
          <table:table-cell table:formula="of:=[.B$3]*EXP(((1/([.A54]+[.B$2])-(1/([.C$3]+[.B$2])))*[.C$2]))" office:value-type="float" office:value="16.6025824615976">
            <text:p>16.60258</text:p>
          </table:table-cell>
          <table:table-cell table:formula="of:=INT(([.C54]/([.C54]+[.D$3]))*[.D$2]+0.5)" office:value-type="float" office:value="2556">
            <text:p>2556</text:p>
          </table:table-cell>
          <table:table-cell table:formula="of:=[.D54]-[.D53]" office:value-type="float" office:value="-10">
            <text:p>-10</text:p>
          </table:table-cell>
          <table:table-cell table:formula="of:=[.C$3]-[.A54]" office:value-type="float" office:value="12.75">
            <text:p>12.75</text:p>
          </table:table-cell>
          <table:table-cell table:formula="of:=-[.F$2]*[.F54]*[.F54]" office:value-type="float" office:value="-5.527125">
            <text:p>-5.53</text:p>
          </table:table-cell>
          <table:table-cell table:formula="of:=[.G54]-[.G53]" office:value-type="float" office:value="0.218875">
            <text:p>0.22</text:p>
          </table:table-cell>
          <table:table-cell/>
          <table:table-cell table:formula="of:=[.D54]" office:value-type="float" office:value="2556">
            <text:p>2556</text:p>
          </table:table-cell>
          <table:table-cell table:formula="of:=[.G54]" office:value-type="float" office:value="-5.527125">
            <text:p>-5.53</text:p>
          </table:table-cell>
          <table:table-cell table:formula="of:=-0.00002224*([.J54]-2048)*([.J54]-2048)" office:value-type="float" office:value="-5.73934336">
            <text:p>-5.74</text:p>
          </table:table-cell>
          <table:table-cell table:formula="of:=[.K54]-[.L54]" office:value-type="float" office:value="0.212218359999999">
            <text:p>0.21</text:p>
          </table:table-cell>
        </table:table-row>
        <table:table-row table:style-name="ro1">
          <table:table-cell table:formula="of:=[.A54]+0.25" office:value-type="float" office:value="12.5">
            <text:p>12.50</text:p>
          </table:table-cell>
          <table:table-cell table:formula="of:=([.A55]*9/5)+32" office:value-type="float" office:value="54.5">
            <text:p>54.50000</text:p>
          </table:table-cell>
          <table:table-cell table:formula="of:=[.B$3]*EXP(((1/([.A55]+[.B$2])-(1/([.C$3]+[.B$2])))*[.C$2]))" office:value-type="float" office:value="16.4312066819072">
            <text:p>16.43121</text:p>
          </table:table-cell>
          <table:table-cell table:formula="of:=INT(([.C55]/([.C55]+[.D$3]))*[.D$2]+0.5)" office:value-type="float" office:value="2546">
            <text:p>2546</text:p>
          </table:table-cell>
          <table:table-cell table:formula="of:=[.D55]-[.D54]" office:value-type="float" office:value="-10">
            <text:p>-10</text:p>
          </table:table-cell>
          <table:table-cell table:formula="of:=[.C$3]-[.A55]" office:value-type="float" office:value="12.5">
            <text:p>12.50</text:p>
          </table:table-cell>
          <table:table-cell table:formula="of:=-[.F$2]*[.F55]*[.F55]" office:value-type="float" office:value="-5.3125">
            <text:p>-5.31</text:p>
          </table:table-cell>
          <table:table-cell table:formula="of:=[.G55]-[.G54]" office:value-type="float" office:value="0.214625">
            <text:p>0.21</text:p>
          </table:table-cell>
          <table:table-cell/>
          <table:table-cell table:formula="of:=[.D55]" office:value-type="float" office:value="2546">
            <text:p>2546</text:p>
          </table:table-cell>
          <table:table-cell table:formula="of:=[.G55]" office:value-type="float" office:value="-5.3125">
            <text:p>-5.31</text:p>
          </table:table-cell>
          <table:table-cell table:formula="of:=-0.00002224*([.J55]-2048)*([.J55]-2048)" office:value-type="float" office:value="-5.51560896">
            <text:p>-5.52</text:p>
          </table:table-cell>
          <table:table-cell table:formula="of:=[.K55]-[.L55]" office:value-type="float" office:value="0.203108959999999">
            <text:p>0.2</text:p>
          </table:table-cell>
        </table:table-row>
        <table:table-row table:style-name="ro1">
          <table:table-cell table:formula="of:=[.A55]+0.25" office:value-type="float" office:value="12.75">
            <text:p>12.75</text:p>
          </table:table-cell>
          <table:table-cell table:formula="of:=([.A56]*9/5)+32" office:value-type="float" office:value="54.95">
            <text:p>54.95000</text:p>
          </table:table-cell>
          <table:table-cell table:formula="of:=[.B$3]*EXP(((1/([.A56]+[.B$2])-(1/([.C$3]+[.B$2])))*[.C$2]))" office:value-type="float" office:value="16.2618951240075">
            <text:p>16.26190</text:p>
          </table:table-cell>
          <table:table-cell table:formula="of:=INT(([.C56]/([.C56]+[.D$3]))*[.D$2]+0.5)" office:value-type="float" office:value="2536">
            <text:p>2536</text:p>
          </table:table-cell>
          <table:table-cell table:formula="of:=[.D56]-[.D55]" office:value-type="float" office:value="-10">
            <text:p>-10</text:p>
          </table:table-cell>
          <table:table-cell table:formula="of:=[.C$3]-[.A56]" office:value-type="float" office:value="12.25">
            <text:p>12.25</text:p>
          </table:table-cell>
          <table:table-cell table:formula="of:=-[.F$2]*[.F56]*[.F56]" office:value-type="float" office:value="-5.102125">
            <text:p>-5.10</text:p>
          </table:table-cell>
          <table:table-cell table:formula="of:=[.G56]-[.G55]" office:value-type="float" office:value="0.210375000000001">
            <text:p>0.21</text:p>
          </table:table-cell>
          <table:table-cell/>
          <table:table-cell table:formula="of:=[.D56]" office:value-type="float" office:value="2536">
            <text:p>2536</text:p>
          </table:table-cell>
          <table:table-cell table:formula="of:=[.G56]" office:value-type="float" office:value="-5.102125">
            <text:p>-5.1</text:p>
          </table:table-cell>
          <table:table-cell table:formula="of:=-0.00002224*([.J56]-2048)*([.J56]-2048)" office:value-type="float" office:value="-5.29632256">
            <text:p>-5.3</text:p>
          </table:table-cell>
          <table:table-cell table:formula="of:=[.K56]-[.L56]" office:value-type="float" office:value="0.19419756">
            <text:p>0.19</text:p>
          </table:table-cell>
        </table:table-row>
        <table:table-row table:style-name="ro1">
          <table:table-cell table:formula="of:=[.A56]+0.25" office:value-type="float" office:value="13">
            <text:p>13.00</text:p>
          </table:table-cell>
          <table:table-cell table:formula="of:=([.A57]*9/5)+32" office:value-type="float" office:value="55.4">
            <text:p>55.40000</text:p>
          </table:table-cell>
          <table:table-cell table:formula="of:=[.B$3]*EXP(((1/([.A57]+[.B$2])-(1/([.C$3]+[.B$2])))*[.C$2]))" office:value-type="float" office:value="16.0946196350688">
            <text:p>16.09462</text:p>
          </table:table-cell>
          <table:table-cell table:formula="of:=INT(([.C57]/([.C57]+[.D$3]))*[.D$2]+0.5)" office:value-type="float" office:value="2526">
            <text:p>2526</text:p>
          </table:table-cell>
          <table:table-cell table:formula="of:=[.D57]-[.D56]" office:value-type="float" office:value="-10">
            <text:p>-10</text:p>
          </table:table-cell>
          <table:table-cell table:formula="of:=[.C$3]-[.A57]" office:value-type="float" office:value="12">
            <text:p>12.00</text:p>
          </table:table-cell>
          <table:table-cell table:formula="of:=-[.F$2]*[.F57]*[.F57]" office:value-type="float" office:value="-4.896">
            <text:p>-4.90</text:p>
          </table:table-cell>
          <table:table-cell table:formula="of:=[.G57]-[.G56]" office:value-type="float" office:value="0.206124999999999">
            <text:p>0.21</text:p>
          </table:table-cell>
          <table:table-cell/>
          <table:table-cell table:formula="of:=[.D57]" office:value-type="float" office:value="2526">
            <text:p>2526</text:p>
          </table:table-cell>
          <table:table-cell table:formula="of:=[.G57]" office:value-type="float" office:value="-4.896">
            <text:p>-4.9</text:p>
          </table:table-cell>
          <table:table-cell table:formula="of:=-0.00002224*([.J57]-2048)*([.J57]-2048)" office:value-type="float" office:value="-5.08148416">
            <text:p>-5.08</text:p>
          </table:table-cell>
          <table:table-cell table:formula="of:=[.K57]-[.L57]" office:value-type="float" office:value="0.185484159999999">
            <text:p>0.19</text:p>
          </table:table-cell>
        </table:table-row>
        <table:table-row table:style-name="ro1">
          <table:table-cell table:formula="of:=[.A57]+0.25" office:value-type="float" office:value="13.25">
            <text:p>13.25</text:p>
          </table:table-cell>
          <table:table-cell table:formula="of:=([.A58]*9/5)+32" office:value-type="float" office:value="55.85">
            <text:p>55.85000</text:p>
          </table:table-cell>
          <table:table-cell table:formula="of:=[.B$3]*EXP(((1/([.A58]+[.B$2])-(1/([.C$3]+[.B$2])))*[.C$2]))" office:value-type="float" office:value="15.9293524887072">
            <text:p>15.92935</text:p>
          </table:table-cell>
          <table:table-cell table:formula="of:=INT(([.C58]/([.C58]+[.D$3]))*[.D$2]+0.5)" office:value-type="float" office:value="2516">
            <text:p>2516</text:p>
          </table:table-cell>
          <table:table-cell table:formula="of:=[.D58]-[.D57]" office:value-type="float" office:value="-10">
            <text:p>-10</text:p>
          </table:table-cell>
          <table:table-cell table:formula="of:=[.C$3]-[.A58]" office:value-type="float" office:value="11.75">
            <text:p>11.75</text:p>
          </table:table-cell>
          <table:table-cell table:formula="of:=-[.F$2]*[.F58]*[.F58]" office:value-type="float" office:value="-4.694125">
            <text:p>-4.69</text:p>
          </table:table-cell>
          <table:table-cell table:formula="of:=[.G58]-[.G57]" office:value-type="float" office:value="0.201875">
            <text:p>0.20</text:p>
          </table:table-cell>
          <table:table-cell/>
          <table:table-cell table:formula="of:=[.D58]" office:value-type="float" office:value="2516">
            <text:p>2516</text:p>
          </table:table-cell>
          <table:table-cell table:formula="of:=[.G58]" office:value-type="float" office:value="-4.694125">
            <text:p>-4.69</text:p>
          </table:table-cell>
          <table:table-cell table:formula="of:=-0.00002224*([.J58]-2048)*([.J58]-2048)" office:value-type="float" office:value="-4.87109376">
            <text:p>-4.87</text:p>
          </table:table-cell>
          <table:table-cell table:formula="of:=[.K58]-[.L58]" office:value-type="float" office:value="0.176968759999999">
            <text:p>0.18</text:p>
          </table:table-cell>
        </table:table-row>
        <table:table-row table:style-name="ro1">
          <table:table-cell table:formula="of:=[.A58]+0.25" office:value-type="float" office:value="13.5">
            <text:p>13.50</text:p>
          </table:table-cell>
          <table:table-cell table:formula="of:=([.A59]*9/5)+32" office:value-type="float" office:value="56.3">
            <text:p>56.30000</text:p>
          </table:table-cell>
          <table:table-cell table:formula="of:=[.B$3]*EXP(((1/([.A59]+[.B$2])-(1/([.C$3]+[.B$2])))*[.C$2]))" office:value-type="float" office:value="15.7660663779068">
            <text:p>15.76607</text:p>
          </table:table-cell>
          <table:table-cell table:formula="of:=INT(([.C59]/([.C59]+[.D$3]))*[.D$2]+0.5)" office:value-type="float" office:value="2506">
            <text:p>2506</text:p>
          </table:table-cell>
          <table:table-cell table:formula="of:=[.D59]-[.D58]" office:value-type="float" office:value="-10">
            <text:p>-10</text:p>
          </table:table-cell>
          <table:table-cell table:formula="of:=[.C$3]-[.A59]" office:value-type="float" office:value="11.5">
            <text:p>11.50</text:p>
          </table:table-cell>
          <table:table-cell table:formula="of:=-[.F$2]*[.F59]*[.F59]" office:value-type="float" office:value="-4.4965">
            <text:p>-4.50</text:p>
          </table:table-cell>
          <table:table-cell table:formula="of:=[.G59]-[.G58]" office:value-type="float" office:value="0.197625">
            <text:p>0.20</text:p>
          </table:table-cell>
          <table:table-cell/>
          <table:table-cell table:formula="of:=[.D59]" office:value-type="float" office:value="2506">
            <text:p>2506</text:p>
          </table:table-cell>
          <table:table-cell table:formula="of:=[.G59]" office:value-type="float" office:value="-4.4965">
            <text:p>-4.5</text:p>
          </table:table-cell>
          <table:table-cell table:formula="of:=-0.00002224*([.J59]-2048)*([.J59]-2048)" office:value-type="float" office:value="-4.66515136">
            <text:p>-4.67</text:p>
          </table:table-cell>
          <table:table-cell table:formula="of:=[.K59]-[.L59]" office:value-type="float" office:value="0.16865136">
            <text:p>0.17</text:p>
          </table:table-cell>
        </table:table-row>
        <table:table-row table:style-name="ro1">
          <table:table-cell table:formula="of:=[.A59]+0.25" office:value-type="float" office:value="13.75">
            <text:p>13.75</text:p>
          </table:table-cell>
          <table:table-cell table:formula="of:=([.A60]*9/5)+32" office:value-type="float" office:value="56.75">
            <text:p>56.75000</text:p>
          </table:table-cell>
          <table:table-cell table:formula="of:=[.B$3]*EXP(((1/([.A60]+[.B$2])-(1/([.C$3]+[.B$2])))*[.C$2]))" office:value-type="float" office:value="15.6047344080709">
            <text:p>15.60473</text:p>
          </table:table-cell>
          <table:table-cell table:formula="of:=INT(([.C60]/([.C60]+[.D$3]))*[.D$2]+0.5)" office:value-type="float" office:value="2496">
            <text:p>2496</text:p>
          </table:table-cell>
          <table:table-cell table:formula="of:=[.D60]-[.D59]" office:value-type="float" office:value="-10">
            <text:p>-10</text:p>
          </table:table-cell>
          <table:table-cell table:formula="of:=[.C$3]-[.A60]" office:value-type="float" office:value="11.25">
            <text:p>11.25</text:p>
          </table:table-cell>
          <table:table-cell table:formula="of:=-[.F$2]*[.F60]*[.F60]" office:value-type="float" office:value="-4.303125">
            <text:p>-4.30</text:p>
          </table:table-cell>
          <table:table-cell table:formula="of:=[.G60]-[.G59]" office:value-type="float" office:value="0.193375000000001">
            <text:p>0.19</text:p>
          </table:table-cell>
          <table:table-cell/>
          <table:table-cell table:formula="of:=[.D60]" office:value-type="float" office:value="2496">
            <text:p>2496</text:p>
          </table:table-cell>
          <table:table-cell table:formula="of:=[.G60]" office:value-type="float" office:value="-4.303125">
            <text:p>-4.3</text:p>
          </table:table-cell>
          <table:table-cell table:formula="of:=-0.00002224*([.J60]-2048)*([.J60]-2048)" office:value-type="float" office:value="-4.46365696">
            <text:p>-4.46</text:p>
          </table:table-cell>
          <table:table-cell table:formula="of:=[.K60]-[.L60]" office:value-type="float" office:value="0.16053196">
            <text:p>0.16</text:p>
          </table:table-cell>
        </table:table-row>
        <table:table-row table:style-name="ro1">
          <table:table-cell table:formula="of:=[.A60]+0.25" office:value-type="float" office:value="14">
            <text:p>14.00</text:p>
          </table:table-cell>
          <table:table-cell table:formula="of:=([.A61]*9/5)+32" office:value-type="float" office:value="57.2">
            <text:p>57.20000</text:p>
          </table:table-cell>
          <table:table-cell table:formula="of:=[.B$3]*EXP(((1/([.A61]+[.B$2])-(1/([.C$3]+[.B$2])))*[.C$2]))" office:value-type="float" office:value="15.4453300901972">
            <text:p>15.44533</text:p>
          </table:table-cell>
          <table:table-cell table:formula="of:=INT(([.C61]/([.C61]+[.D$3]))*[.D$2]+0.5)" office:value-type="float" office:value="2486">
            <text:p>2486</text:p>
          </table:table-cell>
          <table:table-cell table:formula="of:=[.D61]-[.D60]" office:value-type="float" office:value="-10">
            <text:p>-10</text:p>
          </table:table-cell>
          <table:table-cell table:formula="of:=[.C$3]-[.A61]" office:value-type="float" office:value="11">
            <text:p>11.00</text:p>
          </table:table-cell>
          <table:table-cell table:formula="of:=-[.F$2]*[.F61]*[.F61]" office:value-type="float" office:value="-4.114">
            <text:p>-4.11</text:p>
          </table:table-cell>
          <table:table-cell table:formula="of:=[.G61]-[.G60]" office:value-type="float" office:value="0.189125">
            <text:p>0.19</text:p>
          </table:table-cell>
          <table:table-cell/>
          <table:table-cell table:formula="of:=[.D61]" office:value-type="float" office:value="2486">
            <text:p>2486</text:p>
          </table:table-cell>
          <table:table-cell table:formula="of:=[.G61]" office:value-type="float" office:value="-4.114">
            <text:p>-4.11</text:p>
          </table:table-cell>
          <table:table-cell table:formula="of:=-0.00002224*([.J61]-2048)*([.J61]-2048)" office:value-type="float" office:value="-4.26661056">
            <text:p>-4.27</text:p>
          </table:table-cell>
          <table:table-cell table:formula="of:=[.K61]-[.L61]" office:value-type="float" office:value="0.15261056">
            <text:p>0.15</text:p>
          </table:table-cell>
        </table:table-row>
        <table:table-row table:style-name="ro1">
          <table:table-cell table:formula="of:=[.A61]+0.25" office:value-type="float" office:value="14.25">
            <text:p>14.25</text:p>
          </table:table-cell>
          <table:table-cell table:formula="of:=([.A62]*9/5)+32" office:value-type="float" office:value="57.65">
            <text:p>57.65000</text:p>
          </table:table-cell>
          <table:table-cell table:formula="of:=[.B$3]*EXP(((1/([.A62]+[.B$2])-(1/([.C$3]+[.B$2])))*[.C$2]))" office:value-type="float" office:value="15.2878273341757">
            <text:p>15.28783</text:p>
          </table:table-cell>
          <table:table-cell table:formula="of:=INT(([.C62]/([.C62]+[.D$3]))*[.D$2]+0.5)" office:value-type="float" office:value="2476">
            <text:p>2476</text:p>
          </table:table-cell>
          <table:table-cell table:formula="of:=[.D62]-[.D61]" office:value-type="float" office:value="-10">
            <text:p>-10</text:p>
          </table:table-cell>
          <table:table-cell table:formula="of:=[.C$3]-[.A62]" office:value-type="float" office:value="10.75">
            <text:p>10.75</text:p>
          </table:table-cell>
          <table:table-cell table:formula="of:=-[.F$2]*[.F62]*[.F62]" office:value-type="float" office:value="-3.929125">
            <text:p>-3.93</text:p>
          </table:table-cell>
          <table:table-cell table:formula="of:=[.G62]-[.G61]" office:value-type="float" office:value="0.184874999999999">
            <text:p>0.18</text:p>
          </table:table-cell>
          <table:table-cell/>
          <table:table-cell table:formula="of:=[.D62]" office:value-type="float" office:value="2476">
            <text:p>2476</text:p>
          </table:table-cell>
          <table:table-cell table:formula="of:=[.G62]" office:value-type="float" office:value="-3.929125">
            <text:p>-3.93</text:p>
          </table:table-cell>
          <table:table-cell table:formula="of:=-0.00002224*([.J62]-2048)*([.J62]-2048)" office:value-type="float" office:value="-4.07401216">
            <text:p>-4.07</text:p>
          </table:table-cell>
          <table:table-cell table:formula="of:=[.K62]-[.L62]" office:value-type="float" office:value="0.144887159999999">
            <text:p>0.14</text:p>
          </table:table-cell>
        </table:table-row>
        <table:table-row table:style-name="ro1">
          <table:table-cell table:formula="of:=[.A62]+0.25" office:value-type="float" office:value="14.5">
            <text:p>14.50</text:p>
          </table:table-cell>
          <table:table-cell table:formula="of:=([.A63]*9/5)+32" office:value-type="float" office:value="58.1">
            <text:p>58.10000</text:p>
          </table:table-cell>
          <table:table-cell table:formula="of:=[.B$3]*EXP(((1/([.A63]+[.B$2])-(1/([.C$3]+[.B$2])))*[.C$2]))" office:value-type="float" office:value="15.1322004422066">
            <text:p>15.13220</text:p>
          </table:table-cell>
          <table:table-cell table:formula="of:=INT(([.C63]/([.C63]+[.D$3]))*[.D$2]+0.5)" office:value-type="float" office:value="2466">
            <text:p>2466</text:p>
          </table:table-cell>
          <table:table-cell table:formula="of:=[.D63]-[.D62]" office:value-type="float" office:value="-10">
            <text:p>-10</text:p>
          </table:table-cell>
          <table:table-cell table:formula="of:=[.C$3]-[.A63]" office:value-type="float" office:value="10.5">
            <text:p>10.50</text:p>
          </table:table-cell>
          <table:table-cell table:formula="of:=-[.F$2]*[.F63]*[.F63]" office:value-type="float" office:value="-3.7485">
            <text:p>-3.75</text:p>
          </table:table-cell>
          <table:table-cell table:formula="of:=[.G63]-[.G62]" office:value-type="float" office:value="0.180625">
            <text:p>0.18</text:p>
          </table:table-cell>
          <table:table-cell/>
          <table:table-cell table:formula="of:=[.D63]" office:value-type="float" office:value="2466">
            <text:p>2466</text:p>
          </table:table-cell>
          <table:table-cell table:formula="of:=[.G63]" office:value-type="float" office:value="-3.7485">
            <text:p>-3.75</text:p>
          </table:table-cell>
          <table:table-cell table:formula="of:=-0.00002224*([.J63]-2048)*([.J63]-2048)" office:value-type="float" office:value="-3.88586176">
            <text:p>-3.89</text:p>
          </table:table-cell>
          <table:table-cell table:formula="of:=[.K63]-[.L63]" office:value-type="float" office:value="0.13736176">
            <text:p>0.14</text:p>
          </table:table-cell>
        </table:table-row>
        <table:table-row table:style-name="ro1">
          <table:table-cell table:formula="of:=[.A63]+0.25" office:value-type="float" office:value="14.75">
            <text:p>14.75</text:p>
          </table:table-cell>
          <table:table-cell table:formula="of:=([.A64]*9/5)+32" office:value-type="float" office:value="58.55">
            <text:p>58.55000</text:p>
          </table:table-cell>
          <table:table-cell table:formula="of:=[.B$3]*EXP(((1/([.A64]+[.B$2])-(1/([.C$3]+[.B$2])))*[.C$2]))" office:value-type="float" office:value="14.978424102336">
            <text:p>14.97842</text:p>
          </table:table-cell>
          <table:table-cell table:formula="of:=INT(([.C64]/([.C64]+[.D$3]))*[.D$2]+0.5)" office:value-type="float" office:value="2456">
            <text:p>2456</text:p>
          </table:table-cell>
          <table:table-cell table:formula="of:=[.D64]-[.D63]" office:value-type="float" office:value="-10">
            <text:p>-10</text:p>
          </table:table-cell>
          <table:table-cell table:formula="of:=[.C$3]-[.A64]" office:value-type="float" office:value="10.25">
            <text:p>10.25</text:p>
          </table:table-cell>
          <table:table-cell table:formula="of:=-[.F$2]*[.F64]*[.F64]" office:value-type="float" office:value="-3.572125">
            <text:p>-3.57</text:p>
          </table:table-cell>
          <table:table-cell table:formula="of:=[.G64]-[.G63]" office:value-type="float" office:value="0.176375">
            <text:p>0.18</text:p>
          </table:table-cell>
          <table:table-cell/>
          <table:table-cell table:formula="of:=[.D64]" office:value-type="float" office:value="2456">
            <text:p>2456</text:p>
          </table:table-cell>
          <table:table-cell table:formula="of:=[.G64]" office:value-type="float" office:value="-3.572125">
            <text:p>-3.57</text:p>
          </table:table-cell>
          <table:table-cell table:formula="of:=-0.00002224*([.J64]-2048)*([.J64]-2048)" office:value-type="float" office:value="-3.70215936">
            <text:p>-3.7</text:p>
          </table:table-cell>
          <table:table-cell table:formula="of:=[.K64]-[.L64]" office:value-type="float" office:value="0.13003436">
            <text:p>0.13</text:p>
          </table:table-cell>
        </table:table-row>
        <table:table-row table:style-name="ro1">
          <table:table-cell table:formula="of:=[.A64]+0.25" office:value-type="float" office:value="15">
            <text:p>15.00</text:p>
          </table:table-cell>
          <table:table-cell table:formula="of:=([.A65]*9/5)+32" office:value-type="float" office:value="59">
            <text:p>59.00000</text:p>
          </table:table-cell>
          <table:table-cell table:formula="of:=[.B$3]*EXP(((1/([.A65]+[.B$2])-(1/([.C$3]+[.B$2])))*[.C$2]))" office:value-type="float" office:value="14.8264733821075">
            <text:p>14.82647</text:p>
          </table:table-cell>
          <table:table-cell table:formula="of:=INT(([.C65]/([.C65]+[.D$3]))*[.D$2]+0.5)" office:value-type="float" office:value="2446">
            <text:p>2446</text:p>
          </table:table-cell>
          <table:table-cell table:formula="of:=[.D65]-[.D64]" office:value-type="float" office:value="-10">
            <text:p>-10</text:p>
          </table:table-cell>
          <table:table-cell table:formula="of:=[.C$3]-[.A65]" office:value-type="float" office:value="10">
            <text:p>10.00</text:p>
          </table:table-cell>
          <table:table-cell table:formula="of:=-[.F$2]*[.F65]*[.F65]" office:value-type="float" office:value="-3.4">
            <text:p>-3.40</text:p>
          </table:table-cell>
          <table:table-cell table:formula="of:=[.G65]-[.G64]" office:value-type="float" office:value="0.172125">
            <text:p>0.17</text:p>
          </table:table-cell>
          <table:table-cell/>
          <table:table-cell table:formula="of:=[.D65]" office:value-type="float" office:value="2446">
            <text:p>2446</text:p>
          </table:table-cell>
          <table:table-cell table:formula="of:=[.G65]" office:value-type="float" office:value="-3.4">
            <text:p>-3.4</text:p>
          </table:table-cell>
          <table:table-cell table:formula="of:=-0.00002224*([.J65]-2048)*([.J65]-2048)" office:value-type="float" office:value="-3.52290496">
            <text:p>-3.52</text:p>
          </table:table-cell>
          <table:table-cell table:formula="of:=[.K65]-[.L65]" office:value-type="float" office:value="0.12290496">
            <text:p>0.12</text:p>
          </table:table-cell>
        </table:table-row>
        <table:table-row table:style-name="ro1">
          <table:table-cell table:formula="of:=[.A65]+0.25" office:value-type="float" office:value="15.25">
            <text:p>15.25</text:p>
          </table:table-cell>
          <table:table-cell table:formula="of:=([.A66]*9/5)+32" office:value-type="float" office:value="59.45">
            <text:p>59.45000</text:p>
          </table:table-cell>
          <table:table-cell table:formula="of:=[.B$3]*EXP(((1/([.A66]+[.B$2])-(1/([.C$3]+[.B$2])))*[.C$2]))" office:value-type="float" office:value="14.6763237223265">
            <text:p>14.67632</text:p>
          </table:table-cell>
          <table:table-cell table:formula="of:=INT(([.C66]/([.C66]+[.D$3]))*[.D$2]+0.5)" office:value-type="float" office:value="2436">
            <text:p>2436</text:p>
          </table:table-cell>
          <table:table-cell table:formula="of:=[.D66]-[.D65]" office:value-type="float" office:value="-10">
            <text:p>-10</text:p>
          </table:table-cell>
          <table:table-cell table:formula="of:=[.C$3]-[.A66]" office:value-type="float" office:value="9.75">
            <text:p>9.75</text:p>
          </table:table-cell>
          <table:table-cell table:formula="of:=-[.F$2]*[.F66]*[.F66]" office:value-type="float" office:value="-3.232125">
            <text:p>-3.23</text:p>
          </table:table-cell>
          <table:table-cell table:formula="of:=[.G66]-[.G65]" office:value-type="float" office:value="0.167875">
            <text:p>0.17</text:p>
          </table:table-cell>
          <table:table-cell/>
          <table:table-cell table:formula="of:=[.D66]" office:value-type="float" office:value="2436">
            <text:p>2436</text:p>
          </table:table-cell>
          <table:table-cell table:formula="of:=[.G66]" office:value-type="float" office:value="-3.232125">
            <text:p>-3.23</text:p>
          </table:table-cell>
          <table:table-cell table:formula="of:=-0.00002224*([.J66]-2048)*([.J66]-2048)" office:value-type="float" office:value="-3.34809856">
            <text:p>-3.35</text:p>
          </table:table-cell>
          <table:table-cell table:formula="of:=[.K66]-[.L66]" office:value-type="float" office:value="0.11597356">
            <text:p>0.12</text:p>
          </table:table-cell>
        </table:table-row>
        <table:table-row table:style-name="ro1">
          <table:table-cell table:formula="of:=[.A66]+0.25" office:value-type="float" office:value="15.5">
            <text:p>15.50</text:p>
          </table:table-cell>
          <table:table-cell table:formula="of:=([.A67]*9/5)+32" office:value-type="float" office:value="59.9">
            <text:p>59.90000</text:p>
          </table:table-cell>
          <table:table-cell table:formula="of:=[.B$3]*EXP(((1/([.A67]+[.B$2])-(1/([.C$3]+[.B$2])))*[.C$2]))" office:value-type="float" office:value="14.5279509309359">
            <text:p>14.52795</text:p>
          </table:table-cell>
          <table:table-cell table:formula="of:=INT(([.C67]/([.C67]+[.D$3]))*[.D$2]+0.5)" office:value-type="float" office:value="2426">
            <text:p>2426</text:p>
          </table:table-cell>
          <table:table-cell table:formula="of:=[.D67]-[.D66]" office:value-type="float" office:value="-10">
            <text:p>-10</text:p>
          </table:table-cell>
          <table:table-cell table:formula="of:=[.C$3]-[.A67]" office:value-type="float" office:value="9.5">
            <text:p>9.50</text:p>
          </table:table-cell>
          <table:table-cell table:formula="of:=-[.F$2]*[.F67]*[.F67]" office:value-type="float" office:value="-3.0685">
            <text:p>-3.07</text:p>
          </table:table-cell>
          <table:table-cell table:formula="of:=[.G67]-[.G66]" office:value-type="float" office:value="0.163625">
            <text:p>0.16</text:p>
          </table:table-cell>
          <table:table-cell/>
          <table:table-cell table:formula="of:=[.D67]" office:value-type="float" office:value="2426">
            <text:p>2426</text:p>
          </table:table-cell>
          <table:table-cell table:formula="of:=[.G67]" office:value-type="float" office:value="-3.0685">
            <text:p>-3.07</text:p>
          </table:table-cell>
          <table:table-cell table:formula="of:=-0.00002224*([.J67]-2048)*([.J67]-2048)" office:value-type="float" office:value="-3.17774016">
            <text:p>-3.18</text:p>
          </table:table-cell>
          <table:table-cell table:formula="of:=[.K67]-[.L67]" office:value-type="float" office:value="0.10924016">
            <text:p>0.11</text:p>
          </table:table-cell>
        </table:table-row>
        <table:table-row table:style-name="ro1">
          <table:table-cell table:formula="of:=[.A67]+0.25" office:value-type="float" office:value="15.75">
            <text:p>15.75</text:p>
          </table:table-cell>
          <table:table-cell table:formula="of:=([.A68]*9/5)+32" office:value-type="float" office:value="60.35">
            <text:p>60.35000</text:p>
          </table:table-cell>
          <table:table-cell table:formula="of:=[.B$3]*EXP(((1/([.A68]+[.B$2])-(1/([.C$3]+[.B$2])))*[.C$2]))" office:value-type="float" office:value="14.3813311770008">
            <text:p>14.38133</text:p>
          </table:table-cell>
          <table:table-cell table:formula="of:=INT(([.C68]/([.C68]+[.D$3]))*[.D$2]+0.5)" office:value-type="float" office:value="2416">
            <text:p>2416</text:p>
          </table:table-cell>
          <table:table-cell table:formula="of:=[.D68]-[.D67]" office:value-type="float" office:value="-10">
            <text:p>-10</text:p>
          </table:table-cell>
          <table:table-cell table:formula="of:=[.C$3]-[.A68]" office:value-type="float" office:value="9.25">
            <text:p>9.25</text:p>
          </table:table-cell>
          <table:table-cell table:formula="of:=-[.F$2]*[.F68]*[.F68]" office:value-type="float" office:value="-2.909125">
            <text:p>-2.91</text:p>
          </table:table-cell>
          <table:table-cell table:formula="of:=[.G68]-[.G67]" office:value-type="float" office:value="0.159375">
            <text:p>0.16</text:p>
          </table:table-cell>
          <table:table-cell/>
          <table:table-cell table:formula="of:=[.D68]" office:value-type="float" office:value="2416">
            <text:p>2416</text:p>
          </table:table-cell>
          <table:table-cell table:formula="of:=[.G68]" office:value-type="float" office:value="-2.909125">
            <text:p>-2.91</text:p>
          </table:table-cell>
          <table:table-cell table:formula="of:=-0.00002224*([.J68]-2048)*([.J68]-2048)" office:value-type="float" office:value="-3.01182976">
            <text:p>-3.01</text:p>
          </table:table-cell>
          <table:table-cell table:formula="of:=[.K68]-[.L68]" office:value-type="float" office:value="0.10270476">
            <text:p>0.1</text:p>
          </table:table-cell>
        </table:table-row>
        <table:table-row table:style-name="ro1">
          <table:table-cell table:formula="of:=[.A68]+0.25" office:value-type="float" office:value="16">
            <text:p>16.00</text:p>
          </table:table-cell>
          <table:table-cell table:formula="of:=([.A69]*9/5)+32" office:value-type="float" office:value="60.8">
            <text:p>60.80000</text:p>
          </table:table-cell>
          <table:table-cell table:formula="of:=[.B$3]*EXP(((1/([.A69]+[.B$2])-(1/([.C$3]+[.B$2])))*[.C$2]))" office:value-type="float" office:value="14.2364409848001">
            <text:p>14.23644</text:p>
          </table:table-cell>
          <table:table-cell table:formula="of:=INT(([.C69]/([.C69]+[.D$3]))*[.D$2]+0.5)" office:value-type="float" office:value="2406">
            <text:p>2406</text:p>
          </table:table-cell>
          <table:table-cell table:formula="of:=[.D69]-[.D68]" office:value-type="float" office:value="-10">
            <text:p>-10</text:p>
          </table:table-cell>
          <table:table-cell table:formula="of:=[.C$3]-[.A69]" office:value-type="float" office:value="9">
            <text:p>9.00</text:p>
          </table:table-cell>
          <table:table-cell table:formula="of:=-[.F$2]*[.F69]*[.F69]" office:value-type="float" office:value="-2.754">
            <text:p>-2.75</text:p>
          </table:table-cell>
          <table:table-cell table:formula="of:=[.G69]-[.G68]" office:value-type="float" office:value="0.155125">
            <text:p>0.16</text:p>
          </table:table-cell>
          <table:table-cell/>
          <table:table-cell table:formula="of:=[.D69]" office:value-type="float" office:value="2406">
            <text:p>2406</text:p>
          </table:table-cell>
          <table:table-cell table:formula="of:=[.G69]" office:value-type="float" office:value="-2.754">
            <text:p>-2.75</text:p>
          </table:table-cell>
          <table:table-cell table:formula="of:=-0.00002224*([.J69]-2048)*([.J69]-2048)" office:value-type="float" office:value="-2.85036736">
            <text:p>-2.85</text:p>
          </table:table-cell>
          <table:table-cell table:formula="of:=[.K69]-[.L69]" office:value-type="float" office:value="0.0963673599999999">
            <text:p>0.1</text:p>
          </table:table-cell>
        </table:table-row>
        <table:table-row table:style-name="ro1">
          <table:table-cell table:formula="of:=[.A69]+0.25" office:value-type="float" office:value="16.25">
            <text:p>16.25</text:p>
          </table:table-cell>
          <table:table-cell table:formula="of:=([.A70]*9/5)+32" office:value-type="float" office:value="61.25">
            <text:p>61.25000</text:p>
          </table:table-cell>
          <table:table-cell table:formula="of:=[.B$3]*EXP(((1/([.A70]+[.B$2])-(1/([.C$3]+[.B$2])))*[.C$2]))" office:value-type="float" office:value="14.0932572280231">
            <text:p>14.09326</text:p>
          </table:table-cell>
          <table:table-cell table:formula="of:=INT(([.C70]/([.C70]+[.D$3]))*[.D$2]+0.5)" office:value-type="float" office:value="2396">
            <text:p>2396</text:p>
          </table:table-cell>
          <table:table-cell table:formula="of:=[.D70]-[.D69]" office:value-type="float" office:value="-10">
            <text:p>-10</text:p>
          </table:table-cell>
          <table:table-cell table:formula="of:=[.C$3]-[.A70]" office:value-type="float" office:value="8.75">
            <text:p>8.75</text:p>
          </table:table-cell>
          <table:table-cell table:formula="of:=-[.F$2]*[.F70]*[.F70]" office:value-type="float" office:value="-2.603125">
            <text:p>-2.60</text:p>
          </table:table-cell>
          <table:table-cell table:formula="of:=[.G70]-[.G69]" office:value-type="float" office:value="0.150875">
            <text:p>0.15</text:p>
          </table:table-cell>
          <table:table-cell/>
          <table:table-cell table:formula="of:=[.D70]" office:value-type="float" office:value="2396">
            <text:p>2396</text:p>
          </table:table-cell>
          <table:table-cell table:formula="of:=[.G70]" office:value-type="float" office:value="-2.603125">
            <text:p>-2.6</text:p>
          </table:table-cell>
          <table:table-cell table:formula="of:=-0.00002224*([.J70]-2048)*([.J70]-2048)" office:value-type="float" office:value="-2.69335296">
            <text:p>-2.69</text:p>
          </table:table-cell>
          <table:table-cell table:formula="of:=[.K70]-[.L70]" office:value-type="float" office:value="0.09022796">
            <text:p>0.09</text:p>
          </table:table-cell>
        </table:table-row>
        <table:table-row table:style-name="ro1">
          <table:table-cell table:formula="of:=[.A70]+0.25" office:value-type="float" office:value="16.5">
            <text:p>16.50</text:p>
          </table:table-cell>
          <table:table-cell table:formula="of:=([.A71]*9/5)+32" office:value-type="float" office:value="61.7">
            <text:p>61.70000</text:p>
          </table:table-cell>
          <table:table-cell table:formula="of:=[.B$3]*EXP(((1/([.A71]+[.B$2])-(1/([.C$3]+[.B$2])))*[.C$2]))" office:value-type="float" office:value="13.9517571240687">
            <text:p>13.95176</text:p>
          </table:table-cell>
          <table:table-cell table:formula="of:=INT(([.C71]/([.C71]+[.D$3]))*[.D$2]+0.5)" office:value-type="float" office:value="2386">
            <text:p>2386</text:p>
          </table:table-cell>
          <table:table-cell table:formula="of:=[.D71]-[.D70]" office:value-type="float" office:value="-10">
            <text:p>-10</text:p>
          </table:table-cell>
          <table:table-cell table:formula="of:=[.C$3]-[.A71]" office:value-type="float" office:value="8.5">
            <text:p>8.50</text:p>
          </table:table-cell>
          <table:table-cell table:formula="of:=-[.F$2]*[.F71]*[.F71]" office:value-type="float" office:value="-2.4565">
            <text:p>-2.46</text:p>
          </table:table-cell>
          <table:table-cell table:formula="of:=[.G71]-[.G70]" office:value-type="float" office:value="0.146625">
            <text:p>0.15</text:p>
          </table:table-cell>
          <table:table-cell/>
          <table:table-cell table:formula="of:=[.D71]" office:value-type="float" office:value="2386">
            <text:p>2386</text:p>
          </table:table-cell>
          <table:table-cell table:formula="of:=[.G71]" office:value-type="float" office:value="-2.4565">
            <text:p>-2.46</text:p>
          </table:table-cell>
          <table:table-cell table:formula="of:=-0.00002224*([.J71]-2048)*([.J71]-2048)" office:value-type="float" office:value="-2.54078656">
            <text:p>-2.54</text:p>
          </table:table-cell>
          <table:table-cell table:formula="of:=[.K71]-[.L71]" office:value-type="float" office:value="0.0842865599999998">
            <text:p>0.08</text:p>
          </table:table-cell>
        </table:table-row>
        <table:table-row table:style-name="ro1">
          <table:table-cell table:formula="of:=[.A71]+0.25" office:value-type="float" office:value="16.75">
            <text:p>16.75</text:p>
          </table:table-cell>
          <table:table-cell table:formula="of:=([.A72]*9/5)+32" office:value-type="float" office:value="62.15">
            <text:p>62.15000</text:p>
          </table:table-cell>
          <table:table-cell table:formula="of:=[.B$3]*EXP(((1/([.A72]+[.B$2])-(1/([.C$3]+[.B$2])))*[.C$2]))" office:value-type="float" office:value="13.8119182284455">
            <text:p>13.81192</text:p>
          </table:table-cell>
          <table:table-cell table:formula="of:=INT(([.C72]/([.C72]+[.D$3]))*[.D$2]+0.5)" office:value-type="float" office:value="2376">
            <text:p>2376</text:p>
          </table:table-cell>
          <table:table-cell table:formula="of:=[.D72]-[.D71]" office:value-type="float" office:value="-10">
            <text:p>-10</text:p>
          </table:table-cell>
          <table:table-cell table:formula="of:=[.C$3]-[.A72]" office:value-type="float" office:value="8.25">
            <text:p>8.25</text:p>
          </table:table-cell>
          <table:table-cell table:formula="of:=-[.F$2]*[.F72]*[.F72]" office:value-type="float" office:value="-2.314125">
            <text:p>-2.31</text:p>
          </table:table-cell>
          <table:table-cell table:formula="of:=[.G72]-[.G71]" office:value-type="float" office:value="0.142375">
            <text:p>0.14</text:p>
          </table:table-cell>
          <table:table-cell/>
          <table:table-cell table:formula="of:=[.D72]" office:value-type="float" office:value="2376">
            <text:p>2376</text:p>
          </table:table-cell>
          <table:table-cell table:formula="of:=[.G72]" office:value-type="float" office:value="-2.314125">
            <text:p>-2.31</text:p>
          </table:table-cell>
          <table:table-cell table:formula="of:=-0.00002224*([.J72]-2048)*([.J72]-2048)" office:value-type="float" office:value="-2.39266816">
            <text:p>-2.39</text:p>
          </table:table-cell>
          <table:table-cell table:formula="of:=[.K72]-[.L72]" office:value-type="float" office:value="0.0785431599999997">
            <text:p>0.08</text:p>
          </table:table-cell>
        </table:table-row>
        <table:table-row table:style-name="ro1">
          <table:table-cell table:formula="of:=[.A72]+0.25" office:value-type="float" office:value="17">
            <text:p>17.00</text:p>
          </table:table-cell>
          <table:table-cell table:formula="of:=([.A73]*9/5)+32" office:value-type="float" office:value="62.6">
            <text:p>62.60000</text:p>
          </table:table-cell>
          <table:table-cell table:formula="of:=[.B$3]*EXP(((1/([.A73]+[.B$2])-(1/([.C$3]+[.B$2])))*[.C$2]))" office:value-type="float" office:value="13.673718429271">
            <text:p>13.67372</text:p>
          </table:table-cell>
          <table:table-cell table:formula="of:=INT(([.C73]/([.C73]+[.D$3]))*[.D$2]+0.5)" office:value-type="float" office:value="2366">
            <text:p>2366</text:p>
          </table:table-cell>
          <table:table-cell table:formula="of:=[.D73]-[.D72]" office:value-type="float" office:value="-10">
            <text:p>-10</text:p>
          </table:table-cell>
          <table:table-cell table:formula="of:=[.C$3]-[.A73]" office:value-type="float" office:value="8">
            <text:p>8.00</text:p>
          </table:table-cell>
          <table:table-cell table:formula="of:=-[.F$2]*[.F73]*[.F73]" office:value-type="float" office:value="-2.176">
            <text:p>-2.18</text:p>
          </table:table-cell>
          <table:table-cell table:formula="of:=[.G73]-[.G72]" office:value-type="float" office:value="0.138125">
            <text:p>0.14</text:p>
          </table:table-cell>
          <table:table-cell/>
          <table:table-cell table:formula="of:=[.D73]" office:value-type="float" office:value="2366">
            <text:p>2366</text:p>
          </table:table-cell>
          <table:table-cell table:formula="of:=[.G73]" office:value-type="float" office:value="-2.176">
            <text:p>-2.18</text:p>
          </table:table-cell>
          <table:table-cell table:formula="of:=-0.00002224*([.J73]-2048)*([.J73]-2048)" office:value-type="float" office:value="-2.24899776">
            <text:p>-2.25</text:p>
          </table:table-cell>
          <table:table-cell table:formula="of:=[.K73]-[.L73]" office:value-type="float" office:value="0.0729977599999998">
            <text:p>0.07</text:p>
          </table:table-cell>
        </table:table-row>
        <table:table-row table:style-name="ro1">
          <table:table-cell table:formula="of:=[.A73]+0.25" office:value-type="float" office:value="17.25">
            <text:p>17.25</text:p>
          </table:table-cell>
          <table:table-cell table:formula="of:=([.A74]*9/5)+32" office:value-type="float" office:value="63.05">
            <text:p>63.05000</text:p>
          </table:table-cell>
          <table:table-cell table:formula="of:=[.B$3]*EXP(((1/([.A74]+[.B$2])-(1/([.C$3]+[.B$2])))*[.C$2]))" office:value-type="float" office:value="13.537135941868">
            <text:p>13.53714</text:p>
          </table:table-cell>
          <table:table-cell table:formula="of:=INT(([.C74]/([.C74]+[.D$3]))*[.D$2]+0.5)" office:value-type="float" office:value="2356">
            <text:p>2356</text:p>
          </table:table-cell>
          <table:table-cell table:formula="of:=[.D74]-[.D73]" office:value-type="float" office:value="-10">
            <text:p>-10</text:p>
          </table:table-cell>
          <table:table-cell table:formula="of:=[.C$3]-[.A74]" office:value-type="float" office:value="7.75">
            <text:p>7.75</text:p>
          </table:table-cell>
          <table:table-cell table:formula="of:=-[.F$2]*[.F74]*[.F74]" office:value-type="float" office:value="-2.042125">
            <text:p>-2.04</text:p>
          </table:table-cell>
          <table:table-cell table:formula="of:=[.G74]-[.G73]" office:value-type="float" office:value="0.133875">
            <text:p>0.13</text:p>
          </table:table-cell>
          <table:table-cell/>
          <table:table-cell table:formula="of:=[.D74]" office:value-type="float" office:value="2356">
            <text:p>2356</text:p>
          </table:table-cell>
          <table:table-cell table:formula="of:=[.G74]" office:value-type="float" office:value="-2.042125">
            <text:p>-2.04</text:p>
          </table:table-cell>
          <table:table-cell table:formula="of:=-0.00002224*([.J74]-2048)*([.J74]-2048)" office:value-type="float" office:value="-2.10977536">
            <text:p>-2.11</text:p>
          </table:table-cell>
          <table:table-cell table:formula="of:=[.K74]-[.L74]" office:value-type="float" office:value="0.06765036">
            <text:p>0.07</text:p>
          </table:table-cell>
        </table:table-row>
        <table:table-row table:style-name="ro1">
          <table:table-cell table:formula="of:=[.A74]+0.25" office:value-type="float" office:value="17.5">
            <text:p>17.50</text:p>
          </table:table-cell>
          <table:table-cell table:formula="of:=([.A75]*9/5)+32" office:value-type="float" office:value="63.5">
            <text:p>63.50000</text:p>
          </table:table-cell>
          <table:table-cell table:formula="of:=[.B$3]*EXP(((1/([.A75]+[.B$2])-(1/([.C$3]+[.B$2])))*[.C$2]))" office:value-type="float" office:value="13.4021493034561">
            <text:p>13.40215</text:p>
          </table:table-cell>
          <table:table-cell table:formula="of:=INT(([.C75]/([.C75]+[.D$3]))*[.D$2]+0.5)" office:value-type="float" office:value="2346">
            <text:p>2346</text:p>
          </table:table-cell>
          <table:table-cell table:formula="of:=[.D75]-[.D74]" office:value-type="float" office:value="-10">
            <text:p>-10</text:p>
          </table:table-cell>
          <table:table-cell table:formula="of:=[.C$3]-[.A75]" office:value-type="float" office:value="7.5">
            <text:p>7.50</text:p>
          </table:table-cell>
          <table:table-cell table:formula="of:=-[.F$2]*[.F75]*[.F75]" office:value-type="float" office:value="-1.9125">
            <text:p>-1.91</text:p>
          </table:table-cell>
          <table:table-cell table:formula="of:=[.G75]-[.G74]" office:value-type="float" office:value="0.129625">
            <text:p>0.13</text:p>
          </table:table-cell>
          <table:table-cell/>
          <table:table-cell table:formula="of:=[.D75]" office:value-type="float" office:value="2346">
            <text:p>2346</text:p>
          </table:table-cell>
          <table:table-cell table:formula="of:=[.G75]" office:value-type="float" office:value="-1.9125">
            <text:p>-1.91</text:p>
          </table:table-cell>
          <table:table-cell table:formula="of:=-0.00002224*([.J75]-2048)*([.J75]-2048)" office:value-type="float" office:value="-1.97500096">
            <text:p>-1.98</text:p>
          </table:table-cell>
          <table:table-cell table:formula="of:=[.K75]-[.L75]" office:value-type="float" office:value="0.0625009599999999">
            <text:p>0.06</text:p>
          </table:table-cell>
        </table:table-row>
        <table:table-row table:style-name="ro1">
          <table:table-cell table:formula="of:=[.A75]+0.25" office:value-type="float" office:value="17.75">
            <text:p>17.75</text:p>
          </table:table-cell>
          <table:table-cell table:formula="of:=([.A76]*9/5)+32" office:value-type="float" office:value="63.95">
            <text:p>63.95000</text:p>
          </table:table-cell>
          <table:table-cell table:formula="of:=[.B$3]*EXP(((1/([.A76]+[.B$2])-(1/([.C$3]+[.B$2])))*[.C$2]))" office:value-type="float" office:value="13.2687373679367">
            <text:p>13.26874</text:p>
          </table:table-cell>
          <table:table-cell table:formula="of:=INT(([.C76]/([.C76]+[.D$3]))*[.D$2]+0.5)" office:value-type="float" office:value="2336">
            <text:p>2336</text:p>
          </table:table-cell>
          <table:table-cell table:formula="of:=[.D76]-[.D75]" office:value-type="float" office:value="-10">
            <text:p>-10</text:p>
          </table:table-cell>
          <table:table-cell table:formula="of:=[.C$3]-[.A76]" office:value-type="float" office:value="7.25">
            <text:p>7.25</text:p>
          </table:table-cell>
          <table:table-cell table:formula="of:=-[.F$2]*[.F76]*[.F76]" office:value-type="float" office:value="-1.787125">
            <text:p>-1.79</text:p>
          </table:table-cell>
          <table:table-cell table:formula="of:=[.G76]-[.G75]" office:value-type="float" office:value="0.125375">
            <text:p>0.13</text:p>
          </table:table-cell>
          <table:table-cell/>
          <table:table-cell table:formula="of:=[.D76]" office:value-type="float" office:value="2336">
            <text:p>2336</text:p>
          </table:table-cell>
          <table:table-cell table:formula="of:=[.G76]" office:value-type="float" office:value="-1.787125">
            <text:p>-1.79</text:p>
          </table:table-cell>
          <table:table-cell table:formula="of:=-0.00002224*([.J76]-2048)*([.J76]-2048)" office:value-type="float" office:value="-1.84467456">
            <text:p>-1.84</text:p>
          </table:table-cell>
          <table:table-cell table:formula="of:=[.K76]-[.L76]" office:value-type="float" office:value="0.05754956">
            <text:p>0.06</text:p>
          </table:table-cell>
        </table:table-row>
        <table:table-row table:style-name="ro1">
          <table:table-cell table:formula="of:=[.A76]+0.25" office:value-type="float" office:value="18">
            <text:p>18.00</text:p>
          </table:table-cell>
          <table:table-cell table:formula="of:=([.A77]*9/5)+32" office:value-type="float" office:value="64.4">
            <text:p>64.40000</text:p>
          </table:table-cell>
          <table:table-cell table:formula="of:=[.B$3]*EXP(((1/([.A77]+[.B$2])-(1/([.C$3]+[.B$2])))*[.C$2]))" office:value-type="float" office:value="13.1368793007692">
            <text:p>13.13688</text:p>
          </table:table-cell>
          <table:table-cell table:formula="of:=INT(([.C77]/([.C77]+[.D$3]))*[.D$2]+0.5)" office:value-type="float" office:value="2326">
            <text:p>2326</text:p>
          </table:table-cell>
          <table:table-cell table:formula="of:=[.D77]-[.D76]" office:value-type="float" office:value="-10">
            <text:p>-10</text:p>
          </table:table-cell>
          <table:table-cell table:formula="of:=[.C$3]-[.A77]" office:value-type="float" office:value="7">
            <text:p>7.00</text:p>
          </table:table-cell>
          <table:table-cell table:formula="of:=-[.F$2]*[.F77]*[.F77]" office:value-type="float" office:value="-1.666">
            <text:p>-1.67</text:p>
          </table:table-cell>
          <table:table-cell table:formula="of:=[.G77]-[.G76]" office:value-type="float" office:value="0.121125">
            <text:p>0.12</text:p>
          </table:table-cell>
          <table:table-cell/>
          <table:table-cell table:formula="of:=[.D77]" office:value-type="float" office:value="2326">
            <text:p>2326</text:p>
          </table:table-cell>
          <table:table-cell table:formula="of:=[.G77]" office:value-type="float" office:value="-1.666">
            <text:p>-1.67</text:p>
          </table:table-cell>
          <table:table-cell table:formula="of:=-0.00002224*([.J77]-2048)*([.J77]-2048)" office:value-type="float" office:value="-1.71879616">
            <text:p>-1.72</text:p>
          </table:table-cell>
          <table:table-cell table:formula="of:=[.K77]-[.L77]" office:value-type="float" office:value="0.0527961599999998">
            <text:p>0.05</text:p>
          </table:table-cell>
        </table:table-row>
        <table:table-row table:style-name="ro1">
          <table:table-cell table:formula="of:=[.A77]+0.25" office:value-type="float" office:value="18.25">
            <text:p>18.25</text:p>
          </table:table-cell>
          <table:table-cell table:formula="of:=([.A78]*9/5)+32" office:value-type="float" office:value="64.85">
            <text:p>64.85000</text:p>
          </table:table-cell>
          <table:table-cell table:formula="of:=[.B$3]*EXP(((1/([.A78]+[.B$2])-(1/([.C$3]+[.B$2])))*[.C$2]))" office:value-type="float" office:value="13.0065545739383">
            <text:p>13.00655</text:p>
          </table:table-cell>
          <table:table-cell table:formula="of:=INT(([.C78]/([.C78]+[.D$3]))*[.D$2]+0.5)" office:value-type="float" office:value="2316">
            <text:p>2316</text:p>
          </table:table-cell>
          <table:table-cell table:formula="of:=[.D78]-[.D77]" office:value-type="float" office:value="-10">
            <text:p>-10</text:p>
          </table:table-cell>
          <table:table-cell table:formula="of:=[.C$3]-[.A78]" office:value-type="float" office:value="6.75">
            <text:p>6.75</text:p>
          </table:table-cell>
          <table:table-cell table:formula="of:=-[.F$2]*[.F78]*[.F78]" office:value-type="float" office:value="-1.549125">
            <text:p>-1.55</text:p>
          </table:table-cell>
          <table:table-cell table:formula="of:=[.G78]-[.G77]" office:value-type="float" office:value="0.116875">
            <text:p>0.12</text:p>
          </table:table-cell>
          <table:table-cell/>
          <table:table-cell table:formula="of:=[.D78]" office:value-type="float" office:value="2316">
            <text:p>2316</text:p>
          </table:table-cell>
          <table:table-cell table:formula="of:=[.G78]" office:value-type="float" office:value="-1.549125">
            <text:p>-1.55</text:p>
          </table:table-cell>
          <table:table-cell table:formula="of:=-0.00002224*([.J78]-2048)*([.J78]-2048)" office:value-type="float" office:value="-1.59736576">
            <text:p>-1.6</text:p>
          </table:table-cell>
          <table:table-cell table:formula="of:=[.K78]-[.L78]" office:value-type="float" office:value="0.0482407599999999">
            <text:p>0.05</text:p>
          </table:table-cell>
        </table:table-row>
        <table:table-row table:style-name="ro1">
          <table:table-cell table:formula="of:=[.A78]+0.25" office:value-type="float" office:value="18.5">
            <text:p>18.50</text:p>
          </table:table-cell>
          <table:table-cell table:formula="of:=([.A79]*9/5)+32" office:value-type="float" office:value="65.3">
            <text:p>65.30000</text:p>
          </table:table-cell>
          <table:table-cell table:formula="of:=[.B$3]*EXP(((1/([.A79]+[.B$2])-(1/([.C$3]+[.B$2])))*[.C$2]))" office:value-type="float" office:value="12.8777429610082">
            <text:p>12.87774</text:p>
          </table:table-cell>
          <table:table-cell table:formula="of:=INT(([.C79]/([.C79]+[.D$3]))*[.D$2]+0.5)" office:value-type="float" office:value="2306">
            <text:p>2306</text:p>
          </table:table-cell>
          <table:table-cell table:formula="of:=[.D79]-[.D78]" office:value-type="float" office:value="-10">
            <text:p>-10</text:p>
          </table:table-cell>
          <table:table-cell table:formula="of:=[.C$3]-[.A79]" office:value-type="float" office:value="6.5">
            <text:p>6.50</text:p>
          </table:table-cell>
          <table:table-cell table:formula="of:=-[.F$2]*[.F79]*[.F79]" office:value-type="float" office:value="-1.4365">
            <text:p>-1.44</text:p>
          </table:table-cell>
          <table:table-cell table:formula="of:=[.G79]-[.G78]" office:value-type="float" office:value="0.112625">
            <text:p>0.11</text:p>
          </table:table-cell>
          <table:table-cell/>
          <table:table-cell table:formula="of:=[.D79]" office:value-type="float" office:value="2306">
            <text:p>2306</text:p>
          </table:table-cell>
          <table:table-cell table:formula="of:=[.G79]" office:value-type="float" office:value="-1.4365">
            <text:p>-1.44</text:p>
          </table:table-cell>
          <table:table-cell table:formula="of:=-0.00002224*([.J79]-2048)*([.J79]-2048)" office:value-type="float" office:value="-1.48038336">
            <text:p>-1.48</text:p>
          </table:table-cell>
          <table:table-cell table:formula="of:=[.K79]-[.L79]" office:value-type="float" office:value="0.0438833599999999">
            <text:p>0.04</text:p>
          </table:table-cell>
        </table:table-row>
        <table:table-row table:style-name="ro1">
          <table:table-cell table:formula="of:=[.A79]+0.25" office:value-type="float" office:value="18.75">
            <text:p>18.75</text:p>
          </table:table-cell>
          <table:table-cell table:formula="of:=([.A80]*9/5)+32" office:value-type="float" office:value="65.75">
            <text:p>65.75000</text:p>
          </table:table-cell>
          <table:table-cell table:formula="of:=[.B$3]*EXP(((1/([.A80]+[.B$2])-(1/([.C$3]+[.B$2])))*[.C$2]))" office:value-type="float" office:value="12.7504245322644">
            <text:p>12.75042</text:p>
          </table:table-cell>
          <table:table-cell table:formula="of:=INT(([.C80]/([.C80]+[.D$3]))*[.D$2]+0.5)" office:value-type="float" office:value="2296">
            <text:p>2296</text:p>
          </table:table-cell>
          <table:table-cell table:formula="of:=[.D80]-[.D79]" office:value-type="float" office:value="-10">
            <text:p>-10</text:p>
          </table:table-cell>
          <table:table-cell table:formula="of:=[.C$3]-[.A80]" office:value-type="float" office:value="6.25">
            <text:p>6.25</text:p>
          </table:table-cell>
          <table:table-cell table:formula="of:=-[.F$2]*[.F80]*[.F80]" office:value-type="float" office:value="-1.328125">
            <text:p>-1.33</text:p>
          </table:table-cell>
          <table:table-cell table:formula="of:=[.G80]-[.G79]" office:value-type="float" office:value="0.108375">
            <text:p>0.11</text:p>
          </table:table-cell>
          <table:table-cell/>
          <table:table-cell table:formula="of:=[.D80]" office:value-type="float" office:value="2296">
            <text:p>2296</text:p>
          </table:table-cell>
          <table:table-cell table:formula="of:=[.G80]" office:value-type="float" office:value="-1.328125">
            <text:p>-1.33</text:p>
          </table:table-cell>
          <table:table-cell table:formula="of:=-0.00002224*([.J80]-2048)*([.J80]-2048)" office:value-type="float" office:value="-1.36784896">
            <text:p>-1.37</text:p>
          </table:table-cell>
          <table:table-cell table:formula="of:=[.K80]-[.L80]" office:value-type="float" office:value="0.0397239599999999">
            <text:p>0.04</text:p>
          </table:table-cell>
        </table:table-row>
        <table:table-row table:style-name="ro1">
          <table:table-cell table:formula="of:=[.A80]+0.25" office:value-type="float" office:value="19">
            <text:p>19.00</text:p>
          </table:table-cell>
          <table:table-cell table:formula="of:=([.A81]*9/5)+32" office:value-type="float" office:value="66.2">
            <text:p>66.20000</text:p>
          </table:table-cell>
          <table:table-cell table:formula="of:=[.B$3]*EXP(((1/([.A81]+[.B$2])-(1/([.C$3]+[.B$2])))*[.C$2]))" office:value-type="float" office:value="12.6245796499396">
            <text:p>12.62458</text:p>
          </table:table-cell>
          <table:table-cell table:formula="of:=INT(([.C81]/([.C81]+[.D$3]))*[.D$2]+0.5)" office:value-type="float" office:value="2286">
            <text:p>2286</text:p>
          </table:table-cell>
          <table:table-cell table:formula="of:=[.D81]-[.D80]" office:value-type="float" office:value="-10">
            <text:p>-10</text:p>
          </table:table-cell>
          <table:table-cell table:formula="of:=[.C$3]-[.A81]" office:value-type="float" office:value="6">
            <text:p>6.00</text:p>
          </table:table-cell>
          <table:table-cell table:formula="of:=-[.F$2]*[.F81]*[.F81]" office:value-type="float" office:value="-1.224">
            <text:p>-1.22</text:p>
          </table:table-cell>
          <table:table-cell table:formula="of:=[.G81]-[.G80]" office:value-type="float" office:value="0.104125">
            <text:p>0.10</text:p>
          </table:table-cell>
          <table:table-cell/>
          <table:table-cell table:formula="of:=[.D81]" office:value-type="float" office:value="2286">
            <text:p>2286</text:p>
          </table:table-cell>
          <table:table-cell table:formula="of:=[.G81]" office:value-type="float" office:value="-1.224">
            <text:p>-1.22</text:p>
          </table:table-cell>
          <table:table-cell table:formula="of:=-0.00002224*([.J81]-2048)*([.J81]-2048)" office:value-type="float" office:value="-1.25976256">
            <text:p>-1.26</text:p>
          </table:table-cell>
          <table:table-cell table:formula="of:=[.K81]-[.L81]" office:value-type="float" office:value="0.0357625599999998">
            <text:p>0.04</text:p>
          </table:table-cell>
        </table:table-row>
        <table:table-row table:style-name="ro1">
          <table:table-cell table:formula="of:=[.A81]+0.25" office:value-type="float" office:value="19.25">
            <text:p>19.25</text:p>
          </table:table-cell>
          <table:table-cell table:formula="of:=([.A82]*9/5)+32" office:value-type="float" office:value="66.65">
            <text:p>66.65000</text:p>
          </table:table-cell>
          <table:table-cell table:formula="of:=[.B$3]*EXP(((1/([.A82]+[.B$2])-(1/([.C$3]+[.B$2])))*[.C$2]))" office:value-type="float" office:value="12.5001889635237">
            <text:p>12.50019</text:p>
          </table:table-cell>
          <table:table-cell table:formula="of:=INT(([.C82]/([.C82]+[.D$3]))*[.D$2]+0.5)" office:value-type="float" office:value="2276">
            <text:p>2276</text:p>
          </table:table-cell>
          <table:table-cell table:formula="of:=[.D82]-[.D81]" office:value-type="float" office:value="-10">
            <text:p>-10</text:p>
          </table:table-cell>
          <table:table-cell table:formula="of:=[.C$3]-[.A82]" office:value-type="float" office:value="5.75">
            <text:p>5.75</text:p>
          </table:table-cell>
          <table:table-cell table:formula="of:=-[.F$2]*[.F82]*[.F82]" office:value-type="float" office:value="-1.124125">
            <text:p>-1.12</text:p>
          </table:table-cell>
          <table:table-cell table:formula="of:=[.G82]-[.G81]" office:value-type="float" office:value="0.0998750000000002">
            <text:p>0.10</text:p>
          </table:table-cell>
          <table:table-cell/>
          <table:table-cell table:formula="of:=[.D82]" office:value-type="float" office:value="2276">
            <text:p>2276</text:p>
          </table:table-cell>
          <table:table-cell table:formula="of:=[.G82]" office:value-type="float" office:value="-1.124125">
            <text:p>-1.12</text:p>
          </table:table-cell>
          <table:table-cell table:formula="of:=-0.00002224*([.J82]-2048)*([.J82]-2048)" office:value-type="float" office:value="-1.15612416">
            <text:p>-1.16</text:p>
          </table:table-cell>
          <table:table-cell table:formula="of:=[.K82]-[.L82]" office:value-type="float" office:value="0.03199916">
            <text:p>0.03</text:p>
          </table:table-cell>
        </table:table-row>
        <table:table-row table:style-name="ro1">
          <table:table-cell table:formula="of:=[.A82]+0.25" office:value-type="float" office:value="19.5">
            <text:p>19.50</text:p>
          </table:table-cell>
          <table:table-cell table:formula="of:=([.A83]*9/5)+32" office:value-type="float" office:value="67.1">
            <text:p>67.10000</text:p>
          </table:table-cell>
          <table:table-cell table:formula="of:=[.B$3]*EXP(((1/([.A83]+[.B$2])-(1/([.C$3]+[.B$2])))*[.C$2]))" office:value-type="float" office:value="12.3772334051553">
            <text:p>12.37723</text:p>
          </table:table-cell>
          <table:table-cell table:formula="of:=INT(([.C83]/([.C83]+[.D$3]))*[.D$2]+0.5)" office:value-type="float" office:value="2266">
            <text:p>2266</text:p>
          </table:table-cell>
          <table:table-cell table:formula="of:=[.D83]-[.D82]" office:value-type="float" office:value="-10">
            <text:p>-10</text:p>
          </table:table-cell>
          <table:table-cell table:formula="of:=[.C$3]-[.A83]" office:value-type="float" office:value="5.5">
            <text:p>5.50</text:p>
          </table:table-cell>
          <table:table-cell table:formula="of:=-[.F$2]*[.F83]*[.F83]" office:value-type="float" office:value="-1.0285">
            <text:p>-1.03</text:p>
          </table:table-cell>
          <table:table-cell table:formula="of:=[.G83]-[.G82]" office:value-type="float" office:value="0.0956250000000001">
            <text:p>0.10</text:p>
          </table:table-cell>
          <table:table-cell/>
          <table:table-cell table:formula="of:=[.D83]" office:value-type="float" office:value="2266">
            <text:p>2266</text:p>
          </table:table-cell>
          <table:table-cell table:formula="of:=[.G83]" office:value-type="float" office:value="-1.0285">
            <text:p>-1.03</text:p>
          </table:table-cell>
          <table:table-cell table:formula="of:=-0.00002224*([.J83]-2048)*([.J83]-2048)" office:value-type="float" office:value="-1.05693376">
            <text:p>-1.06</text:p>
          </table:table-cell>
          <table:table-cell table:formula="of:=[.K83]-[.L83]" office:value-type="float" office:value="0.02843376">
            <text:p>0.03</text:p>
          </table:table-cell>
        </table:table-row>
        <table:table-row table:style-name="ro1">
          <table:table-cell table:formula="of:=[.A83]+0.25" office:value-type="float" office:value="19.75">
            <text:p>19.75</text:p>
          </table:table-cell>
          <table:table-cell table:formula="of:=([.A84]*9/5)+32" office:value-type="float" office:value="67.55">
            <text:p>67.55000</text:p>
          </table:table-cell>
          <table:table-cell table:formula="of:=[.B$3]*EXP(((1/([.A84]+[.B$2])-(1/([.C$3]+[.B$2])))*[.C$2]))" office:value-type="float" office:value="12.2556941850929">
            <text:p>12.25569</text:p>
          </table:table-cell>
          <table:table-cell table:formula="of:=INT(([.C84]/([.C84]+[.D$3]))*[.D$2]+0.5)" office:value-type="float" office:value="2256">
            <text:p>2256</text:p>
          </table:table-cell>
          <table:table-cell table:formula="of:=[.D84]-[.D83]" office:value-type="float" office:value="-10">
            <text:p>-10</text:p>
          </table:table-cell>
          <table:table-cell table:formula="of:=[.C$3]-[.A84]" office:value-type="float" office:value="5.25">
            <text:p>5.25</text:p>
          </table:table-cell>
          <table:table-cell table:formula="of:=-[.F$2]*[.F84]*[.F84]" office:value-type="float" office:value="-0.937125">
            <text:p>-0.94</text:p>
          </table:table-cell>
          <table:table-cell table:formula="of:=[.G84]-[.G83]" office:value-type="float" office:value="0.0913749999999999">
            <text:p>0.09</text:p>
          </table:table-cell>
          <table:table-cell/>
          <table:table-cell table:formula="of:=[.D84]" office:value-type="float" office:value="2256">
            <text:p>2256</text:p>
          </table:table-cell>
          <table:table-cell table:formula="of:=[.G84]" office:value-type="float" office:value="-0.937125">
            <text:p>-0.94</text:p>
          </table:table-cell>
          <table:table-cell table:formula="of:=-0.00002224*([.J84]-2048)*([.J84]-2048)" office:value-type="float" office:value="-0.96219136">
            <text:p>-0.96</text:p>
          </table:table-cell>
          <table:table-cell table:formula="of:=[.K84]-[.L84]" office:value-type="float" office:value="0.02506636">
            <text:p>0.03</text:p>
          </table:table-cell>
        </table:table-row>
        <table:table-row table:style-name="ro1">
          <table:table-cell table:formula="of:=[.A84]+0.25" office:value-type="float" office:value="20">
            <text:p>20.00</text:p>
          </table:table-cell>
          <table:table-cell table:formula="of:=([.A85]*9/5)+32" office:value-type="float" office:value="68">
            <text:p>68.00000</text:p>
          </table:table-cell>
          <table:table-cell table:formula="of:=[.B$3]*EXP(((1/([.A85]+[.B$2])-(1/([.C$3]+[.B$2])))*[.C$2]))" office:value-type="float" office:value="12.1355527872661">
            <text:p>12.13555</text:p>
          </table:table-cell>
          <table:table-cell table:formula="of:=INT(([.C85]/([.C85]+[.D$3]))*[.D$2]+0.5)" office:value-type="float" office:value="2246">
            <text:p>2246</text:p>
          </table:table-cell>
          <table:table-cell table:formula="of:=[.D85]-[.D84]" office:value-type="float" office:value="-10">
            <text:p>-10</text:p>
          </table:table-cell>
          <table:table-cell table:formula="of:=[.C$3]-[.A85]" office:value-type="float" office:value="5">
            <text:p>5.00</text:p>
          </table:table-cell>
          <table:table-cell table:formula="of:=-[.F$2]*[.F85]*[.F85]" office:value-type="float" office:value="-0.85">
            <text:p>-0.85</text:p>
          </table:table-cell>
          <table:table-cell table:formula="of:=[.G85]-[.G84]" office:value-type="float" office:value="0.087125">
            <text:p>0.09</text:p>
          </table:table-cell>
          <table:table-cell/>
          <table:table-cell table:formula="of:=[.D85]" office:value-type="float" office:value="2246">
            <text:p>2246</text:p>
          </table:table-cell>
          <table:table-cell table:formula="of:=[.G85]" office:value-type="float" office:value="-0.85">
            <text:p>-0.85</text:p>
          </table:table-cell>
          <table:table-cell table:formula="of:=-0.00002224*([.J85]-2048)*([.J85]-2048)" office:value-type="float" office:value="-0.87189696">
            <text:p>-0.87</text:p>
          </table:table-cell>
          <table:table-cell table:formula="of:=[.K85]-[.L85]" office:value-type="float" office:value="0.02189696">
            <text:p>0.02</text:p>
          </table:table-cell>
        </table:table-row>
        <table:table-row table:style-name="ro1">
          <table:table-cell table:formula="of:=[.A85]+0.25" office:value-type="float" office:value="20.25">
            <text:p>20.25</text:p>
          </table:table-cell>
          <table:table-cell table:formula="of:=([.A86]*9/5)+32" office:value-type="float" office:value="68.45">
            <text:p>68.45000</text:p>
          </table:table-cell>
          <table:table-cell table:formula="of:=[.B$3]*EXP(((1/([.A86]+[.B$2])-(1/([.C$3]+[.B$2])))*[.C$2]))" office:value-type="float" office:value="12.0167909649025">
            <text:p>12.01679</text:p>
          </table:table-cell>
          <table:table-cell table:formula="of:=INT(([.C86]/([.C86]+[.D$3]))*[.D$2]+0.5)" office:value-type="float" office:value="2236">
            <text:p>2236</text:p>
          </table:table-cell>
          <table:table-cell table:formula="of:=[.D86]-[.D85]" office:value-type="float" office:value="-10">
            <text:p>-10</text:p>
          </table:table-cell>
          <table:table-cell table:formula="of:=[.C$3]-[.A86]" office:value-type="float" office:value="4.75">
            <text:p>4.75</text:p>
          </table:table-cell>
          <table:table-cell table:formula="of:=-[.F$2]*[.F86]*[.F86]" office:value-type="float" office:value="-0.767125">
            <text:p>-0.77</text:p>
          </table:table-cell>
          <table:table-cell table:formula="of:=[.G86]-[.G85]" office:value-type="float" office:value="0.082875">
            <text:p>0.08</text:p>
          </table:table-cell>
          <table:table-cell/>
          <table:table-cell table:formula="of:=[.D86]" office:value-type="float" office:value="2236">
            <text:p>2236</text:p>
          </table:table-cell>
          <table:table-cell table:formula="of:=[.G86]" office:value-type="float" office:value="-0.767125">
            <text:p>-0.77</text:p>
          </table:table-cell>
          <table:table-cell table:formula="of:=-0.00002224*([.J86]-2048)*([.J86]-2048)" office:value-type="float" office:value="-0.78605056">
            <text:p>-0.79</text:p>
          </table:table-cell>
          <table:table-cell table:formula="of:=[.K86]-[.L86]" office:value-type="float" office:value="0.0189255599999999">
            <text:p>0.02</text:p>
          </table:table-cell>
        </table:table-row>
        <table:table-row table:style-name="ro1">
          <table:table-cell table:formula="of:=[.A86]+0.25" office:value-type="float" office:value="20.5">
            <text:p>20.50</text:p>
          </table:table-cell>
          <table:table-cell table:formula="of:=([.A87]*9/5)+32" office:value-type="float" office:value="68.9">
            <text:p>68.90000</text:p>
          </table:table-cell>
          <table:table-cell table:formula="of:=[.B$3]*EXP(((1/([.A87]+[.B$2])-(1/([.C$3]+[.B$2])))*[.C$2]))" office:value-type="float" office:value="11.8993907362317">
            <text:p>11.89939</text:p>
          </table:table-cell>
          <table:table-cell table:formula="of:=INT(([.C87]/([.C87]+[.D$3]))*[.D$2]+0.5)" office:value-type="float" office:value="2226">
            <text:p>2226</text:p>
          </table:table-cell>
          <table:table-cell table:formula="of:=[.D87]-[.D86]" office:value-type="float" office:value="-10">
            <text:p>-10</text:p>
          </table:table-cell>
          <table:table-cell table:formula="of:=[.C$3]-[.A87]" office:value-type="float" office:value="4.5">
            <text:p>4.50</text:p>
          </table:table-cell>
          <table:table-cell table:formula="of:=-[.F$2]*[.F87]*[.F87]" office:value-type="float" office:value="-0.6885">
            <text:p>-0.69</text:p>
          </table:table-cell>
          <table:table-cell table:formula="of:=[.G87]-[.G86]" office:value-type="float" office:value="0.0786249999999999">
            <text:p>0.08</text:p>
          </table:table-cell>
          <table:table-cell/>
          <table:table-cell table:formula="of:=[.D87]" office:value-type="float" office:value="2226">
            <text:p>2226</text:p>
          </table:table-cell>
          <table:table-cell table:formula="of:=[.G87]" office:value-type="float" office:value="-0.6885">
            <text:p>-0.69</text:p>
          </table:table-cell>
          <table:table-cell table:formula="of:=-0.00002224*([.J87]-2048)*([.J87]-2048)" office:value-type="float" office:value="-0.70465216">
            <text:p>-0.7</text:p>
          </table:table-cell>
          <table:table-cell table:formula="of:=[.K87]-[.L87]" office:value-type="float" office:value="0.0161521599999999">
            <text:p>0.02</text:p>
          </table:table-cell>
        </table:table-row>
        <table:table-row table:style-name="ro1">
          <table:table-cell table:formula="of:=[.A87]+0.25" office:value-type="float" office:value="20.75">
            <text:p>20.75</text:p>
          </table:table-cell>
          <table:table-cell table:formula="of:=([.A88]*9/5)+32" office:value-type="float" office:value="69.35">
            <text:p>69.35000</text:p>
          </table:table-cell>
          <table:table-cell table:formula="of:=[.B$3]*EXP(((1/([.A88]+[.B$2])-(1/([.C$3]+[.B$2])))*[.C$2]))" office:value-type="float" office:value="11.7833343802631">
            <text:p>11.78333</text:p>
          </table:table-cell>
          <table:table-cell table:formula="of:=INT(([.C88]/([.C88]+[.D$3]))*[.D$2]+0.5)" office:value-type="float" office:value="2216">
            <text:p>2216</text:p>
          </table:table-cell>
          <table:table-cell table:formula="of:=[.D88]-[.D87]" office:value-type="float" office:value="-10">
            <text:p>-10</text:p>
          </table:table-cell>
          <table:table-cell table:formula="of:=[.C$3]-[.A88]" office:value-type="float" office:value="4.25">
            <text:p>4.25</text:p>
          </table:table-cell>
          <table:table-cell table:formula="of:=-[.F$2]*[.F88]*[.F88]" office:value-type="float" office:value="-0.614125">
            <text:p>-0.61</text:p>
          </table:table-cell>
          <table:table-cell table:formula="of:=[.G88]-[.G87]" office:value-type="float" office:value="0.0743750000000001">
            <text:p>0.07</text:p>
          </table:table-cell>
          <table:table-cell/>
          <table:table-cell table:formula="of:=[.D88]" office:value-type="float" office:value="2216">
            <text:p>2216</text:p>
          </table:table-cell>
          <table:table-cell table:formula="of:=[.G88]" office:value-type="float" office:value="-0.614125">
            <text:p>-0.61</text:p>
          </table:table-cell>
          <table:table-cell table:formula="of:=-0.00002224*([.J88]-2048)*([.J88]-2048)" office:value-type="float" office:value="-0.62770176">
            <text:p>-0.63</text:p>
          </table:table-cell>
          <table:table-cell table:formula="of:=[.K88]-[.L88]" office:value-type="float" office:value="0.01357676">
            <text:p>0.01</text:p>
          </table:table-cell>
        </table:table-row>
        <table:table-row table:style-name="ro1">
          <table:table-cell table:formula="of:=[.A88]+0.25" office:value-type="float" office:value="21">
            <text:p>21.00</text:p>
          </table:table-cell>
          <table:table-cell table:formula="of:=([.A89]*9/5)+32" office:value-type="float" office:value="69.8">
            <text:p>69.80000</text:p>
          </table:table-cell>
          <table:table-cell table:formula="of:=[.B$3]*EXP(((1/([.A89]+[.B$2])-(1/([.C$3]+[.B$2])))*[.C$2]))" office:value-type="float" office:value="11.6686044326368">
            <text:p>11.66860</text:p>
          </table:table-cell>
          <table:table-cell table:formula="of:=INT(([.C89]/([.C89]+[.D$3]))*[.D$2]+0.5)" office:value-type="float" office:value="2206">
            <text:p>2206</text:p>
          </table:table-cell>
          <table:table-cell table:formula="of:=[.D89]-[.D88]" office:value-type="float" office:value="-10">
            <text:p>-10</text:p>
          </table:table-cell>
          <table:table-cell table:formula="of:=[.C$3]-[.A89]" office:value-type="float" office:value="4">
            <text:p>4.00</text:p>
          </table:table-cell>
          <table:table-cell table:formula="of:=-[.F$2]*[.F89]*[.F89]" office:value-type="float" office:value="-0.544">
            <text:p>-0.54</text:p>
          </table:table-cell>
          <table:table-cell table:formula="of:=[.G89]-[.G88]" office:value-type="float" office:value="0.070125">
            <text:p>0.07</text:p>
          </table:table-cell>
          <table:table-cell/>
          <table:table-cell table:formula="of:=[.D89]" office:value-type="float" office:value="2206">
            <text:p>2206</text:p>
          </table:table-cell>
          <table:table-cell table:formula="of:=[.G89]" office:value-type="float" office:value="-0.544">
            <text:p>-0.54</text:p>
          </table:table-cell>
          <table:table-cell table:formula="of:=-0.00002224*([.J89]-2048)*([.J89]-2048)" office:value-type="float" office:value="-0.55519936">
            <text:p>-0.56</text:p>
          </table:table-cell>
          <table:table-cell table:formula="of:=[.K89]-[.L89]" office:value-type="float" office:value="0.01119936">
            <text:p>0.01</text:p>
          </table:table-cell>
        </table:table-row>
        <table:table-row table:style-name="ro1">
          <table:table-cell table:formula="of:=[.A89]+0.25" office:value-type="float" office:value="21.25">
            <text:p>21.25</text:p>
          </table:table-cell>
          <table:table-cell table:formula="of:=([.A90]*9/5)+32" office:value-type="float" office:value="70.25">
            <text:p>70.25000</text:p>
          </table:table-cell>
          <table:table-cell table:formula="of:=[.B$3]*EXP(((1/([.A90]+[.B$2])-(1/([.C$3]+[.B$2])))*[.C$2]))" office:value-type="float" office:value="11.5551836815463">
            <text:p>11.55518</text:p>
          </table:table-cell>
          <table:table-cell table:formula="of:=INT(([.C90]/([.C90]+[.D$3]))*[.D$2]+0.5)" office:value-type="float" office:value="2196">
            <text:p>2196</text:p>
          </table:table-cell>
          <table:table-cell table:formula="of:=[.D90]-[.D89]" office:value-type="float" office:value="-10">
            <text:p>-10</text:p>
          </table:table-cell>
          <table:table-cell table:formula="of:=[.C$3]-[.A90]" office:value-type="float" office:value="3.75">
            <text:p>3.75</text:p>
          </table:table-cell>
          <table:table-cell table:formula="of:=-[.F$2]*[.F90]*[.F90]" office:value-type="float" office:value="-0.478125">
            <text:p>-0.48</text:p>
          </table:table-cell>
          <table:table-cell table:formula="of:=[.G90]-[.G89]" office:value-type="float" office:value="0.065875">
            <text:p>0.07</text:p>
          </table:table-cell>
          <table:table-cell/>
          <table:table-cell table:formula="of:=[.D90]" office:value-type="float" office:value="2196">
            <text:p>2196</text:p>
          </table:table-cell>
          <table:table-cell table:formula="of:=[.G90]" office:value-type="float" office:value="-0.478125">
            <text:p>-0.48</text:p>
          </table:table-cell>
          <table:table-cell table:formula="of:=-0.00002224*([.J90]-2048)*([.J90]-2048)" office:value-type="float" office:value="-0.48714496">
            <text:p>-0.49</text:p>
          </table:table-cell>
          <table:table-cell table:formula="of:=[.K90]-[.L90]" office:value-type="float" office:value="0.00901995999999999">
            <text:p>0.01</text:p>
          </table:table-cell>
        </table:table-row>
        <table:table-row table:style-name="ro1">
          <table:table-cell table:formula="of:=[.A90]+0.25" office:value-type="float" office:value="21.5">
            <text:p>21.50</text:p>
          </table:table-cell>
          <table:table-cell table:formula="of:=([.A91]*9/5)+32" office:value-type="float" office:value="70.7">
            <text:p>70.70000</text:p>
          </table:table-cell>
          <table:table-cell table:formula="of:=[.B$3]*EXP(((1/([.A91]+[.B$2])-(1/([.C$3]+[.B$2])))*[.C$2]))" office:value-type="float" office:value="11.4430551637314">
            <text:p>11.44306</text:p>
          </table:table-cell>
          <table:table-cell table:formula="of:=INT(([.C91]/([.C91]+[.D$3]))*[.D$2]+0.5)" office:value-type="float" office:value="2186">
            <text:p>2186</text:p>
          </table:table-cell>
          <table:table-cell table:formula="of:=[.D91]-[.D90]" office:value-type="float" office:value="-10">
            <text:p>-10</text:p>
          </table:table-cell>
          <table:table-cell table:formula="of:=[.C$3]-[.A91]" office:value-type="float" office:value="3.5">
            <text:p>3.50</text:p>
          </table:table-cell>
          <table:table-cell table:formula="of:=-[.F$2]*[.F91]*[.F91]" office:value-type="float" office:value="-0.4165">
            <text:p>-0.42</text:p>
          </table:table-cell>
          <table:table-cell table:formula="of:=[.G91]-[.G90]" office:value-type="float" office:value="0.061625">
            <text:p>0.06</text:p>
          </table:table-cell>
          <table:table-cell/>
          <table:table-cell table:formula="of:=[.D91]" office:value-type="float" office:value="2186">
            <text:p>2186</text:p>
          </table:table-cell>
          <table:table-cell table:formula="of:=[.G91]" office:value-type="float" office:value="-0.4165">
            <text:p>-0.42</text:p>
          </table:table-cell>
          <table:table-cell table:formula="of:=-0.00002224*([.J91]-2048)*([.J91]-2048)" office:value-type="float" office:value="-0.42353856">
            <text:p>-0.42</text:p>
          </table:table-cell>
          <table:table-cell table:formula="of:=[.K91]-[.L91]" office:value-type="float" office:value="0.00703856000000003">
            <text:p>0.01</text:p>
          </table:table-cell>
        </table:table-row>
        <table:table-row table:style-name="ro1">
          <table:table-cell table:formula="of:=[.A91]+0.25" office:value-type="float" office:value="21.75">
            <text:p>21.75</text:p>
          </table:table-cell>
          <table:table-cell table:formula="of:=([.A92]*9/5)+32" office:value-type="float" office:value="71.15">
            <text:p>71.15000</text:p>
          </table:table-cell>
          <table:table-cell table:formula="of:=[.B$3]*EXP(((1/([.A92]+[.B$2])-(1/([.C$3]+[.B$2])))*[.C$2]))" office:value-type="float" office:value="11.3322021605399">
            <text:p>11.33220</text:p>
          </table:table-cell>
          <table:table-cell table:formula="of:=INT(([.C92]/([.C92]+[.D$3]))*[.D$2]+0.5)" office:value-type="float" office:value="2176">
            <text:p>2176</text:p>
          </table:table-cell>
          <table:table-cell table:formula="of:=[.D92]-[.D91]" office:value-type="float" office:value="-10">
            <text:p>-10</text:p>
          </table:table-cell>
          <table:table-cell table:formula="of:=[.C$3]-[.A92]" office:value-type="float" office:value="3.25">
            <text:p>3.25</text:p>
          </table:table-cell>
          <table:table-cell table:formula="of:=-[.F$2]*[.F92]*[.F92]" office:value-type="float" office:value="-0.359125">
            <text:p>-0.36</text:p>
          </table:table-cell>
          <table:table-cell table:formula="of:=[.G92]-[.G91]" office:value-type="float" office:value="0.057375">
            <text:p>0.06</text:p>
          </table:table-cell>
          <table:table-cell/>
          <table:table-cell table:formula="of:=[.D92]" office:value-type="float" office:value="2176">
            <text:p>2176</text:p>
          </table:table-cell>
          <table:table-cell table:formula="of:=[.G92]" office:value-type="float" office:value="-0.359125">
            <text:p>-0.36</text:p>
          </table:table-cell>
          <table:table-cell table:formula="of:=-0.00002224*([.J92]-2048)*([.J92]-2048)" office:value-type="float" office:value="-0.36438016">
            <text:p>-0.36</text:p>
          </table:table-cell>
          <table:table-cell table:formula="of:=[.K92]-[.L92]" office:value-type="float" office:value="0.00525515999999998">
            <text:p>0.01</text:p>
          </table:table-cell>
        </table:table-row>
        <table:table-row table:style-name="ro1">
          <table:table-cell table:formula="of:=[.A92]+0.25" office:value-type="float" office:value="22">
            <text:p>22.00</text:p>
          </table:table-cell>
          <table:table-cell table:formula="of:=([.A93]*9/5)+32" office:value-type="float" office:value="71.6">
            <text:p>71.60000</text:p>
          </table:table-cell>
          <table:table-cell table:formula="of:=[.B$3]*EXP(((1/([.A93]+[.B$2])-(1/([.C$3]+[.B$2])))*[.C$2]))" office:value-type="float" office:value="11.2226081940576">
            <text:p>11.22261</text:p>
          </table:table-cell>
          <table:table-cell table:formula="of:=INT(([.C93]/([.C93]+[.D$3]))*[.D$2]+0.5)" office:value-type="float" office:value="2166">
            <text:p>2166</text:p>
          </table:table-cell>
          <table:table-cell table:formula="of:=[.D93]-[.D92]" office:value-type="float" office:value="-10">
            <text:p>-10</text:p>
          </table:table-cell>
          <table:table-cell table:formula="of:=[.C$3]-[.A93]" office:value-type="float" office:value="3">
            <text:p>3.00</text:p>
          </table:table-cell>
          <table:table-cell table:formula="of:=-[.F$2]*[.F93]*[.F93]" office:value-type="float" office:value="-0.306">
            <text:p>-0.31</text:p>
          </table:table-cell>
          <table:table-cell table:formula="of:=[.G93]-[.G92]" office:value-type="float" office:value="0.053125">
            <text:p>0.05</text:p>
          </table:table-cell>
          <table:table-cell/>
          <table:table-cell table:formula="of:=[.D93]" office:value-type="float" office:value="2166">
            <text:p>2166</text:p>
          </table:table-cell>
          <table:table-cell table:formula="of:=[.G93]" office:value-type="float" office:value="-0.306">
            <text:p>-0.31</text:p>
          </table:table-cell>
          <table:table-cell table:formula="of:=-0.00002224*([.J93]-2048)*([.J93]-2048)" office:value-type="float" office:value="-0.30966976">
            <text:p>-0.31</text:p>
          </table:table-cell>
          <table:table-cell table:formula="of:=[.K93]-[.L93]" office:value-type="float" office:value="0.00366975999999991">
            <text:p>0</text:p>
          </table:table-cell>
        </table:table-row>
        <table:table-row table:style-name="ro1">
          <table:table-cell table:formula="of:=[.A93]+0.25" office:value-type="float" office:value="22.25">
            <text:p>22.25</text:p>
          </table:table-cell>
          <table:table-cell table:formula="of:=([.A94]*9/5)+32" office:value-type="float" office:value="72.05">
            <text:p>72.05000</text:p>
          </table:table-cell>
          <table:table-cell table:formula="of:=[.B$3]*EXP(((1/([.A94]+[.B$2])-(1/([.C$3]+[.B$2])))*[.C$2]))" office:value-type="float" office:value="11.1142570233044">
            <text:p>11.11426</text:p>
          </table:table-cell>
          <table:table-cell table:formula="of:=INT(([.C94]/([.C94]+[.D$3]))*[.D$2]+0.5)" office:value-type="float" office:value="2156">
            <text:p>2156</text:p>
          </table:table-cell>
          <table:table-cell table:formula="of:=[.D94]-[.D93]" office:value-type="float" office:value="-10">
            <text:p>-10</text:p>
          </table:table-cell>
          <table:table-cell table:formula="of:=[.C$3]-[.A94]" office:value-type="float" office:value="2.75">
            <text:p>2.75</text:p>
          </table:table-cell>
          <table:table-cell table:formula="of:=-[.F$2]*[.F94]*[.F94]" office:value-type="float" office:value="-0.257125">
            <text:p>-0.26</text:p>
          </table:table-cell>
          <table:table-cell table:formula="of:=[.G94]-[.G93]" office:value-type="float" office:value="0.0488750000000001">
            <text:p>0.05</text:p>
          </table:table-cell>
          <table:table-cell/>
          <table:table-cell table:formula="of:=[.D94]" office:value-type="float" office:value="2156">
            <text:p>2156</text:p>
          </table:table-cell>
          <table:table-cell table:formula="of:=[.G94]" office:value-type="float" office:value="-0.257125">
            <text:p>-0.26</text:p>
          </table:table-cell>
          <table:table-cell table:formula="of:=-0.00002224*([.J94]-2048)*([.J94]-2048)" office:value-type="float" office:value="-0.25940736">
            <text:p>-0.26</text:p>
          </table:table-cell>
          <table:table-cell table:formula="of:=[.K94]-[.L94]" office:value-type="float" office:value="0.00228236000000004">
            <text:p>0</text:p>
          </table:table-cell>
        </table:table-row>
        <table:table-row table:style-name="ro1">
          <table:table-cell table:formula="of:=[.A94]+0.25" office:value-type="float" office:value="22.5">
            <text:p>22.50</text:p>
          </table:table-cell>
          <table:table-cell table:formula="of:=([.A95]*9/5)+32" office:value-type="float" office:value="72.5">
            <text:p>72.50000</text:p>
          </table:table-cell>
          <table:table-cell table:formula="of:=[.B$3]*EXP(((1/([.A95]+[.B$2])-(1/([.C$3]+[.B$2])))*[.C$2]))" office:value-type="float" office:value="11.0071326404957">
            <text:p>11.00713</text:p>
          </table:table-cell>
          <table:table-cell table:formula="of:=INT(([.C95]/([.C95]+[.D$3]))*[.D$2]+0.5)" office:value-type="float" office:value="2146">
            <text:p>2146</text:p>
          </table:table-cell>
          <table:table-cell table:formula="of:=[.D95]-[.D94]" office:value-type="float" office:value="-10">
            <text:p>-10</text:p>
          </table:table-cell>
          <table:table-cell table:formula="of:=[.C$3]-[.A95]" office:value-type="float" office:value="2.5">
            <text:p>2.50</text:p>
          </table:table-cell>
          <table:table-cell table:formula="of:=-[.F$2]*[.F95]*[.F95]" office:value-type="float" office:value="-0.2125">
            <text:p>-0.21</text:p>
          </table:table-cell>
          <table:table-cell table:formula="of:=[.G95]-[.G94]" office:value-type="float" office:value="0.044625">
            <text:p>0.04</text:p>
          </table:table-cell>
          <table:table-cell/>
          <table:table-cell table:formula="of:=[.D95]" office:value-type="float" office:value="2146">
            <text:p>2146</text:p>
          </table:table-cell>
          <table:table-cell table:formula="of:=[.G95]" office:value-type="float" office:value="-0.2125">
            <text:p>-0.21</text:p>
          </table:table-cell>
          <table:table-cell table:formula="of:=-0.00002224*([.J95]-2048)*([.J95]-2048)" office:value-type="float" office:value="-0.21359296">
            <text:p>-0.21</text:p>
          </table:table-cell>
          <table:table-cell table:formula="of:=[.K95]-[.L95]" office:value-type="float" office:value="0.00109295999999998">
            <text:p>0</text:p>
          </table:table-cell>
        </table:table-row>
        <table:table-row table:style-name="ro1">
          <table:table-cell table:formula="of:=[.A95]+0.25" office:value-type="float" office:value="22.75">
            <text:p>22.75</text:p>
          </table:table-cell>
          <table:table-cell table:formula="of:=([.A96]*9/5)+32" office:value-type="float" office:value="72.95">
            <text:p>72.95000</text:p>
          </table:table-cell>
          <table:table-cell table:formula="of:=[.B$3]*EXP(((1/([.A96]+[.B$2])-(1/([.C$3]+[.B$2])))*[.C$2]))" office:value-type="float" office:value="10.9012192673678">
            <text:p>10.90122</text:p>
          </table:table-cell>
          <table:table-cell table:formula="of:=INT(([.C96]/([.C96]+[.D$3]))*[.D$2]+0.5)" office:value-type="float" office:value="2136">
            <text:p>2136</text:p>
          </table:table-cell>
          <table:table-cell table:formula="of:=[.D96]-[.D95]" office:value-type="float" office:value="-10">
            <text:p>-10</text:p>
          </table:table-cell>
          <table:table-cell table:formula="of:=[.C$3]-[.A96]" office:value-type="float" office:value="2.25">
            <text:p>2.25</text:p>
          </table:table-cell>
          <table:table-cell table:formula="of:=-[.F$2]*[.F96]*[.F96]" office:value-type="float" office:value="-0.172125">
            <text:p>-0.17</text:p>
          </table:table-cell>
          <table:table-cell table:formula="of:=[.G96]-[.G95]" office:value-type="float" office:value="0.040375">
            <text:p>0.04</text:p>
          </table:table-cell>
          <table:table-cell/>
          <table:table-cell table:formula="of:=[.D96]" office:value-type="float" office:value="2136">
            <text:p>2136</text:p>
          </table:table-cell>
          <table:table-cell table:formula="of:=[.G96]" office:value-type="float" office:value="-0.172125">
            <text:p>-0.17</text:p>
          </table:table-cell>
          <table:table-cell table:formula="of:=-0.00002224*([.J96]-2048)*([.J96]-2048)" office:value-type="float" office:value="-0.17222656">
            <text:p>-0.17</text:p>
          </table:table-cell>
          <table:table-cell table:formula="of:=[.K96]-[.L96]" office:value-type="float" office:value="0.000101559999999973">
            <text:p>0</text:p>
          </table:table-cell>
        </table:table-row>
        <table:table-row table:style-name="ro1">
          <table:table-cell table:formula="of:=[.A96]+0.25" office:value-type="float" office:value="23">
            <text:p>23.00</text:p>
          </table:table-cell>
          <table:table-cell table:formula="of:=([.A97]*9/5)+32" office:value-type="float" office:value="73.4">
            <text:p>73.40000</text:p>
          </table:table-cell>
          <table:table-cell table:formula="of:=[.B$3]*EXP(((1/([.A97]+[.B$2])-(1/([.C$3]+[.B$2])))*[.C$2]))" office:value-type="float" office:value="10.7965013515663">
            <text:p>10.79650</text:p>
          </table:table-cell>
          <table:table-cell table:formula="of:=INT(([.C97]/([.C97]+[.D$3]))*[.D$2]+0.5)" office:value-type="float" office:value="2126">
            <text:p>2126</text:p>
          </table:table-cell>
          <table:table-cell table:formula="of:=[.D97]-[.D96]" office:value-type="float" office:value="-10">
            <text:p>-10</text:p>
          </table:table-cell>
          <table:table-cell table:formula="of:=[.C$3]-[.A97]" office:value-type="float" office:value="2">
            <text:p>2.00</text:p>
          </table:table-cell>
          <table:table-cell table:formula="of:=-[.F$2]*[.F97]*[.F97]" office:value-type="float" office:value="-0.136">
            <text:p>-0.14</text:p>
          </table:table-cell>
          <table:table-cell table:formula="of:=[.G97]-[.G96]" office:value-type="float" office:value="0.036125">
            <text:p>0.04</text:p>
          </table:table-cell>
          <table:table-cell/>
          <table:table-cell table:formula="of:=[.D97]" office:value-type="float" office:value="2126">
            <text:p>2126</text:p>
          </table:table-cell>
          <table:table-cell table:formula="of:=[.G97]" office:value-type="float" office:value="-0.136">
            <text:p>-0.14</text:p>
          </table:table-cell>
          <table:table-cell table:formula="of:=-0.00002224*([.J97]-2048)*([.J97]-2048)" office:value-type="float" office:value="-0.13530816">
            <text:p>-0.14</text:p>
          </table:table-cell>
          <table:table-cell table:formula="of:=[.K97]-[.L97]" office:value-type="float" office:value="-0.000691839999999999">
            <text:p>0</text:p>
          </table:table-cell>
        </table:table-row>
        <table:table-row table:style-name="ro1">
          <table:table-cell table:formula="of:=[.A97]+0.25" office:value-type="float" office:value="23.25">
            <text:p>23.25</text:p>
          </table:table-cell>
          <table:table-cell table:formula="of:=([.A98]*9/5)+32" office:value-type="float" office:value="73.85">
            <text:p>73.85000</text:p>
          </table:table-cell>
          <table:table-cell table:formula="of:=[.B$3]*EXP(((1/([.A98]+[.B$2])-(1/([.C$3]+[.B$2])))*[.C$2]))" office:value-type="float" office:value="10.6929635630961">
            <text:p>10.69296</text:p>
          </table:table-cell>
          <table:table-cell table:formula="of:=INT(([.C98]/([.C98]+[.D$3]))*[.D$2]+0.5)" office:value-type="float" office:value="2117">
            <text:p>2117</text:p>
          </table:table-cell>
          <table:table-cell table:formula="of:=[.D98]-[.D97]" office:value-type="float" office:value="-9">
            <text:p>-9</text:p>
          </table:table-cell>
          <table:table-cell table:formula="of:=[.C$3]-[.A98]" office:value-type="float" office:value="1.75">
            <text:p>1.75</text:p>
          </table:table-cell>
          <table:table-cell table:formula="of:=-[.F$2]*[.F98]*[.F98]" office:value-type="float" office:value="-0.104125">
            <text:p>-0.10</text:p>
          </table:table-cell>
          <table:table-cell table:formula="of:=[.G98]-[.G97]" office:value-type="float" office:value="0.031875">
            <text:p>0.03</text:p>
          </table:table-cell>
          <table:table-cell/>
          <table:table-cell table:formula="of:=[.D98]" office:value-type="float" office:value="2117">
            <text:p>2117</text:p>
          </table:table-cell>
          <table:table-cell table:formula="of:=[.G98]" office:value-type="float" office:value="-0.104125">
            <text:p>-0.1</text:p>
          </table:table-cell>
          <table:table-cell table:formula="of:=-0.00002224*([.J98]-2048)*([.J98]-2048)" office:value-type="float" office:value="-0.10588464">
            <text:p>-0.11</text:p>
          </table:table-cell>
          <table:table-cell table:formula="of:=[.K98]-[.L98]" office:value-type="float" office:value="0.00175964000000001">
            <text:p>0</text:p>
          </table:table-cell>
        </table:table-row>
        <table:table-row table:style-name="ro1">
          <table:table-cell table:formula="of:=[.A98]+0.25" office:value-type="float" office:value="23.5">
            <text:p>23.50</text:p>
          </table:table-cell>
          <table:table-cell table:formula="of:=([.A99]*9/5)+32" office:value-type="float" office:value="74.3">
            <text:p>74.30000</text:p>
          </table:table-cell>
          <table:table-cell table:formula="of:=[.B$3]*EXP(((1/([.A99]+[.B$2])-(1/([.C$3]+[.B$2])))*[.C$2]))" office:value-type="float" office:value="10.5905907908324">
            <text:p>10.59059</text:p>
          </table:table-cell>
          <table:table-cell table:formula="of:=INT(([.C99]/([.C99]+[.D$3]))*[.D$2]+0.5)" office:value-type="float" office:value="2107">
            <text:p>2107</text:p>
          </table:table-cell>
          <table:table-cell table:formula="of:=[.D99]-[.D98]" office:value-type="float" office:value="-10">
            <text:p>-10</text:p>
          </table:table-cell>
          <table:table-cell table:formula="of:=[.C$3]-[.A99]" office:value-type="float" office:value="1.5">
            <text:p>1.50</text:p>
          </table:table-cell>
          <table:table-cell table:formula="of:=-[.F$2]*[.F99]*[.F99]" office:value-type="float" office:value="-0.0765">
            <text:p>-0.08</text:p>
          </table:table-cell>
          <table:table-cell table:formula="of:=[.G99]-[.G98]" office:value-type="float" office:value="0.027625">
            <text:p>0.03</text:p>
          </table:table-cell>
          <table:table-cell/>
          <table:table-cell table:formula="of:=[.D99]" office:value-type="float" office:value="2107">
            <text:p>2107</text:p>
          </table:table-cell>
          <table:table-cell table:formula="of:=[.G99]" office:value-type="float" office:value="-0.0765">
            <text:p>-0.08</text:p>
          </table:table-cell>
          <table:table-cell table:formula="of:=-0.00002224*([.J99]-2048)*([.J99]-2048)" office:value-type="float" office:value="-0.07741744">
            <text:p>-0.08</text:p>
          </table:table-cell>
          <table:table-cell table:formula="of:=[.K99]-[.L99]" office:value-type="float" office:value="0.000917439999999978">
            <text:p>0</text:p>
          </table:table-cell>
        </table:table-row>
        <table:table-row table:style-name="ro1">
          <table:table-cell table:formula="of:=[.A99]+0.25" office:value-type="float" office:value="23.75">
            <text:p>23.75</text:p>
          </table:table-cell>
          <table:table-cell table:formula="of:=([.A100]*9/5)+32" office:value-type="float" office:value="74.75">
            <text:p>74.75000</text:p>
          </table:table-cell>
          <table:table-cell table:formula="of:=[.B$3]*EXP(((1/([.A100]+[.B$2])-(1/([.C$3]+[.B$2])))*[.C$2]))" office:value-type="float" office:value="10.4893681390901">
            <text:p>10.48937</text:p>
          </table:table-cell>
          <table:table-cell table:formula="of:=INT(([.C100]/([.C100]+[.D$3]))*[.D$2]+0.5)" office:value-type="float" office:value="2097">
            <text:p>2097</text:p>
          </table:table-cell>
          <table:table-cell table:formula="of:=[.D100]-[.D99]" office:value-type="float" office:value="-10">
            <text:p>-10</text:p>
          </table:table-cell>
          <table:table-cell table:formula="of:=[.C$3]-[.A100]" office:value-type="float" office:value="1.25">
            <text:p>1.25</text:p>
          </table:table-cell>
          <table:table-cell table:formula="of:=-[.F$2]*[.F100]*[.F100]" office:value-type="float" office:value="-0.053125">
            <text:p>-0.05</text:p>
          </table:table-cell>
          <table:table-cell table:formula="of:=[.G100]-[.G99]" office:value-type="float" office:value="0.023375">
            <text:p>0.02</text:p>
          </table:table-cell>
          <table:table-cell/>
          <table:table-cell table:formula="of:=[.D100]" office:value-type="float" office:value="2097">
            <text:p>2097</text:p>
          </table:table-cell>
          <table:table-cell table:formula="of:=[.G100]" office:value-type="float" office:value="-0.053125">
            <text:p>-0.05</text:p>
          </table:table-cell>
          <table:table-cell table:formula="of:=-0.00002224*([.J100]-2048)*([.J100]-2048)" office:value-type="float" office:value="-0.05339824">
            <text:p>-0.05</text:p>
          </table:table-cell>
          <table:table-cell table:formula="of:=[.K100]-[.L100]" office:value-type="float" office:value="0.000273239999999994">
            <text:p>0</text:p>
          </table:table-cell>
        </table:table-row>
        <table:table-row table:style-name="ro1">
          <table:table-cell table:formula="of:=[.A100]+0.25" office:value-type="float" office:value="24">
            <text:p>24.00</text:p>
          </table:table-cell>
          <table:table-cell table:formula="of:=([.A101]*9/5)+32" office:value-type="float" office:value="75.2">
            <text:p>75.20000</text:p>
          </table:table-cell>
          <table:table-cell table:formula="of:=[.B$3]*EXP(((1/([.A101]+[.B$2])-(1/([.C$3]+[.B$2])))*[.C$2]))" office:value-type="float" office:value="10.3892809242531">
            <text:p>10.38928</text:p>
          </table:table-cell>
          <table:table-cell table:formula="of:=INT(([.C101]/([.C101]+[.D$3]))*[.D$2]+0.5)" office:value-type="float" office:value="2087">
            <text:p>2087</text:p>
          </table:table-cell>
          <table:table-cell table:formula="of:=[.D101]-[.D100]" office:value-type="float" office:value="-10">
            <text:p>-10</text:p>
          </table:table-cell>
          <table:table-cell table:formula="of:=[.C$3]-[.A101]" office:value-type="float" office:value="1">
            <text:p>1.00</text:p>
          </table:table-cell>
          <table:table-cell table:formula="of:=-[.F$2]*[.F101]*[.F101]" office:value-type="float" office:value="-0.034">
            <text:p>-0.03</text:p>
          </table:table-cell>
          <table:table-cell table:formula="of:=[.G101]-[.G100]" office:value-type="float" office:value="0.019125">
            <text:p>0.02</text:p>
          </table:table-cell>
          <table:table-cell/>
          <table:table-cell table:formula="of:=[.D101]" office:value-type="float" office:value="2087">
            <text:p>2087</text:p>
          </table:table-cell>
          <table:table-cell table:formula="of:=[.G101]" office:value-type="float" office:value="-0.034">
            <text:p>-0.03</text:p>
          </table:table-cell>
          <table:table-cell table:formula="of:=-0.00002224*([.J101]-2048)*([.J101]-2048)" office:value-type="float" office:value="-0.03382704">
            <text:p>-0.03</text:p>
          </table:table-cell>
          <table:table-cell table:formula="of:=[.K101]-[.L101]" office:value-type="float" office:value="-0.00017296">
            <text:p>0</text:p>
          </table:table-cell>
        </table:table-row>
        <table:table-row table:style-name="ro1">
          <table:table-cell table:formula="of:=[.A101]+0.25" office:value-type="float" office:value="24.25">
            <text:p>24.25</text:p>
          </table:table-cell>
          <table:table-cell table:formula="of:=([.A102]*9/5)+32" office:value-type="float" office:value="75.65">
            <text:p>75.65000</text:p>
          </table:table-cell>
          <table:table-cell table:formula="of:=[.B$3]*EXP(((1/([.A102]+[.B$2])-(1/([.C$3]+[.B$2])))*[.C$2]))" office:value-type="float" office:value="10.2903146714592">
            <text:p>10.29031</text:p>
          </table:table-cell>
          <table:table-cell table:formula="of:=INT(([.C102]/([.C102]+[.D$3]))*[.D$2]+0.5)" office:value-type="float" office:value="2077">
            <text:p>2077</text:p>
          </table:table-cell>
          <table:table-cell table:formula="of:=[.D102]-[.D101]" office:value-type="float" office:value="-10">
            <text:p>-10</text:p>
          </table:table-cell>
          <table:table-cell table:formula="of:=[.C$3]-[.A102]" office:value-type="float" office:value="0.75">
            <text:p>0.75</text:p>
          </table:table-cell>
          <table:table-cell table:formula="of:=-[.F$2]*[.F102]*[.F102]" office:value-type="float" office:value="-0.019125">
            <text:p>-0.02</text:p>
          </table:table-cell>
          <table:table-cell table:formula="of:=[.G102]-[.G101]" office:value-type="float" office:value="0.014875">
            <text:p>0.01</text:p>
          </table:table-cell>
          <table:table-cell/>
          <table:table-cell table:formula="of:=[.D102]" office:value-type="float" office:value="2077">
            <text:p>2077</text:p>
          </table:table-cell>
          <table:table-cell table:formula="of:=[.G102]" office:value-type="float" office:value="-0.019125">
            <text:p>-0.02</text:p>
          </table:table-cell>
          <table:table-cell table:formula="of:=-0.00002224*([.J102]-2048)*([.J102]-2048)" office:value-type="float" office:value="-0.01870384">
            <text:p>-0.02</text:p>
          </table:table-cell>
          <table:table-cell table:formula="of:=[.K102]-[.L102]" office:value-type="float" office:value="-0.000421160000000004">
            <text:p>0</text:p>
          </table:table-cell>
        </table:table-row>
        <table:table-row table:style-name="ro1">
          <table:table-cell table:formula="of:=[.A102]+0.25" office:value-type="float" office:value="24.5">
            <text:p>24.50</text:p>
          </table:table-cell>
          <table:table-cell table:formula="of:=([.A103]*9/5)+32" office:value-type="float" office:value="76.1">
            <text:p>76.10000</text:p>
          </table:table-cell>
          <table:table-cell table:formula="of:=[.B$3]*EXP(((1/([.A103]+[.B$2])-(1/([.C$3]+[.B$2])))*[.C$2]))" office:value-type="float" office:value="10.1924551113429">
            <text:p>10.19246</text:p>
          </table:table-cell>
          <table:table-cell table:formula="of:=INT(([.C103]/([.C103]+[.D$3]))*[.D$2]+0.5)" office:value-type="float" office:value="2068">
            <text:p>2068</text:p>
          </table:table-cell>
          <table:table-cell table:formula="of:=[.D103]-[.D102]" office:value-type="float" office:value="-9">
            <text:p>-9</text:p>
          </table:table-cell>
          <table:table-cell table:formula="of:=[.C$3]-[.A103]" office:value-type="float" office:value="0.5">
            <text:p>0.50</text:p>
          </table:table-cell>
          <table:table-cell table:formula="of:=-[.F$2]*[.F103]*[.F103]" office:value-type="float" office:value="-0.0085">
            <text:p>-0.01</text:p>
          </table:table-cell>
          <table:table-cell table:formula="of:=[.G103]-[.G102]" office:value-type="float" office:value="0.010625">
            <text:p>0.01</text:p>
          </table:table-cell>
          <table:table-cell/>
          <table:table-cell table:formula="of:=[.D103]" office:value-type="float" office:value="2068">
            <text:p>2068</text:p>
          </table:table-cell>
          <table:table-cell table:formula="of:=[.G103]" office:value-type="float" office:value="-0.0085">
            <text:p>-0.01</text:p>
          </table:table-cell>
          <table:table-cell table:formula="of:=-0.00002224*([.J103]-2048)*([.J103]-2048)" office:value-type="float" office:value="-0.008896">
            <text:p>-0.01</text:p>
          </table:table-cell>
          <table:table-cell table:formula="of:=[.K103]-[.L103]" office:value-type="float" office:value="0.000396">
            <text:p>0</text:p>
          </table:table-cell>
        </table:table-row>
        <table:table-row table:style-name="ro1">
          <table:table-cell table:formula="of:=[.A103]+0.25" office:value-type="float" office:value="24.75">
            <text:p>24.75</text:p>
          </table:table-cell>
          <table:table-cell table:formula="of:=([.A104]*9/5)+32" office:value-type="float" office:value="76.55">
            <text:p>76.55000</text:p>
          </table:table-cell>
          <table:table-cell table:formula="of:=[.B$3]*EXP(((1/([.A104]+[.B$2])-(1/([.C$3]+[.B$2])))*[.C$2]))" office:value-type="float" office:value="10.0956881768322">
            <text:p>10.09569</text:p>
          </table:table-cell>
          <table:table-cell table:formula="of:=INT(([.C104]/([.C104]+[.D$3]))*[.D$2]+0.5)" office:value-type="float" office:value="2058">
            <text:p>2058</text:p>
          </table:table-cell>
          <table:table-cell table:formula="of:=[.D104]-[.D103]" office:value-type="float" office:value="-10">
            <text:p>-10</text:p>
          </table:table-cell>
          <table:table-cell table:formula="of:=[.C$3]-[.A104]" office:value-type="float" office:value="0.25">
            <text:p>0.25</text:p>
          </table:table-cell>
          <table:table-cell table:formula="of:=-[.F$2]*[.F104]*[.F104]" office:value-type="float" office:value="-0.002125">
            <text:p>0.00</text:p>
          </table:table-cell>
          <table:table-cell table:formula="of:=[.G104]-[.G103]" office:value-type="float" office:value="0.006375">
            <text:p>0.01</text:p>
          </table:table-cell>
          <table:table-cell/>
          <table:table-cell table:formula="of:=[.D104]" office:value-type="float" office:value="2058">
            <text:p>2058</text:p>
          </table:table-cell>
          <table:table-cell table:formula="of:=[.G104]" office:value-type="float" office:value="-0.002125">
            <text:p>0</text:p>
          </table:table-cell>
          <table:table-cell table:formula="of:=-0.00002224*([.J104]-2048)*([.J104]-2048)" office:value-type="float" office:value="-0.002224">
            <text:p>0</text:p>
          </table:table-cell>
          <table:table-cell table:formula="of:=[.K104]-[.L104]" office:value-type="float" office:value="0.0000990000000000001">
            <text:p>0</text:p>
          </table:table-cell>
        </table:table-row>
        <table:table-row table:style-name="ro1">
          <table:table-cell table:formula="of:=[.A104]+0.25" office:value-type="float" office:value="25">
            <text:p>25.00</text:p>
          </table:table-cell>
          <table:table-cell table:formula="of:=([.A105]*9/5)+32" office:value-type="float" office:value="77">
            <text:p>77.00000</text:p>
          </table:table-cell>
          <table:table-cell table:formula="of:=[.B$3]*EXP(((1/([.A105]+[.B$2])-(1/([.C$3]+[.B$2])))*[.C$2]))" office:value-type="float" office:value="10">
            <text:p>10.00000</text:p>
          </table:table-cell>
          <table:table-cell table:formula="of:=INT(([.C105]/([.C105]+[.D$3]))*[.D$2]+0.5)" office:value-type="float" office:value="2048">
            <text:p>2048</text:p>
          </table:table-cell>
          <table:table-cell table:formula="of:=[.D105]-[.D104]" office:value-type="float" office:value="-10">
            <text:p>-10</text:p>
          </table:table-cell>
          <table:table-cell table:formula="of:=[.C$3]-[.A105]" office:value-type="float" office:value="0">
            <text:p>0.00</text:p>
          </table:table-cell>
          <table:table-cell table:formula="of:=-[.F$2]*[.F105]*[.F105]" office:value-type="float" office:value="-0">
            <text:p>0.00</text:p>
          </table:table-cell>
          <table:table-cell table:formula="of:=[.G105]-[.G104]" office:value-type="float" office:value="0.002125">
            <text:p>0.00</text:p>
          </table:table-cell>
          <table:table-cell/>
          <table:table-cell table:formula="of:=[.D105]" office:value-type="float" office:value="2048">
            <text:p>2048</text:p>
          </table:table-cell>
          <table:table-cell table:formula="of:=[.G105]" office:value-type="float" office:value="-0">
            <text:p>0</text:p>
          </table:table-cell>
          <table:table-cell table:formula="of:=-0.00002224*([.J105]-2048)*([.J105]-2048)" office:value-type="float" office:value="-0">
            <text:p>0</text:p>
          </table:table-cell>
          <table:table-cell table:formula="of:=[.K105]-[.L105]" office:value-type="float" office:value="0">
            <text:p>0</text:p>
          </table:table-cell>
        </table:table-row>
        <table:table-row table:style-name="ro1">
          <table:table-cell table:formula="of:=[.A105]+0.25" office:value-type="float" office:value="25.25">
            <text:p>25.25</text:p>
          </table:table-cell>
          <table:table-cell table:formula="of:=([.A106]*9/5)+32" office:value-type="float" office:value="77.45">
            <text:p>77.45000</text:p>
          </table:table-cell>
          <table:table-cell table:formula="of:=[.B$3]*EXP(((1/([.A106]+[.B$2])-(1/([.C$3]+[.B$2])))*[.C$2]))" office:value-type="float" office:value="9.90537690896919">
            <text:p>9.90538</text:p>
          </table:table-cell>
          <table:table-cell table:formula="of:=INT(([.C106]/([.C106]+[.D$3]))*[.D$2]+0.5)" office:value-type="float" office:value="2038">
            <text:p>2038</text:p>
          </table:table-cell>
          <table:table-cell table:formula="of:=[.D106]-[.D105]" office:value-type="float" office:value="-10">
            <text:p>-10</text:p>
          </table:table-cell>
          <table:table-cell table:formula="of:=[.C$3]-[.A106]" office:value-type="float" office:value="-0.25">
            <text:p>-0.25</text:p>
          </table:table-cell>
          <table:table-cell table:formula="of:=-[.F$2]*[.F106]*[.F106]" office:value-type="float" office:value="-0.002125">
            <text:p>0.00</text:p>
          </table:table-cell>
          <table:table-cell table:formula="of:=[.G106]-[.G105]" office:value-type="float" office:value="-0.002125">
            <text:p>0.00</text:p>
          </table:table-cell>
          <table:table-cell/>
          <table:table-cell table:formula="of:=[.D106]" office:value-type="float" office:value="2038">
            <text:p>2038</text:p>
          </table:table-cell>
          <table:table-cell table:formula="of:=[.G106]" office:value-type="float" office:value="-0.002125">
            <text:p>0</text:p>
          </table:table-cell>
          <table:table-cell table:formula="of:=-0.00002224*([.J106]-2048)*([.J106]-2048)" office:value-type="float" office:value="-0.002224">
            <text:p>0</text:p>
          </table:table-cell>
          <table:table-cell table:formula="of:=[.K106]-[.L106]" office:value-type="float" office:value="0.0000990000000000001">
            <text:p>0</text:p>
          </table:table-cell>
        </table:table-row>
        <table:table-row table:style-name="ro1">
          <table:table-cell table:formula="of:=[.A106]+0.25" office:value-type="float" office:value="25.5">
            <text:p>25.50</text:p>
          </table:table-cell>
          <table:table-cell table:formula="of:=([.A107]*9/5)+32" office:value-type="float" office:value="77.9">
            <text:p>77.90000</text:p>
          </table:table-cell>
          <table:table-cell table:formula="of:=[.B$3]*EXP(((1/([.A107]+[.B$2])-(1/([.C$3]+[.B$2])))*[.C$2]))" office:value-type="float" office:value="9.81180542486923">
            <text:p>9.81181</text:p>
          </table:table-cell>
          <table:table-cell table:formula="of:=INT(([.C107]/([.C107]+[.D$3]))*[.D$2]+0.5)" office:value-type="float" office:value="2029">
            <text:p>2029</text:p>
          </table:table-cell>
          <table:table-cell table:formula="of:=[.D107]-[.D106]" office:value-type="float" office:value="-9">
            <text:p>-9</text:p>
          </table:table-cell>
          <table:table-cell table:formula="of:=[.C$3]-[.A107]" office:value-type="float" office:value="-0.5">
            <text:p>-0.50</text:p>
          </table:table-cell>
          <table:table-cell table:formula="of:=-[.F$2]*[.F107]*[.F107]" office:value-type="float" office:value="-0.0085">
            <text:p>-0.01</text:p>
          </table:table-cell>
          <table:table-cell table:formula="of:=[.G107]-[.G106]" office:value-type="float" office:value="-0.006375">
            <text:p>-0.01</text:p>
          </table:table-cell>
          <table:table-cell/>
          <table:table-cell table:formula="of:=[.D107]" office:value-type="float" office:value="2029">
            <text:p>2029</text:p>
          </table:table-cell>
          <table:table-cell table:formula="of:=[.G107]" office:value-type="float" office:value="-0.0085">
            <text:p>-0.01</text:p>
          </table:table-cell>
          <table:table-cell table:formula="of:=-0.00002224*([.J107]-2048)*([.J107]-2048)" office:value-type="float" office:value="-0.00802864">
            <text:p>-0.01</text:p>
          </table:table-cell>
          <table:table-cell table:formula="of:=[.K107]-[.L107]" office:value-type="float" office:value="-0.000471360000000001">
            <text:p>0</text:p>
          </table:table-cell>
        </table:table-row>
        <table:table-row table:style-name="ro1">
          <table:table-cell table:formula="of:=[.A107]+0.25" office:value-type="float" office:value="25.75">
            <text:p>25.75</text:p>
          </table:table-cell>
          <table:table-cell table:formula="of:=([.A108]*9/5)+32" office:value-type="float" office:value="78.35">
            <text:p>78.35000</text:p>
          </table:table-cell>
          <table:table-cell table:formula="of:=[.B$3]*EXP(((1/([.A108]+[.B$2])-(1/([.C$3]+[.B$2])))*[.C$2]))" office:value-type="float" office:value="9.71927225884454">
            <text:p>9.71927</text:p>
          </table:table-cell>
          <table:table-cell table:formula="of:=INT(([.C108]/([.C108]+[.D$3]))*[.D$2]+0.5)" office:value-type="float" office:value="2019">
            <text:p>2019</text:p>
          </table:table-cell>
          <table:table-cell table:formula="of:=[.D108]-[.D107]" office:value-type="float" office:value="-10">
            <text:p>-10</text:p>
          </table:table-cell>
          <table:table-cell table:formula="of:=[.C$3]-[.A108]" office:value-type="float" office:value="-0.75">
            <text:p>-0.75</text:p>
          </table:table-cell>
          <table:table-cell table:formula="of:=-[.F$2]*[.F108]*[.F108]" office:value-type="float" office:value="-0.019125">
            <text:p>-0.02</text:p>
          </table:table-cell>
          <table:table-cell table:formula="of:=[.G108]-[.G107]" office:value-type="float" office:value="-0.010625">
            <text:p>-0.01</text:p>
          </table:table-cell>
          <table:table-cell/>
          <table:table-cell table:formula="of:=[.D108]" office:value-type="float" office:value="2019">
            <text:p>2019</text:p>
          </table:table-cell>
          <table:table-cell table:formula="of:=[.G108]" office:value-type="float" office:value="-0.019125">
            <text:p>-0.02</text:p>
          </table:table-cell>
          <table:table-cell table:formula="of:=-0.00002224*([.J108]-2048)*([.J108]-2048)" office:value-type="float" office:value="-0.01870384">
            <text:p>-0.02</text:p>
          </table:table-cell>
          <table:table-cell table:formula="of:=[.K108]-[.L108]" office:value-type="float" office:value="-0.000421160000000004">
            <text:p>0</text:p>
          </table:table-cell>
        </table:table-row>
        <table:table-row table:style-name="ro1">
          <table:table-cell table:formula="of:=[.A108]+0.25" office:value-type="float" office:value="26">
            <text:p>26.00</text:p>
          </table:table-cell>
          <table:table-cell table:formula="of:=([.A109]*9/5)+32" office:value-type="float" office:value="78.8">
            <text:p>78.80000</text:p>
          </table:table-cell>
          <table:table-cell table:formula="of:=[.B$3]*EXP(((1/([.A109]+[.B$2])-(1/([.C$3]+[.B$2])))*[.C$2]))" office:value-type="float" office:value="9.62776430911315">
            <text:p>9.62776</text:p>
          </table:table-cell>
          <table:table-cell table:formula="of:=INT(([.C109]/([.C109]+[.D$3]))*[.D$2]+0.5)" office:value-type="float" office:value="2009">
            <text:p>2009</text:p>
          </table:table-cell>
          <table:table-cell table:formula="of:=[.D109]-[.D108]" office:value-type="float" office:value="-10">
            <text:p>-10</text:p>
          </table:table-cell>
          <table:table-cell table:formula="of:=[.C$3]-[.A109]" office:value-type="float" office:value="-1">
            <text:p>-1.00</text:p>
          </table:table-cell>
          <table:table-cell table:formula="of:=-[.F$2]*[.F109]*[.F109]" office:value-type="float" office:value="-0.034">
            <text:p>-0.03</text:p>
          </table:table-cell>
          <table:table-cell table:formula="of:=[.G109]-[.G108]" office:value-type="float" office:value="-0.014875">
            <text:p>-0.01</text:p>
          </table:table-cell>
          <table:table-cell/>
          <table:table-cell table:formula="of:=[.D109]" office:value-type="float" office:value="2009">
            <text:p>2009</text:p>
          </table:table-cell>
          <table:table-cell table:formula="of:=[.G109]" office:value-type="float" office:value="-0.034">
            <text:p>-0.03</text:p>
          </table:table-cell>
          <table:table-cell table:formula="of:=-0.00002224*([.J109]-2048)*([.J109]-2048)" office:value-type="float" office:value="-0.03382704">
            <text:p>-0.03</text:p>
          </table:table-cell>
          <table:table-cell table:formula="of:=[.K109]-[.L109]" office:value-type="float" office:value="-0.00017296">
            <text:p>0</text:p>
          </table:table-cell>
        </table:table-row>
        <table:table-row table:style-name="ro1">
          <table:table-cell table:formula="of:=[.A109]+0.25" office:value-type="float" office:value="26.25">
            <text:p>26.25</text:p>
          </table:table-cell>
          <table:table-cell table:formula="of:=([.A110]*9/5)+32" office:value-type="float" office:value="79.25">
            <text:p>79.25000</text:p>
          </table:table-cell>
          <table:table-cell table:formula="of:=[.B$3]*EXP(((1/([.A110]+[.B$2])-(1/([.C$3]+[.B$2])))*[.C$2]))" office:value-type="float" office:value="9.53726865807473">
            <text:p>9.53727</text:p>
          </table:table-cell>
          <table:table-cell table:formula="of:=INT(([.C110]/([.C110]+[.D$3]))*[.D$2]+0.5)" office:value-type="float" office:value="1999">
            <text:p>1999</text:p>
          </table:table-cell>
          <table:table-cell table:formula="of:=[.D110]-[.D109]" office:value-type="float" office:value="-10">
            <text:p>-10</text:p>
          </table:table-cell>
          <table:table-cell table:formula="of:=[.C$3]-[.A110]" office:value-type="float" office:value="-1.25">
            <text:p>-1.25</text:p>
          </table:table-cell>
          <table:table-cell table:formula="of:=-[.F$2]*[.F110]*[.F110]" office:value-type="float" office:value="-0.053125">
            <text:p>-0.05</text:p>
          </table:table-cell>
          <table:table-cell table:formula="of:=[.G110]-[.G109]" office:value-type="float" office:value="-0.019125">
            <text:p>-0.02</text:p>
          </table:table-cell>
          <table:table-cell/>
          <table:table-cell table:formula="of:=[.D110]" office:value-type="float" office:value="1999">
            <text:p>1999</text:p>
          </table:table-cell>
          <table:table-cell table:formula="of:=[.G110]" office:value-type="float" office:value="-0.053125">
            <text:p>-0.05</text:p>
          </table:table-cell>
          <table:table-cell table:formula="of:=-0.00002224*([.J110]-2048)*([.J110]-2048)" office:value-type="float" office:value="-0.05339824">
            <text:p>-0.05</text:p>
          </table:table-cell>
          <table:table-cell table:formula="of:=[.K110]-[.L110]" office:value-type="float" office:value="0.000273239999999994">
            <text:p>0</text:p>
          </table:table-cell>
        </table:table-row>
        <table:table-row table:style-name="ro1">
          <table:table-cell table:formula="of:=[.A110]+0.25" office:value-type="float" office:value="26.5">
            <text:p>26.50</text:p>
          </table:table-cell>
          <table:table-cell table:formula="of:=([.A111]*9/5)+32" office:value-type="float" office:value="79.7">
            <text:p>79.70000</text:p>
          </table:table-cell>
          <table:table-cell table:formula="of:=[.B$3]*EXP(((1/([.A111]+[.B$2])-(1/([.C$3]+[.B$2])))*[.C$2]))" office:value-type="float" office:value="9.44777256946731">
            <text:p>9.44777</text:p>
          </table:table-cell>
          <table:table-cell table:formula="of:=INT(([.C111]/([.C111]+[.D$3]))*[.D$2]+0.5)" office:value-type="float" office:value="1990">
            <text:p>1990</text:p>
          </table:table-cell>
          <table:table-cell table:formula="of:=[.D111]-[.D110]" office:value-type="float" office:value="-9">
            <text:p>-9</text:p>
          </table:table-cell>
          <table:table-cell table:formula="of:=[.C$3]-[.A111]" office:value-type="float" office:value="-1.5">
            <text:p>-1.50</text:p>
          </table:table-cell>
          <table:table-cell table:formula="of:=-[.F$2]*[.F111]*[.F111]" office:value-type="float" office:value="-0.0765">
            <text:p>-0.08</text:p>
          </table:table-cell>
          <table:table-cell table:formula="of:=[.G111]-[.G110]" office:value-type="float" office:value="-0.023375">
            <text:p>-0.02</text:p>
          </table:table-cell>
          <table:table-cell/>
          <table:table-cell table:formula="of:=[.D111]" office:value-type="float" office:value="1990">
            <text:p>1990</text:p>
          </table:table-cell>
          <table:table-cell table:formula="of:=[.G111]" office:value-type="float" office:value="-0.0765">
            <text:p>-0.08</text:p>
          </table:table-cell>
          <table:table-cell table:formula="of:=-0.00002224*([.J111]-2048)*([.J111]-2048)" office:value-type="float" office:value="-0.07481536">
            <text:p>-0.07</text:p>
          </table:table-cell>
          <table:table-cell table:formula="of:=[.K111]-[.L111]" office:value-type="float" office:value="-0.00168464000000002">
            <text:p>0</text:p>
          </table:table-cell>
        </table:table-row>
        <table:table-row table:style-name="ro1">
          <table:table-cell table:formula="of:=[.A111]+0.25" office:value-type="float" office:value="26.75">
            <text:p>26.75</text:p>
          </table:table-cell>
          <table:table-cell table:formula="of:=([.A112]*9/5)+32" office:value-type="float" office:value="80.15">
            <text:p>80.15000</text:p>
          </table:table-cell>
          <table:table-cell table:formula="of:=[.B$3]*EXP(((1/([.A112]+[.B$2])-(1/([.C$3]+[.B$2])))*[.C$2]))" office:value-type="float" office:value="9.35926348557154">
            <text:p>9.35926</text:p>
          </table:table-cell>
          <table:table-cell table:formula="of:=INT(([.C112]/([.C112]+[.D$3]))*[.D$2]+0.5)" office:value-type="float" office:value="1980">
            <text:p>1980</text:p>
          </table:table-cell>
          <table:table-cell table:formula="of:=[.D112]-[.D111]" office:value-type="float" office:value="-10">
            <text:p>-10</text:p>
          </table:table-cell>
          <table:table-cell table:formula="of:=[.C$3]-[.A112]" office:value-type="float" office:value="-1.75">
            <text:p>-1.75</text:p>
          </table:table-cell>
          <table:table-cell table:formula="of:=-[.F$2]*[.F112]*[.F112]" office:value-type="float" office:value="-0.104125">
            <text:p>-0.10</text:p>
          </table:table-cell>
          <table:table-cell table:formula="of:=[.G112]-[.G111]" office:value-type="float" office:value="-0.027625">
            <text:p>-0.03</text:p>
          </table:table-cell>
          <table:table-cell/>
          <table:table-cell table:formula="of:=[.D112]" office:value-type="float" office:value="1980">
            <text:p>1980</text:p>
          </table:table-cell>
          <table:table-cell table:formula="of:=[.G112]" office:value-type="float" office:value="-0.104125">
            <text:p>-0.1</text:p>
          </table:table-cell>
          <table:table-cell table:formula="of:=-0.00002224*([.J112]-2048)*([.J112]-2048)" office:value-type="float" office:value="-0.10283776">
            <text:p>-0.1</text:p>
          </table:table-cell>
          <table:table-cell table:formula="of:=[.K112]-[.L112]" office:value-type="float" office:value="-0.00128724000000001">
            <text:p>0</text:p>
          </table:table-cell>
        </table:table-row>
        <table:table-row table:style-name="ro1">
          <table:table-cell table:formula="of:=[.A112]+0.25" office:value-type="float" office:value="27">
            <text:p>27.00</text:p>
          </table:table-cell>
          <table:table-cell table:formula="of:=([.A113]*9/5)+32" office:value-type="float" office:value="80.6">
            <text:p>80.60000</text:p>
          </table:table-cell>
          <table:table-cell table:formula="of:=[.B$3]*EXP(((1/([.A113]+[.B$2])-(1/([.C$3]+[.B$2])))*[.C$2]))" office:value-type="float" office:value="9.271729024462">
            <text:p>9.27173</text:p>
          </table:table-cell>
          <table:table-cell table:formula="of:=INT(([.C113]/([.C113]+[.D$3]))*[.D$2]+0.5)" office:value-type="float" office:value="1971">
            <text:p>1971</text:p>
          </table:table-cell>
          <table:table-cell table:formula="of:=[.D113]-[.D112]" office:value-type="float" office:value="-9">
            <text:p>-9</text:p>
          </table:table-cell>
          <table:table-cell table:formula="of:=[.C$3]-[.A113]" office:value-type="float" office:value="-2">
            <text:p>-2.00</text:p>
          </table:table-cell>
          <table:table-cell table:formula="of:=-[.F$2]*[.F113]*[.F113]" office:value-type="float" office:value="-0.136">
            <text:p>-0.14</text:p>
          </table:table-cell>
          <table:table-cell table:formula="of:=[.G113]-[.G112]" office:value-type="float" office:value="-0.031875">
            <text:p>-0.03</text:p>
          </table:table-cell>
          <table:table-cell/>
          <table:table-cell table:formula="of:=[.D113]" office:value-type="float" office:value="1971">
            <text:p>1971</text:p>
          </table:table-cell>
          <table:table-cell table:formula="of:=[.G113]" office:value-type="float" office:value="-0.136">
            <text:p>-0.14</text:p>
          </table:table-cell>
          <table:table-cell table:formula="of:=-0.00002224*([.J113]-2048)*([.J113]-2048)" office:value-type="float" office:value="-0.13186096">
            <text:p>-0.13</text:p>
          </table:table-cell>
          <table:table-cell table:formula="of:=[.K113]-[.L113]" office:value-type="float" office:value="-0.00413904000000001">
            <text:p>0</text:p>
          </table:table-cell>
        </table:table-row>
        <table:table-row table:style-name="ro1">
          <table:table-cell table:formula="of:=[.A113]+0.25" office:value-type="float" office:value="27.25">
            <text:p>27.25</text:p>
          </table:table-cell>
          <table:table-cell table:formula="of:=([.A114]*9/5)+32" office:value-type="float" office:value="81.05">
            <text:p>81.05000</text:p>
          </table:table-cell>
          <table:table-cell table:formula="of:=[.B$3]*EXP(((1/([.A114]+[.B$2])-(1/([.C$3]+[.B$2])))*[.C$2]))" office:value-type="float" office:value="9.18515697730418">
            <text:p>9.18516</text:p>
          </table:table-cell>
          <table:table-cell table:formula="of:=INT(([.C114]/([.C114]+[.D$3]))*[.D$2]+0.5)" office:value-type="float" office:value="1961">
            <text:p>1961</text:p>
          </table:table-cell>
          <table:table-cell table:formula="of:=[.D114]-[.D113]" office:value-type="float" office:value="-10">
            <text:p>-10</text:p>
          </table:table-cell>
          <table:table-cell table:formula="of:=[.C$3]-[.A114]" office:value-type="float" office:value="-2.25">
            <text:p>-2.25</text:p>
          </table:table-cell>
          <table:table-cell table:formula="of:=-[.F$2]*[.F114]*[.F114]" office:value-type="float" office:value="-0.172125">
            <text:p>-0.17</text:p>
          </table:table-cell>
          <table:table-cell table:formula="of:=[.G114]-[.G113]" office:value-type="float" office:value="-0.036125">
            <text:p>-0.04</text:p>
          </table:table-cell>
          <table:table-cell/>
          <table:table-cell table:formula="of:=[.D114]" office:value-type="float" office:value="1961">
            <text:p>1961</text:p>
          </table:table-cell>
          <table:table-cell table:formula="of:=[.G114]" office:value-type="float" office:value="-0.172125">
            <text:p>-0.17</text:p>
          </table:table-cell>
          <table:table-cell table:formula="of:=-0.00002224*([.J114]-2048)*([.J114]-2048)" office:value-type="float" office:value="-0.16833456">
            <text:p>-0.17</text:p>
          </table:table-cell>
          <table:table-cell table:formula="of:=[.K114]-[.L114]" office:value-type="float" office:value="-0.00379044000000001">
            <text:p>0</text:p>
          </table:table-cell>
        </table:table-row>
        <table:table-row table:style-name="ro1">
          <table:table-cell table:formula="of:=[.A114]+0.25" office:value-type="float" office:value="27.5">
            <text:p>27.50</text:p>
          </table:table-cell>
          <table:table-cell table:formula="of:=([.A115]*9/5)+32" office:value-type="float" office:value="81.5">
            <text:p>81.50000</text:p>
          </table:table-cell>
          <table:table-cell table:formula="of:=[.B$3]*EXP(((1/([.A115]+[.B$2])-(1/([.C$3]+[.B$2])))*[.C$2]))" office:value-type="float" office:value="9.09953530569692">
            <text:p>9.09954</text:p>
          </table:table-cell>
          <table:table-cell table:formula="of:=INT(([.C115]/([.C115]+[.D$3]))*[.D$2]+0.5)" office:value-type="float" office:value="1951">
            <text:p>1951</text:p>
          </table:table-cell>
          <table:table-cell table:formula="of:=[.D115]-[.D114]" office:value-type="float" office:value="-10">
            <text:p>-10</text:p>
          </table:table-cell>
          <table:table-cell table:formula="of:=[.C$3]-[.A115]" office:value-type="float" office:value="-2.5">
            <text:p>-2.50</text:p>
          </table:table-cell>
          <table:table-cell table:formula="of:=-[.F$2]*[.F115]*[.F115]" office:value-type="float" office:value="-0.2125">
            <text:p>-0.21</text:p>
          </table:table-cell>
          <table:table-cell table:formula="of:=[.G115]-[.G114]" office:value-type="float" office:value="-0.040375">
            <text:p>-0.04</text:p>
          </table:table-cell>
          <table:table-cell/>
          <table:table-cell table:formula="of:=[.D115]" office:value-type="float" office:value="1951">
            <text:p>1951</text:p>
          </table:table-cell>
          <table:table-cell table:formula="of:=[.G115]" office:value-type="float" office:value="-0.2125">
            <text:p>-0.21</text:p>
          </table:table-cell>
          <table:table-cell table:formula="of:=-0.00002224*([.J115]-2048)*([.J115]-2048)" office:value-type="float" office:value="-0.20925616">
            <text:p>-0.21</text:p>
          </table:table-cell>
          <table:table-cell table:formula="of:=[.K115]-[.L115]" office:value-type="float" office:value="-0.00324384">
            <text:p>0</text:p>
          </table:table-cell>
        </table:table-row>
        <table:table-row table:style-name="ro1">
          <table:table-cell table:formula="of:=[.A115]+0.25" office:value-type="float" office:value="27.75">
            <text:p>27.75</text:p>
          </table:table-cell>
          <table:table-cell table:formula="of:=([.A116]*9/5)+32" office:value-type="float" office:value="81.95">
            <text:p>81.95000</text:p>
          </table:table-cell>
          <table:table-cell table:formula="of:=[.B$3]*EXP(((1/([.A116]+[.B$2])-(1/([.C$3]+[.B$2])))*[.C$2]))" office:value-type="float" office:value="9.01485213905899">
            <text:p>9.01485</text:p>
          </table:table-cell>
          <table:table-cell table:formula="of:=INT(([.C116]/([.C116]+[.D$3]))*[.D$2]+0.5)" office:value-type="float" office:value="1942">
            <text:p>1942</text:p>
          </table:table-cell>
          <table:table-cell table:formula="of:=[.D116]-[.D115]" office:value-type="float" office:value="-9">
            <text:p>-9</text:p>
          </table:table-cell>
          <table:table-cell table:formula="of:=[.C$3]-[.A116]" office:value-type="float" office:value="-2.75">
            <text:p>-2.75</text:p>
          </table:table-cell>
          <table:table-cell table:formula="of:=-[.F$2]*[.F116]*[.F116]" office:value-type="float" office:value="-0.257125">
            <text:p>-0.26</text:p>
          </table:table-cell>
          <table:table-cell table:formula="of:=[.G116]-[.G115]" office:value-type="float" office:value="-0.044625">
            <text:p>-0.04</text:p>
          </table:table-cell>
          <table:table-cell/>
          <table:table-cell table:formula="of:=[.D116]" office:value-type="float" office:value="1942">
            <text:p>1942</text:p>
          </table:table-cell>
          <table:table-cell table:formula="of:=[.G116]" office:value-type="float" office:value="-0.257125">
            <text:p>-0.26</text:p>
          </table:table-cell>
          <table:table-cell table:formula="of:=-0.00002224*([.J116]-2048)*([.J116]-2048)" office:value-type="float" office:value="-0.24988864">
            <text:p>-0.25</text:p>
          </table:table-cell>
          <table:table-cell table:formula="of:=[.K116]-[.L116]" office:value-type="float" office:value="-0.00723635999999997">
            <text:p>-0.01</text:p>
          </table:table-cell>
        </table:table-row>
        <table:table-row table:style-name="ro1">
          <table:table-cell table:formula="of:=[.A116]+0.25" office:value-type="float" office:value="28">
            <text:p>28.00</text:p>
          </table:table-cell>
          <table:table-cell table:formula="of:=([.A117]*9/5)+32" office:value-type="float" office:value="82.4">
            <text:p>82.40000</text:p>
          </table:table-cell>
          <table:table-cell table:formula="of:=[.B$3]*EXP(((1/([.A117]+[.B$2])-(1/([.C$3]+[.B$2])))*[.C$2]))" office:value-type="float" office:value="8.93109577205929">
            <text:p>8.93110</text:p>
          </table:table-cell>
          <table:table-cell table:formula="of:=INT(([.C117]/([.C117]+[.D$3]))*[.D$2]+0.5)" office:value-type="float" office:value="1932">
            <text:p>1932</text:p>
          </table:table-cell>
          <table:table-cell table:formula="of:=[.D117]-[.D116]" office:value-type="float" office:value="-10">
            <text:p>-10</text:p>
          </table:table-cell>
          <table:table-cell table:formula="of:=[.C$3]-[.A117]" office:value-type="float" office:value="-3">
            <text:p>-3.00</text:p>
          </table:table-cell>
          <table:table-cell table:formula="of:=-[.F$2]*[.F117]*[.F117]" office:value-type="float" office:value="-0.306">
            <text:p>-0.31</text:p>
          </table:table-cell>
          <table:table-cell table:formula="of:=[.G117]-[.G116]" office:value-type="float" office:value="-0.0488750000000001">
            <text:p>-0.05</text:p>
          </table:table-cell>
          <table:table-cell/>
          <table:table-cell table:formula="of:=[.D117]" office:value-type="float" office:value="1932">
            <text:p>1932</text:p>
          </table:table-cell>
          <table:table-cell table:formula="of:=[.G117]" office:value-type="float" office:value="-0.306">
            <text:p>-0.31</text:p>
          </table:table-cell>
          <table:table-cell table:formula="of:=-0.00002224*([.J117]-2048)*([.J117]-2048)" office:value-type="float" office:value="-0.29926144">
            <text:p>-0.3</text:p>
          </table:table-cell>
          <table:table-cell table:formula="of:=[.K117]-[.L117]" office:value-type="float" office:value="-0.00673856000000006">
            <text:p>-0.01</text:p>
          </table:table-cell>
        </table:table-row>
        <table:table-row table:style-name="ro1">
          <table:table-cell table:formula="of:=[.A117]+0.25" office:value-type="float" office:value="28.25">
            <text:p>28.25</text:p>
          </table:table-cell>
          <table:table-cell table:formula="of:=([.A118]*9/5)+32" office:value-type="float" office:value="82.85">
            <text:p>82.85000</text:p>
          </table:table-cell>
          <table:table-cell table:formula="of:=[.B$3]*EXP(((1/([.A118]+[.B$2])-(1/([.C$3]+[.B$2])))*[.C$2]))" office:value-type="float" office:value="8.8482546620898">
            <text:p>8.84825</text:p>
          </table:table-cell>
          <table:table-cell table:formula="of:=INT(([.C118]/([.C118]+[.D$3]))*[.D$2]+0.5)" office:value-type="float" office:value="1923">
            <text:p>1923</text:p>
          </table:table-cell>
          <table:table-cell table:formula="of:=[.D118]-[.D117]" office:value-type="float" office:value="-9">
            <text:p>-9</text:p>
          </table:table-cell>
          <table:table-cell table:formula="of:=[.C$3]-[.A118]" office:value-type="float" office:value="-3.25">
            <text:p>-3.25</text:p>
          </table:table-cell>
          <table:table-cell table:formula="of:=-[.F$2]*[.F118]*[.F118]" office:value-type="float" office:value="-0.359125">
            <text:p>-0.36</text:p>
          </table:table-cell>
          <table:table-cell table:formula="of:=[.G118]-[.G117]" office:value-type="float" office:value="-0.053125">
            <text:p>-0.05</text:p>
          </table:table-cell>
          <table:table-cell/>
          <table:table-cell table:formula="of:=[.D118]" office:value-type="float" office:value="1923">
            <text:p>1923</text:p>
          </table:table-cell>
          <table:table-cell table:formula="of:=[.G118]" office:value-type="float" office:value="-0.359125">
            <text:p>-0.36</text:p>
          </table:table-cell>
          <table:table-cell table:formula="of:=-0.00002224*([.J118]-2048)*([.J118]-2048)" office:value-type="float" office:value="-0.3475">
            <text:p>-0.35</text:p>
          </table:table-cell>
          <table:table-cell table:formula="of:=[.K118]-[.L118]" office:value-type="float" office:value="-0.0116250000000001">
            <text:p>-0.01</text:p>
          </table:table-cell>
        </table:table-row>
        <table:table-row table:style-name="ro1">
          <table:table-cell table:formula="of:=[.A118]+0.25" office:value-type="float" office:value="28.5">
            <text:p>28.50</text:p>
          </table:table-cell>
          <table:table-cell table:formula="of:=([.A119]*9/5)+32" office:value-type="float" office:value="83.3">
            <text:p>83.30000</text:p>
          </table:table-cell>
          <table:table-cell table:formula="of:=[.B$3]*EXP(((1/([.A119]+[.B$2])-(1/([.C$3]+[.B$2])))*[.C$2]))" office:value-type="float" office:value="8.76631742678053">
            <text:p>8.76632</text:p>
          </table:table-cell>
          <table:table-cell table:formula="of:=INT(([.C119]/([.C119]+[.D$3]))*[.D$2]+0.5)" office:value-type="float" office:value="1913">
            <text:p>1913</text:p>
          </table:table-cell>
          <table:table-cell table:formula="of:=[.D119]-[.D118]" office:value-type="float" office:value="-10">
            <text:p>-10</text:p>
          </table:table-cell>
          <table:table-cell table:formula="of:=[.C$3]-[.A119]" office:value-type="float" office:value="-3.5">
            <text:p>-3.50</text:p>
          </table:table-cell>
          <table:table-cell table:formula="of:=-[.F$2]*[.F119]*[.F119]" office:value-type="float" office:value="-0.4165">
            <text:p>-0.42</text:p>
          </table:table-cell>
          <table:table-cell table:formula="of:=[.G119]-[.G118]" office:value-type="float" office:value="-0.057375">
            <text:p>-0.06</text:p>
          </table:table-cell>
          <table:table-cell/>
          <table:table-cell table:formula="of:=[.D119]" office:value-type="float" office:value="1913">
            <text:p>1913</text:p>
          </table:table-cell>
          <table:table-cell table:formula="of:=[.G119]" office:value-type="float" office:value="-0.4165">
            <text:p>-0.42</text:p>
          </table:table-cell>
          <table:table-cell table:formula="of:=-0.00002224*([.J119]-2048)*([.J119]-2048)" office:value-type="float" office:value="-0.405324">
            <text:p>-0.41</text:p>
          </table:table-cell>
          <table:table-cell table:formula="of:=[.K119]-[.L119]" office:value-type="float" office:value="-0.011176">
            <text:p>-0.01</text:p>
          </table:table-cell>
        </table:table-row>
        <table:table-row table:style-name="ro1">
          <table:table-cell table:formula="of:=[.A119]+0.25" office:value-type="float" office:value="28.75">
            <text:p>28.75</text:p>
          </table:table-cell>
          <table:table-cell table:formula="of:=([.A120]*9/5)+32" office:value-type="float" office:value="83.75">
            <text:p>83.75000</text:p>
          </table:table-cell>
          <table:table-cell table:formula="of:=[.B$3]*EXP(((1/([.A120]+[.B$2])-(1/([.C$3]+[.B$2])))*[.C$2]))" office:value-type="float" office:value="8.68527284155564">
            <text:p>8.68527</text:p>
          </table:table-cell>
          <table:table-cell table:formula="of:=INT(([.C120]/([.C120]+[.D$3]))*[.D$2]+0.5)" office:value-type="float" office:value="1904">
            <text:p>1904</text:p>
          </table:table-cell>
          <table:table-cell table:formula="of:=[.D120]-[.D119]" office:value-type="float" office:value="-9">
            <text:p>-9</text:p>
          </table:table-cell>
          <table:table-cell table:formula="of:=[.C$3]-[.A120]" office:value-type="float" office:value="-3.75">
            <text:p>-3.75</text:p>
          </table:table-cell>
          <table:table-cell table:formula="of:=-[.F$2]*[.F120]*[.F120]" office:value-type="float" office:value="-0.478125">
            <text:p>-0.48</text:p>
          </table:table-cell>
          <table:table-cell table:formula="of:=[.G120]-[.G119]" office:value-type="float" office:value="-0.061625">
            <text:p>-0.06</text:p>
          </table:table-cell>
          <table:table-cell/>
          <table:table-cell table:formula="of:=[.D120]" office:value-type="float" office:value="1904">
            <text:p>1904</text:p>
          </table:table-cell>
          <table:table-cell table:formula="of:=[.G120]" office:value-type="float" office:value="-0.478125">
            <text:p>-0.48</text:p>
          </table:table-cell>
          <table:table-cell table:formula="of:=-0.00002224*([.J120]-2048)*([.J120]-2048)" office:value-type="float" office:value="-0.46116864">
            <text:p>-0.46</text:p>
          </table:table-cell>
          <table:table-cell table:formula="of:=[.K120]-[.L120]" office:value-type="float" office:value="-0.01695636">
            <text:p>-0.02</text:p>
          </table:table-cell>
        </table:table-row>
        <table:table-row table:style-name="ro1">
          <table:table-cell table:formula="of:=[.A120]+0.25" office:value-type="float" office:value="29">
            <text:p>29.00</text:p>
          </table:table-cell>
          <table:table-cell table:formula="of:=([.A121]*9/5)+32" office:value-type="float" office:value="84.2">
            <text:p>84.20000</text:p>
          </table:table-cell>
          <table:table-cell table:formula="of:=[.B$3]*EXP(((1/([.A121]+[.B$2])-(1/([.C$3]+[.B$2])))*[.C$2]))" office:value-type="float" office:value="8.60510983723026">
            <text:p>8.60511</text:p>
          </table:table-cell>
          <table:table-cell table:formula="of:=INT(([.C121]/([.C121]+[.D$3]))*[.D$2]+0.5)" office:value-type="float" office:value="1894">
            <text:p>1894</text:p>
          </table:table-cell>
          <table:table-cell table:formula="of:=[.D121]-[.D120]" office:value-type="float" office:value="-10">
            <text:p>-10</text:p>
          </table:table-cell>
          <table:table-cell table:formula="of:=[.C$3]-[.A121]" office:value-type="float" office:value="-4">
            <text:p>-4.00</text:p>
          </table:table-cell>
          <table:table-cell table:formula="of:=-[.F$2]*[.F121]*[.F121]" office:value-type="float" office:value="-0.544">
            <text:p>-0.54</text:p>
          </table:table-cell>
          <table:table-cell table:formula="of:=[.G121]-[.G120]" office:value-type="float" office:value="-0.065875">
            <text:p>-0.07</text:p>
          </table:table-cell>
          <table:table-cell/>
          <table:table-cell table:formula="of:=[.D121]" office:value-type="float" office:value="1894">
            <text:p>1894</text:p>
          </table:table-cell>
          <table:table-cell table:formula="of:=[.G121]" office:value-type="float" office:value="-0.544">
            <text:p>-0.54</text:p>
          </table:table-cell>
          <table:table-cell table:formula="of:=-0.00002224*([.J121]-2048)*([.J121]-2048)" office:value-type="float" office:value="-0.52744384">
            <text:p>-0.53</text:p>
          </table:table-cell>
          <table:table-cell table:formula="of:=[.K121]-[.L121]" office:value-type="float" office:value="-0.01655616">
            <text:p>-0.02</text:p>
          </table:table-cell>
        </table:table-row>
        <table:table-row table:style-name="ro1">
          <table:table-cell table:formula="of:=[.A121]+0.25" office:value-type="float" office:value="29.25">
            <text:p>29.25</text:p>
          </table:table-cell>
          <table:table-cell table:formula="of:=([.A122]*9/5)+32" office:value-type="float" office:value="84.65">
            <text:p>84.65000</text:p>
          </table:table-cell>
          <table:table-cell table:formula="of:=[.B$3]*EXP(((1/([.A122]+[.B$2])-(1/([.C$3]+[.B$2])))*[.C$2]))" office:value-type="float" office:value="8.52581749764679">
            <text:p>8.52582</text:p>
          </table:table-cell>
          <table:table-cell table:formula="of:=INT(([.C122]/([.C122]+[.D$3]))*[.D$2]+0.5)" office:value-type="float" office:value="1885">
            <text:p>1885</text:p>
          </table:table-cell>
          <table:table-cell table:formula="of:=[.D122]-[.D121]" office:value-type="float" office:value="-9">
            <text:p>-9</text:p>
          </table:table-cell>
          <table:table-cell table:formula="of:=[.C$3]-[.A122]" office:value-type="float" office:value="-4.25">
            <text:p>-4.25</text:p>
          </table:table-cell>
          <table:table-cell table:formula="of:=-[.F$2]*[.F122]*[.F122]" office:value-type="float" office:value="-0.614125">
            <text:p>-0.61</text:p>
          </table:table-cell>
          <table:table-cell table:formula="of:=[.G122]-[.G121]" office:value-type="float" office:value="-0.070125">
            <text:p>-0.07</text:p>
          </table:table-cell>
          <table:table-cell/>
          <table:table-cell table:formula="of:=[.D122]" office:value-type="float" office:value="1885">
            <text:p>1885</text:p>
          </table:table-cell>
          <table:table-cell table:formula="of:=[.G122]" office:value-type="float" office:value="-0.614125">
            <text:p>-0.61</text:p>
          </table:table-cell>
          <table:table-cell table:formula="of:=-0.00002224*([.J122]-2048)*([.J122]-2048)" office:value-type="float" office:value="-0.59089456">
            <text:p>-0.59</text:p>
          </table:table-cell>
          <table:table-cell table:formula="of:=[.K122]-[.L122]" office:value-type="float" office:value="-0.0232304400000001">
            <text:p>-0.02</text:p>
          </table:table-cell>
        </table:table-row>
        <table:table-row table:style-name="ro1">
          <table:table-cell table:formula="of:=[.A122]+0.25" office:value-type="float" office:value="29.5">
            <text:p>29.50</text:p>
          </table:table-cell>
          <table:table-cell table:formula="of:=([.A123]*9/5)+32" office:value-type="float" office:value="85.1">
            <text:p>85.10000</text:p>
          </table:table-cell>
          <table:table-cell table:formula="of:=[.B$3]*EXP(((1/([.A123]+[.B$2])-(1/([.C$3]+[.B$2])))*[.C$2]))" office:value-type="float" office:value="8.44738505735059">
            <text:p>8.44739</text:p>
          </table:table-cell>
          <table:table-cell table:formula="of:=INT(([.C123]/([.C123]+[.D$3]))*[.D$2]+0.5)" office:value-type="float" office:value="1876">
            <text:p>1876</text:p>
          </table:table-cell>
          <table:table-cell table:formula="of:=[.D123]-[.D122]" office:value-type="float" office:value="-9">
            <text:p>-9</text:p>
          </table:table-cell>
          <table:table-cell table:formula="of:=[.C$3]-[.A123]" office:value-type="float" office:value="-4.5">
            <text:p>-4.50</text:p>
          </table:table-cell>
          <table:table-cell table:formula="of:=-[.F$2]*[.F123]*[.F123]" office:value-type="float" office:value="-0.6885">
            <text:p>-0.69</text:p>
          </table:table-cell>
          <table:table-cell table:formula="of:=[.G123]-[.G122]" office:value-type="float" office:value="-0.0743750000000001">
            <text:p>-0.07</text:p>
          </table:table-cell>
          <table:table-cell/>
          <table:table-cell table:formula="of:=[.D123]" office:value-type="float" office:value="1876">
            <text:p>1876</text:p>
          </table:table-cell>
          <table:table-cell table:formula="of:=[.G123]" office:value-type="float" office:value="-0.6885">
            <text:p>-0.69</text:p>
          </table:table-cell>
          <table:table-cell table:formula="of:=-0.00002224*([.J123]-2048)*([.J123]-2048)" office:value-type="float" office:value="-0.65794816">
            <text:p>-0.66</text:p>
          </table:table-cell>
          <table:table-cell table:formula="of:=[.K123]-[.L123]" office:value-type="float" office:value="-0.0305518400000001">
            <text:p>-0.03</text:p>
          </table:table-cell>
        </table:table-row>
        <table:table-row table:style-name="ro1">
          <table:table-cell table:formula="of:=[.A123]+0.25" office:value-type="float" office:value="29.75">
            <text:p>29.75</text:p>
          </table:table-cell>
          <table:table-cell table:formula="of:=([.A124]*9/5)+32" office:value-type="float" office:value="85.55">
            <text:p>85.55000</text:p>
          </table:table-cell>
          <table:table-cell table:formula="of:=[.B$3]*EXP(((1/([.A124]+[.B$2])-(1/([.C$3]+[.B$2])))*[.C$2]))" office:value-type="float" office:value="8.3698018993038">
            <text:p>8.36980</text:p>
          </table:table-cell>
          <table:table-cell table:formula="of:=INT(([.C124]/([.C124]+[.D$3]))*[.D$2]+0.5)" office:value-type="float" office:value="1866">
            <text:p>1866</text:p>
          </table:table-cell>
          <table:table-cell table:formula="of:=[.D124]-[.D123]" office:value-type="float" office:value="-10">
            <text:p>-10</text:p>
          </table:table-cell>
          <table:table-cell table:formula="of:=[.C$3]-[.A124]" office:value-type="float" office:value="-4.75">
            <text:p>-4.75</text:p>
          </table:table-cell>
          <table:table-cell table:formula="of:=-[.F$2]*[.F124]*[.F124]" office:value-type="float" office:value="-0.767125">
            <text:p>-0.77</text:p>
          </table:table-cell>
          <table:table-cell table:formula="of:=[.G124]-[.G123]" office:value-type="float" office:value="-0.0786249999999999">
            <text:p>-0.08</text:p>
          </table:table-cell>
          <table:table-cell/>
          <table:table-cell table:formula="of:=[.D124]" office:value-type="float" office:value="1866">
            <text:p>1866</text:p>
          </table:table-cell>
          <table:table-cell table:formula="of:=[.G124]" office:value-type="float" office:value="-0.767125">
            <text:p>-0.77</text:p>
          </table:table-cell>
          <table:table-cell table:formula="of:=-0.00002224*([.J124]-2048)*([.J124]-2048)" office:value-type="float" office:value="-0.73667776">
            <text:p>-0.74</text:p>
          </table:table-cell>
          <table:table-cell table:formula="of:=[.K124]-[.L124]" office:value-type="float" office:value="-0.0304472400000001">
            <text:p>-0.03</text:p>
          </table:table-cell>
        </table:table-row>
        <table:table-row table:style-name="ro1">
          <table:table-cell table:formula="of:=[.A124]+0.25" office:value-type="float" office:value="30">
            <text:p>30.00</text:p>
          </table:table-cell>
          <table:table-cell table:formula="of:=([.A125]*9/5)+32" office:value-type="float" office:value="86">
            <text:p>86.00000</text:p>
          </table:table-cell>
          <table:table-cell table:formula="of:=[.B$3]*EXP(((1/([.A125]+[.B$2])-(1/([.C$3]+[.B$2])))*[.C$2]))" office:value-type="float" office:value="8.29305755263701">
            <text:p>8.29306</text:p>
          </table:table-cell>
          <table:table-cell table:formula="of:=INT(([.C125]/([.C125]+[.D$3]))*[.D$2]+0.5)" office:value-type="float" office:value="1857">
            <text:p>1857</text:p>
          </table:table-cell>
          <table:table-cell table:formula="of:=[.D125]-[.D124]" office:value-type="float" office:value="-9">
            <text:p>-9</text:p>
          </table:table-cell>
          <table:table-cell table:formula="of:=[.C$3]-[.A125]" office:value-type="float" office:value="-5">
            <text:p>-5.00</text:p>
          </table:table-cell>
          <table:table-cell table:formula="of:=-[.F$2]*[.F125]*[.F125]" office:value-type="float" office:value="-0.85">
            <text:p>-0.85</text:p>
          </table:table-cell>
          <table:table-cell table:formula="of:=[.G125]-[.G124]" office:value-type="float" office:value="-0.082875">
            <text:p>-0.08</text:p>
          </table:table-cell>
          <table:table-cell/>
          <table:table-cell table:formula="of:=[.D125]" office:value-type="float" office:value="1857">
            <text:p>1857</text:p>
          </table:table-cell>
          <table:table-cell table:formula="of:=[.G125]" office:value-type="float" office:value="-0.85">
            <text:p>-0.85</text:p>
          </table:table-cell>
          <table:table-cell table:formula="of:=-0.00002224*([.J125]-2048)*([.J125]-2048)" office:value-type="float" office:value="-0.81133744">
            <text:p>-0.81</text:p>
          </table:table-cell>
          <table:table-cell table:formula="of:=[.K125]-[.L125]" office:value-type="float" office:value="-0.03866256">
            <text:p>-0.04</text:p>
          </table:table-cell>
        </table:table-row>
        <table:table-row table:style-name="ro1">
          <table:table-cell table:formula="of:=[.A125]+0.25" office:value-type="float" office:value="30.25">
            <text:p>30.25</text:p>
          </table:table-cell>
          <table:table-cell table:formula="of:=([.A126]*9/5)+32" office:value-type="float" office:value="86.45">
            <text:p>86.45000</text:p>
          </table:table-cell>
          <table:table-cell table:formula="of:=[.B$3]*EXP(((1/([.A126]+[.B$2])-(1/([.C$3]+[.B$2])))*[.C$2]))" office:value-type="float" office:value="8.21714169043784">
            <text:p>8.21714</text:p>
          </table:table-cell>
          <table:table-cell table:formula="of:=INT(([.C126]/([.C126]+[.D$3]))*[.D$2]+0.5)" office:value-type="float" office:value="1848">
            <text:p>1848</text:p>
          </table:table-cell>
          <table:table-cell table:formula="of:=[.D126]-[.D125]" office:value-type="float" office:value="-9">
            <text:p>-9</text:p>
          </table:table-cell>
          <table:table-cell table:formula="of:=[.C$3]-[.A126]" office:value-type="float" office:value="-5.25">
            <text:p>-5.25</text:p>
          </table:table-cell>
          <table:table-cell table:formula="of:=-[.F$2]*[.F126]*[.F126]" office:value-type="float" office:value="-0.937125">
            <text:p>-0.94</text:p>
          </table:table-cell>
          <table:table-cell table:formula="of:=[.G126]-[.G125]" office:value-type="float" office:value="-0.087125">
            <text:p>-0.09</text:p>
          </table:table-cell>
          <table:table-cell/>
          <table:table-cell table:formula="of:=[.D126]" office:value-type="float" office:value="1848">
            <text:p>1848</text:p>
          </table:table-cell>
          <table:table-cell table:formula="of:=[.G126]" office:value-type="float" office:value="-0.937125">
            <text:p>-0.94</text:p>
          </table:table-cell>
          <table:table-cell table:formula="of:=-0.00002224*([.J126]-2048)*([.J126]-2048)" office:value-type="float" office:value="-0.8896">
            <text:p>-0.89</text:p>
          </table:table-cell>
          <table:table-cell table:formula="of:=[.K126]-[.L126]" office:value-type="float" office:value="-0.0475250000000001">
            <text:p>-0.05</text:p>
          </table:table-cell>
        </table:table-row>
        <table:table-row table:style-name="ro1">
          <table:table-cell table:formula="of:=[.A126]+0.25" office:value-type="float" office:value="30.5">
            <text:p>30.50</text:p>
          </table:table-cell>
          <table:table-cell table:formula="of:=([.A127]*9/5)+32" office:value-type="float" office:value="86.9">
            <text:p>86.90000</text:p>
          </table:table-cell>
          <table:table-cell table:formula="of:=[.B$3]*EXP(((1/([.A127]+[.B$2])-(1/([.C$3]+[.B$2])))*[.C$2]))" office:value-type="float" office:value="8.14204412757596">
            <text:p>8.14204</text:p>
          </table:table-cell>
          <table:table-cell table:formula="of:=INT(([.C127]/([.C127]+[.D$3]))*[.D$2]+0.5)" office:value-type="float" office:value="1838">
            <text:p>1838</text:p>
          </table:table-cell>
          <table:table-cell table:formula="of:=[.D127]-[.D126]" office:value-type="float" office:value="-10">
            <text:p>-10</text:p>
          </table:table-cell>
          <table:table-cell table:formula="of:=[.C$3]-[.A127]" office:value-type="float" office:value="-5.5">
            <text:p>-5.50</text:p>
          </table:table-cell>
          <table:table-cell table:formula="of:=-[.F$2]*[.F127]*[.F127]" office:value-type="float" office:value="-1.0285">
            <text:p>-1.03</text:p>
          </table:table-cell>
          <table:table-cell table:formula="of:=[.G127]-[.G126]" office:value-type="float" office:value="-0.0913749999999999">
            <text:p>-0.09</text:p>
          </table:table-cell>
          <table:table-cell/>
          <table:table-cell table:formula="of:=[.D127]" office:value-type="float" office:value="1838">
            <text:p>1838</text:p>
          </table:table-cell>
          <table:table-cell table:formula="of:=[.G127]" office:value-type="float" office:value="-1.0285">
            <text:p>-1.03</text:p>
          </table:table-cell>
          <table:table-cell table:formula="of:=-0.00002224*([.J127]-2048)*([.J127]-2048)" office:value-type="float" office:value="-0.980784">
            <text:p>-0.98</text:p>
          </table:table-cell>
          <table:table-cell table:formula="of:=[.K127]-[.L127]" office:value-type="float" office:value="-0.047716">
            <text:p>-0.05</text:p>
          </table:table-cell>
        </table:table-row>
        <table:table-row table:style-name="ro1">
          <table:table-cell table:formula="of:=[.A127]+0.25" office:value-type="float" office:value="30.75">
            <text:p>30.75</text:p>
          </table:table-cell>
          <table:table-cell table:formula="of:=([.A128]*9/5)+32" office:value-type="float" office:value="87.35">
            <text:p>87.35000</text:p>
          </table:table-cell>
          <table:table-cell table:formula="of:=[.B$3]*EXP(((1/([.A128]+[.B$2])-(1/([.C$3]+[.B$2])))*[.C$2]))" office:value-type="float" office:value="8.06775481856382">
            <text:p>8.06775</text:p>
          </table:table-cell>
          <table:table-cell table:formula="of:=INT(([.C128]/([.C128]+[.D$3]))*[.D$2]+0.5)" office:value-type="float" office:value="1829">
            <text:p>1829</text:p>
          </table:table-cell>
          <table:table-cell table:formula="of:=[.D128]-[.D127]" office:value-type="float" office:value="-9">
            <text:p>-9</text:p>
          </table:table-cell>
          <table:table-cell table:formula="of:=[.C$3]-[.A128]" office:value-type="float" office:value="-5.75">
            <text:p>-5.75</text:p>
          </table:table-cell>
          <table:table-cell table:formula="of:=-[.F$2]*[.F128]*[.F128]" office:value-type="float" office:value="-1.124125">
            <text:p>-1.12</text:p>
          </table:table-cell>
          <table:table-cell table:formula="of:=[.G128]-[.G127]" office:value-type="float" office:value="-0.0956250000000001">
            <text:p>-0.10</text:p>
          </table:table-cell>
          <table:table-cell/>
          <table:table-cell table:formula="of:=[.D128]" office:value-type="float" office:value="1829">
            <text:p>1829</text:p>
          </table:table-cell>
          <table:table-cell table:formula="of:=[.G128]" office:value-type="float" office:value="-1.124125">
            <text:p>-1.12</text:p>
          </table:table-cell>
          <table:table-cell table:formula="of:=-0.00002224*([.J128]-2048)*([.J128]-2048)" office:value-type="float" office:value="-1.06665264">
            <text:p>-1.07</text:p>
          </table:table-cell>
          <table:table-cell table:formula="of:=[.K128]-[.L128]" office:value-type="float" office:value="-0.05747236">
            <text:p>-0.06</text:p>
          </table:table-cell>
        </table:table-row>
        <table:table-row table:style-name="ro1">
          <table:table-cell table:formula="of:=[.A128]+0.25" office:value-type="float" office:value="31">
            <text:p>31.00</text:p>
          </table:table-cell>
          <table:table-cell table:formula="of:=([.A129]*9/5)+32" office:value-type="float" office:value="87.8">
            <text:p>87.80000</text:p>
          </table:table-cell>
          <table:table-cell table:formula="of:=[.B$3]*EXP(((1/([.A129]+[.B$2])-(1/([.C$3]+[.B$2])))*[.C$2]))" office:value-type="float" office:value="7.99426385545244">
            <text:p>7.99426</text:p>
          </table:table-cell>
          <table:table-cell table:formula="of:=INT(([.C129]/([.C129]+[.D$3]))*[.D$2]+0.5)" office:value-type="float" office:value="1820">
            <text:p>1820</text:p>
          </table:table-cell>
          <table:table-cell table:formula="of:=[.D129]-[.D128]" office:value-type="float" office:value="-9">
            <text:p>-9</text:p>
          </table:table-cell>
          <table:table-cell table:formula="of:=[.C$3]-[.A129]" office:value-type="float" office:value="-6">
            <text:p>-6.00</text:p>
          </table:table-cell>
          <table:table-cell table:formula="of:=-[.F$2]*[.F129]*[.F129]" office:value-type="float" office:value="-1.224">
            <text:p>-1.22</text:p>
          </table:table-cell>
          <table:table-cell table:formula="of:=[.G129]-[.G128]" office:value-type="float" office:value="-0.0998750000000002">
            <text:p>-0.10</text:p>
          </table:table-cell>
          <table:table-cell/>
          <table:table-cell table:formula="of:=[.D129]" office:value-type="float" office:value="1820">
            <text:p>1820</text:p>
          </table:table-cell>
          <table:table-cell table:formula="of:=[.G129]" office:value-type="float" office:value="-1.224">
            <text:p>-1.22</text:p>
          </table:table-cell>
          <table:table-cell table:formula="of:=-0.00002224*([.J129]-2048)*([.J129]-2048)" office:value-type="float" office:value="-1.15612416">
            <text:p>-1.16</text:p>
          </table:table-cell>
          <table:table-cell table:formula="of:=[.K129]-[.L129]" office:value-type="float" office:value="-0.0678758400000001">
            <text:p>-0.07</text:p>
          </table:table-cell>
        </table:table-row>
        <table:table-row table:style-name="ro1">
          <table:table-cell table:formula="of:=[.A129]+0.25" office:value-type="float" office:value="31.25">
            <text:p>31.25</text:p>
          </table:table-cell>
          <table:table-cell table:formula="of:=([.A130]*9/5)+32" office:value-type="float" office:value="88.25">
            <text:p>88.25000</text:p>
          </table:table-cell>
          <table:table-cell table:formula="of:=[.B$3]*EXP(((1/([.A130]+[.B$2])-(1/([.C$3]+[.B$2])))*[.C$2]))" office:value-type="float" office:value="7.92156146576172">
            <text:p>7.92156</text:p>
          </table:table-cell>
          <table:table-cell table:formula="of:=INT(([.C130]/([.C130]+[.D$3]))*[.D$2]+0.5)" office:value-type="float" office:value="1810">
            <text:p>1810</text:p>
          </table:table-cell>
          <table:table-cell table:formula="of:=[.D130]-[.D129]" office:value-type="float" office:value="-10">
            <text:p>-10</text:p>
          </table:table-cell>
          <table:table-cell table:formula="of:=[.C$3]-[.A130]" office:value-type="float" office:value="-6.25">
            <text:p>-6.25</text:p>
          </table:table-cell>
          <table:table-cell table:formula="of:=-[.F$2]*[.F130]*[.F130]" office:value-type="float" office:value="-1.328125">
            <text:p>-1.33</text:p>
          </table:table-cell>
          <table:table-cell table:formula="of:=[.G130]-[.G129]" office:value-type="float" office:value="-0.104125">
            <text:p>-0.10</text:p>
          </table:table-cell>
          <table:table-cell/>
          <table:table-cell table:formula="of:=[.D130]" office:value-type="float" office:value="1810">
            <text:p>1810</text:p>
          </table:table-cell>
          <table:table-cell table:formula="of:=[.G130]" office:value-type="float" office:value="-1.328125">
            <text:p>-1.33</text:p>
          </table:table-cell>
          <table:table-cell table:formula="of:=-0.00002224*([.J130]-2048)*([.J130]-2048)" office:value-type="float" office:value="-1.25976256">
            <text:p>-1.26</text:p>
          </table:table-cell>
          <table:table-cell table:formula="of:=[.K130]-[.L130]" office:value-type="float" office:value="-0.0683624400000002">
            <text:p>-0.07</text:p>
          </table:table-cell>
        </table:table-row>
        <table:table-row table:style-name="ro1">
          <table:table-cell table:formula="of:=[.A130]+0.25" office:value-type="float" office:value="31.5">
            <text:p>31.50</text:p>
          </table:table-cell>
          <table:table-cell table:formula="of:=([.A131]*9/5)+32" office:value-type="float" office:value="88.7">
            <text:p>88.70000</text:p>
          </table:table-cell>
          <table:table-cell table:formula="of:=[.B$3]*EXP(((1/([.A131]+[.B$2])-(1/([.C$3]+[.B$2])))*[.C$2]))" office:value-type="float" office:value="7.84963801044451">
            <text:p>7.84964</text:p>
          </table:table-cell>
          <table:table-cell table:formula="of:=INT(([.C131]/([.C131]+[.D$3]))*[.D$2]+0.5)" office:value-type="float" office:value="1801">
            <text:p>1801</text:p>
          </table:table-cell>
          <table:table-cell table:formula="of:=[.D131]-[.D130]" office:value-type="float" office:value="-9">
            <text:p>-9</text:p>
          </table:table-cell>
          <table:table-cell table:formula="of:=[.C$3]-[.A131]" office:value-type="float" office:value="-6.5">
            <text:p>-6.50</text:p>
          </table:table-cell>
          <table:table-cell table:formula="of:=-[.F$2]*[.F131]*[.F131]" office:value-type="float" office:value="-1.4365">
            <text:p>-1.44</text:p>
          </table:table-cell>
          <table:table-cell table:formula="of:=[.G131]-[.G130]" office:value-type="float" office:value="-0.108375">
            <text:p>-0.11</text:p>
          </table:table-cell>
          <table:table-cell/>
          <table:table-cell table:formula="of:=[.D131]" office:value-type="float" office:value="1801">
            <text:p>1801</text:p>
          </table:table-cell>
          <table:table-cell table:formula="of:=[.G131]" office:value-type="float" office:value="-1.4365">
            <text:p>-1.44</text:p>
          </table:table-cell>
          <table:table-cell table:formula="of:=-0.00002224*([.J131]-2048)*([.J131]-2048)" office:value-type="float" office:value="-1.35684016">
            <text:p>-1.36</text:p>
          </table:table-cell>
          <table:table-cell table:formula="of:=[.K131]-[.L131]" office:value-type="float" office:value="-0.0796598399999999">
            <text:p>-0.08</text:p>
          </table:table-cell>
        </table:table-row>
        <table:table-row table:style-name="ro1">
          <table:table-cell table:formula="of:=[.A131]+0.25" office:value-type="float" office:value="31.75">
            <text:p>31.75</text:p>
          </table:table-cell>
          <table:table-cell table:formula="of:=([.A132]*9/5)+32" office:value-type="float" office:value="89.15">
            <text:p>89.15000</text:p>
          </table:table-cell>
          <table:table-cell table:formula="of:=[.B$3]*EXP(((1/([.A132]+[.B$2])-(1/([.C$3]+[.B$2])))*[.C$2]))" office:value-type="float" office:value="7.77848398188407">
            <text:p>7.77848</text:p>
          </table:table-cell>
          <table:table-cell table:formula="of:=INT(([.C132]/([.C132]+[.D$3]))*[.D$2]+0.5)" office:value-type="float" office:value="1792">
            <text:p>1792</text:p>
          </table:table-cell>
          <table:table-cell table:formula="of:=[.D132]-[.D131]" office:value-type="float" office:value="-9">
            <text:p>-9</text:p>
          </table:table-cell>
          <table:table-cell table:formula="of:=[.C$3]-[.A132]" office:value-type="float" office:value="-6.75">
            <text:p>-6.75</text:p>
          </table:table-cell>
          <table:table-cell table:formula="of:=-[.F$2]*[.F132]*[.F132]" office:value-type="float" office:value="-1.549125">
            <text:p>-1.55</text:p>
          </table:table-cell>
          <table:table-cell table:formula="of:=[.G132]-[.G131]" office:value-type="float" office:value="-0.112625">
            <text:p>-0.11</text:p>
          </table:table-cell>
          <table:table-cell/>
          <table:table-cell table:formula="of:=[.D132]" office:value-type="float" office:value="1792">
            <text:p>1792</text:p>
          </table:table-cell>
          <table:table-cell table:formula="of:=[.G132]" office:value-type="float" office:value="-1.549125">
            <text:p>-1.55</text:p>
          </table:table-cell>
          <table:table-cell table:formula="of:=-0.00002224*([.J132]-2048)*([.J132]-2048)" office:value-type="float" office:value="-1.45752064">
            <text:p>-1.46</text:p>
          </table:table-cell>
          <table:table-cell table:formula="of:=[.K132]-[.L132]" office:value-type="float" office:value="-0.09160436">
            <text:p>-0.09</text:p>
          </table:table-cell>
        </table:table-row>
        <table:table-row table:style-name="ro1">
          <table:table-cell table:formula="of:=[.A132]+0.25" office:value-type="float" office:value="32">
            <text:p>32.00</text:p>
          </table:table-cell>
          <table:table-cell table:formula="of:=([.A133]*9/5)+32" office:value-type="float" office:value="89.6">
            <text:p>89.60000</text:p>
          </table:table-cell>
          <table:table-cell table:formula="of:=[.B$3]*EXP(((1/([.A133]+[.B$2])-(1/([.C$3]+[.B$2])))*[.C$2]))" office:value-type="float" office:value="7.70809000192412">
            <text:p>7.70809</text:p>
          </table:table-cell>
          <table:table-cell table:formula="of:=INT(([.C133]/([.C133]+[.D$3]))*[.D$2]+0.5)" office:value-type="float" office:value="1783">
            <text:p>1783</text:p>
          </table:table-cell>
          <table:table-cell table:formula="of:=[.D133]-[.D132]" office:value-type="float" office:value="-9">
            <text:p>-9</text:p>
          </table:table-cell>
          <table:table-cell table:formula="of:=[.C$3]-[.A133]" office:value-type="float" office:value="-7">
            <text:p>-7.00</text:p>
          </table:table-cell>
          <table:table-cell table:formula="of:=-[.F$2]*[.F133]*[.F133]" office:value-type="float" office:value="-1.666">
            <text:p>-1.67</text:p>
          </table:table-cell>
          <table:table-cell table:formula="of:=[.G133]-[.G132]" office:value-type="float" office:value="-0.116875">
            <text:p>-0.12</text:p>
          </table:table-cell>
          <table:table-cell/>
          <table:table-cell table:formula="of:=[.D133]" office:value-type="float" office:value="1783">
            <text:p>1783</text:p>
          </table:table-cell>
          <table:table-cell table:formula="of:=[.G133]" office:value-type="float" office:value="-1.666">
            <text:p>-1.67</text:p>
          </table:table-cell>
          <table:table-cell table:formula="of:=-0.00002224*([.J133]-2048)*([.J133]-2048)" office:value-type="float" office:value="-1.561804">
            <text:p>-1.56</text:p>
          </table:table-cell>
          <table:table-cell table:formula="of:=[.K133]-[.L133]" office:value-type="float" office:value="-0.104196">
            <text:p>-0.1</text:p>
          </table:table-cell>
        </table:table-row>
        <table:table-row table:style-name="ro1">
          <table:table-cell table:formula="of:=[.A133]+0.25" office:value-type="float" office:value="32.25">
            <text:p>32.25</text:p>
          </table:table-cell>
          <table:table-cell table:formula="of:=([.A134]*9/5)+32" office:value-type="float" office:value="90.05">
            <text:p>90.05000</text:p>
          </table:table-cell>
          <table:table-cell table:formula="of:=[.B$3]*EXP(((1/([.A134]+[.B$2])-(1/([.C$3]+[.B$2])))*[.C$2]))" office:value-type="float" office:value="7.63844681993104">
            <text:p>7.63845</text:p>
          </table:table-cell>
          <table:table-cell table:formula="of:=INT(([.C134]/([.C134]+[.D$3]))*[.D$2]+0.5)" office:value-type="float" office:value="1774">
            <text:p>1774</text:p>
          </table:table-cell>
          <table:table-cell table:formula="of:=[.D134]-[.D133]" office:value-type="float" office:value="-9">
            <text:p>-9</text:p>
          </table:table-cell>
          <table:table-cell table:formula="of:=[.C$3]-[.A134]" office:value-type="float" office:value="-7.25">
            <text:p>-7.25</text:p>
          </table:table-cell>
          <table:table-cell table:formula="of:=-[.F$2]*[.F134]*[.F134]" office:value-type="float" office:value="-1.787125">
            <text:p>-1.79</text:p>
          </table:table-cell>
          <table:table-cell table:formula="of:=[.G134]-[.G133]" office:value-type="float" office:value="-0.121125">
            <text:p>-0.12</text:p>
          </table:table-cell>
          <table:table-cell/>
          <table:table-cell table:formula="of:=[.D134]" office:value-type="float" office:value="1774">
            <text:p>1774</text:p>
          </table:table-cell>
          <table:table-cell table:formula="of:=[.G134]" office:value-type="float" office:value="-1.787125">
            <text:p>-1.79</text:p>
          </table:table-cell>
          <table:table-cell table:formula="of:=-0.00002224*([.J134]-2048)*([.J134]-2048)" office:value-type="float" office:value="-1.66969024">
            <text:p>-1.67</text:p>
          </table:table-cell>
          <table:table-cell table:formula="of:=[.K134]-[.L134]" office:value-type="float" office:value="-0.11743476">
            <text:p>-0.12</text:p>
          </table:table-cell>
        </table:table-row>
        <table:table-row table:style-name="ro1">
          <table:table-cell table:formula="of:=[.A134]+0.25" office:value-type="float" office:value="32.5">
            <text:p>32.50</text:p>
          </table:table-cell>
          <table:table-cell table:formula="of:=([.A135]*9/5)+32" office:value-type="float" office:value="90.5">
            <text:p>90.50000</text:p>
          </table:table-cell>
          <table:table-cell table:formula="of:=[.B$3]*EXP(((1/([.A135]+[.B$2])-(1/([.C$3]+[.B$2])))*[.C$2]))" office:value-type="float" office:value="7.56954531088755">
            <text:p>7.56955</text:p>
          </table:table-cell>
          <table:table-cell table:formula="of:=INT(([.C135]/([.C135]+[.D$3]))*[.D$2]+0.5)" office:value-type="float" office:value="1765">
            <text:p>1765</text:p>
          </table:table-cell>
          <table:table-cell table:formula="of:=[.D135]-[.D134]" office:value-type="float" office:value="-9">
            <text:p>-9</text:p>
          </table:table-cell>
          <table:table-cell table:formula="of:=[.C$3]-[.A135]" office:value-type="float" office:value="-7.5">
            <text:p>-7.50</text:p>
          </table:table-cell>
          <table:table-cell table:formula="of:=-[.F$2]*[.F135]*[.F135]" office:value-type="float" office:value="-1.9125">
            <text:p>-1.91</text:p>
          </table:table-cell>
          <table:table-cell table:formula="of:=[.G135]-[.G134]" office:value-type="float" office:value="-0.125375">
            <text:p>-0.13</text:p>
          </table:table-cell>
          <table:table-cell/>
          <table:table-cell table:formula="of:=[.D135]" office:value-type="float" office:value="1765">
            <text:p>1765</text:p>
          </table:table-cell>
          <table:table-cell table:formula="of:=[.G135]" office:value-type="float" office:value="-1.9125">
            <text:p>-1.91</text:p>
          </table:table-cell>
          <table:table-cell table:formula="of:=-0.00002224*([.J135]-2048)*([.J135]-2048)" office:value-type="float" office:value="-1.78117936">
            <text:p>-1.78</text:p>
          </table:table-cell>
          <table:table-cell table:formula="of:=[.K135]-[.L135]" office:value-type="float" office:value="-0.13132064">
            <text:p>-0.13</text:p>
          </table:table-cell>
        </table:table-row>
        <table:table-row table:style-name="ro1">
          <table:table-cell table:formula="of:=[.A135]+0.25" office:value-type="float" office:value="32.75">
            <text:p>32.75</text:p>
          </table:table-cell>
          <table:table-cell table:formula="of:=([.A136]*9/5)+32" office:value-type="float" office:value="90.95">
            <text:p>90.95000</text:p>
          </table:table-cell>
          <table:table-cell table:formula="of:=[.B$3]*EXP(((1/([.A136]+[.B$2])-(1/([.C$3]+[.B$2])))*[.C$2]))" office:value-type="float" office:value="7.50137647351745">
            <text:p>7.50138</text:p>
          </table:table-cell>
          <table:table-cell table:formula="of:=INT(([.C136]/([.C136]+[.D$3]))*[.D$2]+0.5)" office:value-type="float" office:value="1756">
            <text:p>1756</text:p>
          </table:table-cell>
          <table:table-cell table:formula="of:=[.D136]-[.D135]" office:value-type="float" office:value="-9">
            <text:p>-9</text:p>
          </table:table-cell>
          <table:table-cell table:formula="of:=[.C$3]-[.A136]" office:value-type="float" office:value="-7.75">
            <text:p>-7.75</text:p>
          </table:table-cell>
          <table:table-cell table:formula="of:=-[.F$2]*[.F136]*[.F136]" office:value-type="float" office:value="-2.042125">
            <text:p>-2.04</text:p>
          </table:table-cell>
          <table:table-cell table:formula="of:=[.G136]-[.G135]" office:value-type="float" office:value="-0.129625">
            <text:p>-0.13</text:p>
          </table:table-cell>
          <table:table-cell/>
          <table:table-cell table:formula="of:=[.D136]" office:value-type="float" office:value="1756">
            <text:p>1756</text:p>
          </table:table-cell>
          <table:table-cell table:formula="of:=[.G136]" office:value-type="float" office:value="-2.042125">
            <text:p>-2.04</text:p>
          </table:table-cell>
          <table:table-cell table:formula="of:=-0.00002224*([.J136]-2048)*([.J136]-2048)" office:value-type="float" office:value="-1.89627136">
            <text:p>-1.9</text:p>
          </table:table-cell>
          <table:table-cell table:formula="of:=[.K136]-[.L136]" office:value-type="float" office:value="-0.14585364">
            <text:p>-0.15</text:p>
          </table:table-cell>
        </table:table-row>
        <table:table-row table:style-name="ro1">
          <table:table-cell table:formula="of:=[.A136]+0.25" office:value-type="float" office:value="33">
            <text:p>33.00</text:p>
          </table:table-cell>
          <table:table-cell table:formula="of:=([.A137]*9/5)+32" office:value-type="float" office:value="91.4">
            <text:p>91.40000</text:p>
          </table:table-cell>
          <table:table-cell table:formula="of:=[.B$3]*EXP(((1/([.A137]+[.B$2])-(1/([.C$3]+[.B$2])))*[.C$2]))" office:value-type="float" office:value="7.43393142844074">
            <text:p>7.43393</text:p>
          </table:table-cell>
          <table:table-cell table:formula="of:=INT(([.C137]/([.C137]+[.D$3]))*[.D$2]+0.5)" office:value-type="float" office:value="1747">
            <text:p>1747</text:p>
          </table:table-cell>
          <table:table-cell table:formula="of:=[.D137]-[.D136]" office:value-type="float" office:value="-9">
            <text:p>-9</text:p>
          </table:table-cell>
          <table:table-cell table:formula="of:=[.C$3]-[.A137]" office:value-type="float" office:value="-8">
            <text:p>-8.00</text:p>
          </table:table-cell>
          <table:table-cell table:formula="of:=-[.F$2]*[.F137]*[.F137]" office:value-type="float" office:value="-2.176">
            <text:p>-2.18</text:p>
          </table:table-cell>
          <table:table-cell table:formula="of:=[.G137]-[.G136]" office:value-type="float" office:value="-0.133875">
            <text:p>-0.13</text:p>
          </table:table-cell>
          <table:table-cell/>
          <table:table-cell table:formula="of:=[.D137]" office:value-type="float" office:value="1747">
            <text:p>1747</text:p>
          </table:table-cell>
          <table:table-cell table:formula="of:=[.G137]" office:value-type="float" office:value="-2.176">
            <text:p>-2.18</text:p>
          </table:table-cell>
          <table:table-cell table:formula="of:=-0.00002224*([.J137]-2048)*([.J137]-2048)" office:value-type="float" office:value="-2.01496624">
            <text:p>-2.01</text:p>
          </table:table-cell>
          <table:table-cell table:formula="of:=[.K137]-[.L137]" office:value-type="float" office:value="-0.16103376">
            <text:p>-0.16</text:p>
          </table:table-cell>
        </table:table-row>
        <table:table-row table:style-name="ro1">
          <table:table-cell table:formula="of:=[.A137]+0.25" office:value-type="float" office:value="33.25">
            <text:p>33.25</text:p>
          </table:table-cell>
          <table:table-cell table:formula="of:=([.A138]*9/5)+32" office:value-type="float" office:value="91.85">
            <text:p>91.85000</text:p>
          </table:table-cell>
          <table:table-cell table:formula="of:=[.B$3]*EXP(((1/([.A138]+[.B$2])-(1/([.C$3]+[.B$2])))*[.C$2]))" office:value-type="float" office:value="7.36720141635868">
            <text:p>7.36720</text:p>
          </table:table-cell>
          <table:table-cell table:formula="of:=INT(([.C138]/([.C138]+[.D$3]))*[.D$2]+0.5)" office:value-type="float" office:value="1738">
            <text:p>1738</text:p>
          </table:table-cell>
          <table:table-cell table:formula="of:=[.D138]-[.D137]" office:value-type="float" office:value="-9">
            <text:p>-9</text:p>
          </table:table-cell>
          <table:table-cell table:formula="of:=[.C$3]-[.A138]" office:value-type="float" office:value="-8.25">
            <text:p>-8.25</text:p>
          </table:table-cell>
          <table:table-cell table:formula="of:=-[.F$2]*[.F138]*[.F138]" office:value-type="float" office:value="-2.314125">
            <text:p>-2.31</text:p>
          </table:table-cell>
          <table:table-cell table:formula="of:=[.G138]-[.G137]" office:value-type="float" office:value="-0.138125">
            <text:p>-0.14</text:p>
          </table:table-cell>
          <table:table-cell/>
          <table:table-cell table:formula="of:=[.D138]" office:value-type="float" office:value="1738">
            <text:p>1738</text:p>
          </table:table-cell>
          <table:table-cell table:formula="of:=[.G138]" office:value-type="float" office:value="-2.314125">
            <text:p>-2.31</text:p>
          </table:table-cell>
          <table:table-cell table:formula="of:=-0.00002224*([.J138]-2048)*([.J138]-2048)" office:value-type="float" office:value="-2.137264">
            <text:p>-2.14</text:p>
          </table:table-cell>
          <table:table-cell table:formula="of:=[.K138]-[.L138]" office:value-type="float" office:value="-0.176861">
            <text:p>-0.18</text:p>
          </table:table-cell>
        </table:table-row>
        <table:table-row table:style-name="ro1">
          <table:table-cell table:formula="of:=[.A138]+0.25" office:value-type="float" office:value="33.5">
            <text:p>33.50</text:p>
          </table:table-cell>
          <table:table-cell table:formula="of:=([.A139]*9/5)+32" office:value-type="float" office:value="92.3">
            <text:p>92.30000</text:p>
          </table:table-cell>
          <table:table-cell table:formula="of:=[.B$3]*EXP(((1/([.A139]+[.B$2])-(1/([.C$3]+[.B$2])))*[.C$2]))" office:value-type="float" office:value="7.30117779626823">
            <text:p>7.30118</text:p>
          </table:table-cell>
          <table:table-cell table:formula="of:=INT(([.C139]/([.C139]+[.D$3]))*[.D$2]+0.5)" office:value-type="float" office:value="1729">
            <text:p>1729</text:p>
          </table:table-cell>
          <table:table-cell table:formula="of:=[.D139]-[.D138]" office:value-type="float" office:value="-9">
            <text:p>-9</text:p>
          </table:table-cell>
          <table:table-cell table:formula="of:=[.C$3]-[.A139]" office:value-type="float" office:value="-8.5">
            <text:p>-8.50</text:p>
          </table:table-cell>
          <table:table-cell table:formula="of:=-[.F$2]*[.F139]*[.F139]" office:value-type="float" office:value="-2.4565">
            <text:p>-2.46</text:p>
          </table:table-cell>
          <table:table-cell table:formula="of:=[.G139]-[.G138]" office:value-type="float" office:value="-0.142375">
            <text:p>-0.14</text:p>
          </table:table-cell>
          <table:table-cell/>
          <table:table-cell table:formula="of:=[.D139]" office:value-type="float" office:value="1729">
            <text:p>1729</text:p>
          </table:table-cell>
          <table:table-cell table:formula="of:=[.G139]" office:value-type="float" office:value="-2.4565">
            <text:p>-2.46</text:p>
          </table:table-cell>
          <table:table-cell table:formula="of:=-0.00002224*([.J139]-2048)*([.J139]-2048)" office:value-type="float" office:value="-2.26316464">
            <text:p>-2.26</text:p>
          </table:table-cell>
          <table:table-cell table:formula="of:=[.K139]-[.L139]" office:value-type="float" office:value="-0.19333536">
            <text:p>-0.19</text:p>
          </table:table-cell>
        </table:table-row>
        <table:table-row table:style-name="ro1">
          <table:table-cell table:formula="of:=[.A139]+0.25" office:value-type="float" office:value="33.75">
            <text:p>33.75</text:p>
          </table:table-cell>
          <table:table-cell table:formula="of:=([.A140]*9/5)+32" office:value-type="float" office:value="92.75">
            <text:p>92.75000</text:p>
          </table:table-cell>
          <table:table-cell table:formula="of:=[.B$3]*EXP(((1/([.A140]+[.B$2])-(1/([.C$3]+[.B$2])))*[.C$2]))" office:value-type="float" office:value="7.23585204370538">
            <text:p>7.23585</text:p>
          </table:table-cell>
          <table:table-cell table:formula="of:=INT(([.C140]/([.C140]+[.D$3]))*[.D$2]+0.5)" office:value-type="float" office:value="1720">
            <text:p>1720</text:p>
          </table:table-cell>
          <table:table-cell table:formula="of:=[.D140]-[.D139]" office:value-type="float" office:value="-9">
            <text:p>-9</text:p>
          </table:table-cell>
          <table:table-cell table:formula="of:=[.C$3]-[.A140]" office:value-type="float" office:value="-8.75">
            <text:p>-8.75</text:p>
          </table:table-cell>
          <table:table-cell table:formula="of:=-[.F$2]*[.F140]*[.F140]" office:value-type="float" office:value="-2.603125">
            <text:p>-2.60</text:p>
          </table:table-cell>
          <table:table-cell table:formula="of:=[.G140]-[.G139]" office:value-type="float" office:value="-0.146625">
            <text:p>-0.15</text:p>
          </table:table-cell>
          <table:table-cell/>
          <table:table-cell table:formula="of:=[.D140]" office:value-type="float" office:value="1720">
            <text:p>1720</text:p>
          </table:table-cell>
          <table:table-cell table:formula="of:=[.G140]" office:value-type="float" office:value="-2.603125">
            <text:p>-2.6</text:p>
          </table:table-cell>
          <table:table-cell table:formula="of:=-0.00002224*([.J140]-2048)*([.J140]-2048)" office:value-type="float" office:value="-2.39266816">
            <text:p>-2.39</text:p>
          </table:table-cell>
          <table:table-cell table:formula="of:=[.K140]-[.L140]" office:value-type="float" office:value="-0.21045684">
            <text:p>-0.21</text:p>
          </table:table-cell>
        </table:table-row>
        <table:table-row table:style-name="ro1">
          <table:table-cell table:formula="of:=[.A140]+0.25" office:value-type="float" office:value="34">
            <text:p>34.00</text:p>
          </table:table-cell>
          <table:table-cell table:formula="of:=([.A141]*9/5)+32" office:value-type="float" office:value="93.2">
            <text:p>93.20000</text:p>
          </table:table-cell>
          <table:table-cell table:formula="of:=[.B$3]*EXP(((1/([.A141]+[.B$2])-(1/([.C$3]+[.B$2])))*[.C$2]))" office:value-type="float" office:value="7.17121574901683">
            <text:p>7.17122</text:p>
          </table:table-cell>
          <table:table-cell table:formula="of:=INT(([.C141]/([.C141]+[.D$3]))*[.D$2]+0.5)" office:value-type="float" office:value="1711">
            <text:p>1711</text:p>
          </table:table-cell>
          <table:table-cell table:formula="of:=[.D141]-[.D140]" office:value-type="float" office:value="-9">
            <text:p>-9</text:p>
          </table:table-cell>
          <table:table-cell table:formula="of:=[.C$3]-[.A141]" office:value-type="float" office:value="-9">
            <text:p>-9.00</text:p>
          </table:table-cell>
          <table:table-cell table:formula="of:=-[.F$2]*[.F141]*[.F141]" office:value-type="float" office:value="-2.754">
            <text:p>-2.75</text:p>
          </table:table-cell>
          <table:table-cell table:formula="of:=[.G141]-[.G140]" office:value-type="float" office:value="-0.150875">
            <text:p>-0.15</text:p>
          </table:table-cell>
          <table:table-cell/>
          <table:table-cell table:formula="of:=[.D141]" office:value-type="float" office:value="1711">
            <text:p>1711</text:p>
          </table:table-cell>
          <table:table-cell table:formula="of:=[.G141]" office:value-type="float" office:value="-2.754">
            <text:p>-2.75</text:p>
          </table:table-cell>
          <table:table-cell table:formula="of:=-0.00002224*([.J141]-2048)*([.J141]-2048)" office:value-type="float" office:value="-2.52577456">
            <text:p>-2.53</text:p>
          </table:table-cell>
          <table:table-cell table:formula="of:=[.K141]-[.L141]" office:value-type="float" office:value="-0.228225440000001">
            <text:p>-0.23</text:p>
          </table:table-cell>
        </table:table-row>
        <table:table-row table:style-name="ro1">
          <table:table-cell table:formula="of:=[.A141]+0.25" office:value-type="float" office:value="34.25">
            <text:p>34.25</text:p>
          </table:table-cell>
          <table:table-cell table:formula="of:=([.A142]*9/5)+32" office:value-type="float" office:value="93.65">
            <text:p>93.65000</text:p>
          </table:table-cell>
          <table:table-cell table:formula="of:=[.B$3]*EXP(((1/([.A142]+[.B$2])-(1/([.C$3]+[.B$2])))*[.C$2]))" office:value-type="float" office:value="7.10726061565947">
            <text:p>7.10726</text:p>
          </table:table-cell>
          <table:table-cell table:formula="of:=INT(([.C142]/([.C142]+[.D$3]))*[.D$2]+0.5)" office:value-type="float" office:value="1702">
            <text:p>1702</text:p>
          </table:table-cell>
          <table:table-cell table:formula="of:=[.D142]-[.D141]" office:value-type="float" office:value="-9">
            <text:p>-9</text:p>
          </table:table-cell>
          <table:table-cell table:formula="of:=[.C$3]-[.A142]" office:value-type="float" office:value="-9.25">
            <text:p>-9.25</text:p>
          </table:table-cell>
          <table:table-cell table:formula="of:=-[.F$2]*[.F142]*[.F142]" office:value-type="float" office:value="-2.909125">
            <text:p>-2.91</text:p>
          </table:table-cell>
          <table:table-cell table:formula="of:=[.G142]-[.G141]" office:value-type="float" office:value="-0.155125">
            <text:p>-0.16</text:p>
          </table:table-cell>
          <table:table-cell/>
          <table:table-cell table:formula="of:=[.D142]" office:value-type="float" office:value="1702">
            <text:p>1702</text:p>
          </table:table-cell>
          <table:table-cell table:formula="of:=[.G142]" office:value-type="float" office:value="-2.909125">
            <text:p>-2.91</text:p>
          </table:table-cell>
          <table:table-cell table:formula="of:=-0.00002224*([.J142]-2048)*([.J142]-2048)" office:value-type="float" office:value="-2.66248384">
            <text:p>-2.66</text:p>
          </table:table-cell>
          <table:table-cell table:formula="of:=[.K142]-[.L142]" office:value-type="float" office:value="-0.24664116">
            <text:p>-0.25</text:p>
          </table:table-cell>
        </table:table-row>
        <table:table-row table:style-name="ro1">
          <table:table-cell table:formula="of:=[.A142]+0.25" office:value-type="float" office:value="34.5">
            <text:p>34.50</text:p>
          </table:table-cell>
          <table:table-cell table:formula="of:=([.A143]*9/5)+32" office:value-type="float" office:value="94.1">
            <text:p>94.10000</text:p>
          </table:table-cell>
          <table:table-cell table:formula="of:=[.B$3]*EXP(((1/([.A143]+[.B$2])-(1/([.C$3]+[.B$2])))*[.C$2]))" office:value-type="float" office:value="7.04397845852748">
            <text:p>7.04398</text:p>
          </table:table-cell>
          <table:table-cell table:formula="of:=INT(([.C143]/([.C143]+[.D$3]))*[.D$2]+0.5)" office:value-type="float" office:value="1693">
            <text:p>1693</text:p>
          </table:table-cell>
          <table:table-cell table:formula="of:=[.D143]-[.D142]" office:value-type="float" office:value="-9">
            <text:p>-9</text:p>
          </table:table-cell>
          <table:table-cell table:formula="of:=[.C$3]-[.A143]" office:value-type="float" office:value="-9.5">
            <text:p>-9.50</text:p>
          </table:table-cell>
          <table:table-cell table:formula="of:=-[.F$2]*[.F143]*[.F143]" office:value-type="float" office:value="-3.0685">
            <text:p>-3.07</text:p>
          </table:table-cell>
          <table:table-cell table:formula="of:=[.G143]-[.G142]" office:value-type="float" office:value="-0.159375">
            <text:p>-0.16</text:p>
          </table:table-cell>
          <table:table-cell/>
          <table:table-cell table:formula="of:=[.D143]" office:value-type="float" office:value="1693">
            <text:p>1693</text:p>
          </table:table-cell>
          <table:table-cell table:formula="of:=[.G143]" office:value-type="float" office:value="-3.0685">
            <text:p>-3.07</text:p>
          </table:table-cell>
          <table:table-cell table:formula="of:=-0.00002224*([.J143]-2048)*([.J143]-2048)" office:value-type="float" office:value="-2.802796">
            <text:p>-2.8</text:p>
          </table:table-cell>
          <table:table-cell table:formula="of:=[.K143]-[.L143]" office:value-type="float" office:value="-0.265704">
            <text:p>-0.27</text:p>
          </table:table-cell>
        </table:table-row>
        <table:table-row table:style-name="ro1">
          <table:table-cell table:formula="of:=[.A143]+0.25" office:value-type="float" office:value="34.75">
            <text:p>34.75</text:p>
          </table:table-cell>
          <table:table-cell table:formula="of:=([.A144]*9/5)+32" office:value-type="float" office:value="94.55">
            <text:p>94.55000</text:p>
          </table:table-cell>
          <table:table-cell table:formula="of:=[.B$3]*EXP(((1/([.A144]+[.B$2])-(1/([.C$3]+[.B$2])))*[.C$2]))" office:value-type="float" office:value="6.98136120230606">
            <text:p>6.98136</text:p>
          </table:table-cell>
          <table:table-cell table:formula="of:=INT(([.C144]/([.C144]+[.D$3]))*[.D$2]+0.5)" office:value-type="float" office:value="1684">
            <text:p>1684</text:p>
          </table:table-cell>
          <table:table-cell table:formula="of:=[.D144]-[.D143]" office:value-type="float" office:value="-9">
            <text:p>-9</text:p>
          </table:table-cell>
          <table:table-cell table:formula="of:=[.C$3]-[.A144]" office:value-type="float" office:value="-9.75">
            <text:p>-9.75</text:p>
          </table:table-cell>
          <table:table-cell table:formula="of:=-[.F$2]*[.F144]*[.F144]" office:value-type="float" office:value="-3.232125">
            <text:p>-3.23</text:p>
          </table:table-cell>
          <table:table-cell table:formula="of:=[.G144]-[.G143]" office:value-type="float" office:value="-0.163625">
            <text:p>-0.16</text:p>
          </table:table-cell>
          <table:table-cell/>
          <table:table-cell table:formula="of:=[.D144]" office:value-type="float" office:value="1684">
            <text:p>1684</text:p>
          </table:table-cell>
          <table:table-cell table:formula="of:=[.G144]" office:value-type="float" office:value="-3.232125">
            <text:p>-3.23</text:p>
          </table:table-cell>
          <table:table-cell table:formula="of:=-0.00002224*([.J144]-2048)*([.J144]-2048)" office:value-type="float" office:value="-2.94671104">
            <text:p>-2.95</text:p>
          </table:table-cell>
          <table:table-cell table:formula="of:=[.K144]-[.L144]" office:value-type="float" office:value="-0.285413960000001">
            <text:p>-0.29</text:p>
          </table:table-cell>
        </table:table-row>
        <table:table-row table:style-name="ro1">
          <table:table-cell table:formula="of:=[.A144]+0.25" office:value-type="float" office:value="35">
            <text:p>35.00</text:p>
          </table:table-cell>
          <table:table-cell table:formula="of:=([.A145]*9/5)+32" office:value-type="float" office:value="95">
            <text:p>95.00000</text:p>
          </table:table-cell>
          <table:table-cell table:formula="of:=[.B$3]*EXP(((1/([.A145]+[.B$2])-(1/([.C$3]+[.B$2])))*[.C$2]))" office:value-type="float" office:value="6.91940087985184">
            <text:p>6.91940</text:p>
          </table:table-cell>
          <table:table-cell table:formula="of:=INT(([.C145]/([.C145]+[.D$3]))*[.D$2]+0.5)" office:value-type="float" office:value="1675">
            <text:p>1675</text:p>
          </table:table-cell>
          <table:table-cell table:formula="of:=[.D145]-[.D144]" office:value-type="float" office:value="-9">
            <text:p>-9</text:p>
          </table:table-cell>
          <table:table-cell table:formula="of:=[.C$3]-[.A145]" office:value-type="float" office:value="-10">
            <text:p>-10.00</text:p>
          </table:table-cell>
          <table:table-cell table:formula="of:=-[.F$2]*[.F145]*[.F145]" office:value-type="float" office:value="-3.4">
            <text:p>-3.40</text:p>
          </table:table-cell>
          <table:table-cell table:formula="of:=[.G145]-[.G144]" office:value-type="float" office:value="-0.167875">
            <text:p>-0.17</text:p>
          </table:table-cell>
          <table:table-cell/>
          <table:table-cell table:formula="of:=[.D145]" office:value-type="float" office:value="1675">
            <text:p>1675</text:p>
          </table:table-cell>
          <table:table-cell table:formula="of:=[.G145]" office:value-type="float" office:value="-3.4">
            <text:p>-3.4</text:p>
          </table:table-cell>
          <table:table-cell table:formula="of:=-0.00002224*([.J145]-2048)*([.J145]-2048)" office:value-type="float" office:value="-3.09422896">
            <text:p>-3.09</text:p>
          </table:table-cell>
          <table:table-cell table:formula="of:=[.K145]-[.L145]" office:value-type="float" office:value="-0.30577104">
            <text:p>-0.31</text:p>
          </table:table-cell>
        </table:table-row>
        <table:table-row table:style-name="ro1">
          <table:table-cell table:formula="of:=[.A145]+0.25" office:value-type="float" office:value="35.25">
            <text:p>35.25</text:p>
          </table:table-cell>
          <table:table-cell table:formula="of:=([.A146]*9/5)+32" office:value-type="float" office:value="95.45">
            <text:p>95.45000</text:p>
          </table:table-cell>
          <table:table-cell table:formula="of:=[.B$3]*EXP(((1/([.A146]+[.B$2])-(1/([.C$3]+[.B$2])))*[.C$2]))" office:value-type="float" office:value="6.8580896305991">
            <text:p>6.85809</text:p>
          </table:table-cell>
          <table:table-cell table:formula="of:=INT(([.C146]/([.C146]+[.D$3]))*[.D$2]+0.5)" office:value-type="float" office:value="1666">
            <text:p>1666</text:p>
          </table:table-cell>
          <table:table-cell table:formula="of:=[.D146]-[.D145]" office:value-type="float" office:value="-9">
            <text:p>-9</text:p>
          </table:table-cell>
          <table:table-cell table:formula="of:=[.C$3]-[.A146]" office:value-type="float" office:value="-10.25">
            <text:p>-10.25</text:p>
          </table:table-cell>
          <table:table-cell table:formula="of:=-[.F$2]*[.F146]*[.F146]" office:value-type="float" office:value="-3.572125">
            <text:p>-3.57</text:p>
          </table:table-cell>
          <table:table-cell table:formula="of:=[.G146]-[.G145]" office:value-type="float" office:value="-0.172125">
            <text:p>-0.17</text:p>
          </table:table-cell>
          <table:table-cell/>
          <table:table-cell table:formula="of:=[.D146]" office:value-type="float" office:value="1666">
            <text:p>1666</text:p>
          </table:table-cell>
          <table:table-cell table:formula="of:=[.G146]" office:value-type="float" office:value="-3.572125">
            <text:p>-3.57</text:p>
          </table:table-cell>
          <table:table-cell table:formula="of:=-0.00002224*([.J146]-2048)*([.J146]-2048)" office:value-type="float" office:value="-3.24534976">
            <text:p>-3.25</text:p>
          </table:table-cell>
          <table:table-cell table:formula="of:=[.K146]-[.L146]" office:value-type="float" office:value="-0.32677524">
            <text:p>-0.33</text:p>
          </table:table-cell>
        </table:table-row>
        <table:table-row table:style-name="ro1">
          <table:table-cell table:formula="of:=[.A146]+0.25" office:value-type="float" office:value="35.5">
            <text:p>35.50</text:p>
          </table:table-cell>
          <table:table-cell table:formula="of:=([.A147]*9/5)+32" office:value-type="float" office:value="95.9">
            <text:p>95.90000</text:p>
          </table:table-cell>
          <table:table-cell table:formula="of:=[.B$3]*EXP(((1/([.A147]+[.B$2])-(1/([.C$3]+[.B$2])))*[.C$2]))" office:value-type="float" office:value="6.7974196989917">
            <text:p>6.79742</text:p>
          </table:table-cell>
          <table:table-cell table:formula="of:=INT(([.C147]/([.C147]+[.D$3]))*[.D$2]+0.5)" office:value-type="float" office:value="1658">
            <text:p>1658</text:p>
          </table:table-cell>
          <table:table-cell table:formula="of:=[.D147]-[.D146]" office:value-type="float" office:value="-8">
            <text:p>-8</text:p>
          </table:table-cell>
          <table:table-cell table:formula="of:=[.C$3]-[.A147]" office:value-type="float" office:value="-10.5">
            <text:p>-10.50</text:p>
          </table:table-cell>
          <table:table-cell table:formula="of:=-[.F$2]*[.F147]*[.F147]" office:value-type="float" office:value="-3.7485">
            <text:p>-3.75</text:p>
          </table:table-cell>
          <table:table-cell table:formula="of:=[.G147]-[.G146]" office:value-type="float" office:value="-0.176375">
            <text:p>-0.18</text:p>
          </table:table-cell>
          <table:table-cell/>
          <table:table-cell table:formula="of:=[.D147]" office:value-type="float" office:value="1658">
            <text:p>1658</text:p>
          </table:table-cell>
          <table:table-cell table:formula="of:=[.G147]" office:value-type="float" office:value="-3.7485">
            <text:p>-3.75</text:p>
          </table:table-cell>
          <table:table-cell table:formula="of:=-0.00002224*([.J147]-2048)*([.J147]-2048)" office:value-type="float" office:value="-3.382704">
            <text:p>-3.38</text:p>
          </table:table-cell>
          <table:table-cell table:formula="of:=[.K147]-[.L147]" office:value-type="float" office:value="-0.365796">
            <text:p>-0.37</text:p>
          </table:table-cell>
        </table:table-row>
        <table:table-row table:style-name="ro1">
          <table:table-cell table:formula="of:=[.A147]+0.25" office:value-type="float" office:value="35.75">
            <text:p>35.75</text:p>
          </table:table-cell>
          <table:table-cell table:formula="of:=([.A148]*9/5)+32" office:value-type="float" office:value="96.35">
            <text:p>96.35000</text:p>
          </table:table-cell>
          <table:table-cell table:formula="of:=[.B$3]*EXP(((1/([.A148]+[.B$2])-(1/([.C$3]+[.B$2])))*[.C$2]))" office:value-type="float" office:value="6.73738343293996">
            <text:p>6.73738</text:p>
          </table:table-cell>
          <table:table-cell table:formula="of:=INT(([.C148]/([.C148]+[.D$3]))*[.D$2]+0.5)" office:value-type="float" office:value="1649">
            <text:p>1649</text:p>
          </table:table-cell>
          <table:table-cell table:formula="of:=[.D148]-[.D147]" office:value-type="float" office:value="-9">
            <text:p>-9</text:p>
          </table:table-cell>
          <table:table-cell table:formula="of:=[.C$3]-[.A148]" office:value-type="float" office:value="-10.75">
            <text:p>-10.75</text:p>
          </table:table-cell>
          <table:table-cell table:formula="of:=-[.F$2]*[.F148]*[.F148]" office:value-type="float" office:value="-3.929125">
            <text:p>-3.93</text:p>
          </table:table-cell>
          <table:table-cell table:formula="of:=[.G148]-[.G147]" office:value-type="float" office:value="-0.180625">
            <text:p>-0.18</text:p>
          </table:table-cell>
          <table:table-cell/>
          <table:table-cell table:formula="of:=[.D148]" office:value-type="float" office:value="1649">
            <text:p>1649</text:p>
          </table:table-cell>
          <table:table-cell table:formula="of:=[.G148]" office:value-type="float" office:value="-3.929125">
            <text:p>-3.93</text:p>
          </table:table-cell>
          <table:table-cell table:formula="of:=-0.00002224*([.J148]-2048)*([.J148]-2048)" office:value-type="float" office:value="-3.54063024">
            <text:p>-3.54</text:p>
          </table:table-cell>
          <table:table-cell table:formula="of:=[.K148]-[.L148]" office:value-type="float" office:value="-0.38849476">
            <text:p>-0.39</text:p>
          </table:table-cell>
        </table:table-row>
        <table:table-row table:style-name="ro1">
          <table:table-cell table:formula="of:=[.A148]+0.25" office:value-type="float" office:value="36">
            <text:p>36.00</text:p>
          </table:table-cell>
          <table:table-cell table:formula="of:=([.A149]*9/5)+32" office:value-type="float" office:value="96.8">
            <text:p>96.80000</text:p>
          </table:table-cell>
          <table:table-cell table:formula="of:=[.B$3]*EXP(((1/([.A149]+[.B$2])-(1/([.C$3]+[.B$2])))*[.C$2]))" office:value-type="float" office:value="6.67797328230232">
            <text:p>6.67797</text:p>
          </table:table-cell>
          <table:table-cell table:formula="of:=INT(([.C149]/([.C149]+[.D$3]))*[.D$2]+0.5)" office:value-type="float" office:value="1640">
            <text:p>1640</text:p>
          </table:table-cell>
          <table:table-cell table:formula="of:=[.D149]-[.D148]" office:value-type="float" office:value="-9">
            <text:p>-9</text:p>
          </table:table-cell>
          <table:table-cell table:formula="of:=[.C$3]-[.A149]" office:value-type="float" office:value="-11">
            <text:p>-11.00</text:p>
          </table:table-cell>
          <table:table-cell table:formula="of:=-[.F$2]*[.F149]*[.F149]" office:value-type="float" office:value="-4.114">
            <text:p>-4.11</text:p>
          </table:table-cell>
          <table:table-cell table:formula="of:=[.G149]-[.G148]" office:value-type="float" office:value="-0.184874999999999">
            <text:p>-0.18</text:p>
          </table:table-cell>
          <table:table-cell/>
          <table:table-cell table:formula="of:=[.D149]" office:value-type="float" office:value="1640">
            <text:p>1640</text:p>
          </table:table-cell>
          <table:table-cell table:formula="of:=[.G149]" office:value-type="float" office:value="-4.114">
            <text:p>-4.11</text:p>
          </table:table-cell>
          <table:table-cell table:formula="of:=-0.00002224*([.J149]-2048)*([.J149]-2048)" office:value-type="float" office:value="-3.70215936">
            <text:p>-3.7</text:p>
          </table:table-cell>
          <table:table-cell table:formula="of:=[.K149]-[.L149]" office:value-type="float" office:value="-0.411840639999999">
            <text:p>-0.41</text:p>
          </table:table-cell>
        </table:table-row>
        <table:table-row table:style-name="ro1">
          <table:table-cell table:formula="of:=[.A149]+0.25" office:value-type="float" office:value="36.25">
            <text:p>36.25</text:p>
          </table:table-cell>
          <table:table-cell table:formula="of:=([.A150]*9/5)+32" office:value-type="float" office:value="97.25">
            <text:p>97.25000</text:p>
          </table:table-cell>
          <table:table-cell table:formula="of:=[.B$3]*EXP(((1/([.A150]+[.B$2])-(1/([.C$3]+[.B$2])))*[.C$2]))" office:value-type="float" office:value="6.61918179739112">
            <text:p>6.61918</text:p>
          </table:table-cell>
          <table:table-cell table:formula="of:=INT(([.C150]/([.C150]+[.D$3]))*[.D$2]+0.5)" office:value-type="float" office:value="1631">
            <text:p>1631</text:p>
          </table:table-cell>
          <table:table-cell table:formula="of:=[.D150]-[.D149]" office:value-type="float" office:value="-9">
            <text:p>-9</text:p>
          </table:table-cell>
          <table:table-cell table:formula="of:=[.C$3]-[.A150]" office:value-type="float" office:value="-11.25">
            <text:p>-11.25</text:p>
          </table:table-cell>
          <table:table-cell table:formula="of:=-[.F$2]*[.F150]*[.F150]" office:value-type="float" office:value="-4.303125">
            <text:p>-4.30</text:p>
          </table:table-cell>
          <table:table-cell table:formula="of:=[.G150]-[.G149]" office:value-type="float" office:value="-0.189125">
            <text:p>-0.19</text:p>
          </table:table-cell>
          <table:table-cell/>
          <table:table-cell table:formula="of:=[.D150]" office:value-type="float" office:value="1631">
            <text:p>1631</text:p>
          </table:table-cell>
          <table:table-cell table:formula="of:=[.G150]" office:value-type="float" office:value="-4.303125">
            <text:p>-4.3</text:p>
          </table:table-cell>
          <table:table-cell table:formula="of:=-0.00002224*([.J150]-2048)*([.J150]-2048)" office:value-type="float" office:value="-3.86729136">
            <text:p>-3.87</text:p>
          </table:table-cell>
          <table:table-cell table:formula="of:=[.K150]-[.L150]" office:value-type="float" office:value="-0.435833639999999">
            <text:p>-0.44</text:p>
          </table:table-cell>
        </table:table-row>
        <table:table-row table:style-name="ro1">
          <table:table-cell table:formula="of:=[.A150]+0.25" office:value-type="float" office:value="36.5">
            <text:p>36.50</text:p>
          </table:table-cell>
          <table:table-cell table:formula="of:=([.A151]*9/5)+32" office:value-type="float" office:value="97.7">
            <text:p>97.70000</text:p>
          </table:table-cell>
          <table:table-cell table:formula="of:=[.B$3]*EXP(((1/([.A151]+[.B$2])-(1/([.C$3]+[.B$2])))*[.C$2]))" office:value-type="float" office:value="6.56100162750238">
            <text:p>6.56100</text:p>
          </table:table-cell>
          <table:table-cell table:formula="of:=INT(([.C151]/([.C151]+[.D$3]))*[.D$2]+0.5)" office:value-type="float" office:value="1623">
            <text:p>1623</text:p>
          </table:table-cell>
          <table:table-cell table:formula="of:=[.D151]-[.D150]" office:value-type="float" office:value="-8">
            <text:p>-8</text:p>
          </table:table-cell>
          <table:table-cell table:formula="of:=[.C$3]-[.A151]" office:value-type="float" office:value="-11.5">
            <text:p>-11.50</text:p>
          </table:table-cell>
          <table:table-cell table:formula="of:=-[.F$2]*[.F151]*[.F151]" office:value-type="float" office:value="-4.4965">
            <text:p>-4.50</text:p>
          </table:table-cell>
          <table:table-cell table:formula="of:=[.G151]-[.G150]" office:value-type="float" office:value="-0.193375000000001">
            <text:p>-0.19</text:p>
          </table:table-cell>
          <table:table-cell/>
          <table:table-cell table:formula="of:=[.D151]" office:value-type="float" office:value="1623">
            <text:p>1623</text:p>
          </table:table-cell>
          <table:table-cell table:formula="of:=[.G151]" office:value-type="float" office:value="-4.4965">
            <text:p>-4.5</text:p>
          </table:table-cell>
          <table:table-cell table:formula="of:=-0.00002224*([.J151]-2048)*([.J151]-2048)" office:value-type="float" office:value="-4.0171">
            <text:p>-4.02</text:p>
          </table:table-cell>
          <table:table-cell table:formula="of:=[.K151]-[.L151]" office:value-type="float" office:value="-0.4794">
            <text:p>-0.48</text:p>
          </table:table-cell>
        </table:table-row>
        <table:table-row table:style-name="ro1">
          <table:table-cell table:formula="of:=[.A151]+0.25" office:value-type="float" office:value="36.75">
            <text:p>36.75</text:p>
          </table:table-cell>
          <table:table-cell table:formula="of:=([.A152]*9/5)+32" office:value-type="float" office:value="98.15">
            <text:p>98.15000</text:p>
          </table:table-cell>
          <table:table-cell table:formula="of:=[.B$3]*EXP(((1/([.A152]+[.B$2])-(1/([.C$3]+[.B$2])))*[.C$2]))" office:value-type="float" office:value="6.50342551946878">
            <text:p>6.50343</text:p>
          </table:table-cell>
          <table:table-cell table:formula="of:=INT(([.C152]/([.C152]+[.D$3]))*[.D$2]+0.5)" office:value-type="float" office:value="1614">
            <text:p>1614</text:p>
          </table:table-cell>
          <table:table-cell table:formula="of:=[.D152]-[.D151]" office:value-type="float" office:value="-9">
            <text:p>-9</text:p>
          </table:table-cell>
          <table:table-cell table:formula="of:=[.C$3]-[.A152]" office:value-type="float" office:value="-11.75">
            <text:p>-11.75</text:p>
          </table:table-cell>
          <table:table-cell table:formula="of:=-[.F$2]*[.F152]*[.F152]" office:value-type="float" office:value="-4.694125">
            <text:p>-4.69</text:p>
          </table:table-cell>
          <table:table-cell table:formula="of:=[.G152]-[.G151]" office:value-type="float" office:value="-0.197625">
            <text:p>-0.20</text:p>
          </table:table-cell>
          <table:table-cell/>
          <table:table-cell table:formula="of:=[.D152]" office:value-type="float" office:value="1614">
            <text:p>1614</text:p>
          </table:table-cell>
          <table:table-cell table:formula="of:=[.G152]" office:value-type="float" office:value="-4.694125">
            <text:p>-4.69</text:p>
          </table:table-cell>
          <table:table-cell table:formula="of:=-0.00002224*([.J152]-2048)*([.J152]-2048)" office:value-type="float" office:value="-4.18903744">
            <text:p>-4.19</text:p>
          </table:table-cell>
          <table:table-cell table:formula="of:=[.K152]-[.L152]" office:value-type="float" office:value="-0.505087560000001">
            <text:p>-0.51</text:p>
          </table:table-cell>
        </table:table-row>
        <table:table-row table:style-name="ro1">
          <table:table-cell table:formula="of:=[.A152]+0.25" office:value-type="float" office:value="37">
            <text:p>37.00</text:p>
          </table:table-cell>
          <table:table-cell table:formula="of:=([.A153]*9/5)+32" office:value-type="float" office:value="98.6">
            <text:p>98.60000</text:p>
          </table:table-cell>
          <table:table-cell table:formula="of:=[.B$3]*EXP(((1/([.A153]+[.B$2])-(1/([.C$3]+[.B$2])))*[.C$2]))" office:value-type="float" office:value="6.44644631623585">
            <text:p>6.44645</text:p>
          </table:table-cell>
          <table:table-cell table:formula="of:=INT(([.C153]/([.C153]+[.D$3]))*[.D$2]+0.5)" office:value-type="float" office:value="1605">
            <text:p>1605</text:p>
          </table:table-cell>
          <table:table-cell table:formula="of:=[.D153]-[.D152]" office:value-type="float" office:value="-9">
            <text:p>-9</text:p>
          </table:table-cell>
          <table:table-cell table:formula="of:=[.C$3]-[.A153]" office:value-type="float" office:value="-12">
            <text:p>-12.00</text:p>
          </table:table-cell>
          <table:table-cell table:formula="of:=-[.F$2]*[.F153]*[.F153]" office:value-type="float" office:value="-4.896">
            <text:p>-4.90</text:p>
          </table:table-cell>
          <table:table-cell table:formula="of:=[.G153]-[.G152]" office:value-type="float" office:value="-0.201875">
            <text:p>-0.20</text:p>
          </table:table-cell>
          <table:table-cell/>
          <table:table-cell table:formula="of:=[.D153]" office:value-type="float" office:value="1605">
            <text:p>1605</text:p>
          </table:table-cell>
          <table:table-cell table:formula="of:=[.G153]" office:value-type="float" office:value="-4.896">
            <text:p>-4.9</text:p>
          </table:table-cell>
          <table:table-cell table:formula="of:=-0.00002224*([.J153]-2048)*([.J153]-2048)" office:value-type="float" office:value="-4.36457776">
            <text:p>-4.36</text:p>
          </table:table-cell>
          <table:table-cell table:formula="of:=[.K153]-[.L153]" office:value-type="float" office:value="-0.531422240000001">
            <text:p>-0.53</text:p>
          </table:table-cell>
        </table:table-row>
        <table:table-row table:style-name="ro1">
          <table:table-cell table:formula="of:=[.A153]+0.25" office:value-type="float" office:value="37.25">
            <text:p>37.25</text:p>
          </table:table-cell>
          <table:table-cell table:formula="of:=([.A154]*9/5)+32" office:value-type="float" office:value="99.05">
            <text:p>99.05000</text:p>
          </table:table-cell>
          <table:table-cell table:formula="of:=[.B$3]*EXP(((1/([.A154]+[.B$2])-(1/([.C$3]+[.B$2])))*[.C$2]))" office:value-type="float" office:value="6.39005695546061">
            <text:p>6.39006</text:p>
          </table:table-cell>
          <table:table-cell table:formula="of:=INT(([.C154]/([.C154]+[.D$3]))*[.D$2]+0.5)" office:value-type="float" office:value="1597">
            <text:p>1597</text:p>
          </table:table-cell>
          <table:table-cell table:formula="of:=[.D154]-[.D153]" office:value-type="float" office:value="-8">
            <text:p>-8</text:p>
          </table:table-cell>
          <table:table-cell table:formula="of:=[.C$3]-[.A154]" office:value-type="float" office:value="-12.25">
            <text:p>-12.25</text:p>
          </table:table-cell>
          <table:table-cell table:formula="of:=-[.F$2]*[.F154]*[.F154]" office:value-type="float" office:value="-5.102125">
            <text:p>-5.10</text:p>
          </table:table-cell>
          <table:table-cell table:formula="of:=[.G154]-[.G153]" office:value-type="float" office:value="-0.206124999999999">
            <text:p>-0.21</text:p>
          </table:table-cell>
          <table:table-cell/>
          <table:table-cell table:formula="of:=[.D154]" office:value-type="float" office:value="1597">
            <text:p>1597</text:p>
          </table:table-cell>
          <table:table-cell table:formula="of:=[.G154]" office:value-type="float" office:value="-5.102125">
            <text:p>-5.1</text:p>
          </table:table-cell>
          <table:table-cell table:formula="of:=-0.00002224*([.J154]-2048)*([.J154]-2048)" office:value-type="float" office:value="-4.52363824">
            <text:p>-4.52</text:p>
          </table:table-cell>
          <table:table-cell table:formula="of:=[.K154]-[.L154]" office:value-type="float" office:value="-0.57848676">
            <text:p>-0.58</text:p>
          </table:table-cell>
        </table:table-row>
        <table:table-row table:style-name="ro1">
          <table:table-cell table:formula="of:=[.A154]+0.25" office:value-type="float" office:value="37.5">
            <text:p>37.50</text:p>
          </table:table-cell>
          <table:table-cell table:formula="of:=([.A155]*9/5)+32" office:value-type="float" office:value="99.5">
            <text:p>99.50000</text:p>
          </table:table-cell>
          <table:table-cell table:formula="of:=[.B$3]*EXP(((1/([.A155]+[.B$2])-(1/([.C$3]+[.B$2])))*[.C$2]))" office:value-type="float" office:value="6.33425046813257">
            <text:p>6.33425</text:p>
          </table:table-cell>
          <table:table-cell table:formula="of:=INT(([.C155]/([.C155]+[.D$3]))*[.D$2]+0.5)" office:value-type="float" office:value="1588">
            <text:p>1588</text:p>
          </table:table-cell>
          <table:table-cell table:formula="of:=[.D155]-[.D154]" office:value-type="float" office:value="-9">
            <text:p>-9</text:p>
          </table:table-cell>
          <table:table-cell table:formula="of:=[.C$3]-[.A155]" office:value-type="float" office:value="-12.5">
            <text:p>-12.50</text:p>
          </table:table-cell>
          <table:table-cell table:formula="of:=-[.F$2]*[.F155]*[.F155]" office:value-type="float" office:value="-5.3125">
            <text:p>-5.31</text:p>
          </table:table-cell>
          <table:table-cell table:formula="of:=[.G155]-[.G154]" office:value-type="float" office:value="-0.210375000000001">
            <text:p>-0.21</text:p>
          </table:table-cell>
          <table:table-cell/>
          <table:table-cell table:formula="of:=[.D155]" office:value-type="float" office:value="1588">
            <text:p>1588</text:p>
          </table:table-cell>
          <table:table-cell table:formula="of:=[.G155]" office:value-type="float" office:value="-5.3125">
            <text:p>-5.31</text:p>
          </table:table-cell>
          <table:table-cell table:formula="of:=-0.00002224*([.J155]-2048)*([.J155]-2048)" office:value-type="float" office:value="-4.705984">
            <text:p>-4.71</text:p>
          </table:table-cell>
          <table:table-cell table:formula="of:=[.K155]-[.L155]" office:value-type="float" office:value="-0.606516000000001">
            <text:p>-0.61</text:p>
          </table:table-cell>
        </table:table-row>
        <table:table-row table:style-name="ro1">
          <table:table-cell table:formula="of:=[.A155]+0.25" office:value-type="float" office:value="37.75">
            <text:p>37.75</text:p>
          </table:table-cell>
          <table:table-cell table:formula="of:=([.A156]*9/5)+32" office:value-type="float" office:value="99.95">
            <text:p>99.95000</text:p>
          </table:table-cell>
          <table:table-cell table:formula="of:=[.B$3]*EXP(((1/([.A156]+[.B$2])-(1/([.C$3]+[.B$2])))*[.C$2]))" office:value-type="float" office:value="6.2790199772165">
            <text:p>6.27902</text:p>
          </table:table-cell>
          <table:table-cell table:formula="of:=INT(([.C156]/([.C156]+[.D$3]))*[.D$2]+0.5)" office:value-type="float" office:value="1580">
            <text:p>1580</text:p>
          </table:table-cell>
          <table:table-cell table:formula="of:=[.D156]-[.D155]" office:value-type="float" office:value="-8">
            <text:p>-8</text:p>
          </table:table-cell>
          <table:table-cell table:formula="of:=[.C$3]-[.A156]" office:value-type="float" office:value="-12.75">
            <text:p>-12.75</text:p>
          </table:table-cell>
          <table:table-cell table:formula="of:=-[.F$2]*[.F156]*[.F156]" office:value-type="float" office:value="-5.527125">
            <text:p>-5.53</text:p>
          </table:table-cell>
          <table:table-cell table:formula="of:=[.G156]-[.G155]" office:value-type="float" office:value="-0.214625">
            <text:p>-0.21</text:p>
          </table:table-cell>
          <table:table-cell/>
          <table:table-cell table:formula="of:=[.D156]" office:value-type="float" office:value="1580">
            <text:p>1580</text:p>
          </table:table-cell>
          <table:table-cell table:formula="of:=[.G156]" office:value-type="float" office:value="-5.527125">
            <text:p>-5.53</text:p>
          </table:table-cell>
          <table:table-cell table:formula="of:=-0.00002224*([.J156]-2048)*([.J156]-2048)" office:value-type="float" office:value="-4.87109376">
            <text:p>-4.87</text:p>
          </table:table-cell>
          <table:table-cell table:formula="of:=[.K156]-[.L156]" office:value-type="float" office:value="-0.656031240000001">
            <text:p>-0.66</text:p>
          </table:table-cell>
        </table:table-row>
        <table:table-row table:style-name="ro1">
          <table:table-cell table:formula="of:=[.A156]+0.25" office:value-type="float" office:value="38">
            <text:p>38.00</text:p>
          </table:table-cell>
          <table:table-cell table:formula="of:=([.A157]*9/5)+32" office:value-type="float" office:value="100.4">
            <text:p>100.40000</text:p>
          </table:table-cell>
          <table:table-cell table:formula="of:=[.B$3]*EXP(((1/([.A157]+[.B$2])-(1/([.C$3]+[.B$2])))*[.C$2]))" office:value-type="float" office:value="6.22435869631671">
            <text:p>6.22436</text:p>
          </table:table-cell>
          <table:table-cell table:formula="of:=INT(([.C157]/([.C157]+[.D$3]))*[.D$2]+0.5)" office:value-type="float" office:value="1571">
            <text:p>1571</text:p>
          </table:table-cell>
          <table:table-cell table:formula="of:=[.D157]-[.D156]" office:value-type="float" office:value="-9">
            <text:p>-9</text:p>
          </table:table-cell>
          <table:table-cell table:formula="of:=[.C$3]-[.A157]" office:value-type="float" office:value="-13">
            <text:p>-13.00</text:p>
          </table:table-cell>
          <table:table-cell table:formula="of:=-[.F$2]*[.F157]*[.F157]" office:value-type="float" office:value="-5.746">
            <text:p>-5.75</text:p>
          </table:table-cell>
          <table:table-cell table:formula="of:=[.G157]-[.G156]" office:value-type="float" office:value="-0.218875">
            <text:p>-0.22</text:p>
          </table:table-cell>
          <table:table-cell/>
          <table:table-cell table:formula="of:=[.D157]" office:value-type="float" office:value="1571">
            <text:p>1571</text:p>
          </table:table-cell>
          <table:table-cell table:formula="of:=[.G157]" office:value-type="float" office:value="-5.746">
            <text:p>-5.75</text:p>
          </table:table-cell>
          <table:table-cell table:formula="of:=-0.00002224*([.J157]-2048)*([.J157]-2048)" office:value-type="float" office:value="-5.06024496">
            <text:p>-5.06</text:p>
          </table:table-cell>
          <table:table-cell table:formula="of:=[.K157]-[.L157]" office:value-type="float" office:value="-0.68575504">
            <text:p>-0.69</text:p>
          </table:table-cell>
        </table:table-row>
        <table:table-row table:style-name="ro1">
          <table:table-cell table:formula="of:=[.A157]+0.25" office:value-type="float" office:value="38.25">
            <text:p>38.25</text:p>
          </table:table-cell>
          <table:table-cell table:formula="of:=([.A158]*9/5)+32" office:value-type="float" office:value="100.85">
            <text:p>100.85000</text:p>
          </table:table-cell>
          <table:table-cell table:formula="of:=[.B$3]*EXP(((1/([.A158]+[.B$2])-(1/([.C$3]+[.B$2])))*[.C$2]))" office:value-type="float" office:value="6.1702599283624">
            <text:p>6.17026</text:p>
          </table:table-cell>
          <table:table-cell table:formula="of:=INT(([.C158]/([.C158]+[.D$3]))*[.D$2]+0.5)" office:value-type="float" office:value="1563">
            <text:p>1563</text:p>
          </table:table-cell>
          <table:table-cell table:formula="of:=[.D158]-[.D157]" office:value-type="float" office:value="-8">
            <text:p>-8</text:p>
          </table:table-cell>
          <table:table-cell table:formula="of:=[.C$3]-[.A158]" office:value-type="float" office:value="-13.25">
            <text:p>-13.25</text:p>
          </table:table-cell>
          <table:table-cell table:formula="of:=-[.F$2]*[.F158]*[.F158]" office:value-type="float" office:value="-5.969125">
            <text:p>-5.97</text:p>
          </table:table-cell>
          <table:table-cell table:formula="of:=[.G158]-[.G157]" office:value-type="float" office:value="-0.223125">
            <text:p>-0.22</text:p>
          </table:table-cell>
          <table:table-cell/>
          <table:table-cell table:formula="of:=[.D158]" office:value-type="float" office:value="1563">
            <text:p>1563</text:p>
          </table:table-cell>
          <table:table-cell table:formula="of:=[.G158]" office:value-type="float" office:value="-5.969125">
            <text:p>-5.97</text:p>
          </table:table-cell>
          <table:table-cell table:formula="of:=-0.00002224*([.J158]-2048)*([.J158]-2048)" office:value-type="float" office:value="-5.231404">
            <text:p>-5.23</text:p>
          </table:table-cell>
          <table:table-cell table:formula="of:=[.K158]-[.L158]" office:value-type="float" office:value="-0.737721000000001">
            <text:p>-0.74</text:p>
          </table:table-cell>
        </table:table-row>
        <table:table-row table:style-name="ro1">
          <table:table-cell table:formula="of:=[.A158]+0.25" office:value-type="float" office:value="38.5">
            <text:p>38.50</text:p>
          </table:table-cell>
          <table:table-cell table:formula="of:=([.A159]*9/5)+32" office:value-type="float" office:value="101.3">
            <text:p>101.30000</text:p>
          </table:table-cell>
          <table:table-cell table:formula="of:=[.B$3]*EXP(((1/([.A159]+[.B$2])-(1/([.C$3]+[.B$2])))*[.C$2]))" office:value-type="float" office:value="6.11671706431384">
            <text:p>6.11672</text:p>
          </table:table-cell>
          <table:table-cell table:formula="of:=INT(([.C159]/([.C159]+[.D$3]))*[.D$2]+0.5)" office:value-type="float" office:value="1555">
            <text:p>1555</text:p>
          </table:table-cell>
          <table:table-cell table:formula="of:=[.D159]-[.D158]" office:value-type="float" office:value="-8">
            <text:p>-8</text:p>
          </table:table-cell>
          <table:table-cell table:formula="of:=[.C$3]-[.A159]" office:value-type="float" office:value="-13.5">
            <text:p>-13.50</text:p>
          </table:table-cell>
          <table:table-cell table:formula="of:=-[.F$2]*[.F159]*[.F159]" office:value-type="float" office:value="-6.1965">
            <text:p>-6.20</text:p>
          </table:table-cell>
          <table:table-cell table:formula="of:=[.G159]-[.G158]" office:value-type="float" office:value="-0.227375">
            <text:p>-0.23</text:p>
          </table:table-cell>
          <table:table-cell/>
          <table:table-cell table:formula="of:=[.D159]" office:value-type="float" office:value="1555">
            <text:p>1555</text:p>
          </table:table-cell>
          <table:table-cell table:formula="of:=[.G159]" office:value-type="float" office:value="-6.1965">
            <text:p>-6.2</text:p>
          </table:table-cell>
          <table:table-cell table:formula="of:=-0.00002224*([.J159]-2048)*([.J159]-2048)" office:value-type="float" office:value="-5.40540976">
            <text:p>-5.41</text:p>
          </table:table-cell>
          <table:table-cell table:formula="of:=[.K159]-[.L159]" office:value-type="float" office:value="-0.791090240000001">
            <text:p>-0.79</text:p>
          </table:table-cell>
        </table:table-row>
        <table:table-row table:style-name="ro1">
          <table:table-cell table:formula="of:=[.A159]+0.25" office:value-type="float" office:value="38.75">
            <text:p>38.75</text:p>
          </table:table-cell>
          <table:table-cell table:formula="of:=([.A160]*9/5)+32" office:value-type="float" office:value="101.75">
            <text:p>101.75000</text:p>
          </table:table-cell>
          <table:table-cell table:formula="of:=[.B$3]*EXP(((1/([.A160]+[.B$2])-(1/([.C$3]+[.B$2])))*[.C$2]))" office:value-type="float" office:value="6.06372358188885">
            <text:p>6.06372</text:p>
          </table:table-cell>
          <table:table-cell table:formula="of:=INT(([.C160]/([.C160]+[.D$3]))*[.D$2]+0.5)" office:value-type="float" office:value="1546">
            <text:p>1546</text:p>
          </table:table-cell>
          <table:table-cell table:formula="of:=[.D160]-[.D159]" office:value-type="float" office:value="-9">
            <text:p>-9</text:p>
          </table:table-cell>
          <table:table-cell table:formula="of:=[.C$3]-[.A160]" office:value-type="float" office:value="-13.75">
            <text:p>-13.75</text:p>
          </table:table-cell>
          <table:table-cell table:formula="of:=-[.F$2]*[.F160]*[.F160]" office:value-type="float" office:value="-6.428125">
            <text:p>-6.43</text:p>
          </table:table-cell>
          <table:table-cell table:formula="of:=[.G160]-[.G159]" office:value-type="float" office:value="-0.231625">
            <text:p>-0.23</text:p>
          </table:table-cell>
          <table:table-cell/>
          <table:table-cell table:formula="of:=[.D160]" office:value-type="float" office:value="1546">
            <text:p>1546</text:p>
          </table:table-cell>
          <table:table-cell table:formula="of:=[.G160]" office:value-type="float" office:value="-6.428125">
            <text:p>-6.43</text:p>
          </table:table-cell>
          <table:table-cell table:formula="of:=-0.00002224*([.J160]-2048)*([.J160]-2048)" office:value-type="float" office:value="-5.60456896">
            <text:p>-5.6</text:p>
          </table:table-cell>
          <table:table-cell table:formula="of:=[.K160]-[.L160]" office:value-type="float" office:value="-0.82355604">
            <text:p>-0.82</text:p>
          </table:table-cell>
        </table:table-row>
        <table:table-row table:style-name="ro1">
          <table:table-cell table:formula="of:=[.A160]+0.25" office:value-type="float" office:value="39">
            <text:p>39.00</text:p>
          </table:table-cell>
          <table:table-cell table:formula="of:=([.A161]*9/5)+32" office:value-type="float" office:value="102.2">
            <text:p>102.20000</text:p>
          </table:table-cell>
          <table:table-cell table:formula="of:=[.B$3]*EXP(((1/([.A161]+[.B$2])-(1/([.C$3]+[.B$2])))*[.C$2]))" office:value-type="float" office:value="6.01127304430938">
            <text:p>6.01127</text:p>
          </table:table-cell>
          <table:table-cell table:formula="of:=INT(([.C161]/([.C161]+[.D$3]))*[.D$2]+0.5)" office:value-type="float" office:value="1538">
            <text:p>1538</text:p>
          </table:table-cell>
          <table:table-cell table:formula="of:=[.D161]-[.D160]" office:value-type="float" office:value="-8">
            <text:p>-8</text:p>
          </table:table-cell>
          <table:table-cell table:formula="of:=[.C$3]-[.A161]" office:value-type="float" office:value="-14">
            <text:p>-14.00</text:p>
          </table:table-cell>
          <table:table-cell table:formula="of:=-[.F$2]*[.F161]*[.F161]" office:value-type="float" office:value="-6.664">
            <text:p>-6.66</text:p>
          </table:table-cell>
          <table:table-cell table:formula="of:=[.G161]-[.G160]" office:value-type="float" office:value="-0.235875">
            <text:p>-0.24</text:p>
          </table:table-cell>
          <table:table-cell/>
          <table:table-cell table:formula="of:=[.D161]" office:value-type="float" office:value="1538">
            <text:p>1538</text:p>
          </table:table-cell>
          <table:table-cell table:formula="of:=[.G161]" office:value-type="float" office:value="-6.664">
            <text:p>-6.66</text:p>
          </table:table-cell>
          <table:table-cell table:formula="of:=-0.00002224*([.J161]-2048)*([.J161]-2048)" office:value-type="float" office:value="-5.784624">
            <text:p>-5.78</text:p>
          </table:table-cell>
          <table:table-cell table:formula="of:=[.K161]-[.L161]" office:value-type="float" office:value="-0.879376000000001">
            <text:p>-0.88</text:p>
          </table:table-cell>
        </table:table-row>
        <table:table-row table:style-name="ro1">
          <table:table-cell table:formula="of:=[.A161]+0.25" office:value-type="float" office:value="39.25">
            <text:p>39.25</text:p>
          </table:table-cell>
          <table:table-cell table:formula="of:=([.A162]*9/5)+32" office:value-type="float" office:value="102.65">
            <text:p>102.65000</text:p>
          </table:table-cell>
          <table:table-cell table:formula="of:=[.B$3]*EXP(((1/([.A162]+[.B$2])-(1/([.C$3]+[.B$2])))*[.C$2]))" office:value-type="float" office:value="5.95935909906781">
            <text:p>5.95936</text:p>
          </table:table-cell>
          <table:table-cell table:formula="of:=INT(([.C162]/([.C162]+[.D$3]))*[.D$2]+0.5)" office:value-type="float" office:value="1529">
            <text:p>1529</text:p>
          </table:table-cell>
          <table:table-cell table:formula="of:=[.D162]-[.D161]" office:value-type="float" office:value="-9">
            <text:p>-9</text:p>
          </table:table-cell>
          <table:table-cell table:formula="of:=[.C$3]-[.A162]" office:value-type="float" office:value="-14.25">
            <text:p>-14.25</text:p>
          </table:table-cell>
          <table:table-cell table:formula="of:=-[.F$2]*[.F162]*[.F162]" office:value-type="float" office:value="-6.904125">
            <text:p>-6.90</text:p>
          </table:table-cell>
          <table:table-cell table:formula="of:=[.G162]-[.G161]" office:value-type="float" office:value="-0.240125">
            <text:p>-0.24</text:p>
          </table:table-cell>
          <table:table-cell/>
          <table:table-cell table:formula="of:=[.D162]" office:value-type="float" office:value="1529">
            <text:p>1529</text:p>
          </table:table-cell>
          <table:table-cell table:formula="of:=[.G162]" office:value-type="float" office:value="-6.904125">
            <text:p>-6.9</text:p>
          </table:table-cell>
          <table:table-cell table:formula="of:=-0.00002224*([.J162]-2048)*([.J162]-2048)" office:value-type="float" office:value="-5.99058864">
            <text:p>-5.99</text:p>
          </table:table-cell>
          <table:table-cell table:formula="of:=[.K162]-[.L162]" office:value-type="float" office:value="-0.91353636">
            <text:p>-0.91</text:p>
          </table:table-cell>
        </table:table-row>
        <table:table-row table:style-name="ro1">
          <table:table-cell table:formula="of:=[.A162]+0.25" office:value-type="float" office:value="39.5">
            <text:p>39.50</text:p>
          </table:table-cell>
          <table:table-cell table:formula="of:=([.A163]*9/5)+32" office:value-type="float" office:value="103.1">
            <text:p>103.10000</text:p>
          </table:table-cell>
          <table:table-cell table:formula="of:=[.B$3]*EXP(((1/([.A163]+[.B$2])-(1/([.C$3]+[.B$2])))*[.C$2]))" office:value-type="float" office:value="5.9079754767126">
            <text:p>5.90798</text:p>
          </table:table-cell>
          <table:table-cell table:formula="of:=INT(([.C163]/([.C163]+[.D$3]))*[.D$2]+0.5)" office:value-type="float" office:value="1521">
            <text:p>1521</text:p>
          </table:table-cell>
          <table:table-cell table:formula="of:=[.D163]-[.D162]" office:value-type="float" office:value="-8">
            <text:p>-8</text:p>
          </table:table-cell>
          <table:table-cell table:formula="of:=[.C$3]-[.A163]" office:value-type="float" office:value="-14.5">
            <text:p>-14.50</text:p>
          </table:table-cell>
          <table:table-cell table:formula="of:=-[.F$2]*[.F163]*[.F163]" office:value-type="float" office:value="-7.1485">
            <text:p>-7.15</text:p>
          </table:table-cell>
          <table:table-cell table:formula="of:=[.G163]-[.G162]" office:value-type="float" office:value="-0.244375">
            <text:p>-0.24</text:p>
          </table:table-cell>
          <table:table-cell/>
          <table:table-cell table:formula="of:=[.D163]" office:value-type="float" office:value="1521">
            <text:p>1521</text:p>
          </table:table-cell>
          <table:table-cell table:formula="of:=[.G163]" office:value-type="float" office:value="-7.1485">
            <text:p>-7.15</text:p>
          </table:table-cell>
          <table:table-cell table:formula="of:=-0.00002224*([.J163]-2048)*([.J163]-2048)" office:value-type="float" office:value="-6.17669296">
            <text:p>-6.18</text:p>
          </table:table-cell>
          <table:table-cell table:formula="of:=[.K163]-[.L163]" office:value-type="float" office:value="-0.97180704">
            <text:p>-0.97</text:p>
          </table:table-cell>
        </table:table-row>
        <table:table-row table:style-name="ro1">
          <table:table-cell table:formula="of:=[.A163]+0.25" office:value-type="float" office:value="39.75">
            <text:p>39.75</text:p>
          </table:table-cell>
          <table:table-cell table:formula="of:=([.A164]*9/5)+32" office:value-type="float" office:value="103.55">
            <text:p>103.55000</text:p>
          </table:table-cell>
          <table:table-cell table:formula="of:=[.B$3]*EXP(((1/([.A164]+[.B$2])-(1/([.C$3]+[.B$2])))*[.C$2]))" office:value-type="float" office:value="5.85711598965295">
            <text:p>5.85712</text:p>
          </table:table-cell>
          <table:table-cell table:formula="of:=INT(([.C164]/([.C164]+[.D$3]))*[.D$2]+0.5)" office:value-type="float" office:value="1513">
            <text:p>1513</text:p>
          </table:table-cell>
          <table:table-cell table:formula="of:=[.D164]-[.D163]" office:value-type="float" office:value="-8">
            <text:p>-8</text:p>
          </table:table-cell>
          <table:table-cell table:formula="of:=[.C$3]-[.A164]" office:value-type="float" office:value="-14.75">
            <text:p>-14.75</text:p>
          </table:table-cell>
          <table:table-cell table:formula="of:=-[.F$2]*[.F164]*[.F164]" office:value-type="float" office:value="-7.397125">
            <text:p>-7.40</text:p>
          </table:table-cell>
          <table:table-cell table:formula="of:=[.G164]-[.G163]" office:value-type="float" office:value="-0.248625000000001">
            <text:p>-0.25</text:p>
          </table:table-cell>
          <table:table-cell/>
          <table:table-cell table:formula="of:=[.D164]" office:value-type="float" office:value="1513">
            <text:p>1513</text:p>
          </table:table-cell>
          <table:table-cell table:formula="of:=[.G164]" office:value-type="float" office:value="-7.397125">
            <text:p>-7.4</text:p>
          </table:table-cell>
          <table:table-cell table:formula="of:=-0.00002224*([.J164]-2048)*([.J164]-2048)" office:value-type="float" office:value="-6.365644">
            <text:p>-6.37</text:p>
          </table:table-cell>
          <table:table-cell table:formula="of:=[.K164]-[.L164]" office:value-type="float" office:value="-1.031481">
            <text:p>-1.03</text:p>
          </table:table-cell>
        </table:table-row>
        <table:table-row table:style-name="ro1">
          <table:table-cell table:formula="of:=[.A164]+0.25" office:value-type="float" office:value="40">
            <text:p>40.00</text:p>
          </table:table-cell>
          <table:table-cell table:formula="of:=([.A165]*9/5)+32" office:value-type="float" office:value="104">
            <text:p>104.00000</text:p>
          </table:table-cell>
          <table:table-cell table:formula="of:=[.B$3]*EXP(((1/([.A165]+[.B$2])-(1/([.C$3]+[.B$2])))*[.C$2]))" office:value-type="float" office:value="5.80677453098226">
            <text:p>5.80677</text:p>
          </table:table-cell>
          <table:table-cell table:formula="of:=INT(([.C165]/([.C165]+[.D$3]))*[.D$2]+0.5)" office:value-type="float" office:value="1505">
            <text:p>1505</text:p>
          </table:table-cell>
          <table:table-cell table:formula="of:=[.D165]-[.D164]" office:value-type="float" office:value="-8">
            <text:p>-8</text:p>
          </table:table-cell>
          <table:table-cell table:formula="of:=[.C$3]-[.A165]" office:value-type="float" office:value="-15">
            <text:p>-15.00</text:p>
          </table:table-cell>
          <table:table-cell table:formula="of:=-[.F$2]*[.F165]*[.F165]" office:value-type="float" office:value="-7.65">
            <text:p>-7.65</text:p>
          </table:table-cell>
          <table:table-cell table:formula="of:=[.G165]-[.G164]" office:value-type="float" office:value="-0.252875">
            <text:p>-0.25</text:p>
          </table:table-cell>
          <table:table-cell/>
          <table:table-cell table:formula="of:=[.D165]" office:value-type="float" office:value="1505">
            <text:p>1505</text:p>
          </table:table-cell>
          <table:table-cell table:formula="of:=[.G165]" office:value-type="float" office:value="-7.65">
            <text:p>-7.65</text:p>
          </table:table-cell>
          <table:table-cell table:formula="of:=-0.00002224*([.J165]-2048)*([.J165]-2048)" office:value-type="float" office:value="-6.55744176">
            <text:p>-6.56</text:p>
          </table:table-cell>
          <table:table-cell table:formula="of:=[.K165]-[.L165]" office:value-type="float" office:value="-1.09255824">
            <text:p>-1.09</text:p>
          </table:table-cell>
        </table:table-row>
        <table:table-row table:style-name="ro1">
          <table:table-cell table:formula="of:=[.A165]+0.25" office:value-type="float" office:value="40.25">
            <text:p>40.25</text:p>
          </table:table-cell>
          <table:table-cell table:formula="of:=([.A166]*9/5)+32" office:value-type="float" office:value="104.45">
            <text:p>104.45000</text:p>
          </table:table-cell>
          <table:table-cell table:formula="of:=[.B$3]*EXP(((1/([.A166]+[.B$2])-(1/([.C$3]+[.B$2])))*[.C$2]))" office:value-type="float" office:value="5.75694507332">
            <text:p>5.75695</text:p>
          </table:table-cell>
          <table:table-cell table:formula="of:=INT(([.C166]/([.C166]+[.D$3]))*[.D$2]+0.5)" office:value-type="float" office:value="1497">
            <text:p>1497</text:p>
          </table:table-cell>
          <table:table-cell table:formula="of:=[.D166]-[.D165]" office:value-type="float" office:value="-8">
            <text:p>-8</text:p>
          </table:table-cell>
          <table:table-cell table:formula="of:=[.C$3]-[.A166]" office:value-type="float" office:value="-15.25">
            <text:p>-15.25</text:p>
          </table:table-cell>
          <table:table-cell table:formula="of:=-[.F$2]*[.F166]*[.F166]" office:value-type="float" office:value="-7.907125">
            <text:p>-7.91</text:p>
          </table:table-cell>
          <table:table-cell table:formula="of:=[.G166]-[.G165]" office:value-type="float" office:value="-0.257125000000001">
            <text:p>-0.26</text:p>
          </table:table-cell>
          <table:table-cell/>
          <table:table-cell table:formula="of:=[.D166]" office:value-type="float" office:value="1497">
            <text:p>1497</text:p>
          </table:table-cell>
          <table:table-cell table:formula="of:=[.G166]" office:value-type="float" office:value="-7.907125">
            <text:p>-7.91</text:p>
          </table:table-cell>
          <table:table-cell table:formula="of:=-0.00002224*([.J166]-2048)*([.J166]-2048)" office:value-type="float" office:value="-6.75208624">
            <text:p>-6.75</text:p>
          </table:table-cell>
          <table:table-cell table:formula="of:=[.K166]-[.L166]" office:value-type="float" office:value="-1.15503876">
            <text:p>-1.16</text:p>
          </table:table-cell>
        </table:table-row>
        <table:table-row table:style-name="ro1">
          <table:table-cell table:formula="of:=[.A166]+0.25" office:value-type="float" office:value="40.5">
            <text:p>40.50</text:p>
          </table:table-cell>
          <table:table-cell table:formula="of:=([.A167]*9/5)+32" office:value-type="float" office:value="104.9">
            <text:p>104.90000</text:p>
          </table:table-cell>
          <table:table-cell table:formula="of:=[.B$3]*EXP(((1/([.A167]+[.B$2])-(1/([.C$3]+[.B$2])))*[.C$2]))" office:value-type="float" office:value="5.70762166767154">
            <text:p>5.70762</text:p>
          </table:table-cell>
          <table:table-cell table:formula="of:=INT(([.C167]/([.C167]+[.D$3]))*[.D$2]+0.5)" office:value-type="float" office:value="1488">
            <text:p>1488</text:p>
          </table:table-cell>
          <table:table-cell table:formula="of:=[.D167]-[.D166]" office:value-type="float" office:value="-9">
            <text:p>-9</text:p>
          </table:table-cell>
          <table:table-cell table:formula="of:=[.C$3]-[.A167]" office:value-type="float" office:value="-15.5">
            <text:p>-15.50</text:p>
          </table:table-cell>
          <table:table-cell table:formula="of:=-[.F$2]*[.F167]*[.F167]" office:value-type="float" office:value="-8.1685">
            <text:p>-8.17</text:p>
          </table:table-cell>
          <table:table-cell table:formula="of:=[.G167]-[.G166]" office:value-type="float" office:value="-0.261374999999998">
            <text:p>-0.26</text:p>
          </table:table-cell>
          <table:table-cell/>
          <table:table-cell table:formula="of:=[.D167]" office:value-type="float" office:value="1488">
            <text:p>1488</text:p>
          </table:table-cell>
          <table:table-cell table:formula="of:=[.G167]" office:value-type="float" office:value="-8.1685">
            <text:p>-8.17</text:p>
          </table:table-cell>
          <table:table-cell table:formula="of:=-0.00002224*([.J167]-2048)*([.J167]-2048)" office:value-type="float" office:value="-6.974464">
            <text:p>-6.97</text:p>
          </table:table-cell>
          <table:table-cell table:formula="of:=[.K167]-[.L167]" office:value-type="float" office:value="-1.194036">
            <text:p>-1.19</text:p>
          </table:table-cell>
        </table:table-row>
        <table:table-row table:style-name="ro1">
          <table:table-cell table:formula="of:=[.A167]+0.25" office:value-type="float" office:value="40.75">
            <text:p>40.75</text:p>
          </table:table-cell>
          <table:table-cell table:formula="of:=([.A168]*9/5)+32" office:value-type="float" office:value="105.35">
            <text:p>105.35000</text:p>
          </table:table-cell>
          <table:table-cell table:formula="of:=[.B$3]*EXP(((1/([.A168]+[.B$2])-(1/([.C$3]+[.B$2])))*[.C$2]))" office:value-type="float" office:value="5.65879844230595">
            <text:p>5.65880</text:p>
          </table:table-cell>
          <table:table-cell table:formula="of:=INT(([.C168]/([.C168]+[.D$3]))*[.D$2]+0.5)" office:value-type="float" office:value="1480">
            <text:p>1480</text:p>
          </table:table-cell>
          <table:table-cell table:formula="of:=[.D168]-[.D167]" office:value-type="float" office:value="-8">
            <text:p>-8</text:p>
          </table:table-cell>
          <table:table-cell table:formula="of:=[.C$3]-[.A168]" office:value-type="float" office:value="-15.75">
            <text:p>-15.75</text:p>
          </table:table-cell>
          <table:table-cell table:formula="of:=-[.F$2]*[.F168]*[.F168]" office:value-type="float" office:value="-8.434125">
            <text:p>-8.43</text:p>
          </table:table-cell>
          <table:table-cell table:formula="of:=[.G168]-[.G167]" office:value-type="float" office:value="-0.265625000000002">
            <text:p>-0.27</text:p>
          </table:table-cell>
          <table:table-cell/>
          <table:table-cell table:formula="of:=[.D168]" office:value-type="float" office:value="1480">
            <text:p>1480</text:p>
          </table:table-cell>
          <table:table-cell table:formula="of:=[.G168]" office:value-type="float" office:value="-8.434125">
            <text:p>-8.43</text:p>
          </table:table-cell>
          <table:table-cell table:formula="of:=-0.00002224*([.J168]-2048)*([.J168]-2048)" office:value-type="float" office:value="-7.17515776">
            <text:p>-7.18</text:p>
          </table:table-cell>
          <table:table-cell table:formula="of:=[.K168]-[.L168]" office:value-type="float" office:value="-1.25896724">
            <text:p>-1.26</text:p>
          </table:table-cell>
        </table:table-row>
        <table:table-row table:style-name="ro1">
          <table:table-cell table:formula="of:=[.A168]+0.25" office:value-type="float" office:value="41">
            <text:p>41.00</text:p>
          </table:table-cell>
          <table:table-cell table:formula="of:=([.A169]*9/5)+32" office:value-type="float" office:value="105.8">
            <text:p>105.80000</text:p>
          </table:table-cell>
          <table:table-cell table:formula="of:=[.B$3]*EXP(((1/([.A169]+[.B$2])-(1/([.C$3]+[.B$2])))*[.C$2]))" office:value-type="float" office:value="5.61046960165116">
            <text:p>5.61047</text:p>
          </table:table-cell>
          <table:table-cell table:formula="of:=INT(([.C169]/([.C169]+[.D$3]))*[.D$2]+0.5)" office:value-type="float" office:value="1472">
            <text:p>1472</text:p>
          </table:table-cell>
          <table:table-cell table:formula="of:=[.D169]-[.D168]" office:value-type="float" office:value="-8">
            <text:p>-8</text:p>
          </table:table-cell>
          <table:table-cell table:formula="of:=[.C$3]-[.A169]" office:value-type="float" office:value="-16">
            <text:p>-16.00</text:p>
          </table:table-cell>
          <table:table-cell table:formula="of:=-[.F$2]*[.F169]*[.F169]" office:value-type="float" office:value="-8.704">
            <text:p>-8.70</text:p>
          </table:table-cell>
          <table:table-cell table:formula="of:=[.G169]-[.G168]" office:value-type="float" office:value="-0.269874999999999">
            <text:p>-0.27</text:p>
          </table:table-cell>
          <table:table-cell/>
          <table:table-cell table:formula="of:=[.D169]" office:value-type="float" office:value="1472">
            <text:p>1472</text:p>
          </table:table-cell>
          <table:table-cell table:formula="of:=[.G169]" office:value-type="float" office:value="-8.704">
            <text:p>-8.7</text:p>
          </table:table-cell>
          <table:table-cell table:formula="of:=-0.00002224*([.J169]-2048)*([.J169]-2048)" office:value-type="float" office:value="-7.37869824">
            <text:p>-7.38</text:p>
          </table:table-cell>
          <table:table-cell table:formula="of:=[.K169]-[.L169]" office:value-type="float" office:value="-1.32530176">
            <text:p>-1.33</text:p>
          </table:table-cell>
        </table:table-row>
        <table:table-row table:style-name="ro1">
          <table:table-cell table:formula="of:=[.A169]+0.25" office:value-type="float" office:value="41.25">
            <text:p>41.25</text:p>
          </table:table-cell>
          <table:table-cell table:formula="of:=([.A170]*9/5)+32" office:value-type="float" office:value="106.25">
            <text:p>106.25000</text:p>
          </table:table-cell>
          <table:table-cell table:formula="of:=[.B$3]*EXP(((1/([.A170]+[.B$2])-(1/([.C$3]+[.B$2])))*[.C$2]))" office:value-type="float" office:value="5.56262942520642">
            <text:p>5.56263</text:p>
          </table:table-cell>
          <table:table-cell table:formula="of:=INT(([.C170]/([.C170]+[.D$3]))*[.D$2]+0.5)" office:value-type="float" office:value="1464">
            <text:p>1464</text:p>
          </table:table-cell>
          <table:table-cell table:formula="of:=[.D170]-[.D169]" office:value-type="float" office:value="-8">
            <text:p>-8</text:p>
          </table:table-cell>
          <table:table-cell table:formula="of:=[.C$3]-[.A170]" office:value-type="float" office:value="-16.25">
            <text:p>-16.25</text:p>
          </table:table-cell>
          <table:table-cell table:formula="of:=-[.F$2]*[.F170]*[.F170]" office:value-type="float" office:value="-8.978125">
            <text:p>-8.98</text:p>
          </table:table-cell>
          <table:table-cell table:formula="of:=[.G170]-[.G169]" office:value-type="float" office:value="-0.274125">
            <text:p>-0.27</text:p>
          </table:table-cell>
          <table:table-cell/>
          <table:table-cell table:formula="of:=[.D170]" office:value-type="float" office:value="1464">
            <text:p>1464</text:p>
          </table:table-cell>
          <table:table-cell table:formula="of:=[.G170]" office:value-type="float" office:value="-8.978125">
            <text:p>-8.98</text:p>
          </table:table-cell>
          <table:table-cell table:formula="of:=-0.00002224*([.J170]-2048)*([.J170]-2048)" office:value-type="float" office:value="-7.58508544">
            <text:p>-7.59</text:p>
          </table:table-cell>
          <table:table-cell table:formula="of:=[.K170]-[.L170]" office:value-type="float" office:value="-1.39303956">
            <text:p>-1.39</text:p>
          </table:table-cell>
        </table:table-row>
        <table:table-row table:style-name="ro1">
          <table:table-cell table:formula="of:=[.A170]+0.25" office:value-type="float" office:value="41.5">
            <text:p>41.50</text:p>
          </table:table-cell>
          <table:table-cell table:formula="of:=([.A171]*9/5)+32" office:value-type="float" office:value="106.7">
            <text:p>106.70000</text:p>
          </table:table-cell>
          <table:table-cell table:formula="of:=[.B$3]*EXP(((1/([.A171]+[.B$2])-(1/([.C$3]+[.B$2])))*[.C$2]))" office:value-type="float" office:value="5.51527226647155">
            <text:p>5.51527</text:p>
          </table:table-cell>
          <table:table-cell table:formula="of:=INT(([.C171]/([.C171]+[.D$3]))*[.D$2]+0.5)" office:value-type="float" office:value="1456">
            <text:p>1456</text:p>
          </table:table-cell>
          <table:table-cell table:formula="of:=[.D171]-[.D170]" office:value-type="float" office:value="-8">
            <text:p>-8</text:p>
          </table:table-cell>
          <table:table-cell table:formula="of:=[.C$3]-[.A171]" office:value-type="float" office:value="-16.5">
            <text:p>-16.50</text:p>
          </table:table-cell>
          <table:table-cell table:formula="of:=-[.F$2]*[.F171]*[.F171]" office:value-type="float" office:value="-9.2565">
            <text:p>-9.26</text:p>
          </table:table-cell>
          <table:table-cell table:formula="of:=[.G171]-[.G170]" office:value-type="float" office:value="-0.278375">
            <text:p>-0.28</text:p>
          </table:table-cell>
          <table:table-cell/>
          <table:table-cell table:formula="of:=[.D171]" office:value-type="float" office:value="1456">
            <text:p>1456</text:p>
          </table:table-cell>
          <table:table-cell table:formula="of:=[.G171]" office:value-type="float" office:value="-9.2565">
            <text:p>-9.26</text:p>
          </table:table-cell>
          <table:table-cell table:formula="of:=-0.00002224*([.J171]-2048)*([.J171]-2048)" office:value-type="float" office:value="-7.79431936">
            <text:p>-7.79</text:p>
          </table:table-cell>
          <table:table-cell table:formula="of:=[.K171]-[.L171]" office:value-type="float" office:value="-1.46218064">
            <text:p>-1.46</text:p>
          </table:table-cell>
        </table:table-row>
        <table:table-row table:style-name="ro1">
          <table:table-cell table:formula="of:=[.A171]+0.25" office:value-type="float" office:value="41.75">
            <text:p>41.75</text:p>
          </table:table-cell>
          <table:table-cell table:formula="of:=([.A172]*9/5)+32" office:value-type="float" office:value="107.15">
            <text:p>107.15000</text:p>
          </table:table-cell>
          <table:table-cell table:formula="of:=[.B$3]*EXP(((1/([.A172]+[.B$2])-(1/([.C$3]+[.B$2])))*[.C$2]))" office:value-type="float" office:value="5.46839255189293">
            <text:p>5.46839</text:p>
          </table:table-cell>
          <table:table-cell table:formula="of:=INT(([.C172]/([.C172]+[.D$3]))*[.D$2]+0.5)" office:value-type="float" office:value="1448">
            <text:p>1448</text:p>
          </table:table-cell>
          <table:table-cell table:formula="of:=[.D172]-[.D171]" office:value-type="float" office:value="-8">
            <text:p>-8</text:p>
          </table:table-cell>
          <table:table-cell table:formula="of:=[.C$3]-[.A172]" office:value-type="float" office:value="-16.75">
            <text:p>-16.75</text:p>
          </table:table-cell>
          <table:table-cell table:formula="of:=-[.F$2]*[.F172]*[.F172]" office:value-type="float" office:value="-9.539125">
            <text:p>-9.54</text:p>
          </table:table-cell>
          <table:table-cell table:formula="of:=[.G172]-[.G171]" office:value-type="float" office:value="-0.282624999999999">
            <text:p>-0.28</text:p>
          </table:table-cell>
          <table:table-cell/>
          <table:table-cell table:formula="of:=[.D172]" office:value-type="float" office:value="1448">
            <text:p>1448</text:p>
          </table:table-cell>
          <table:table-cell table:formula="of:=[.G172]" office:value-type="float" office:value="-9.539125">
            <text:p>-9.54</text:p>
          </table:table-cell>
          <table:table-cell table:formula="of:=-0.00002224*([.J172]-2048)*([.J172]-2048)" office:value-type="float" office:value="-8.0064">
            <text:p>-8.01</text:p>
          </table:table-cell>
          <table:table-cell table:formula="of:=[.K172]-[.L172]" office:value-type="float" office:value="-1.532725">
            <text:p>-1.53</text:p>
          </table:table-cell>
        </table:table-row>
        <table:table-row table:style-name="ro1">
          <table:table-cell table:formula="of:=[.A172]+0.25" office:value-type="float" office:value="42">
            <text:p>42.00</text:p>
          </table:table-cell>
          <table:table-cell table:formula="of:=([.A173]*9/5)+32" office:value-type="float" office:value="107.6">
            <text:p>107.60000</text:p>
          </table:table-cell>
          <table:table-cell table:formula="of:=[.B$3]*EXP(((1/([.A173]+[.B$2])-(1/([.C$3]+[.B$2])))*[.C$2]))" office:value-type="float" office:value="5.42198477982578">
            <text:p>5.42198</text:p>
          </table:table-cell>
          <table:table-cell table:formula="of:=INT(([.C173]/([.C173]+[.D$3]))*[.D$2]+0.5)" office:value-type="float" office:value="1440">
            <text:p>1440</text:p>
          </table:table-cell>
          <table:table-cell table:formula="of:=[.D173]-[.D172]" office:value-type="float" office:value="-8">
            <text:p>-8</text:p>
          </table:table-cell>
          <table:table-cell table:formula="of:=[.C$3]-[.A173]" office:value-type="float" office:value="-17">
            <text:p>-17.00</text:p>
          </table:table-cell>
          <table:table-cell table:formula="of:=-[.F$2]*[.F173]*[.F173]" office:value-type="float" office:value="-9.826">
            <text:p>-9.83</text:p>
          </table:table-cell>
          <table:table-cell table:formula="of:=[.G173]-[.G172]" office:value-type="float" office:value="-0.286875">
            <text:p>-0.29</text:p>
          </table:table-cell>
          <table:table-cell/>
          <table:table-cell table:formula="of:=[.D173]" office:value-type="float" office:value="1440">
            <text:p>1440</text:p>
          </table:table-cell>
          <table:table-cell table:formula="of:=[.G173]" office:value-type="float" office:value="-9.826">
            <text:p>-9.83</text:p>
          </table:table-cell>
          <table:table-cell table:formula="of:=-0.00002224*([.J173]-2048)*([.J173]-2048)" office:value-type="float" office:value="-8.22132736">
            <text:p>-8.22</text:p>
          </table:table-cell>
          <table:table-cell table:formula="of:=[.K173]-[.L173]" office:value-type="float" office:value="-1.60467264">
            <text:p>-1.6</text:p>
          </table:table-cell>
        </table:table-row>
        <table:table-row table:style-name="ro1">
          <table:table-cell table:formula="of:=[.A173]+0.25" office:value-type="float" office:value="42.25">
            <text:p>42.25</text:p>
          </table:table-cell>
          <table:table-cell table:formula="of:=([.A174]*9/5)+32" office:value-type="float" office:value="108.05">
            <text:p>108.05000</text:p>
          </table:table-cell>
          <table:table-cell table:formula="of:=[.B$3]*EXP(((1/([.A174]+[.B$2])-(1/([.C$3]+[.B$2])))*[.C$2]))" office:value-type="float" office:value="5.3760435195125">
            <text:p>5.37604</text:p>
          </table:table-cell>
          <table:table-cell table:formula="of:=INT(([.C174]/([.C174]+[.D$3]))*[.D$2]+0.5)" office:value-type="float" office:value="1432">
            <text:p>1432</text:p>
          </table:table-cell>
          <table:table-cell table:formula="of:=[.D174]-[.D173]" office:value-type="float" office:value="-8">
            <text:p>-8</text:p>
          </table:table-cell>
          <table:table-cell table:formula="of:=[.C$3]-[.A174]" office:value-type="float" office:value="-17.25">
            <text:p>-17.25</text:p>
          </table:table-cell>
          <table:table-cell table:formula="of:=-[.F$2]*[.F174]*[.F174]" office:value-type="float" office:value="-10.117125">
            <text:p>-10.12</text:p>
          </table:table-cell>
          <table:table-cell table:formula="of:=[.G174]-[.G173]" office:value-type="float" office:value="-0.291124999999999">
            <text:p>-0.29</text:p>
          </table:table-cell>
          <table:table-cell/>
          <table:table-cell table:formula="of:=[.D174]" office:value-type="float" office:value="1432">
            <text:p>1432</text:p>
          </table:table-cell>
          <table:table-cell table:formula="of:=[.G174]" office:value-type="float" office:value="-10.117125">
            <text:p>-10.12</text:p>
          </table:table-cell>
          <table:table-cell table:formula="of:=-0.00002224*([.J174]-2048)*([.J174]-2048)" office:value-type="float" office:value="-8.43910144">
            <text:p>-8.44</text:p>
          </table:table-cell>
          <table:table-cell table:formula="of:=[.K174]-[.L174]" office:value-type="float" office:value="-1.67802356">
            <text:p>-1.68</text:p>
          </table:table-cell>
        </table:table-row>
        <table:table-row table:style-name="ro1">
          <table:table-cell table:formula="of:=[.A174]+0.25" office:value-type="float" office:value="42.5">
            <text:p>42.50</text:p>
          </table:table-cell>
          <table:table-cell table:formula="of:=([.A175]*9/5)+32" office:value-type="float" office:value="108.5">
            <text:p>108.50000</text:p>
          </table:table-cell>
          <table:table-cell table:formula="of:=[.B$3]*EXP(((1/([.A175]+[.B$2])-(1/([.C$3]+[.B$2])))*[.C$2]))" office:value-type="float" office:value="5.33056341007684">
            <text:p>5.33056</text:p>
          </table:table-cell>
          <table:table-cell table:formula="of:=INT(([.C175]/([.C175]+[.D$3]))*[.D$2]+0.5)" office:value-type="float" office:value="1424">
            <text:p>1424</text:p>
          </table:table-cell>
          <table:table-cell table:formula="of:=[.D175]-[.D174]" office:value-type="float" office:value="-8">
            <text:p>-8</text:p>
          </table:table-cell>
          <table:table-cell table:formula="of:=[.C$3]-[.A175]" office:value-type="float" office:value="-17.5">
            <text:p>-17.50</text:p>
          </table:table-cell>
          <table:table-cell table:formula="of:=-[.F$2]*[.F175]*[.F175]" office:value-type="float" office:value="-10.4125">
            <text:p>-10.41</text:p>
          </table:table-cell>
          <table:table-cell table:formula="of:=[.G175]-[.G174]" office:value-type="float" office:value="-0.295375000000002">
            <text:p>-0.30</text:p>
          </table:table-cell>
          <table:table-cell/>
          <table:table-cell table:formula="of:=[.D175]" office:value-type="float" office:value="1424">
            <text:p>1424</text:p>
          </table:table-cell>
          <table:table-cell table:formula="of:=[.G175]" office:value-type="float" office:value="-10.4125">
            <text:p>-10.41</text:p>
          </table:table-cell>
          <table:table-cell table:formula="of:=-0.00002224*([.J175]-2048)*([.J175]-2048)" office:value-type="float" office:value="-8.65972224">
            <text:p>-8.66</text:p>
          </table:table-cell>
          <table:table-cell table:formula="of:=[.K175]-[.L175]" office:value-type="float" office:value="-1.75277776">
            <text:p>-1.75</text:p>
          </table:table-cell>
        </table:table-row>
        <table:table-row table:style-name="ro1">
          <table:table-cell table:formula="of:=[.A175]+0.25" office:value-type="float" office:value="42.75">
            <text:p>42.75</text:p>
          </table:table-cell>
          <table:table-cell table:formula="of:=([.A176]*9/5)+32" office:value-type="float" office:value="108.95">
            <text:p>108.95000</text:p>
          </table:table-cell>
          <table:table-cell table:formula="of:=[.B$3]*EXP(((1/([.A176]+[.B$2])-(1/([.C$3]+[.B$2])))*[.C$2]))" office:value-type="float" office:value="5.2855391595336">
            <text:p>5.28554</text:p>
          </table:table-cell>
          <table:table-cell table:formula="of:=INT(([.C176]/([.C176]+[.D$3]))*[.D$2]+0.5)" office:value-type="float" office:value="1416">
            <text:p>1416</text:p>
          </table:table-cell>
          <table:table-cell table:formula="of:=[.D176]-[.D175]" office:value-type="float" office:value="-8">
            <text:p>-8</text:p>
          </table:table-cell>
          <table:table-cell table:formula="of:=[.C$3]-[.A176]" office:value-type="float" office:value="-17.75">
            <text:p>-17.75</text:p>
          </table:table-cell>
          <table:table-cell table:formula="of:=-[.F$2]*[.F176]*[.F176]" office:value-type="float" office:value="-10.712125">
            <text:p>-10.71</text:p>
          </table:table-cell>
          <table:table-cell table:formula="of:=[.G176]-[.G175]" office:value-type="float" office:value="-0.299624999999999">
            <text:p>-0.30</text:p>
          </table:table-cell>
          <table:table-cell/>
          <table:table-cell table:formula="of:=[.D176]" office:value-type="float" office:value="1416">
            <text:p>1416</text:p>
          </table:table-cell>
          <table:table-cell table:formula="of:=[.G176]" office:value-type="float" office:value="-10.712125">
            <text:p>-10.71</text:p>
          </table:table-cell>
          <table:table-cell table:formula="of:=-0.00002224*([.J176]-2048)*([.J176]-2048)" office:value-type="float" office:value="-8.88318976">
            <text:p>-8.88</text:p>
          </table:table-cell>
          <table:table-cell table:formula="of:=[.K176]-[.L176]" office:value-type="float" office:value="-1.82893524">
            <text:p>-1.83</text:p>
          </table:table-cell>
        </table:table-row>
        <table:table-row table:style-name="ro1">
          <table:table-cell table:formula="of:=[.A176]+0.25" office:value-type="float" office:value="43">
            <text:p>43.00</text:p>
          </table:table-cell>
          <table:table-cell table:formula="of:=([.A177]*9/5)+32" office:value-type="float" office:value="109.4">
            <text:p>109.40000</text:p>
          </table:table-cell>
          <table:table-cell table:formula="of:=[.B$3]*EXP(((1/([.A177]+[.B$2])-(1/([.C$3]+[.B$2])))*[.C$2]))" office:value-type="float" office:value="5.24096554381365">
            <text:p>5.24097</text:p>
          </table:table-cell>
          <table:table-cell table:formula="of:=INT(([.C177]/([.C177]+[.D$3]))*[.D$2]+0.5)" office:value-type="float" office:value="1409">
            <text:p>1409</text:p>
          </table:table-cell>
          <table:table-cell table:formula="of:=[.D177]-[.D176]" office:value-type="float" office:value="-7">
            <text:p>-7</text:p>
          </table:table-cell>
          <table:table-cell table:formula="of:=[.C$3]-[.A177]" office:value-type="float" office:value="-18">
            <text:p>-18.00</text:p>
          </table:table-cell>
          <table:table-cell table:formula="of:=-[.F$2]*[.F177]*[.F177]" office:value-type="float" office:value="-11.016">
            <text:p>-11.02</text:p>
          </table:table-cell>
          <table:table-cell table:formula="of:=[.G177]-[.G176]" office:value-type="float" office:value="-0.303875000000001">
            <text:p>-0.30</text:p>
          </table:table-cell>
          <table:table-cell/>
          <table:table-cell table:formula="of:=[.D177]" office:value-type="float" office:value="1409">
            <text:p>1409</text:p>
          </table:table-cell>
          <table:table-cell table:formula="of:=[.G177]" office:value-type="float" office:value="-11.016">
            <text:p>-11.02</text:p>
          </table:table-cell>
          <table:table-cell table:formula="of:=-0.00002224*([.J177]-2048)*([.J177]-2048)" office:value-type="float" office:value="-9.08105904">
            <text:p>-9.08</text:p>
          </table:table-cell>
          <table:table-cell table:formula="of:=[.K177]-[.L177]" office:value-type="float" office:value="-1.93494096">
            <text:p>-1.93</text:p>
          </table:table-cell>
        </table:table-row>
        <table:table-row table:style-name="ro1">
          <table:table-cell table:formula="of:=[.A177]+0.25" office:value-type="float" office:value="43.25">
            <text:p>43.25</text:p>
          </table:table-cell>
          <table:table-cell table:formula="of:=([.A178]*9/5)+32" office:value-type="float" office:value="109.85">
            <text:p>109.85000</text:p>
          </table:table-cell>
          <table:table-cell table:formula="of:=[.B$3]*EXP(((1/([.A178]+[.B$2])-(1/([.C$3]+[.B$2])))*[.C$2]))" office:value-type="float" office:value="5.1968374058039">
            <text:p>5.19684</text:p>
          </table:table-cell>
          <table:table-cell table:formula="of:=INT(([.C178]/([.C178]+[.D$3]))*[.D$2]+0.5)" office:value-type="float" office:value="1401">
            <text:p>1401</text:p>
          </table:table-cell>
          <table:table-cell table:formula="of:=[.D178]-[.D177]" office:value-type="float" office:value="-8">
            <text:p>-8</text:p>
          </table:table-cell>
          <table:table-cell table:formula="of:=[.C$3]-[.A178]" office:value-type="float" office:value="-18.25">
            <text:p>-18.25</text:p>
          </table:table-cell>
          <table:table-cell table:formula="of:=-[.F$2]*[.F178]*[.F178]" office:value-type="float" office:value="-11.324125">
            <text:p>-11.32</text:p>
          </table:table-cell>
          <table:table-cell table:formula="of:=[.G178]-[.G177]" office:value-type="float" office:value="-0.308124999999999">
            <text:p>-0.31</text:p>
          </table:table-cell>
          <table:table-cell/>
          <table:table-cell table:formula="of:=[.D178]" office:value-type="float" office:value="1401">
            <text:p>1401</text:p>
          </table:table-cell>
          <table:table-cell table:formula="of:=[.G178]" office:value-type="float" office:value="-11.324125">
            <text:p>-11.32</text:p>
          </table:table-cell>
          <table:table-cell table:formula="of:=-0.00002224*([.J178]-2048)*([.J178]-2048)" office:value-type="float" office:value="-9.30986416">
            <text:p>-9.31</text:p>
          </table:table-cell>
          <table:table-cell table:formula="of:=[.K178]-[.L178]" office:value-type="float" office:value="-2.01426084">
            <text:p>-2.01</text:p>
          </table:table-cell>
        </table:table-row>
        <table:table-row table:style-name="ro1">
          <table:table-cell table:formula="of:=[.A178]+0.25" office:value-type="float" office:value="43.5">
            <text:p>43.50</text:p>
          </table:table-cell>
          <table:table-cell table:formula="of:=([.A179]*9/5)+32" office:value-type="float" office:value="110.3">
            <text:p>110.30000</text:p>
          </table:table-cell>
          <table:table-cell table:formula="of:=[.B$3]*EXP(((1/([.A179]+[.B$2])-(1/([.C$3]+[.B$2])))*[.C$2]))" office:value-type="float" office:value="5.15314965440208">
            <text:p>5.15315</text:p>
          </table:table-cell>
          <table:table-cell table:formula="of:=INT(([.C179]/([.C179]+[.D$3]))*[.D$2]+0.5)" office:value-type="float" office:value="1393">
            <text:p>1393</text:p>
          </table:table-cell>
          <table:table-cell table:formula="of:=[.D179]-[.D178]" office:value-type="float" office:value="-8">
            <text:p>-8</text:p>
          </table:table-cell>
          <table:table-cell table:formula="of:=[.C$3]-[.A179]" office:value-type="float" office:value="-18.5">
            <text:p>-18.50</text:p>
          </table:table-cell>
          <table:table-cell table:formula="of:=-[.F$2]*[.F179]*[.F179]" office:value-type="float" office:value="-11.6365">
            <text:p>-11.64</text:p>
          </table:table-cell>
          <table:table-cell table:formula="of:=[.G179]-[.G178]" office:value-type="float" office:value="-0.312374999999999">
            <text:p>-0.31</text:p>
          </table:table-cell>
          <table:table-cell/>
          <table:table-cell table:formula="of:=[.D179]" office:value-type="float" office:value="1393">
            <text:p>1393</text:p>
          </table:table-cell>
          <table:table-cell table:formula="of:=[.G179]" office:value-type="float" office:value="-11.6365">
            <text:p>-11.64</text:p>
          </table:table-cell>
          <table:table-cell table:formula="of:=-0.00002224*([.J179]-2048)*([.J179]-2048)" office:value-type="float" office:value="-9.541516">
            <text:p>-9.54</text:p>
          </table:table-cell>
          <table:table-cell table:formula="of:=[.K179]-[.L179]" office:value-type="float" office:value="-2.094984">
            <text:p>-2.09</text:p>
          </table:table-cell>
        </table:table-row>
        <table:table-row table:style-name="ro1">
          <table:table-cell table:formula="of:=[.A179]+0.25" office:value-type="float" office:value="43.75">
            <text:p>43.75</text:p>
          </table:table-cell>
          <table:table-cell table:formula="of:=([.A180]*9/5)+32" office:value-type="float" office:value="110.75">
            <text:p>110.75000</text:p>
          </table:table-cell>
          <table:table-cell table:formula="of:=[.B$3]*EXP(((1/([.A180]+[.B$2])-(1/([.C$3]+[.B$2])))*[.C$2]))" office:value-type="float" office:value="5.10989726358611">
            <text:p>5.10990</text:p>
          </table:table-cell>
          <table:table-cell table:formula="of:=INT(([.C180]/([.C180]+[.D$3]))*[.D$2]+0.5)" office:value-type="float" office:value="1385">
            <text:p>1385</text:p>
          </table:table-cell>
          <table:table-cell table:formula="of:=[.D180]-[.D179]" office:value-type="float" office:value="-8">
            <text:p>-8</text:p>
          </table:table-cell>
          <table:table-cell table:formula="of:=[.C$3]-[.A180]" office:value-type="float" office:value="-18.75">
            <text:p>-18.75</text:p>
          </table:table-cell>
          <table:table-cell table:formula="of:=-[.F$2]*[.F180]*[.F180]" office:value-type="float" office:value="-11.953125">
            <text:p>-11.95</text:p>
          </table:table-cell>
          <table:table-cell table:formula="of:=[.G180]-[.G179]" office:value-type="float" office:value="-0.316625000000002">
            <text:p>-0.32</text:p>
          </table:table-cell>
          <table:table-cell/>
          <table:table-cell table:formula="of:=[.D180]" office:value-type="float" office:value="1385">
            <text:p>1385</text:p>
          </table:table-cell>
          <table:table-cell table:formula="of:=[.G180]" office:value-type="float" office:value="-11.953125">
            <text:p>-11.95</text:p>
          </table:table-cell>
          <table:table-cell table:formula="of:=-0.00002224*([.J180]-2048)*([.J180]-2048)" office:value-type="float" office:value="-9.77601456">
            <text:p>-9.78</text:p>
          </table:table-cell>
          <table:table-cell table:formula="of:=[.K180]-[.L180]" office:value-type="float" office:value="-2.17711044">
            <text:p>-2.18</text:p>
          </table:table-cell>
        </table:table-row>
        <table:table-row table:style-name="ro1">
          <table:table-cell table:formula="of:=[.A180]+0.25" office:value-type="float" office:value="44">
            <text:p>44.00</text:p>
          </table:table-cell>
          <table:table-cell table:formula="of:=([.A181]*9/5)+32" office:value-type="float" office:value="111.2">
            <text:p>111.20000</text:p>
          </table:table-cell>
          <table:table-cell table:formula="of:=[.B$3]*EXP(((1/([.A181]+[.B$2])-(1/([.C$3]+[.B$2])))*[.C$2]))" office:value-type="float" office:value="5.06707527149765">
            <text:p>5.06708</text:p>
          </table:table-cell>
          <table:table-cell table:formula="of:=INT(([.C181]/([.C181]+[.D$3]))*[.D$2]+0.5)" office:value-type="float" office:value="1377">
            <text:p>1377</text:p>
          </table:table-cell>
          <table:table-cell table:formula="of:=[.D181]-[.D180]" office:value-type="float" office:value="-8">
            <text:p>-8</text:p>
          </table:table-cell>
          <table:table-cell table:formula="of:=[.C$3]-[.A181]" office:value-type="float" office:value="-19">
            <text:p>-19.00</text:p>
          </table:table-cell>
          <table:table-cell table:formula="of:=-[.F$2]*[.F181]*[.F181]" office:value-type="float" office:value="-12.274">
            <text:p>-12.27</text:p>
          </table:table-cell>
          <table:table-cell table:formula="of:=[.G181]-[.G180]" office:value-type="float" office:value="-0.320874999999999">
            <text:p>-0.32</text:p>
          </table:table-cell>
          <table:table-cell/>
          <table:table-cell table:formula="of:=[.D181]" office:value-type="float" office:value="1377">
            <text:p>1377</text:p>
          </table:table-cell>
          <table:table-cell table:formula="of:=[.G181]" office:value-type="float" office:value="-12.274">
            <text:p>-12.27</text:p>
          </table:table-cell>
          <table:table-cell table:formula="of:=-0.00002224*([.J181]-2048)*([.J181]-2048)" office:value-type="float" office:value="-10.01335984">
            <text:p>-10.01</text:p>
          </table:table-cell>
          <table:table-cell table:formula="of:=[.K181]-[.L181]" office:value-type="float" office:value="-2.26064016">
            <text:p>-2.26</text:p>
          </table:table-cell>
        </table:table-row>
        <table:table-row table:style-name="ro1">
          <table:table-cell table:formula="of:=[.A181]+0.25" office:value-type="float" office:value="44.25">
            <text:p>44.25</text:p>
          </table:table-cell>
          <table:table-cell table:formula="of:=([.A182]*9/5)+32" office:value-type="float" office:value="111.65">
            <text:p>111.65000</text:p>
          </table:table-cell>
          <table:table-cell table:formula="of:=[.B$3]*EXP(((1/([.A182]+[.B$2])-(1/([.C$3]+[.B$2])))*[.C$2]))" office:value-type="float" office:value="5.02467877953983">
            <text:p>5.02468</text:p>
          </table:table-cell>
          <table:table-cell table:formula="of:=INT(([.C182]/([.C182]+[.D$3]))*[.D$2]+0.5)" office:value-type="float" office:value="1370">
            <text:p>1370</text:p>
          </table:table-cell>
          <table:table-cell table:formula="of:=[.D182]-[.D181]" office:value-type="float" office:value="-7">
            <text:p>-7</text:p>
          </table:table-cell>
          <table:table-cell table:formula="of:=[.C$3]-[.A182]" office:value-type="float" office:value="-19.25">
            <text:p>-19.25</text:p>
          </table:table-cell>
          <table:table-cell table:formula="of:=-[.F$2]*[.F182]*[.F182]" office:value-type="float" office:value="-12.599125">
            <text:p>-12.60</text:p>
          </table:table-cell>
          <table:table-cell table:formula="of:=[.G182]-[.G181]" office:value-type="float" office:value="-0.325125">
            <text:p>-0.33</text:p>
          </table:table-cell>
          <table:table-cell/>
          <table:table-cell table:formula="of:=[.D182]" office:value-type="float" office:value="1370">
            <text:p>1370</text:p>
          </table:table-cell>
          <table:table-cell table:formula="of:=[.G182]" office:value-type="float" office:value="-12.599125">
            <text:p>-12.6</text:p>
          </table:table-cell>
          <table:table-cell table:formula="of:=-0.00002224*([.J182]-2048)*([.J182]-2048)" office:value-type="float" office:value="-10.22337216">
            <text:p>-10.22</text:p>
          </table:table-cell>
          <table:table-cell table:formula="of:=[.K182]-[.L182]" office:value-type="float" office:value="-2.37575284">
            <text:p>-2.38</text:p>
          </table:table-cell>
        </table:table-row>
        <table:table-row table:style-name="ro1">
          <table:table-cell table:formula="of:=[.A182]+0.25" office:value-type="float" office:value="44.5">
            <text:p>44.50</text:p>
          </table:table-cell>
          <table:table-cell table:formula="of:=([.A183]*9/5)+32" office:value-type="float" office:value="112.1">
            <text:p>112.10000</text:p>
          </table:table-cell>
          <table:table-cell table:formula="of:=[.B$3]*EXP(((1/([.A183]+[.B$2])-(1/([.C$3]+[.B$2])))*[.C$2]))" office:value-type="float" office:value="4.98270295148863">
            <text:p>4.98270</text:p>
          </table:table-cell>
          <table:table-cell table:formula="of:=INT(([.C183]/([.C183]+[.D$3]))*[.D$2]+0.5)" office:value-type="float" office:value="1362">
            <text:p>1362</text:p>
          </table:table-cell>
          <table:table-cell table:formula="of:=[.D183]-[.D182]" office:value-type="float" office:value="-8">
            <text:p>-8</text:p>
          </table:table-cell>
          <table:table-cell table:formula="of:=[.C$3]-[.A183]" office:value-type="float" office:value="-19.5">
            <text:p>-19.50</text:p>
          </table:table-cell>
          <table:table-cell table:formula="of:=-[.F$2]*[.F183]*[.F183]" office:value-type="float" office:value="-12.9285">
            <text:p>-12.93</text:p>
          </table:table-cell>
          <table:table-cell table:formula="of:=[.G183]-[.G182]" office:value-type="float" office:value="-0.329375000000001">
            <text:p>-0.33</text:p>
          </table:table-cell>
          <table:table-cell/>
          <table:table-cell table:formula="of:=[.D183]" office:value-type="float" office:value="1362">
            <text:p>1362</text:p>
          </table:table-cell>
          <table:table-cell table:formula="of:=[.G183]" office:value-type="float" office:value="-12.9285">
            <text:p>-12.93</text:p>
          </table:table-cell>
          <table:table-cell table:formula="of:=-0.00002224*([.J183]-2048)*([.J183]-2048)" office:value-type="float" office:value="-10.46605504">
            <text:p>-10.47</text:p>
          </table:table-cell>
          <table:table-cell table:formula="of:=[.K183]-[.L183]" office:value-type="float" office:value="-2.46244496">
            <text:p>-2.46</text:p>
          </table:table-cell>
        </table:table-row>
        <table:table-row table:style-name="ro1">
          <table:table-cell table:formula="of:=[.A183]+0.25" office:value-type="float" office:value="44.75">
            <text:p>44.75</text:p>
          </table:table-cell>
          <table:table-cell table:formula="of:=([.A184]*9/5)+32" office:value-type="float" office:value="112.55">
            <text:p>112.55000</text:p>
          </table:table-cell>
          <table:table-cell table:formula="of:=[.B$3]*EXP(((1/([.A184]+[.B$2])-(1/([.C$3]+[.B$2])))*[.C$2]))" office:value-type="float" office:value="4.94114301261807">
            <text:p>4.94114</text:p>
          </table:table-cell>
          <table:table-cell table:formula="of:=INT(([.C184]/([.C184]+[.D$3]))*[.D$2]+0.5)" office:value-type="float" office:value="1355">
            <text:p>1355</text:p>
          </table:table-cell>
          <table:table-cell table:formula="of:=[.D184]-[.D183]" office:value-type="float" office:value="-7">
            <text:p>-7</text:p>
          </table:table-cell>
          <table:table-cell table:formula="of:=[.C$3]-[.A184]" office:value-type="float" office:value="-19.75">
            <text:p>-19.75</text:p>
          </table:table-cell>
          <table:table-cell table:formula="of:=-[.F$2]*[.F184]*[.F184]" office:value-type="float" office:value="-13.262125">
            <text:p>-13.26</text:p>
          </table:table-cell>
          <table:table-cell table:formula="of:=[.G184]-[.G183]" office:value-type="float" office:value="-0.333625">
            <text:p>-0.33</text:p>
          </table:table-cell>
          <table:table-cell/>
          <table:table-cell table:formula="of:=[.D184]" office:value-type="float" office:value="1355">
            <text:p>1355</text:p>
          </table:table-cell>
          <table:table-cell table:formula="of:=[.G184]" office:value-type="float" office:value="-13.262125">
            <text:p>-13.26</text:p>
          </table:table-cell>
          <table:table-cell table:formula="of:=-0.00002224*([.J184]-2048)*([.J184]-2048)" office:value-type="float" office:value="-10.68073776">
            <text:p>-10.68</text:p>
          </table:table-cell>
          <table:table-cell table:formula="of:=[.K184]-[.L184]" office:value-type="float" office:value="-2.58138724">
            <text:p>-2.58</text:p>
          </table:table-cell>
        </table:table-row>
        <table:table-row table:style-name="ro1">
          <table:table-cell table:formula="of:=[.A184]+0.25" office:value-type="float" office:value="45">
            <text:p>45.00</text:p>
          </table:table-cell>
          <table:table-cell table:formula="of:=([.A185]*9/5)+32" office:value-type="float" office:value="113">
            <text:p>113.00000</text:p>
          </table:table-cell>
          <table:table-cell table:formula="of:=[.B$3]*EXP(((1/([.A185]+[.B$2])-(1/([.C$3]+[.B$2])))*[.C$2]))" office:value-type="float" office:value="4.89999424883857">
            <text:p>4.89999</text:p>
          </table:table-cell>
          <table:table-cell table:formula="of:=INT(([.C185]/([.C185]+[.D$3]))*[.D$2]+0.5)" office:value-type="float" office:value="1347">
            <text:p>1347</text:p>
          </table:table-cell>
          <table:table-cell table:formula="of:=[.D185]-[.D184]" office:value-type="float" office:value="-8">
            <text:p>-8</text:p>
          </table:table-cell>
          <table:table-cell table:formula="of:=[.C$3]-[.A185]" office:value-type="float" office:value="-20">
            <text:p>-20.00</text:p>
          </table:table-cell>
          <table:table-cell table:formula="of:=-[.F$2]*[.F185]*[.F185]" office:value-type="float" office:value="-13.6">
            <text:p>-13.60</text:p>
          </table:table-cell>
          <table:table-cell table:formula="of:=[.G185]-[.G184]" office:value-type="float" office:value="-0.337875">
            <text:p>-0.34</text:p>
          </table:table-cell>
          <table:table-cell/>
          <table:table-cell table:formula="of:=[.D185]" office:value-type="float" office:value="1347">
            <text:p>1347</text:p>
          </table:table-cell>
          <table:table-cell table:formula="of:=[.G185]" office:value-type="float" office:value="-13.6">
            <text:p>-13.6</text:p>
          </table:table-cell>
          <table:table-cell table:formula="of:=-0.00002224*([.J185]-2048)*([.J185]-2048)" office:value-type="float" office:value="-10.92875824">
            <text:p>-10.93</text:p>
          </table:table-cell>
          <table:table-cell table:formula="of:=[.K185]-[.L185]" office:value-type="float" office:value="-2.67124176">
            <text:p>-2.67</text:p>
          </table:table-cell>
        </table:table-row>
        <table:table-row table:style-name="ro1">
          <table:table-cell table:formula="of:=[.A185]+0.25" office:value-type="float" office:value="45.25">
            <text:p>45.25</text:p>
          </table:table-cell>
          <table:table-cell table:formula="of:=([.A186]*9/5)+32" office:value-type="float" office:value="113.45">
            <text:p>113.45000</text:p>
          </table:table-cell>
          <table:table-cell table:formula="of:=[.B$3]*EXP(((1/([.A186]+[.B$2])-(1/([.C$3]+[.B$2])))*[.C$2]))" office:value-type="float" office:value="4.85925200584857">
            <text:p>4.85925</text:p>
          </table:table-cell>
          <table:table-cell table:formula="of:=INT(([.C186]/([.C186]+[.D$3]))*[.D$2]+0.5)" office:value-type="float" office:value="1339">
            <text:p>1339</text:p>
          </table:table-cell>
          <table:table-cell table:formula="of:=[.D186]-[.D185]" office:value-type="float" office:value="-8">
            <text:p>-8</text:p>
          </table:table-cell>
          <table:table-cell table:formula="of:=[.C$3]-[.A186]" office:value-type="float" office:value="-20.25">
            <text:p>-20.25</text:p>
          </table:table-cell>
          <table:table-cell table:formula="of:=-[.F$2]*[.F186]*[.F186]" office:value-type="float" office:value="-13.942125">
            <text:p>-13.94</text:p>
          </table:table-cell>
          <table:table-cell table:formula="of:=[.G186]-[.G185]" office:value-type="float" office:value="-0.342124999999999">
            <text:p>-0.34</text:p>
          </table:table-cell>
          <table:table-cell/>
          <table:table-cell table:formula="of:=[.D186]" office:value-type="float" office:value="1339">
            <text:p>1339</text:p>
          </table:table-cell>
          <table:table-cell table:formula="of:=[.G186]" office:value-type="float" office:value="-13.942125">
            <text:p>-13.94</text:p>
          </table:table-cell>
          <table:table-cell table:formula="of:=-0.00002224*([.J186]-2048)*([.J186]-2048)" office:value-type="float" office:value="-11.17962544">
            <text:p>-11.18</text:p>
          </table:table-cell>
          <table:table-cell table:formula="of:=[.K186]-[.L186]" office:value-type="float" office:value="-2.76249956">
            <text:p>-2.76</text:p>
          </table:table-cell>
        </table:table-row>
        <table:table-row table:style-name="ro1">
          <table:table-cell table:formula="of:=[.A186]+0.25" office:value-type="float" office:value="45.5">
            <text:p>45.50</text:p>
          </table:table-cell>
          <table:table-cell table:formula="of:=([.A187]*9/5)+32" office:value-type="float" office:value="113.9">
            <text:p>113.90000</text:p>
          </table:table-cell>
          <table:table-cell table:formula="of:=[.B$3]*EXP(((1/([.A187]+[.B$2])-(1/([.C$3]+[.B$2])))*[.C$2]))" office:value-type="float" office:value="4.81891168829904">
            <text:p>4.81891</text:p>
          </table:table-cell>
          <table:table-cell table:formula="of:=INT(([.C187]/([.C187]+[.D$3]))*[.D$2]+0.5)" office:value-type="float" office:value="1332">
            <text:p>1332</text:p>
          </table:table-cell>
          <table:table-cell table:formula="of:=[.D187]-[.D186]" office:value-type="float" office:value="-7">
            <text:p>-7</text:p>
          </table:table-cell>
          <table:table-cell table:formula="of:=[.C$3]-[.A187]" office:value-type="float" office:value="-20.5">
            <text:p>-20.50</text:p>
          </table:table-cell>
          <table:table-cell table:formula="of:=-[.F$2]*[.F187]*[.F187]" office:value-type="float" office:value="-14.2885">
            <text:p>-14.29</text:p>
          </table:table-cell>
          <table:table-cell table:formula="of:=[.G187]-[.G186]" office:value-type="float" office:value="-0.346375">
            <text:p>-0.35</text:p>
          </table:table-cell>
          <table:table-cell/>
          <table:table-cell table:formula="of:=[.D187]" office:value-type="float" office:value="1332">
            <text:p>1332</text:p>
          </table:table-cell>
          <table:table-cell table:formula="of:=[.G187]" office:value-type="float" office:value="-14.2885">
            <text:p>-14.29</text:p>
          </table:table-cell>
          <table:table-cell table:formula="of:=-0.00002224*([.J187]-2048)*([.J187]-2048)" office:value-type="float" office:value="-11.40146944">
            <text:p>-11.4</text:p>
          </table:table-cell>
          <table:table-cell table:formula="of:=[.K187]-[.L187]" office:value-type="float" office:value="-2.88703056">
            <text:p>-2.89</text:p>
          </table:table-cell>
        </table:table-row>
        <table:table-row table:style-name="ro1">
          <table:table-cell table:formula="of:=[.A187]+0.25" office:value-type="float" office:value="45.75">
            <text:p>45.75</text:p>
          </table:table-cell>
          <table:table-cell table:formula="of:=([.A188]*9/5)+32" office:value-type="float" office:value="114.35">
            <text:p>114.35000</text:p>
          </table:table-cell>
          <table:table-cell table:formula="of:=[.B$3]*EXP(((1/([.A188]+[.B$2])-(1/([.C$3]+[.B$2])))*[.C$2]))" office:value-type="float" office:value="4.77896875897072">
            <text:p>4.77897</text:p>
          </table:table-cell>
          <table:table-cell table:formula="of:=INT(([.C188]/([.C188]+[.D$3]))*[.D$2]+0.5)" office:value-type="float" office:value="1324">
            <text:p>1324</text:p>
          </table:table-cell>
          <table:table-cell table:formula="of:=[.D188]-[.D187]" office:value-type="float" office:value="-8">
            <text:p>-8</text:p>
          </table:table-cell>
          <table:table-cell table:formula="of:=[.C$3]-[.A188]" office:value-type="float" office:value="-20.75">
            <text:p>-20.75</text:p>
          </table:table-cell>
          <table:table-cell table:formula="of:=-[.F$2]*[.F188]*[.F188]" office:value-type="float" office:value="-14.639125">
            <text:p>-14.64</text:p>
          </table:table-cell>
          <table:table-cell table:formula="of:=[.G188]-[.G187]" office:value-type="float" office:value="-0.350624999999999">
            <text:p>-0.35</text:p>
          </table:table-cell>
          <table:table-cell/>
          <table:table-cell table:formula="of:=[.D188]" office:value-type="float" office:value="1324">
            <text:p>1324</text:p>
          </table:table-cell>
          <table:table-cell table:formula="of:=[.G188]" office:value-type="float" office:value="-14.639125">
            <text:p>-14.64</text:p>
          </table:table-cell>
          <table:table-cell table:formula="of:=-0.00002224*([.J188]-2048)*([.J188]-2048)" office:value-type="float" office:value="-11.65767424">
            <text:p>-11.66</text:p>
          </table:table-cell>
          <table:table-cell table:formula="of:=[.K188]-[.L188]" office:value-type="float" office:value="-2.98145076">
            <text:p>-2.98</text:p>
          </table:table-cell>
        </table:table-row>
        <table:table-row table:style-name="ro1">
          <table:table-cell table:formula="of:=[.A188]+0.25" office:value-type="float" office:value="46">
            <text:p>46.00</text:p>
          </table:table-cell>
          <table:table-cell table:formula="of:=([.A189]*9/5)+32" office:value-type="float" office:value="114.8">
            <text:p>114.80000</text:p>
          </table:table-cell>
          <table:table-cell table:formula="of:=[.B$3]*EXP(((1/([.A189]+[.B$2])-(1/([.C$3]+[.B$2])))*[.C$2]))" office:value-type="float" office:value="4.73941873796387">
            <text:p>4.73942</text:p>
          </table:table-cell>
          <table:table-cell table:formula="of:=INT(([.C189]/([.C189]+[.D$3]))*[.D$2]+0.5)" office:value-type="float" office:value="1317">
            <text:p>1317</text:p>
          </table:table-cell>
          <table:table-cell table:formula="of:=[.D189]-[.D188]" office:value-type="float" office:value="-7">
            <text:p>-7</text:p>
          </table:table-cell>
          <table:table-cell table:formula="of:=[.C$3]-[.A189]" office:value-type="float" office:value="-21">
            <text:p>-21.00</text:p>
          </table:table-cell>
          <table:table-cell table:formula="of:=-[.F$2]*[.F189]*[.F189]" office:value-type="float" office:value="-14.994">
            <text:p>-14.99</text:p>
          </table:table-cell>
          <table:table-cell table:formula="of:=[.G189]-[.G188]" office:value-type="float" office:value="-0.354875000000002">
            <text:p>-0.35</text:p>
          </table:table-cell>
          <table:table-cell/>
          <table:table-cell table:formula="of:=[.D189]" office:value-type="float" office:value="1317">
            <text:p>1317</text:p>
          </table:table-cell>
          <table:table-cell table:formula="of:=[.G189]" office:value-type="float" office:value="-14.994">
            <text:p>-14.99</text:p>
          </table:table-cell>
          <table:table-cell table:formula="of:=-0.00002224*([.J189]-2048)*([.J189]-2048)" office:value-type="float" office:value="-11.88418864">
            <text:p>-11.88</text:p>
          </table:table-cell>
          <table:table-cell table:formula="of:=[.K189]-[.L189]" office:value-type="float" office:value="-3.10981136">
            <text:p>-3.11</text:p>
          </table:table-cell>
        </table:table-row>
        <table:table-row table:style-name="ro1">
          <table:table-cell table:formula="of:=[.A189]+0.25" office:value-type="float" office:value="46.25">
            <text:p>46.25</text:p>
          </table:table-cell>
          <table:table-cell table:formula="of:=([.A190]*9/5)+32" office:value-type="float" office:value="115.25">
            <text:p>115.25000</text:p>
          </table:table-cell>
          <table:table-cell table:formula="of:=[.B$3]*EXP(((1/([.A190]+[.B$2])-(1/([.C$3]+[.B$2])))*[.C$2]))" office:value-type="float" office:value="4.70025720190029">
            <text:p>4.70026</text:p>
          </table:table-cell>
          <table:table-cell table:formula="of:=INT(([.C190]/([.C190]+[.D$3]))*[.D$2]+0.5)" office:value-type="float" office:value="1310">
            <text:p>1310</text:p>
          </table:table-cell>
          <table:table-cell table:formula="of:=[.D190]-[.D189]" office:value-type="float" office:value="-7">
            <text:p>-7</text:p>
          </table:table-cell>
          <table:table-cell table:formula="of:=[.C$3]-[.A190]" office:value-type="float" office:value="-21.25">
            <text:p>-21.25</text:p>
          </table:table-cell>
          <table:table-cell table:formula="of:=-[.F$2]*[.F190]*[.F190]" office:value-type="float" office:value="-15.353125">
            <text:p>-15.35</text:p>
          </table:table-cell>
          <table:table-cell table:formula="of:=[.G190]-[.G189]" office:value-type="float" office:value="-0.359124999999999">
            <text:p>-0.36</text:p>
          </table:table-cell>
          <table:table-cell/>
          <table:table-cell table:formula="of:=[.D190]" office:value-type="float" office:value="1310">
            <text:p>1310</text:p>
          </table:table-cell>
          <table:table-cell table:formula="of:=[.G190]" office:value-type="float" office:value="-15.353125">
            <text:p>-15.35</text:p>
          </table:table-cell>
          <table:table-cell table:formula="of:=-0.00002224*([.J190]-2048)*([.J190]-2048)" office:value-type="float" office:value="-12.11288256">
            <text:p>-12.11</text:p>
          </table:table-cell>
          <table:table-cell table:formula="of:=[.K190]-[.L190]" office:value-type="float" office:value="-3.24024244">
            <text:p>-3.24</text:p>
          </table:table-cell>
        </table:table-row>
        <table:table-row table:style-name="ro1">
          <table:table-cell table:formula="of:=[.A190]+0.25" office:value-type="float" office:value="46.5">
            <text:p>46.50</text:p>
          </table:table-cell>
          <table:table-cell table:formula="of:=([.A191]*9/5)+32" office:value-type="float" office:value="115.7">
            <text:p>115.70000</text:p>
          </table:table-cell>
          <table:table-cell table:formula="of:=[.B$3]*EXP(((1/([.A191]+[.B$2])-(1/([.C$3]+[.B$2])))*[.C$2]))" office:value-type="float" office:value="4.66147978313752">
            <text:p>4.66148</text:p>
          </table:table-cell>
          <table:table-cell table:formula="of:=INT(([.C191]/([.C191]+[.D$3]))*[.D$2]+0.5)" office:value-type="float" office:value="1302">
            <text:p>1302</text:p>
          </table:table-cell>
          <table:table-cell table:formula="of:=[.D191]-[.D190]" office:value-type="float" office:value="-8">
            <text:p>-8</text:p>
          </table:table-cell>
          <table:table-cell table:formula="of:=[.C$3]-[.A191]" office:value-type="float" office:value="-21.5">
            <text:p>-21.50</text:p>
          </table:table-cell>
          <table:table-cell table:formula="of:=-[.F$2]*[.F191]*[.F191]" office:value-type="float" office:value="-15.7165">
            <text:p>-15.72</text:p>
          </table:table-cell>
          <table:table-cell table:formula="of:=[.G191]-[.G190]" office:value-type="float" office:value="-0.363375000000001">
            <text:p>-0.36</text:p>
          </table:table-cell>
          <table:table-cell/>
          <table:table-cell table:formula="of:=[.D191]" office:value-type="float" office:value="1302">
            <text:p>1302</text:p>
          </table:table-cell>
          <table:table-cell table:formula="of:=[.G191]" office:value-type="float" office:value="-15.7165">
            <text:p>-15.72</text:p>
          </table:table-cell>
          <table:table-cell table:formula="of:=-0.00002224*([.J191]-2048)*([.J191]-2048)" office:value-type="float" office:value="-12.37691584">
            <text:p>-12.38</text:p>
          </table:table-cell>
          <table:table-cell table:formula="of:=[.K191]-[.L191]" office:value-type="float" office:value="-3.33958416">
            <text:p>-3.34</text:p>
          </table:table-cell>
        </table:table-row>
        <table:table-row table:style-name="ro1">
          <table:table-cell table:formula="of:=[.A191]+0.25" office:value-type="float" office:value="46.75">
            <text:p>46.75</text:p>
          </table:table-cell>
          <table:table-cell table:formula="of:=([.A192]*9/5)+32" office:value-type="float" office:value="116.15">
            <text:p>116.15000</text:p>
          </table:table-cell>
          <table:table-cell table:formula="of:=[.B$3]*EXP(((1/([.A192]+[.B$2])-(1/([.C$3]+[.B$2])))*[.C$2]))" office:value-type="float" office:value="4.62308216899485">
            <text:p>4.62308</text:p>
          </table:table-cell>
          <table:table-cell table:formula="of:=INT(([.C192]/([.C192]+[.D$3]))*[.D$2]+0.5)" office:value-type="float" office:value="1295">
            <text:p>1295</text:p>
          </table:table-cell>
          <table:table-cell table:formula="of:=[.D192]-[.D191]" office:value-type="float" office:value="-7">
            <text:p>-7</text:p>
          </table:table-cell>
          <table:table-cell table:formula="of:=[.C$3]-[.A192]" office:value-type="float" office:value="-21.75">
            <text:p>-21.75</text:p>
          </table:table-cell>
          <table:table-cell table:formula="of:=-[.F$2]*[.F192]*[.F192]" office:value-type="float" office:value="-16.084125">
            <text:p>-16.08</text:p>
          </table:table-cell>
          <table:table-cell table:formula="of:=[.G192]-[.G191]" office:value-type="float" office:value="-0.367624999999999">
            <text:p>-0.37</text:p>
          </table:table-cell>
          <table:table-cell/>
          <table:table-cell table:formula="of:=[.D192]" office:value-type="float" office:value="1295">
            <text:p>1295</text:p>
          </table:table-cell>
          <table:table-cell table:formula="of:=[.G192]" office:value-type="float" office:value="-16.084125">
            <text:p>-16.08</text:p>
          </table:table-cell>
          <table:table-cell table:formula="of:=-0.00002224*([.J192]-2048)*([.J192]-2048)" office:value-type="float" office:value="-12.61028016">
            <text:p>-12.61</text:p>
          </table:table-cell>
          <table:table-cell table:formula="of:=[.K192]-[.L192]" office:value-type="float" office:value="-3.47384484">
            <text:p>-3.47</text:p>
          </table:table-cell>
        </table:table-row>
        <table:table-row table:style-name="ro1">
          <table:table-cell table:formula="of:=[.A192]+0.25" office:value-type="float" office:value="47">
            <text:p>47.00</text:p>
          </table:table-cell>
          <table:table-cell table:formula="of:=([.A193]*9/5)+32" office:value-type="float" office:value="116.6">
            <text:p>116.60000</text:p>
          </table:table-cell>
          <table:table-cell table:formula="of:=[.B$3]*EXP(((1/([.A193]+[.B$2])-(1/([.C$3]+[.B$2])))*[.C$2]))" office:value-type="float" office:value="4.58506010099108">
            <text:p>4.58506</text:p>
          </table:table-cell>
          <table:table-cell table:formula="of:=INT(([.C193]/([.C193]+[.D$3]))*[.D$2]+0.5)" office:value-type="float" office:value="1288">
            <text:p>1288</text:p>
          </table:table-cell>
          <table:table-cell table:formula="of:=[.D193]-[.D192]" office:value-type="float" office:value="-7">
            <text:p>-7</text:p>
          </table:table-cell>
          <table:table-cell table:formula="of:=[.C$3]-[.A193]" office:value-type="float" office:value="-22">
            <text:p>-22.00</text:p>
          </table:table-cell>
          <table:table-cell table:formula="of:=-[.F$2]*[.F193]*[.F193]" office:value-type="float" office:value="-16.456">
            <text:p>-16.46</text:p>
          </table:table-cell>
          <table:table-cell table:formula="of:=[.G193]-[.G192]" office:value-type="float" office:value="-0.371874999999999">
            <text:p>-0.37</text:p>
          </table:table-cell>
          <table:table-cell/>
          <table:table-cell table:formula="of:=[.D193]" office:value-type="float" office:value="1288">
            <text:p>1288</text:p>
          </table:table-cell>
          <table:table-cell table:formula="of:=[.G193]" office:value-type="float" office:value="-16.456">
            <text:p>-16.46</text:p>
          </table:table-cell>
          <table:table-cell table:formula="of:=-0.00002224*([.J193]-2048)*([.J193]-2048)" office:value-type="float" office:value="-12.845824">
            <text:p>-12.85</text:p>
          </table:table-cell>
          <table:table-cell table:formula="of:=[.K193]-[.L193]" office:value-type="float" office:value="-3.610176">
            <text:p>-3.61</text:p>
          </table:table-cell>
        </table:table-row>
        <table:table-row table:style-name="ro1">
          <table:table-cell table:formula="of:=[.A193]+0.25" office:value-type="float" office:value="47.25">
            <text:p>47.25</text:p>
          </table:table-cell>
          <table:table-cell table:formula="of:=([.A194]*9/5)+32" office:value-type="float" office:value="117.05">
            <text:p>117.05000</text:p>
          </table:table-cell>
          <table:table-cell table:formula="of:=[.B$3]*EXP(((1/([.A194]+[.B$2])-(1/([.C$3]+[.B$2])))*[.C$2]))" office:value-type="float" office:value="4.54740937409384">
            <text:p>4.54741</text:p>
          </table:table-cell>
          <table:table-cell table:formula="of:=INT(([.C194]/([.C194]+[.D$3]))*[.D$2]+0.5)" office:value-type="float" office:value="1280">
            <text:p>1280</text:p>
          </table:table-cell>
          <table:table-cell table:formula="of:=[.D194]-[.D193]" office:value-type="float" office:value="-8">
            <text:p>-8</text:p>
          </table:table-cell>
          <table:table-cell table:formula="of:=[.C$3]-[.A194]" office:value-type="float" office:value="-22.25">
            <text:p>-22.25</text:p>
          </table:table-cell>
          <table:table-cell table:formula="of:=-[.F$2]*[.F194]*[.F194]" office:value-type="float" office:value="-16.832125">
            <text:p>-16.83</text:p>
          </table:table-cell>
          <table:table-cell table:formula="of:=[.G194]-[.G193]" office:value-type="float" office:value="-0.376125000000002">
            <text:p>-0.38</text:p>
          </table:table-cell>
          <table:table-cell/>
          <table:table-cell table:formula="of:=[.D194]" office:value-type="float" office:value="1280">
            <text:p>1280</text:p>
          </table:table-cell>
          <table:table-cell table:formula="of:=[.G194]" office:value-type="float" office:value="-16.832125">
            <text:p>-16.83</text:p>
          </table:table-cell>
          <table:table-cell table:formula="of:=-0.00002224*([.J194]-2048)*([.J194]-2048)" office:value-type="float" office:value="-13.11768576">
            <text:p>-13.12</text:p>
          </table:table-cell>
          <table:table-cell table:formula="of:=[.K194]-[.L194]" office:value-type="float" office:value="-3.71443924">
            <text:p>-3.71</text:p>
          </table:table-cell>
        </table:table-row>
        <table:table-row table:style-name="ro1">
          <table:table-cell table:formula="of:=[.A194]+0.25" office:value-type="float" office:value="47.5">
            <text:p>47.50</text:p>
          </table:table-cell>
          <table:table-cell table:formula="of:=([.A195]*9/5)+32" office:value-type="float" office:value="117.5">
            <text:p>117.50000</text:p>
          </table:table-cell>
          <table:table-cell table:formula="of:=[.B$3]*EXP(((1/([.A195]+[.B$2])-(1/([.C$3]+[.B$2])))*[.C$2]))" office:value-type="float" office:value="4.51012583598015">
            <text:p>4.51013</text:p>
          </table:table-cell>
          <table:table-cell table:formula="of:=INT(([.C195]/([.C195]+[.D$3]))*[.D$2]+0.5)" office:value-type="float" office:value="1273">
            <text:p>1273</text:p>
          </table:table-cell>
          <table:table-cell table:formula="of:=[.D195]-[.D194]" office:value-type="float" office:value="-7">
            <text:p>-7</text:p>
          </table:table-cell>
          <table:table-cell table:formula="of:=[.C$3]-[.A195]" office:value-type="float" office:value="-22.5">
            <text:p>-22.50</text:p>
          </table:table-cell>
          <table:table-cell table:formula="of:=-[.F$2]*[.F195]*[.F195]" office:value-type="float" office:value="-17.2125">
            <text:p>-17.21</text:p>
          </table:table-cell>
          <table:table-cell table:formula="of:=[.G195]-[.G194]" office:value-type="float" office:value="-0.380374999999997">
            <text:p>-0.38</text:p>
          </table:table-cell>
          <table:table-cell/>
          <table:table-cell table:formula="of:=[.D195]" office:value-type="float" office:value="1273">
            <text:p>1273</text:p>
          </table:table-cell>
          <table:table-cell table:formula="of:=[.G195]" office:value-type="float" office:value="-17.2125">
            <text:p>-17.21</text:p>
          </table:table-cell>
          <table:table-cell table:formula="of:=-0.00002224*([.J195]-2048)*([.J195]-2048)" office:value-type="float" office:value="-13.3579">
            <text:p>-13.36</text:p>
          </table:table-cell>
          <table:table-cell table:formula="of:=[.K195]-[.L195]" office:value-type="float" office:value="-3.8546">
            <text:p>-3.85</text:p>
          </table:table-cell>
        </table:table-row>
        <table:table-row table:style-name="ro1">
          <table:table-cell table:formula="of:=[.A195]+0.25" office:value-type="float" office:value="47.75">
            <text:p>47.75</text:p>
          </table:table-cell>
          <table:table-cell table:formula="of:=([.A196]*9/5)+32" office:value-type="float" office:value="117.95">
            <text:p>117.95000</text:p>
          </table:table-cell>
          <table:table-cell table:formula="of:=[.B$3]*EXP(((1/([.A196]+[.B$2])-(1/([.C$3]+[.B$2])))*[.C$2]))" office:value-type="float" office:value="4.4732053863082">
            <text:p>4.47321</text:p>
          </table:table-cell>
          <table:table-cell table:formula="of:=INT(([.C196]/([.C196]+[.D$3]))*[.D$2]+0.5)" office:value-type="float" office:value="1266">
            <text:p>1266</text:p>
          </table:table-cell>
          <table:table-cell table:formula="of:=[.D196]-[.D195]" office:value-type="float" office:value="-7">
            <text:p>-7</text:p>
          </table:table-cell>
          <table:table-cell table:formula="of:=[.C$3]-[.A196]" office:value-type="float" office:value="-22.75">
            <text:p>-22.75</text:p>
          </table:table-cell>
          <table:table-cell table:formula="of:=-[.F$2]*[.F196]*[.F196]" office:value-type="float" office:value="-17.597125">
            <text:p>-17.60</text:p>
          </table:table-cell>
          <table:table-cell table:formula="of:=[.G196]-[.G195]" office:value-type="float" office:value="-0.384625000000003">
            <text:p>-0.38</text:p>
          </table:table-cell>
          <table:table-cell/>
          <table:table-cell table:formula="of:=[.D196]" office:value-type="float" office:value="1266">
            <text:p>1266</text:p>
          </table:table-cell>
          <table:table-cell table:formula="of:=[.G196]" office:value-type="float" office:value="-17.597125">
            <text:p>-17.6</text:p>
          </table:table-cell>
          <table:table-cell table:formula="of:=-0.00002224*([.J196]-2048)*([.J196]-2048)" office:value-type="float" office:value="-13.60029376">
            <text:p>-13.6</text:p>
          </table:table-cell>
          <table:table-cell table:formula="of:=[.K196]-[.L196]" office:value-type="float" office:value="-3.99683124">
            <text:p>-4</text:p>
          </table:table-cell>
        </table:table-row>
        <table:table-row table:style-name="ro1">
          <table:table-cell table:formula="of:=[.A196]+0.25" office:value-type="float" office:value="48">
            <text:p>48.00</text:p>
          </table:table-cell>
          <table:table-cell table:formula="of:=([.A197]*9/5)+32" office:value-type="float" office:value="118.4">
            <text:p>118.40000</text:p>
          </table:table-cell>
          <table:table-cell table:formula="of:=[.B$3]*EXP(((1/([.A197]+[.B$2])-(1/([.C$3]+[.B$2])))*[.C$2]))" office:value-type="float" office:value="4.43664397600009">
            <text:p>4.43664</text:p>
          </table:table-cell>
          <table:table-cell table:formula="of:=INT(([.C197]/([.C197]+[.D$3]))*[.D$2]+0.5)" office:value-type="float" office:value="1259">
            <text:p>1259</text:p>
          </table:table-cell>
          <table:table-cell table:formula="of:=[.D197]-[.D196]" office:value-type="float" office:value="-7">
            <text:p>-7</text:p>
          </table:table-cell>
          <table:table-cell table:formula="of:=[.C$3]-[.A197]" office:value-type="float" office:value="-23">
            <text:p>-23.00</text:p>
          </table:table-cell>
          <table:table-cell table:formula="of:=-[.F$2]*[.F197]*[.F197]" office:value-type="float" office:value="-17.986">
            <text:p>-17.99</text:p>
          </table:table-cell>
          <table:table-cell table:formula="of:=[.G197]-[.G196]" office:value-type="float" office:value="-0.388874999999999">
            <text:p>-0.39</text:p>
          </table:table-cell>
          <table:table-cell/>
          <table:table-cell table:formula="of:=[.D197]" office:value-type="float" office:value="1259">
            <text:p>1259</text:p>
          </table:table-cell>
          <table:table-cell table:formula="of:=[.G197]" office:value-type="float" office:value="-17.986">
            <text:p>-17.99</text:p>
          </table:table-cell>
          <table:table-cell table:formula="of:=-0.00002224*([.J197]-2048)*([.J197]-2048)" office:value-type="float" office:value="-13.84486704">
            <text:p>-13.84</text:p>
          </table:table-cell>
          <table:table-cell table:formula="of:=[.K197]-[.L197]" office:value-type="float" office:value="-4.14113296">
            <text:p>-4.14</text:p>
          </table:table-cell>
        </table:table-row>
        <table:table-row table:style-name="ro1">
          <table:table-cell table:formula="of:=[.A197]+0.25" office:value-type="float" office:value="48.25">
            <text:p>48.25</text:p>
          </table:table-cell>
          <table:table-cell table:formula="of:=([.A198]*9/5)+32" office:value-type="float" office:value="118.85">
            <text:p>118.85000</text:p>
          </table:table-cell>
          <table:table-cell table:formula="of:=[.B$3]*EXP(((1/([.A198]+[.B$2])-(1/([.C$3]+[.B$2])))*[.C$2]))" office:value-type="float" office:value="4.40043760653526">
            <text:p>4.40044</text:p>
          </table:table-cell>
          <table:table-cell table:formula="of:=INT(([.C198]/([.C198]+[.D$3]))*[.D$2]+0.5)" office:value-type="float" office:value="1252">
            <text:p>1252</text:p>
          </table:table-cell>
          <table:table-cell table:formula="of:=[.D198]-[.D197]" office:value-type="float" office:value="-7">
            <text:p>-7</text:p>
          </table:table-cell>
          <table:table-cell table:formula="of:=[.C$3]-[.A198]" office:value-type="float" office:value="-23.25">
            <text:p>-23.25</text:p>
          </table:table-cell>
          <table:table-cell table:formula="of:=-[.F$2]*[.F198]*[.F198]" office:value-type="float" office:value="-18.379125">
            <text:p>-18.38</text:p>
          </table:table-cell>
          <table:table-cell table:formula="of:=[.G198]-[.G197]" office:value-type="float" office:value="-0.393125000000001">
            <text:p>-0.39</text:p>
          </table:table-cell>
          <table:table-cell/>
          <table:table-cell table:formula="of:=[.D198]" office:value-type="float" office:value="1252">
            <text:p>1252</text:p>
          </table:table-cell>
          <table:table-cell table:formula="of:=[.G198]" office:value-type="float" office:value="-18.379125">
            <text:p>-18.38</text:p>
          </table:table-cell>
          <table:table-cell table:formula="of:=-0.00002224*([.J198]-2048)*([.J198]-2048)" office:value-type="float" office:value="-14.09161984">
            <text:p>-14.09</text:p>
          </table:table-cell>
          <table:table-cell table:formula="of:=[.K198]-[.L198]" office:value-type="float" office:value="-4.28750516">
            <text:p>-4.29</text:p>
          </table:table-cell>
        </table:table-row>
        <table:table-row table:style-name="ro1">
          <table:table-cell table:formula="of:=[.A198]+0.25" office:value-type="float" office:value="48.5">
            <text:p>48.50</text:p>
          </table:table-cell>
          <table:table-cell table:formula="of:=([.A199]*9/5)+32" office:value-type="float" office:value="119.3">
            <text:p>119.30000</text:p>
          </table:table-cell>
          <table:table-cell table:formula="of:=[.B$3]*EXP(((1/([.A199]+[.B$2])-(1/([.C$3]+[.B$2])))*[.C$2]))" office:value-type="float" office:value="4.36458232925466">
            <text:p>4.36458</text:p>
          </table:table-cell>
          <table:table-cell table:formula="of:=INT(([.C199]/([.C199]+[.D$3]))*[.D$2]+0.5)" office:value-type="float" office:value="1245">
            <text:p>1245</text:p>
          </table:table-cell>
          <table:table-cell table:formula="of:=[.D199]-[.D198]" office:value-type="float" office:value="-7">
            <text:p>-7</text:p>
          </table:table-cell>
          <table:table-cell table:formula="of:=[.C$3]-[.A199]" office:value-type="float" office:value="-23.5">
            <text:p>-23.50</text:p>
          </table:table-cell>
          <table:table-cell table:formula="of:=-[.F$2]*[.F199]*[.F199]" office:value-type="float" office:value="-18.7765">
            <text:p>-18.78</text:p>
          </table:table-cell>
          <table:table-cell table:formula="of:=[.G199]-[.G198]" office:value-type="float" office:value="-0.397375">
            <text:p>-0.40</text:p>
          </table:table-cell>
          <table:table-cell/>
          <table:table-cell table:formula="of:=[.D199]" office:value-type="float" office:value="1245">
            <text:p>1245</text:p>
          </table:table-cell>
          <table:table-cell table:formula="of:=[.G199]" office:value-type="float" office:value="-18.7765">
            <text:p>-18.78</text:p>
          </table:table-cell>
          <table:table-cell table:formula="of:=-0.00002224*([.J199]-2048)*([.J199]-2048)" office:value-type="float" office:value="-14.34055216">
            <text:p>-14.34</text:p>
          </table:table-cell>
          <table:table-cell table:formula="of:=[.K199]-[.L199]" office:value-type="float" office:value="-4.43594784">
            <text:p>-4.44</text:p>
          </table:table-cell>
        </table:table-row>
        <table:table-row table:style-name="ro1">
          <table:table-cell table:formula="of:=[.A199]+0.25" office:value-type="float" office:value="48.75">
            <text:p>48.75</text:p>
          </table:table-cell>
          <table:table-cell table:formula="of:=([.A200]*9/5)+32" office:value-type="float" office:value="119.75">
            <text:p>119.75000</text:p>
          </table:table-cell>
          <table:table-cell table:formula="of:=[.B$3]*EXP(((1/([.A200]+[.B$2])-(1/([.C$3]+[.B$2])))*[.C$2]))" office:value-type="float" office:value="4.3290742446753">
            <text:p>4.32907</text:p>
          </table:table-cell>
          <table:table-cell table:formula="of:=INT(([.C200]/([.C200]+[.D$3]))*[.D$2]+0.5)" office:value-type="float" office:value="1237">
            <text:p>1237</text:p>
          </table:table-cell>
          <table:table-cell table:formula="of:=[.D200]-[.D199]" office:value-type="float" office:value="-8">
            <text:p>-8</text:p>
          </table:table-cell>
          <table:table-cell table:formula="of:=[.C$3]-[.A200]" office:value-type="float" office:value="-23.75">
            <text:p>-23.75</text:p>
          </table:table-cell>
          <table:table-cell table:formula="of:=-[.F$2]*[.F200]*[.F200]" office:value-type="float" office:value="-19.178125">
            <text:p>-19.18</text:p>
          </table:table-cell>
          <table:table-cell table:formula="of:=[.G200]-[.G199]" office:value-type="float" office:value="-0.401624999999999">
            <text:p>-0.40</text:p>
          </table:table-cell>
          <table:table-cell/>
          <table:table-cell table:formula="of:=[.D200]" office:value-type="float" office:value="1237">
            <text:p>1237</text:p>
          </table:table-cell>
          <table:table-cell table:formula="of:=[.G200]" office:value-type="float" office:value="-19.178125">
            <text:p>-19.18</text:p>
          </table:table-cell>
          <table:table-cell table:formula="of:=-0.00002224*([.J200]-2048)*([.J200]-2048)" office:value-type="float" office:value="-14.62771504">
            <text:p>-14.63</text:p>
          </table:table-cell>
          <table:table-cell table:formula="of:=[.K200]-[.L200]" office:value-type="float" office:value="-4.55040996">
            <text:p>-4.55</text:p>
          </table:table-cell>
        </table:table-row>
        <table:table-row table:style-name="ro1">
          <table:table-cell table:formula="of:=[.A200]+0.25" office:value-type="float" office:value="49">
            <text:p>49.00</text:p>
          </table:table-cell>
          <table:table-cell table:formula="of:=([.A201]*9/5)+32" office:value-type="float" office:value="120.2">
            <text:p>120.20000</text:p>
          </table:table-cell>
          <table:table-cell table:formula="of:=[.B$3]*EXP(((1/([.A201]+[.B$2])-(1/([.C$3]+[.B$2])))*[.C$2]))" office:value-type="float" office:value="4.29390950181504">
            <text:p>4.29391</text:p>
          </table:table-cell>
          <table:table-cell table:formula="of:=INT(([.C201]/([.C201]+[.D$3]))*[.D$2]+0.5)" office:value-type="float" office:value="1230">
            <text:p>1230</text:p>
          </table:table-cell>
          <table:table-cell table:formula="of:=[.D201]-[.D200]" office:value-type="float" office:value="-7">
            <text:p>-7</text:p>
          </table:table-cell>
          <table:table-cell table:formula="of:=[.C$3]-[.A201]" office:value-type="float" office:value="-24">
            <text:p>-24.00</text:p>
          </table:table-cell>
          <table:table-cell table:formula="of:=-[.F$2]*[.F201]*[.F201]" office:value-type="float" office:value="-19.584">
            <text:p>-19.58</text:p>
          </table:table-cell>
          <table:table-cell table:formula="of:=[.G201]-[.G200]" office:value-type="float" office:value="-0.405875000000002">
            <text:p>-0.41</text:p>
          </table:table-cell>
          <table:table-cell/>
          <table:table-cell table:formula="of:=[.D201]" office:value-type="float" office:value="1230">
            <text:p>1230</text:p>
          </table:table-cell>
          <table:table-cell table:formula="of:=[.G201]" office:value-type="float" office:value="-19.584">
            <text:p>-19.58</text:p>
          </table:table-cell>
          <table:table-cell table:formula="of:=-0.00002224*([.J201]-2048)*([.J201]-2048)" office:value-type="float" office:value="-14.88131776">
            <text:p>-14.88</text:p>
          </table:table-cell>
          <table:table-cell table:formula="of:=[.K201]-[.L201]" office:value-type="float" office:value="-4.70268224">
            <text:p>-4.7</text:p>
          </table:table-cell>
        </table:table-row>
        <table:table-row table:style-name="ro1">
          <table:table-cell table:formula="of:=[.A201]+0.25" office:value-type="float" office:value="49.25">
            <text:p>49.25</text:p>
          </table:table-cell>
          <table:table-cell table:formula="of:=([.A202]*9/5)+32" office:value-type="float" office:value="120.65">
            <text:p>120.65000</text:p>
          </table:table-cell>
          <table:table-cell table:formula="of:=[.B$3]*EXP(((1/([.A202]+[.B$2])-(1/([.C$3]+[.B$2])))*[.C$2]))" office:value-type="float" office:value="4.25908429752754">
            <text:p>4.25908</text:p>
          </table:table-cell>
          <table:table-cell table:formula="of:=INT(([.C202]/([.C202]+[.D$3]))*[.D$2]+0.5)" office:value-type="float" office:value="1223">
            <text:p>1223</text:p>
          </table:table-cell>
          <table:table-cell table:formula="of:=[.D202]-[.D201]" office:value-type="float" office:value="-7">
            <text:p>-7</text:p>
          </table:table-cell>
          <table:table-cell table:formula="of:=[.C$3]-[.A202]" office:value-type="float" office:value="-24.25">
            <text:p>-24.25</text:p>
          </table:table-cell>
          <table:table-cell table:formula="of:=-[.F$2]*[.F202]*[.F202]" office:value-type="float" office:value="-19.994125">
            <text:p>-19.99</text:p>
          </table:table-cell>
          <table:table-cell table:formula="of:=[.G202]-[.G201]" office:value-type="float" office:value="-0.410124999999997">
            <text:p>-0.41</text:p>
          </table:table-cell>
          <table:table-cell/>
          <table:table-cell table:formula="of:=[.D202]" office:value-type="float" office:value="1223">
            <text:p>1223</text:p>
          </table:table-cell>
          <table:table-cell table:formula="of:=[.G202]" office:value-type="float" office:value="-19.994125">
            <text:p>-19.99</text:p>
          </table:table-cell>
          <table:table-cell table:formula="of:=-0.00002224*([.J202]-2048)*([.J202]-2048)" office:value-type="float" office:value="-15.1371">
            <text:p>-15.14</text:p>
          </table:table-cell>
          <table:table-cell table:formula="of:=[.K202]-[.L202]" office:value-type="float" office:value="-4.857025">
            <text:p>-4.86</text:p>
          </table:table-cell>
        </table:table-row>
        <table:table-row table:style-name="ro1">
          <table:table-cell table:formula="of:=[.A202]+0.25" office:value-type="float" office:value="49.5">
            <text:p>49.50</text:p>
          </table:table-cell>
          <table:table-cell table:formula="of:=([.A203]*9/5)+32" office:value-type="float" office:value="121.1">
            <text:p>121.10000</text:p>
          </table:table-cell>
          <table:table-cell table:formula="of:=[.B$3]*EXP(((1/([.A203]+[.B$2])-(1/([.C$3]+[.B$2])))*[.C$2]))" office:value-type="float" office:value="4.22459487584707">
            <text:p>4.22459</text:p>
          </table:table-cell>
          <table:table-cell table:formula="of:=INT(([.C203]/([.C203]+[.D$3]))*[.D$2]+0.5)" office:value-type="float" office:value="1216">
            <text:p>1216</text:p>
          </table:table-cell>
          <table:table-cell table:formula="of:=[.D203]-[.D202]" office:value-type="float" office:value="-7">
            <text:p>-7</text:p>
          </table:table-cell>
          <table:table-cell table:formula="of:=[.C$3]-[.A203]" office:value-type="float" office:value="-24.5">
            <text:p>-24.50</text:p>
          </table:table-cell>
          <table:table-cell table:formula="of:=-[.F$2]*[.F203]*[.F203]" office:value-type="float" office:value="-20.4085">
            <text:p>-20.41</text:p>
          </table:table-cell>
          <table:table-cell table:formula="of:=[.G203]-[.G202]" office:value-type="float" office:value="-0.414375">
            <text:p>-0.41</text:p>
          </table:table-cell>
          <table:table-cell/>
          <table:table-cell table:formula="of:=[.D203]" office:value-type="float" office:value="1216">
            <text:p>1216</text:p>
          </table:table-cell>
          <table:table-cell table:formula="of:=[.G203]" office:value-type="float" office:value="-20.4085">
            <text:p>-20.41</text:p>
          </table:table-cell>
          <table:table-cell table:formula="of:=-0.00002224*([.J203]-2048)*([.J203]-2048)" office:value-type="float" office:value="-15.39506176">
            <text:p>-15.4</text:p>
          </table:table-cell>
          <table:table-cell table:formula="of:=[.K203]-[.L203]" office:value-type="float" office:value="-5.01343824">
            <text:p>-5.01</text:p>
          </table:table-cell>
        </table:table-row>
        <table:table-row table:style-name="ro1">
          <table:table-cell table:formula="of:=[.A203]+0.25" office:value-type="float" office:value="49.75">
            <text:p>49.75</text:p>
          </table:table-cell>
          <table:table-cell table:formula="of:=([.A204]*9/5)+32" office:value-type="float" office:value="121.55">
            <text:p>121.55000</text:p>
          </table:table-cell>
          <table:table-cell table:formula="of:=[.B$3]*EXP(((1/([.A204]+[.B$2])-(1/([.C$3]+[.B$2])))*[.C$2]))" office:value-type="float" office:value="4.19043752734322">
            <text:p>4.19044</text:p>
          </table:table-cell>
          <table:table-cell table:formula="of:=INT(([.C204]/([.C204]+[.D$3]))*[.D$2]+0.5)" office:value-type="float" office:value="1210">
            <text:p>1210</text:p>
          </table:table-cell>
          <table:table-cell table:formula="of:=[.D204]-[.D203]" office:value-type="float" office:value="-6">
            <text:p>-6</text:p>
          </table:table-cell>
          <table:table-cell table:formula="of:=[.C$3]-[.A204]" office:value-type="float" office:value="-24.75">
            <text:p>-24.75</text:p>
          </table:table-cell>
          <table:table-cell table:formula="of:=-[.F$2]*[.F204]*[.F204]" office:value-type="float" office:value="-20.827125">
            <text:p>-20.83</text:p>
          </table:table-cell>
          <table:table-cell table:formula="of:=[.G204]-[.G203]" office:value-type="float" office:value="-0.418625000000002">
            <text:p>-0.42</text:p>
          </table:table-cell>
          <table:table-cell/>
          <table:table-cell table:formula="of:=[.D204]" office:value-type="float" office:value="1210">
            <text:p>1210</text:p>
          </table:table-cell>
          <table:table-cell table:formula="of:=[.G204]" office:value-type="float" office:value="-20.827125">
            <text:p>-20.83</text:p>
          </table:table-cell>
          <table:table-cell table:formula="of:=-0.00002224*([.J204]-2048)*([.J204]-2048)" office:value-type="float" office:value="-15.61790656">
            <text:p>-15.62</text:p>
          </table:table-cell>
          <table:table-cell table:formula="of:=[.K204]-[.L204]" office:value-type="float" office:value="-5.20921844">
            <text:p>-5.21</text:p>
          </table:table-cell>
        </table:table-row>
        <table:table-row table:style-name="ro1">
          <table:table-cell table:formula="of:=[.A204]+0.25" office:value-type="float" office:value="50">
            <text:p>50.00</text:p>
          </table:table-cell>
          <table:table-cell table:formula="of:=([.A205]*9/5)+32" office:value-type="float" office:value="122">
            <text:p>122.00000</text:p>
          </table:table-cell>
          <table:table-cell table:formula="of:=[.B$3]*EXP(((1/([.A205]+[.B$2])-(1/([.C$3]+[.B$2])))*[.C$2]))" office:value-type="float" office:value="4.15660858848512">
            <text:p>4.15661</text:p>
          </table:table-cell>
          <table:table-cell table:formula="of:=INT(([.C205]/([.C205]+[.D$3]))*[.D$2]+0.5)" office:value-type="float" office:value="1203">
            <text:p>1203</text:p>
          </table:table-cell>
          <table:table-cell table:formula="of:=[.D205]-[.D204]" office:value-type="float" office:value="-7">
            <text:p>-7</text:p>
          </table:table-cell>
          <table:table-cell table:formula="of:=[.C$3]-[.A205]" office:value-type="float" office:value="-25">
            <text:p>-25.00</text:p>
          </table:table-cell>
          <table:table-cell table:formula="of:=-[.F$2]*[.F205]*[.F205]" office:value-type="float" office:value="-21.25">
            <text:p>-21.25</text:p>
          </table:table-cell>
          <table:table-cell table:formula="of:=[.G205]-[.G204]" office:value-type="float" office:value="-0.422875000000001">
            <text:p>-0.42</text:p>
          </table:table-cell>
          <table:table-cell/>
          <table:table-cell table:formula="of:=[.D205]" office:value-type="float" office:value="1203">
            <text:p>1203</text:p>
          </table:table-cell>
          <table:table-cell table:formula="of:=[.G205]" office:value-type="float" office:value="-21.25">
            <text:p>-21.25</text:p>
          </table:table-cell>
          <table:table-cell table:formula="of:=-0.00002224*([.J205]-2048)*([.J205]-2048)" office:value-type="float" office:value="-15.879916">
            <text:p>-15.88</text:p>
          </table:table-cell>
          <table:table-cell table:formula="of:=[.K205]-[.L205]" office:value-type="float" office:value="-5.370084">
            <text:p>-5.37</text:p>
          </table:table-cell>
        </table:table-row>
        <table:table-row table:style-name="ro1">
          <table:table-cell table:formula="of:=[.A205]+0.25" office:value-type="float" office:value="50.25">
            <text:p>50.25</text:p>
          </table:table-cell>
          <table:table-cell table:formula="of:=([.A206]*9/5)+32" office:value-type="float" office:value="122.45">
            <text:p>122.45000</text:p>
          </table:table-cell>
          <table:table-cell table:formula="of:=[.B$3]*EXP(((1/([.A206]+[.B$2])-(1/([.C$3]+[.B$2])))*[.C$2]))" office:value-type="float" office:value="4.12310444101515">
            <text:p>4.12310</text:p>
          </table:table-cell>
          <table:table-cell table:formula="of:=INT(([.C206]/([.C206]+[.D$3]))*[.D$2]+0.5)" office:value-type="float" office:value="1196">
            <text:p>1196</text:p>
          </table:table-cell>
          <table:table-cell table:formula="of:=[.D206]-[.D205]" office:value-type="float" office:value="-7">
            <text:p>-7</text:p>
          </table:table-cell>
          <table:table-cell table:formula="of:=[.C$3]-[.A206]" office:value-type="float" office:value="-25.25">
            <text:p>-25.25</text:p>
          </table:table-cell>
          <table:table-cell table:formula="of:=-[.F$2]*[.F206]*[.F206]" office:value-type="float" office:value="-21.677125">
            <text:p>-21.68</text:p>
          </table:table-cell>
          <table:table-cell table:formula="of:=[.G206]-[.G205]" office:value-type="float" office:value="-0.427124999999997">
            <text:p>-0.43</text:p>
          </table:table-cell>
          <table:table-cell/>
          <table:table-cell table:formula="of:=[.D206]" office:value-type="float" office:value="1196">
            <text:p>1196</text:p>
          </table:table-cell>
          <table:table-cell table:formula="of:=[.G206]" office:value-type="float" office:value="-21.677125">
            <text:p>-21.68</text:p>
          </table:table-cell>
          <table:table-cell table:formula="of:=-0.00002224*([.J206]-2048)*([.J206]-2048)" office:value-type="float" office:value="-16.14410496">
            <text:p>-16.14</text:p>
          </table:table-cell>
          <table:table-cell table:formula="of:=[.K206]-[.L206]" office:value-type="float" office:value="-5.53302004">
            <text:p>-5.53</text:p>
          </table:table-cell>
        </table:table-row>
        <table:table-row table:style-name="ro1">
          <table:table-cell table:formula="of:=[.A206]+0.25" office:value-type="float" office:value="50.5">
            <text:p>50.50</text:p>
          </table:table-cell>
          <table:table-cell table:formula="of:=([.A207]*9/5)+32" office:value-type="float" office:value="122.9">
            <text:p>122.90000</text:p>
          </table:table-cell>
          <table:table-cell table:formula="of:=[.B$3]*EXP(((1/([.A207]+[.B$2])-(1/([.C$3]+[.B$2])))*[.C$2]))" office:value-type="float" office:value="4.08992151133203">
            <text:p>4.08992</text:p>
          </table:table-cell>
          <table:table-cell table:formula="of:=INT(([.C207]/([.C207]+[.D$3]))*[.D$2]+0.5)" office:value-type="float" office:value="1189">
            <text:p>1189</text:p>
          </table:table-cell>
          <table:table-cell table:formula="of:=[.D207]-[.D206]" office:value-type="float" office:value="-7">
            <text:p>-7</text:p>
          </table:table-cell>
          <table:table-cell table:formula="of:=[.C$3]-[.A207]" office:value-type="float" office:value="-25.5">
            <text:p>-25.50</text:p>
          </table:table-cell>
          <table:table-cell table:formula="of:=-[.F$2]*[.F207]*[.F207]" office:value-type="float" office:value="-22.1085">
            <text:p>-22.11</text:p>
          </table:table-cell>
          <table:table-cell table:formula="of:=[.G207]-[.G206]" office:value-type="float" office:value="-0.431375000000003">
            <text:p>-0.43</text:p>
          </table:table-cell>
          <table:table-cell/>
          <table:table-cell table:formula="of:=[.D207]" office:value-type="float" office:value="1189">
            <text:p>1189</text:p>
          </table:table-cell>
          <table:table-cell table:formula="of:=[.G207]" office:value-type="float" office:value="-22.1085">
            <text:p>-22.11</text:p>
          </table:table-cell>
          <table:table-cell table:formula="of:=-0.00002224*([.J207]-2048)*([.J207]-2048)" office:value-type="float" office:value="-16.41047344">
            <text:p>-16.41</text:p>
          </table:table-cell>
          <table:table-cell table:formula="of:=[.K207]-[.L207]" office:value-type="float" office:value="-5.69802656">
            <text:p>-5.7</text:p>
          </table:table-cell>
        </table:table-row>
        <table:table-row table:style-name="ro1">
          <table:table-cell table:formula="of:=[.A207]+0.25" office:value-type="float" office:value="50.75">
            <text:p>50.75</text:p>
          </table:table-cell>
          <table:table-cell table:formula="of:=([.A208]*9/5)+32" office:value-type="float" office:value="123.35">
            <text:p>123.35000</text:p>
          </table:table-cell>
          <table:table-cell table:formula="of:=[.B$3]*EXP(((1/([.A208]+[.B$2])-(1/([.C$3]+[.B$2])))*[.C$2]))" office:value-type="float" office:value="4.05705626988299">
            <text:p>4.05706</text:p>
          </table:table-cell>
          <table:table-cell table:formula="of:=INT(([.C208]/([.C208]+[.D$3]))*[.D$2]+0.5)" office:value-type="float" office:value="1182">
            <text:p>1182</text:p>
          </table:table-cell>
          <table:table-cell table:formula="of:=[.D208]-[.D207]" office:value-type="float" office:value="-7">
            <text:p>-7</text:p>
          </table:table-cell>
          <table:table-cell table:formula="of:=[.C$3]-[.A208]" office:value-type="float" office:value="-25.75">
            <text:p>-25.75</text:p>
          </table:table-cell>
          <table:table-cell table:formula="of:=-[.F$2]*[.F208]*[.F208]" office:value-type="float" office:value="-22.544125">
            <text:p>-22.54</text:p>
          </table:table-cell>
          <table:table-cell table:formula="of:=[.G208]-[.G207]" office:value-type="float" office:value="-0.435624999999998">
            <text:p>-0.44</text:p>
          </table:table-cell>
          <table:table-cell/>
          <table:table-cell table:formula="of:=[.D208]" office:value-type="float" office:value="1182">
            <text:p>1182</text:p>
          </table:table-cell>
          <table:table-cell table:formula="of:=[.G208]" office:value-type="float" office:value="-22.544125">
            <text:p>-22.54</text:p>
          </table:table-cell>
          <table:table-cell table:formula="of:=-0.00002224*([.J208]-2048)*([.J208]-2048)" office:value-type="float" office:value="-16.67902144">
            <text:p>-16.68</text:p>
          </table:table-cell>
          <table:table-cell table:formula="of:=[.K208]-[.L208]" office:value-type="float" office:value="-5.86510356">
            <text:p>-5.87</text:p>
          </table:table-cell>
        </table:table-row>
        <table:table-row table:style-name="ro1">
          <table:table-cell table:formula="of:=[.A208]+0.25" office:value-type="float" office:value="51">
            <text:p>51.00</text:p>
          </table:table-cell>
          <table:table-cell table:formula="of:=([.A209]*9/5)+32" office:value-type="float" office:value="123.8">
            <text:p>123.80000</text:p>
          </table:table-cell>
          <table:table-cell table:formula="of:=[.B$3]*EXP(((1/([.A209]+[.B$2])-(1/([.C$3]+[.B$2])))*[.C$2]))" office:value-type="float" office:value="4.024505230565">
            <text:p>4.02451</text:p>
          </table:table-cell>
          <table:table-cell table:formula="of:=INT(([.C209]/([.C209]+[.D$3]))*[.D$2]+0.5)" office:value-type="float" office:value="1175">
            <text:p>1175</text:p>
          </table:table-cell>
          <table:table-cell table:formula="of:=[.D209]-[.D208]" office:value-type="float" office:value="-7">
            <text:p>-7</text:p>
          </table:table-cell>
          <table:table-cell table:formula="of:=[.C$3]-[.A209]" office:value-type="float" office:value="-26">
            <text:p>-26.00</text:p>
          </table:table-cell>
          <table:table-cell table:formula="of:=-[.F$2]*[.F209]*[.F209]" office:value-type="float" office:value="-22.984">
            <text:p>-22.98</text:p>
          </table:table-cell>
          <table:table-cell table:formula="of:=[.G209]-[.G208]" office:value-type="float" office:value="-0.439875000000001">
            <text:p>-0.44</text:p>
          </table:table-cell>
          <table:table-cell/>
          <table:table-cell table:formula="of:=[.D209]" office:value-type="float" office:value="1175">
            <text:p>1175</text:p>
          </table:table-cell>
          <table:table-cell table:formula="of:=[.G209]" office:value-type="float" office:value="-22.984">
            <text:p>-22.98</text:p>
          </table:table-cell>
          <table:table-cell table:formula="of:=-0.00002224*([.J209]-2048)*([.J209]-2048)" office:value-type="float" office:value="-16.94974896">
            <text:p>-16.95</text:p>
          </table:table-cell>
          <table:table-cell table:formula="of:=[.K209]-[.L209]" office:value-type="float" office:value="-6.03425104">
            <text:p>-6.03</text:p>
          </table:table-cell>
        </table:table-row>
        <table:table-row table:style-name="ro1">
          <table:table-cell table:formula="of:=[.A209]+0.25" office:value-type="float" office:value="51.25">
            <text:p>51.25</text:p>
          </table:table-cell>
          <table:table-cell table:formula="of:=([.A210]*9/5)+32" office:value-type="float" office:value="124.25">
            <text:p>124.25000</text:p>
          </table:table-cell>
          <table:table-cell table:formula="of:=[.B$3]*EXP(((1/([.A210]+[.B$2])-(1/([.C$3]+[.B$2])))*[.C$2]))" office:value-type="float" office:value="3.99226495013489">
            <text:p>3.99226</text:p>
          </table:table-cell>
          <table:table-cell table:formula="of:=INT(([.C210]/([.C210]+[.D$3]))*[.D$2]+0.5)" office:value-type="float" office:value="1169">
            <text:p>1169</text:p>
          </table:table-cell>
          <table:table-cell table:formula="of:=[.D210]-[.D209]" office:value-type="float" office:value="-6">
            <text:p>-6</text:p>
          </table:table-cell>
          <table:table-cell table:formula="of:=[.C$3]-[.A210]" office:value-type="float" office:value="-26.25">
            <text:p>-26.25</text:p>
          </table:table-cell>
          <table:table-cell table:formula="of:=-[.F$2]*[.F210]*[.F210]" office:value-type="float" office:value="-23.428125">
            <text:p>-23.43</text:p>
          </table:table-cell>
          <table:table-cell table:formula="of:=[.G210]-[.G209]" office:value-type="float" office:value="-0.444125">
            <text:p>-0.44</text:p>
          </table:table-cell>
          <table:table-cell/>
          <table:table-cell table:formula="of:=[.D210]" office:value-type="float" office:value="1169">
            <text:p>1169</text:p>
          </table:table-cell>
          <table:table-cell table:formula="of:=[.G210]" office:value-type="float" office:value="-23.428125">
            <text:p>-23.43</text:p>
          </table:table-cell>
          <table:table-cell table:formula="of:=-0.00002224*([.J210]-2048)*([.J210]-2048)" office:value-type="float" office:value="-17.18353584">
            <text:p>-17.18</text:p>
          </table:table-cell>
          <table:table-cell table:formula="of:=[.K210]-[.L210]" office:value-type="float" office:value="-6.24458916">
            <text:p>-6.24</text:p>
          </table:table-cell>
        </table:table-row>
        <table:table-row table:style-name="ro1">
          <table:table-cell table:formula="of:=[.A210]+0.25" office:value-type="float" office:value="51.5">
            <text:p>51.50</text:p>
          </table:table-cell>
          <table:table-cell table:formula="of:=([.A211]*9/5)+32" office:value-type="float" office:value="124.7">
            <text:p>124.70000</text:p>
          </table:table-cell>
          <table:table-cell table:formula="of:=[.B$3]*EXP(((1/([.A211]+[.B$2])-(1/([.C$3]+[.B$2])))*[.C$2]))" office:value-type="float" office:value="3.96033202762814">
            <text:p>3.96033</text:p>
          </table:table-cell>
          <table:table-cell table:formula="of:=INT(([.C211]/([.C211]+[.D$3]))*[.D$2]+0.5)" office:value-type="float" office:value="1162">
            <text:p>1162</text:p>
          </table:table-cell>
          <table:table-cell table:formula="of:=[.D211]-[.D210]" office:value-type="float" office:value="-7">
            <text:p>-7</text:p>
          </table:table-cell>
          <table:table-cell table:formula="of:=[.C$3]-[.A211]" office:value-type="float" office:value="-26.5">
            <text:p>-26.50</text:p>
          </table:table-cell>
          <table:table-cell table:formula="of:=-[.F$2]*[.F211]*[.F211]" office:value-type="float" office:value="-23.8765">
            <text:p>-23.88</text:p>
          </table:table-cell>
          <table:table-cell table:formula="of:=[.G211]-[.G210]" office:value-type="float" office:value="-0.448374999999999">
            <text:p>-0.45</text:p>
          </table:table-cell>
          <table:table-cell/>
          <table:table-cell table:formula="of:=[.D211]" office:value-type="float" office:value="1162">
            <text:p>1162</text:p>
          </table:table-cell>
          <table:table-cell table:formula="of:=[.G211]" office:value-type="float" office:value="-23.8765">
            <text:p>-23.88</text:p>
          </table:table-cell>
          <table:table-cell table:formula="of:=-0.00002224*([.J211]-2048)*([.J211]-2048)" office:value-type="float" office:value="-17.45831104">
            <text:p>-17.46</text:p>
          </table:table-cell>
          <table:table-cell table:formula="of:=[.K211]-[.L211]" office:value-type="float" office:value="-6.41818896">
            <text:p>-6.42</text:p>
          </table:table-cell>
        </table:table-row>
        <table:table-row table:style-name="ro1">
          <table:table-cell table:formula="of:=[.A211]+0.25" office:value-type="float" office:value="51.75">
            <text:p>51.75</text:p>
          </table:table-cell>
          <table:table-cell table:formula="of:=([.A212]*9/5)+32" office:value-type="float" office:value="125.15">
            <text:p>125.15000</text:p>
          </table:table-cell>
          <table:table-cell table:formula="of:=[.B$3]*EXP(((1/([.A212]+[.B$2])-(1/([.C$3]+[.B$2])))*[.C$2]))" office:value-type="float" office:value="3.9287031037863">
            <text:p>3.92870</text:p>
          </table:table-cell>
          <table:table-cell table:formula="of:=INT(([.C212]/([.C212]+[.D$3]))*[.D$2]+0.5)" office:value-type="float" office:value="1155">
            <text:p>1155</text:p>
          </table:table-cell>
          <table:table-cell table:formula="of:=[.D212]-[.D211]" office:value-type="float" office:value="-7">
            <text:p>-7</text:p>
          </table:table-cell>
          <table:table-cell table:formula="of:=[.C$3]-[.A212]" office:value-type="float" office:value="-26.75">
            <text:p>-26.75</text:p>
          </table:table-cell>
          <table:table-cell table:formula="of:=-[.F$2]*[.F212]*[.F212]" office:value-type="float" office:value="-24.329125">
            <text:p>-24.33</text:p>
          </table:table-cell>
          <table:table-cell table:formula="of:=[.G212]-[.G211]" office:value-type="float" office:value="-0.452625000000001">
            <text:p>-0.45</text:p>
          </table:table-cell>
          <table:table-cell/>
          <table:table-cell table:formula="of:=[.D212]" office:value-type="float" office:value="1155">
            <text:p>1155</text:p>
          </table:table-cell>
          <table:table-cell table:formula="of:=[.G212]" office:value-type="float" office:value="-24.329125">
            <text:p>-24.33</text:p>
          </table:table-cell>
          <table:table-cell table:formula="of:=-0.00002224*([.J212]-2048)*([.J212]-2048)" office:value-type="float" office:value="-17.73526576">
            <text:p>-17.74</text:p>
          </table:table-cell>
          <table:table-cell table:formula="of:=[.K212]-[.L212]" office:value-type="float" office:value="-6.59385924">
            <text:p>-6.59</text:p>
          </table:table-cell>
        </table:table-row>
        <table:table-row table:style-name="ro1">
          <table:table-cell table:formula="of:=[.A212]+0.25" office:value-type="float" office:value="52">
            <text:p>52.00</text:p>
          </table:table-cell>
          <table:table-cell table:formula="of:=([.A213]*9/5)+32" office:value-type="float" office:value="125.6">
            <text:p>125.60000</text:p>
          </table:table-cell>
          <table:table-cell table:formula="of:=[.B$3]*EXP(((1/([.A213]+[.B$2])-(1/([.C$3]+[.B$2])))*[.C$2]))" office:value-type="float" office:value="3.89737486049291">
            <text:p>3.89737</text:p>
          </table:table-cell>
          <table:table-cell table:formula="of:=INT(([.C213]/([.C213]+[.D$3]))*[.D$2]+0.5)" office:value-type="float" office:value="1149">
            <text:p>1149</text:p>
          </table:table-cell>
          <table:table-cell table:formula="of:=[.D213]-[.D212]" office:value-type="float" office:value="-6">
            <text:p>-6</text:p>
          </table:table-cell>
          <table:table-cell table:formula="of:=[.C$3]-[.A213]" office:value-type="float" office:value="-27">
            <text:p>-27.00</text:p>
          </table:table-cell>
          <table:table-cell table:formula="of:=-[.F$2]*[.F213]*[.F213]" office:value-type="float" office:value="-24.786">
            <text:p>-24.79</text:p>
          </table:table-cell>
          <table:table-cell table:formula="of:=[.G213]-[.G212]" office:value-type="float" office:value="-0.456875">
            <text:p>-0.46</text:p>
          </table:table-cell>
          <table:table-cell/>
          <table:table-cell table:formula="of:=[.D213]" office:value-type="float" office:value="1149">
            <text:p>1149</text:p>
          </table:table-cell>
          <table:table-cell table:formula="of:=[.G213]" office:value-type="float" office:value="-24.786">
            <text:p>-24.79</text:p>
          </table:table-cell>
          <table:table-cell table:formula="of:=-0.00002224*([.J213]-2048)*([.J213]-2048)" office:value-type="float" office:value="-17.97439024">
            <text:p>-17.97</text:p>
          </table:table-cell>
          <table:table-cell table:formula="of:=[.K213]-[.L213]" office:value-type="float" office:value="-6.81160976">
            <text:p>-6.81</text:p>
          </table:table-cell>
        </table:table-row>
        <table:table-row table:style-name="ro1">
          <table:table-cell table:formula="of:=[.A213]+0.25" office:value-type="float" office:value="52.25">
            <text:p>52.25</text:p>
          </table:table-cell>
          <table:table-cell table:formula="of:=([.A214]*9/5)+32" office:value-type="float" office:value="126.05">
            <text:p>126.05000</text:p>
          </table:table-cell>
          <table:table-cell table:formula="of:=[.B$3]*EXP(((1/([.A214]+[.B$2])-(1/([.C$3]+[.B$2])))*[.C$2]))" office:value-type="float" office:value="3.86634402021763">
            <text:p>3.86634</text:p>
          </table:table-cell>
          <table:table-cell table:formula="of:=INT(([.C214]/([.C214]+[.D$3]))*[.D$2]+0.5)" office:value-type="float" office:value="1142">
            <text:p>1142</text:p>
          </table:table-cell>
          <table:table-cell table:formula="of:=[.D214]-[.D213]" office:value-type="float" office:value="-7">
            <text:p>-7</text:p>
          </table:table-cell>
          <table:table-cell table:formula="of:=[.C$3]-[.A214]" office:value-type="float" office:value="-27.25">
            <text:p>-27.25</text:p>
          </table:table-cell>
          <table:table-cell table:formula="of:=-[.F$2]*[.F214]*[.F214]" office:value-type="float" office:value="-25.247125">
            <text:p>-25.25</text:p>
          </table:table-cell>
          <table:table-cell table:formula="of:=[.G214]-[.G213]" office:value-type="float" office:value="-0.461125000000003">
            <text:p>-0.46</text:p>
          </table:table-cell>
          <table:table-cell/>
          <table:table-cell table:formula="of:=[.D214]" office:value-type="float" office:value="1142">
            <text:p>1142</text:p>
          </table:table-cell>
          <table:table-cell table:formula="of:=[.G214]" office:value-type="float" office:value="-25.247125">
            <text:p>-25.25</text:p>
          </table:table-cell>
          <table:table-cell table:formula="of:=-0.00002224*([.J214]-2048)*([.J214]-2048)" office:value-type="float" office:value="-18.25539264">
            <text:p>-18.26</text:p>
          </table:table-cell>
          <table:table-cell table:formula="of:=[.K214]-[.L214]" office:value-type="float" office:value="-6.99173236">
            <text:p>-6.99</text:p>
          </table:table-cell>
        </table:table-row>
        <table:table-row table:style-name="ro1">
          <table:table-cell table:formula="of:=[.A214]+0.25" office:value-type="float" office:value="52.5">
            <text:p>52.50</text:p>
          </table:table-cell>
          <table:table-cell table:formula="of:=([.A215]*9/5)+32" office:value-type="float" office:value="126.5">
            <text:p>126.50000</text:p>
          </table:table-cell>
          <table:table-cell table:formula="of:=[.B$3]*EXP(((1/([.A215]+[.B$2])-(1/([.C$3]+[.B$2])))*[.C$2]))" office:value-type="float" office:value="3.83560734546867">
            <text:p>3.83561</text:p>
          </table:table-cell>
          <table:table-cell table:formula="of:=INT(([.C215]/([.C215]+[.D$3]))*[.D$2]+0.5)" office:value-type="float" office:value="1136">
            <text:p>1136</text:p>
          </table:table-cell>
          <table:table-cell table:formula="of:=[.D215]-[.D214]" office:value-type="float" office:value="-6">
            <text:p>-6</text:p>
          </table:table-cell>
          <table:table-cell table:formula="of:=[.C$3]-[.A215]" office:value-type="float" office:value="-27.5">
            <text:p>-27.50</text:p>
          </table:table-cell>
          <table:table-cell table:formula="of:=-[.F$2]*[.F215]*[.F215]" office:value-type="float" office:value="-25.7125">
            <text:p>-25.71</text:p>
          </table:table-cell>
          <table:table-cell table:formula="of:=[.G215]-[.G214]" office:value-type="float" office:value="-0.465374999999998">
            <text:p>-0.47</text:p>
          </table:table-cell>
          <table:table-cell/>
          <table:table-cell table:formula="of:=[.D215]" office:value-type="float" office:value="1136">
            <text:p>1136</text:p>
          </table:table-cell>
          <table:table-cell table:formula="of:=[.G215]" office:value-type="float" office:value="-25.7125">
            <text:p>-25.71</text:p>
          </table:table-cell>
          <table:table-cell table:formula="of:=-0.00002224*([.J215]-2048)*([.J215]-2048)" office:value-type="float" office:value="-18.49798656">
            <text:p>-18.5</text:p>
          </table:table-cell>
          <table:table-cell table:formula="of:=[.K215]-[.L215]" office:value-type="float" office:value="-7.21451344">
            <text:p>-7.21</text:p>
          </table:table-cell>
        </table:table-row>
        <table:table-row table:style-name="ro1">
          <table:table-cell table:formula="of:=[.A215]+0.25" office:value-type="float" office:value="52.75">
            <text:p>52.75</text:p>
          </table:table-cell>
          <table:table-cell table:formula="of:=([.A216]*9/5)+32" office:value-type="float" office:value="126.95">
            <text:p>126.95000</text:p>
          </table:table-cell>
          <table:table-cell table:formula="of:=[.B$3]*EXP(((1/([.A216]+[.B$2])-(1/([.C$3]+[.B$2])))*[.C$2]))" office:value-type="float" office:value="3.80516163825318">
            <text:p>3.80516</text:p>
          </table:table-cell>
          <table:table-cell table:formula="of:=INT(([.C216]/([.C216]+[.D$3]))*[.D$2]+0.5)" office:value-type="float" office:value="1129">
            <text:p>1129</text:p>
          </table:table-cell>
          <table:table-cell table:formula="of:=[.D216]-[.D215]" office:value-type="float" office:value="-7">
            <text:p>-7</text:p>
          </table:table-cell>
          <table:table-cell table:formula="of:=[.C$3]-[.A216]" office:value-type="float" office:value="-27.75">
            <text:p>-27.75</text:p>
          </table:table-cell>
          <table:table-cell table:formula="of:=-[.F$2]*[.F216]*[.F216]" office:value-type="float" office:value="-26.182125">
            <text:p>-26.18</text:p>
          </table:table-cell>
          <table:table-cell table:formula="of:=[.G216]-[.G215]" office:value-type="float" office:value="-0.469625000000001">
            <text:p>-0.47</text:p>
          </table:table-cell>
          <table:table-cell/>
          <table:table-cell table:formula="of:=[.D216]" office:value-type="float" office:value="1129">
            <text:p>1129</text:p>
          </table:table-cell>
          <table:table-cell table:formula="of:=[.G216]" office:value-type="float" office:value="-26.182125">
            <text:p>-26.18</text:p>
          </table:table-cell>
          <table:table-cell table:formula="of:=-0.00002224*([.J216]-2048)*([.J216]-2048)" office:value-type="float" office:value="-18.78303664">
            <text:p>-18.78</text:p>
          </table:table-cell>
          <table:table-cell table:formula="of:=[.K216]-[.L216]" office:value-type="float" office:value="-7.39908836">
            <text:p>-7.4</text:p>
          </table:table-cell>
        </table:table-row>
        <table:table-row table:style-name="ro1">
          <table:table-cell table:formula="of:=[.A216]+0.25" office:value-type="float" office:value="53">
            <text:p>53.00</text:p>
          </table:table-cell>
          <table:table-cell table:formula="of:=([.A217]*9/5)+32" office:value-type="float" office:value="127.4">
            <text:p>127.40000</text:p>
          </table:table-cell>
          <table:table-cell table:formula="of:=[.B$3]*EXP(((1/([.A217]+[.B$2])-(1/([.C$3]+[.B$2])))*[.C$2]))" office:value-type="float" office:value="3.77500373954565">
            <text:p>3.77500</text:p>
          </table:table-cell>
          <table:table-cell table:formula="of:=INT(([.C217]/([.C217]+[.D$3]))*[.D$2]+0.5)" office:value-type="float" office:value="1122">
            <text:p>1122</text:p>
          </table:table-cell>
          <table:table-cell table:formula="of:=[.D217]-[.D216]" office:value-type="float" office:value="-7">
            <text:p>-7</text:p>
          </table:table-cell>
          <table:table-cell table:formula="of:=[.C$3]-[.A217]" office:value-type="float" office:value="-28">
            <text:p>-28.00</text:p>
          </table:table-cell>
          <table:table-cell table:formula="of:=-[.F$2]*[.F217]*[.F217]" office:value-type="float" office:value="-26.656">
            <text:p>-26.66</text:p>
          </table:table-cell>
          <table:table-cell table:formula="of:=[.G217]-[.G216]" office:value-type="float" office:value="-0.473875">
            <text:p>-0.47</text:p>
          </table:table-cell>
          <table:table-cell/>
          <table:table-cell table:formula="of:=[.D217]" office:value-type="float" office:value="1122">
            <text:p>1122</text:p>
          </table:table-cell>
          <table:table-cell table:formula="of:=[.G217]" office:value-type="float" office:value="-26.656">
            <text:p>-26.66</text:p>
          </table:table-cell>
          <table:table-cell table:formula="of:=-0.00002224*([.J217]-2048)*([.J217]-2048)" office:value-type="float" office:value="-19.07026624">
            <text:p>-19.07</text:p>
          </table:table-cell>
          <table:table-cell table:formula="of:=[.K217]-[.L217]" office:value-type="float" office:value="-7.58573376">
            <text:p>-7.59</text:p>
          </table:table-cell>
        </table:table-row>
        <table:table-row table:style-name="ro1">
          <table:table-cell table:formula="of:=[.A217]+0.25" office:value-type="float" office:value="53.25">
            <text:p>53.25</text:p>
          </table:table-cell>
          <table:table-cell table:formula="of:=([.A218]*9/5)+32" office:value-type="float" office:value="127.85">
            <text:p>127.85000</text:p>
          </table:table-cell>
          <table:table-cell table:formula="of:=[.B$3]*EXP(((1/([.A218]+[.B$2])-(1/([.C$3]+[.B$2])))*[.C$2]))" office:value-type="float" office:value="3.74513052876406">
            <text:p>3.74513</text:p>
          </table:table-cell>
          <table:table-cell table:formula="of:=INT(([.C218]/([.C218]+[.D$3]))*[.D$2]+0.5)" office:value-type="float" office:value="1116">
            <text:p>1116</text:p>
          </table:table-cell>
          <table:table-cell table:formula="of:=[.D218]-[.D217]" office:value-type="float" office:value="-6">
            <text:p>-6</text:p>
          </table:table-cell>
          <table:table-cell table:formula="of:=[.C$3]-[.A218]" office:value-type="float" office:value="-28.25">
            <text:p>-28.25</text:p>
          </table:table-cell>
          <table:table-cell table:formula="of:=-[.F$2]*[.F218]*[.F218]" office:value-type="float" office:value="-27.134125">
            <text:p>-27.13</text:p>
          </table:table-cell>
          <table:table-cell table:formula="of:=[.G218]-[.G217]" office:value-type="float" office:value="-0.478124999999999">
            <text:p>-0.48</text:p>
          </table:table-cell>
          <table:table-cell/>
          <table:table-cell table:formula="of:=[.D218]" office:value-type="float" office:value="1116">
            <text:p>1116</text:p>
          </table:table-cell>
          <table:table-cell table:formula="of:=[.G218]" office:value-type="float" office:value="-27.134125">
            <text:p>-27.13</text:p>
          </table:table-cell>
          <table:table-cell table:formula="of:=-0.00002224*([.J218]-2048)*([.J218]-2048)" office:value-type="float" office:value="-19.31819776">
            <text:p>-19.32</text:p>
          </table:table-cell>
          <table:table-cell table:formula="of:=[.K218]-[.L218]" office:value-type="float" office:value="-7.81592724">
            <text:p>-7.82</text:p>
          </table:table-cell>
        </table:table-row>
        <table:table-row table:style-name="ro1">
          <table:table-cell table:formula="of:=[.A218]+0.25" office:value-type="float" office:value="53.5">
            <text:p>53.50</text:p>
          </table:table-cell>
          <table:table-cell table:formula="of:=([.A219]*9/5)+32" office:value-type="float" office:value="128.3">
            <text:p>128.30000</text:p>
          </table:table-cell>
          <table:table-cell table:formula="of:=[.B$3]*EXP(((1/([.A219]+[.B$2])-(1/([.C$3]+[.B$2])))*[.C$2]))" office:value-type="float" office:value="3.71553892325369">
            <text:p>3.71554</text:p>
          </table:table-cell>
          <table:table-cell table:formula="of:=INT(([.C219]/([.C219]+[.D$3]))*[.D$2]+0.5)" office:value-type="float" office:value="1110">
            <text:p>1110</text:p>
          </table:table-cell>
          <table:table-cell table:formula="of:=[.D219]-[.D218]" office:value-type="float" office:value="-6">
            <text:p>-6</text:p>
          </table:table-cell>
          <table:table-cell table:formula="of:=[.C$3]-[.A219]" office:value-type="float" office:value="-28.5">
            <text:p>-28.50</text:p>
          </table:table-cell>
          <table:table-cell table:formula="of:=-[.F$2]*[.F219]*[.F219]" office:value-type="float" office:value="-27.6165">
            <text:p>-27.62</text:p>
          </table:table-cell>
          <table:table-cell table:formula="of:=[.G219]-[.G218]" office:value-type="float" office:value="-0.482375000000001">
            <text:p>-0.48</text:p>
          </table:table-cell>
          <table:table-cell/>
          <table:table-cell table:formula="of:=[.D219]" office:value-type="float" office:value="1110">
            <text:p>1110</text:p>
          </table:table-cell>
          <table:table-cell table:formula="of:=[.G219]" office:value-type="float" office:value="-27.6165">
            <text:p>-27.62</text:p>
          </table:table-cell>
          <table:table-cell table:formula="of:=-0.00002224*([.J219]-2048)*([.J219]-2048)" office:value-type="float" office:value="-19.56773056">
            <text:p>-19.57</text:p>
          </table:table-cell>
          <table:table-cell table:formula="of:=[.K219]-[.L219]" office:value-type="float" office:value="-8.04876944">
            <text:p>-8.05</text:p>
          </table:table-cell>
        </table:table-row>
        <table:table-row table:style-name="ro1">
          <table:table-cell table:formula="of:=[.A219]+0.25" office:value-type="float" office:value="53.75">
            <text:p>53.75</text:p>
          </table:table-cell>
          <table:table-cell table:formula="of:=([.A220]*9/5)+32" office:value-type="float" office:value="128.75">
            <text:p>128.75000</text:p>
          </table:table-cell>
          <table:table-cell table:formula="of:=[.B$3]*EXP(((1/([.A220]+[.B$2])-(1/([.C$3]+[.B$2])))*[.C$2]))" office:value-type="float" office:value="3.68622587777858">
            <text:p>3.68623</text:p>
          </table:table-cell>
          <table:table-cell table:formula="of:=INT(([.C220]/([.C220]+[.D$3]))*[.D$2]+0.5)" office:value-type="float" office:value="1103">
            <text:p>1103</text:p>
          </table:table-cell>
          <table:table-cell table:formula="of:=[.D220]-[.D219]" office:value-type="float" office:value="-7">
            <text:p>-7</text:p>
          </table:table-cell>
          <table:table-cell table:formula="of:=[.C$3]-[.A220]" office:value-type="float" office:value="-28.75">
            <text:p>-28.75</text:p>
          </table:table-cell>
          <table:table-cell table:formula="of:=-[.F$2]*[.F220]*[.F220]" office:value-type="float" office:value="-28.103125">
            <text:p>-28.10</text:p>
          </table:table-cell>
          <table:table-cell table:formula="of:=[.G220]-[.G219]" office:value-type="float" office:value="-0.486625">
            <text:p>-0.49</text:p>
          </table:table-cell>
          <table:table-cell/>
          <table:table-cell table:formula="of:=[.D220]" office:value-type="float" office:value="1103">
            <text:p>1103</text:p>
          </table:table-cell>
          <table:table-cell table:formula="of:=[.G220]" office:value-type="float" office:value="-28.103125">
            <text:p>-28.1</text:p>
          </table:table-cell>
          <table:table-cell table:formula="of:=-0.00002224*([.J220]-2048)*([.J220]-2048)" office:value-type="float" office:value="-19.860876">
            <text:p>-19.86</text:p>
          </table:table-cell>
          <table:table-cell table:formula="of:=[.K220]-[.L220]" office:value-type="float" office:value="-8.242249">
            <text:p>-8.24</text:p>
          </table:table-cell>
        </table:table-row>
        <table:table-row table:style-name="ro1">
          <table:table-cell table:formula="of:=[.A220]+0.25" office:value-type="float" office:value="54">
            <text:p>54.00</text:p>
          </table:table-cell>
          <table:table-cell table:formula="of:=([.A221]*9/5)+32" office:value-type="float" office:value="129.2">
            <text:p>129.20000</text:p>
          </table:table-cell>
          <table:table-cell table:formula="of:=[.B$3]*EXP(((1/([.A221]+[.B$2])-(1/([.C$3]+[.B$2])))*[.C$2]))" office:value-type="float" office:value="3.65718838402035">
            <text:p>3.65719</text:p>
          </table:table-cell>
          <table:table-cell table:formula="of:=INT(([.C221]/([.C221]+[.D$3]))*[.D$2]+0.5)" office:value-type="float" office:value="1097">
            <text:p>1097</text:p>
          </table:table-cell>
          <table:table-cell table:formula="of:=[.D221]-[.D220]" office:value-type="float" office:value="-6">
            <text:p>-6</text:p>
          </table:table-cell>
          <table:table-cell table:formula="of:=[.C$3]-[.A221]" office:value-type="float" office:value="-29">
            <text:p>-29.00</text:p>
          </table:table-cell>
          <table:table-cell table:formula="of:=-[.F$2]*[.F221]*[.F221]" office:value-type="float" office:value="-28.594">
            <text:p>-28.59</text:p>
          </table:table-cell>
          <table:table-cell table:formula="of:=[.G221]-[.G220]" office:value-type="float" office:value="-0.490874999999999">
            <text:p>-0.49</text:p>
          </table:table-cell>
          <table:table-cell/>
          <table:table-cell table:formula="of:=[.D221]" office:value-type="float" office:value="1097">
            <text:p>1097</text:p>
          </table:table-cell>
          <table:table-cell table:formula="of:=[.G221]" office:value-type="float" office:value="-28.594">
            <text:p>-28.59</text:p>
          </table:table-cell>
          <table:table-cell table:formula="of:=-0.00002224*([.J221]-2048)*([.J221]-2048)" office:value-type="float" office:value="-20.11387824">
            <text:p>-20.11</text:p>
          </table:table-cell>
          <table:table-cell table:formula="of:=[.K221]-[.L221]" office:value-type="float" office:value="-8.48012176">
            <text:p>-8.48</text:p>
          </table:table-cell>
        </table:table-row>
        <table:table-row table:style-name="ro1">
          <table:table-cell table:formula="of:=[.A221]+0.25" office:value-type="float" office:value="54.25">
            <text:p>54.25</text:p>
          </table:table-cell>
          <table:table-cell table:formula="of:=([.A222]*9/5)+32" office:value-type="float" office:value="129.65">
            <text:p>129.65000</text:p>
          </table:table-cell>
          <table:table-cell table:formula="of:=[.B$3]*EXP(((1/([.A222]+[.B$2])-(1/([.C$3]+[.B$2])))*[.C$2]))" office:value-type="float" office:value="3.62842347008432">
            <text:p>3.62842</text:p>
          </table:table-cell>
          <table:table-cell table:formula="of:=INT(([.C222]/([.C222]+[.D$3]))*[.D$2]+0.5)" office:value-type="float" office:value="1091">
            <text:p>1091</text:p>
          </table:table-cell>
          <table:table-cell table:formula="of:=[.D222]-[.D221]" office:value-type="float" office:value="-6">
            <text:p>-6</text:p>
          </table:table-cell>
          <table:table-cell table:formula="of:=[.C$3]-[.A222]" office:value-type="float" office:value="-29.25">
            <text:p>-29.25</text:p>
          </table:table-cell>
          <table:table-cell table:formula="of:=-[.F$2]*[.F222]*[.F222]" office:value-type="float" office:value="-29.089125">
            <text:p>-29.09</text:p>
          </table:table-cell>
          <table:table-cell table:formula="of:=[.G222]-[.G221]" office:value-type="float" office:value="-0.495125000000002">
            <text:p>-0.50</text:p>
          </table:table-cell>
          <table:table-cell/>
          <table:table-cell table:formula="of:=[.D222]" office:value-type="float" office:value="1091">
            <text:p>1091</text:p>
          </table:table-cell>
          <table:table-cell table:formula="of:=[.G222]" office:value-type="float" office:value="-29.089125">
            <text:p>-29.09</text:p>
          </table:table-cell>
          <table:table-cell table:formula="of:=-0.00002224*([.J222]-2048)*([.J222]-2048)" office:value-type="float" office:value="-20.36848176">
            <text:p>-20.37</text:p>
          </table:table-cell>
          <table:table-cell table:formula="of:=[.K222]-[.L222]" office:value-type="float" office:value="-8.72064324000001">
            <text:p>-8.72</text:p>
          </table:table-cell>
        </table:table-row>
        <table:table-row table:style-name="ro1">
          <table:table-cell table:formula="of:=[.A222]+0.25" office:value-type="float" office:value="54.5">
            <text:p>54.50</text:p>
          </table:table-cell>
          <table:table-cell table:formula="of:=([.A223]*9/5)+32" office:value-type="float" office:value="130.1">
            <text:p>130.10000</text:p>
          </table:table-cell>
          <table:table-cell table:formula="of:=[.B$3]*EXP(((1/([.A223]+[.B$2])-(1/([.C$3]+[.B$2])))*[.C$2]))" office:value-type="float" office:value="3.59992820001292">
            <text:p>3.59993</text:p>
          </table:table-cell>
          <table:table-cell table:formula="of:=INT(([.C223]/([.C223]+[.D$3]))*[.D$2]+0.5)" office:value-type="float" office:value="1084">
            <text:p>1084</text:p>
          </table:table-cell>
          <table:table-cell table:formula="of:=[.D223]-[.D222]" office:value-type="float" office:value="-7">
            <text:p>-7</text:p>
          </table:table-cell>
          <table:table-cell table:formula="of:=[.C$3]-[.A223]" office:value-type="float" office:value="-29.5">
            <text:p>-29.50</text:p>
          </table:table-cell>
          <table:table-cell table:formula="of:=-[.F$2]*[.F223]*[.F223]" office:value-type="float" office:value="-29.5885">
            <text:p>-29.59</text:p>
          </table:table-cell>
          <table:table-cell table:formula="of:=[.G223]-[.G222]" office:value-type="float" office:value="-0.499375000000001">
            <text:p>-0.50</text:p>
          </table:table-cell>
          <table:table-cell/>
          <table:table-cell table:formula="of:=[.D223]" office:value-type="float" office:value="1084">
            <text:p>1084</text:p>
          </table:table-cell>
          <table:table-cell table:formula="of:=[.G223]" office:value-type="float" office:value="-29.5885">
            <text:p>-29.59</text:p>
          </table:table-cell>
          <table:table-cell table:formula="of:=-0.00002224*([.J223]-2048)*([.J223]-2048)" office:value-type="float" office:value="-20.66754304">
            <text:p>-20.67</text:p>
          </table:table-cell>
          <table:table-cell table:formula="of:=[.K223]-[.L223]" office:value-type="float" office:value="-8.92095696">
            <text:p>-8.92</text:p>
          </table:table-cell>
        </table:table-row>
        <table:table-row table:style-name="ro1">
          <table:table-cell table:formula="of:=[.A223]+0.25" office:value-type="float" office:value="54.75">
            <text:p>54.75</text:p>
          </table:table-cell>
          <table:table-cell table:formula="of:=([.A224]*9/5)+32" office:value-type="float" office:value="130.55">
            <text:p>130.55000</text:p>
          </table:table-cell>
          <table:table-cell table:formula="of:=[.B$3]*EXP(((1/([.A224]+[.B$2])-(1/([.C$3]+[.B$2])))*[.C$2]))" office:value-type="float" office:value="3.57169967330611">
            <text:p>3.57170</text:p>
          </table:table-cell>
          <table:table-cell table:formula="of:=INT(([.C224]/([.C224]+[.D$3]))*[.D$2]+0.5)" office:value-type="float" office:value="1078">
            <text:p>1078</text:p>
          </table:table-cell>
          <table:table-cell table:formula="of:=[.D224]-[.D223]" office:value-type="float" office:value="-6">
            <text:p>-6</text:p>
          </table:table-cell>
          <table:table-cell table:formula="of:=[.C$3]-[.A224]" office:value-type="float" office:value="-29.75">
            <text:p>-29.75</text:p>
          </table:table-cell>
          <table:table-cell table:formula="of:=-[.F$2]*[.F224]*[.F224]" office:value-type="float" office:value="-30.092125">
            <text:p>-30.09</text:p>
          </table:table-cell>
          <table:table-cell table:formula="of:=[.G224]-[.G223]" office:value-type="float" office:value="-0.503625">
            <text:p>-0.50</text:p>
          </table:table-cell>
          <table:table-cell/>
          <table:table-cell table:formula="of:=[.D224]" office:value-type="float" office:value="1078">
            <text:p>1078</text:p>
          </table:table-cell>
          <table:table-cell table:formula="of:=[.G224]" office:value-type="float" office:value="-30.092125">
            <text:p>-30.09</text:p>
          </table:table-cell>
          <table:table-cell table:formula="of:=-0.00002224*([.J224]-2048)*([.J224]-2048)" office:value-type="float" office:value="-20.925616">
            <text:p>-20.93</text:p>
          </table:table-cell>
          <table:table-cell table:formula="of:=[.K224]-[.L224]" office:value-type="float" office:value="-9.16650900000001">
            <text:p>-9.17</text:p>
          </table:table-cell>
        </table:table-row>
        <table:table-row table:style-name="ro1">
          <table:table-cell table:formula="of:=[.A224]+0.25" office:value-type="float" office:value="55">
            <text:p>55.00</text:p>
          </table:table-cell>
          <table:table-cell table:formula="of:=([.A225]*9/5)+32" office:value-type="float" office:value="131">
            <text:p>131.00000</text:p>
          </table:table-cell>
          <table:table-cell table:formula="of:=[.B$3]*EXP(((1/([.A225]+[.B$2])-(1/([.C$3]+[.B$2])))*[.C$2]))" office:value-type="float" office:value="3.54373502444883">
            <text:p>3.54374</text:p>
          </table:table-cell>
          <table:table-cell table:formula="of:=INT(([.C225]/([.C225]+[.D$3]))*[.D$2]+0.5)" office:value-type="float" office:value="1072">
            <text:p>1072</text:p>
          </table:table-cell>
          <table:table-cell table:formula="of:=[.D225]-[.D224]" office:value-type="float" office:value="-6">
            <text:p>-6</text:p>
          </table:table-cell>
          <table:table-cell table:formula="of:=[.C$3]-[.A225]" office:value-type="float" office:value="-30">
            <text:p>-30.00</text:p>
          </table:table-cell>
          <table:table-cell table:formula="of:=-[.F$2]*[.F225]*[.F225]" office:value-type="float" office:value="-30.6">
            <text:p>-30.60</text:p>
          </table:table-cell>
          <table:table-cell table:formula="of:=[.G225]-[.G224]" office:value-type="float" office:value="-0.507874999999999">
            <text:p>-0.51</text:p>
          </table:table-cell>
          <table:table-cell/>
          <table:table-cell table:formula="of:=[.D225]" office:value-type="float" office:value="1072">
            <text:p>1072</text:p>
          </table:table-cell>
          <table:table-cell table:formula="of:=[.G225]" office:value-type="float" office:value="-30.6">
            <text:p>-30.6</text:p>
          </table:table-cell>
          <table:table-cell table:formula="of:=-0.00002224*([.J225]-2048)*([.J225]-2048)" office:value-type="float" office:value="-21.18529024">
            <text:p>-21.19</text:p>
          </table:table-cell>
          <table:table-cell table:formula="of:=[.K225]-[.L225]" office:value-type="float" office:value="-9.41470976">
            <text:p>-9.41</text:p>
          </table:table-cell>
        </table:table-row>
        <table:table-row table:style-name="ro1">
          <table:table-cell table:formula="of:=[.A225]+0.25" office:value-type="float" office:value="55.25">
            <text:p>55.25</text:p>
          </table:table-cell>
          <table:table-cell table:formula="of:=([.A226]*9/5)+32" office:value-type="float" office:value="131.45">
            <text:p>131.45000</text:p>
          </table:table-cell>
          <table:table-cell table:formula="of:=[.B$3]*EXP(((1/([.A226]+[.B$2])-(1/([.C$3]+[.B$2])))*[.C$2]))" office:value-type="float" office:value="3.51603142244529">
            <text:p>3.51603</text:p>
          </table:table-cell>
          <table:table-cell table:formula="of:=INT(([.C226]/([.C226]+[.D$3]))*[.D$2]+0.5)" office:value-type="float" office:value="1066">
            <text:p>1066</text:p>
          </table:table-cell>
          <table:table-cell table:formula="of:=[.D226]-[.D225]" office:value-type="float" office:value="-6">
            <text:p>-6</text:p>
          </table:table-cell>
          <table:table-cell table:formula="of:=[.C$3]-[.A226]" office:value-type="float" office:value="-30.25">
            <text:p>-30.25</text:p>
          </table:table-cell>
          <table:table-cell table:formula="of:=-[.F$2]*[.F226]*[.F226]" office:value-type="float" office:value="-31.112125">
            <text:p>-31.11</text:p>
          </table:table-cell>
          <table:table-cell table:formula="of:=[.G226]-[.G225]" office:value-type="float" office:value="-0.512124999999998">
            <text:p>-0.51</text:p>
          </table:table-cell>
          <table:table-cell/>
          <table:table-cell table:formula="of:=[.D226]" office:value-type="float" office:value="1066">
            <text:p>1066</text:p>
          </table:table-cell>
          <table:table-cell table:formula="of:=[.G226]" office:value-type="float" office:value="-31.112125">
            <text:p>-31.11</text:p>
          </table:table-cell>
          <table:table-cell table:formula="of:=-0.00002224*([.J226]-2048)*([.J226]-2048)" office:value-type="float" office:value="-21.44656576">
            <text:p>-21.45</text:p>
          </table:table-cell>
          <table:table-cell table:formula="of:=[.K226]-[.L226]" office:value-type="float" office:value="-9.66555924">
            <text:p>-9.67</text:p>
          </table:table-cell>
        </table:table-row>
        <table:table-row table:style-name="ro1">
          <table:table-cell table:formula="of:=[.A226]+0.25" office:value-type="float" office:value="55.5">
            <text:p>55.50</text:p>
          </table:table-cell>
          <table:table-cell table:formula="of:=([.A227]*9/5)+32" office:value-type="float" office:value="131.9">
            <text:p>131.90000</text:p>
          </table:table-cell>
          <table:table-cell table:formula="of:=[.B$3]*EXP(((1/([.A227]+[.B$2])-(1/([.C$3]+[.B$2])))*[.C$2]))" office:value-type="float" office:value="3.48858607036006">
            <text:p>3.48859</text:p>
          </table:table-cell>
          <table:table-cell table:formula="of:=INT(([.C227]/([.C227]+[.D$3]))*[.D$2]+0.5)" office:value-type="float" office:value="1059">
            <text:p>1059</text:p>
          </table:table-cell>
          <table:table-cell table:formula="of:=[.D227]-[.D226]" office:value-type="float" office:value="-7">
            <text:p>-7</text:p>
          </table:table-cell>
          <table:table-cell table:formula="of:=[.C$3]-[.A227]" office:value-type="float" office:value="-30.5">
            <text:p>-30.50</text:p>
          </table:table-cell>
          <table:table-cell table:formula="of:=-[.F$2]*[.F227]*[.F227]" office:value-type="float" office:value="-31.6285">
            <text:p>-31.63</text:p>
          </table:table-cell>
          <table:table-cell table:formula="of:=[.G227]-[.G226]" office:value-type="float" office:value="-0.516375000000007">
            <text:p>-0.52</text:p>
          </table:table-cell>
          <table:table-cell/>
          <table:table-cell table:formula="of:=[.D227]" office:value-type="float" office:value="1059">
            <text:p>1059</text:p>
          </table:table-cell>
          <table:table-cell table:formula="of:=[.G227]" office:value-type="float" office:value="-31.6285">
            <text:p>-31.63</text:p>
          </table:table-cell>
          <table:table-cell table:formula="of:=-0.00002224*([.J227]-2048)*([.J227]-2048)" office:value-type="float" office:value="-21.75341104">
            <text:p>-21.75</text:p>
          </table:table-cell>
          <table:table-cell table:formula="of:=[.K227]-[.L227]" office:value-type="float" office:value="-9.87508896">
            <text:p>-9.88</text:p>
          </table:table-cell>
        </table:table-row>
        <table:table-row table:style-name="ro1">
          <table:table-cell table:formula="of:=[.A227]+0.25" office:value-type="float" office:value="55.75">
            <text:p>55.75</text:p>
          </table:table-cell>
          <table:table-cell table:formula="of:=([.A228]*9/5)+32" office:value-type="float" office:value="132.35">
            <text:p>132.35000</text:p>
          </table:table-cell>
          <table:table-cell table:formula="of:=[.B$3]*EXP(((1/([.A228]+[.B$2])-(1/([.C$3]+[.B$2])))*[.C$2]))" office:value-type="float" office:value="3.46139620486576">
            <text:p>3.46140</text:p>
          </table:table-cell>
          <table:table-cell table:formula="of:=INT(([.C228]/([.C228]+[.D$3]))*[.D$2]+0.5)" office:value-type="float" office:value="1053">
            <text:p>1053</text:p>
          </table:table-cell>
          <table:table-cell table:formula="of:=[.D228]-[.D227]" office:value-type="float" office:value="-6">
            <text:p>-6</text:p>
          </table:table-cell>
          <table:table-cell table:formula="of:=[.C$3]-[.A228]" office:value-type="float" office:value="-30.75">
            <text:p>-30.75</text:p>
          </table:table-cell>
          <table:table-cell table:formula="of:=-[.F$2]*[.F228]*[.F228]" office:value-type="float" office:value="-32.149125">
            <text:p>-32.15</text:p>
          </table:table-cell>
          <table:table-cell table:formula="of:=[.G228]-[.G227]" office:value-type="float" office:value="-0.520624999999999">
            <text:p>-0.52</text:p>
          </table:table-cell>
          <table:table-cell/>
          <table:table-cell table:formula="of:=[.D228]" office:value-type="float" office:value="1053">
            <text:p>1053</text:p>
          </table:table-cell>
          <table:table-cell table:formula="of:=[.G228]" office:value-type="float" office:value="-32.149125">
            <text:p>-32.15</text:p>
          </table:table-cell>
          <table:table-cell table:formula="of:=-0.00002224*([.J228]-2048)*([.J228]-2048)" office:value-type="float" office:value="-22.018156">
            <text:p>-22.02</text:p>
          </table:table-cell>
          <table:table-cell table:formula="of:=[.K228]-[.L228]" office:value-type="float" office:value="-10.130969">
            <text:p>-10.13</text:p>
          </table:table-cell>
        </table:table-row>
        <table:table-row table:style-name="ro1">
          <table:table-cell table:formula="of:=[.A228]+0.25" office:value-type="float" office:value="56">
            <text:p>56.00</text:p>
          </table:table-cell>
          <table:table-cell table:formula="of:=([.A229]*9/5)+32" office:value-type="float" office:value="132.8">
            <text:p>132.80000</text:p>
          </table:table-cell>
          <table:table-cell table:formula="of:=[.B$3]*EXP(((1/([.A229]+[.B$2])-(1/([.C$3]+[.B$2])))*[.C$2]))" office:value-type="float" office:value="3.43445909579732">
            <text:p>3.43446</text:p>
          </table:table-cell>
          <table:table-cell table:formula="of:=INT(([.C229]/([.C229]+[.D$3]))*[.D$2]+0.5)" office:value-type="float" office:value="1047">
            <text:p>1047</text:p>
          </table:table-cell>
          <table:table-cell table:formula="of:=[.D229]-[.D228]" office:value-type="float" office:value="-6">
            <text:p>-6</text:p>
          </table:table-cell>
          <table:table-cell table:formula="of:=[.C$3]-[.A229]" office:value-type="float" office:value="-31">
            <text:p>-31.00</text:p>
          </table:table-cell>
          <table:table-cell table:formula="of:=-[.F$2]*[.F229]*[.F229]" office:value-type="float" office:value="-32.674">
            <text:p>-32.67</text:p>
          </table:table-cell>
          <table:table-cell table:formula="of:=[.G229]-[.G228]" office:value-type="float" office:value="-0.524874999999994">
            <text:p>-0.52</text:p>
          </table:table-cell>
          <table:table-cell/>
          <table:table-cell table:formula="of:=[.D229]" office:value-type="float" office:value="1047">
            <text:p>1047</text:p>
          </table:table-cell>
          <table:table-cell table:formula="of:=[.G229]" office:value-type="float" office:value="-32.674">
            <text:p>-32.67</text:p>
          </table:table-cell>
          <table:table-cell table:formula="of:=-0.00002224*([.J229]-2048)*([.J229]-2048)" office:value-type="float" office:value="-22.28450224">
            <text:p>-22.28</text:p>
          </table:table-cell>
          <table:table-cell table:formula="of:=[.K229]-[.L229]" office:value-type="float" office:value="-10.38949776">
            <text:p>-10.39</text:p>
          </table:table-cell>
        </table:table-row>
        <table:table-row table:style-name="ro1">
          <table:table-cell table:formula="of:=[.A229]+0.25" office:value-type="float" office:value="56.25">
            <text:p>56.25</text:p>
          </table:table-cell>
          <table:table-cell table:formula="of:=([.A230]*9/5)+32" office:value-type="float" office:value="133.25">
            <text:p>133.25000</text:p>
          </table:table-cell>
          <table:table-cell table:formula="of:=[.B$3]*EXP(((1/([.A230]+[.B$2])-(1/([.C$3]+[.B$2])))*[.C$2]))" office:value-type="float" office:value="3.40777204571272">
            <text:p>3.40777</text:p>
          </table:table-cell>
          <table:table-cell table:formula="of:=INT(([.C230]/([.C230]+[.D$3]))*[.D$2]+0.5)" office:value-type="float" office:value="1041">
            <text:p>1041</text:p>
          </table:table-cell>
          <table:table-cell table:formula="of:=[.D230]-[.D229]" office:value-type="float" office:value="-6">
            <text:p>-6</text:p>
          </table:table-cell>
          <table:table-cell table:formula="of:=[.C$3]-[.A230]" office:value-type="float" office:value="-31.25">
            <text:p>-31.25</text:p>
          </table:table-cell>
          <table:table-cell table:formula="of:=-[.F$2]*[.F230]*[.F230]" office:value-type="float" office:value="-33.203125">
            <text:p>-33.20</text:p>
          </table:table-cell>
          <table:table-cell table:formula="of:=[.G230]-[.G229]" office:value-type="float" office:value="-0.529125000000001">
            <text:p>-0.53</text:p>
          </table:table-cell>
          <table:table-cell/>
          <table:table-cell table:formula="of:=[.D230]" office:value-type="float" office:value="1041">
            <text:p>1041</text:p>
          </table:table-cell>
          <table:table-cell table:formula="of:=[.G230]" office:value-type="float" office:value="-33.203125">
            <text:p>-33.2</text:p>
          </table:table-cell>
          <table:table-cell table:formula="of:=-0.00002224*([.J230]-2048)*([.J230]-2048)" office:value-type="float" office:value="-22.55244976">
            <text:p>-22.55</text:p>
          </table:table-cell>
          <table:table-cell table:formula="of:=[.K230]-[.L230]" office:value-type="float" office:value="-10.65067524">
            <text:p>-10.65</text:p>
          </table:table-cell>
        </table:table-row>
        <table:table-row table:style-name="ro1">
          <table:table-cell table:formula="of:=[.A230]+0.25" office:value-type="float" office:value="56.5">
            <text:p>56.50</text:p>
          </table:table-cell>
          <table:table-cell table:formula="of:=([.A231]*9/5)+32" office:value-type="float" office:value="133.7">
            <text:p>133.70000</text:p>
          </table:table-cell>
          <table:table-cell table:formula="of:=[.B$3]*EXP(((1/([.A231]+[.B$2])-(1/([.C$3]+[.B$2])))*[.C$2]))" office:value-type="float" office:value="3.38133238946007">
            <text:p>3.38133</text:p>
          </table:table-cell>
          <table:table-cell table:formula="of:=INT(([.C231]/([.C231]+[.D$3]))*[.D$2]+0.5)" office:value-type="float" office:value="1035">
            <text:p>1035</text:p>
          </table:table-cell>
          <table:table-cell table:formula="of:=[.D231]-[.D230]" office:value-type="float" office:value="-6">
            <text:p>-6</text:p>
          </table:table-cell>
          <table:table-cell table:formula="of:=[.C$3]-[.A231]" office:value-type="float" office:value="-31.5">
            <text:p>-31.50</text:p>
          </table:table-cell>
          <table:table-cell table:formula="of:=-[.F$2]*[.F231]*[.F231]" office:value-type="float" office:value="-33.7365">
            <text:p>-33.74</text:p>
          </table:table-cell>
          <table:table-cell table:formula="of:=[.G231]-[.G230]" office:value-type="float" office:value="-0.533375000000007">
            <text:p>-0.53</text:p>
          </table:table-cell>
          <table:table-cell/>
          <table:table-cell table:formula="of:=[.D231]" office:value-type="float" office:value="1035">
            <text:p>1035</text:p>
          </table:table-cell>
          <table:table-cell table:formula="of:=[.G231]" office:value-type="float" office:value="-33.7365">
            <text:p>-33.74</text:p>
          </table:table-cell>
          <table:table-cell table:formula="of:=-0.00002224*([.J231]-2048)*([.J231]-2048)" office:value-type="float" office:value="-22.82199856">
            <text:p>-22.82</text:p>
          </table:table-cell>
          <table:table-cell table:formula="of:=[.K231]-[.L231]" office:value-type="float" office:value="-10.91450144">
            <text:p>-10.91</text:p>
          </table:table-cell>
        </table:table-row>
        <table:table-row table:style-name="ro1">
          <table:table-cell table:formula="of:=[.A231]+0.25" office:value-type="float" office:value="56.75">
            <text:p>56.75</text:p>
          </table:table-cell>
          <table:table-cell table:formula="of:=([.A232]*9/5)+32" office:value-type="float" office:value="134.15">
            <text:p>134.15000</text:p>
          </table:table-cell>
          <table:table-cell table:formula="of:=[.B$3]*EXP(((1/([.A232]+[.B$2])-(1/([.C$3]+[.B$2])))*[.C$2]))" office:value-type="float" office:value="3.35513749375088">
            <text:p>3.35514</text:p>
          </table:table-cell>
          <table:table-cell table:formula="of:=INT(([.C232]/([.C232]+[.D$3]))*[.D$2]+0.5)" office:value-type="float" office:value="1029">
            <text:p>1029</text:p>
          </table:table-cell>
          <table:table-cell table:formula="of:=[.D232]-[.D231]" office:value-type="float" office:value="-6">
            <text:p>-6</text:p>
          </table:table-cell>
          <table:table-cell table:formula="of:=[.C$3]-[.A232]" office:value-type="float" office:value="-31.75">
            <text:p>-31.75</text:p>
          </table:table-cell>
          <table:table-cell table:formula="of:=-[.F$2]*[.F232]*[.F232]" office:value-type="float" office:value="-34.274125">
            <text:p>-34.27</text:p>
          </table:table-cell>
          <table:table-cell table:formula="of:=[.G232]-[.G231]" office:value-type="float" office:value="-0.537624999999998">
            <text:p>-0.54</text:p>
          </table:table-cell>
          <table:table-cell/>
          <table:table-cell table:formula="of:=[.D232]" office:value-type="float" office:value="1029">
            <text:p>1029</text:p>
          </table:table-cell>
          <table:table-cell table:formula="of:=[.G232]" office:value-type="float" office:value="-34.274125">
            <text:p>-34.27</text:p>
          </table:table-cell>
          <table:table-cell table:formula="of:=-0.00002224*([.J232]-2048)*([.J232]-2048)" office:value-type="float" office:value="-23.09314864">
            <text:p>-23.09</text:p>
          </table:table-cell>
          <table:table-cell table:formula="of:=[.K232]-[.L232]" office:value-type="float" office:value="-11.18097636">
            <text:p>-11.18</text:p>
          </table:table-cell>
        </table:table-row>
        <table:table-row table:style-name="ro1">
          <table:table-cell table:formula="of:=[.A232]+0.25" office:value-type="float" office:value="57">
            <text:p>57.00</text:p>
          </table:table-cell>
          <table:table-cell table:formula="of:=([.A233]*9/5)+32" office:value-type="float" office:value="134.6">
            <text:p>134.60000</text:p>
          </table:table-cell>
          <table:table-cell table:formula="of:=[.B$3]*EXP(((1/([.A233]+[.B$2])-(1/([.C$3]+[.B$2])))*[.C$2]))" office:value-type="float" office:value="3.32918475673956">
            <text:p>3.32918</text:p>
          </table:table-cell>
          <table:table-cell table:formula="of:=INT(([.C233]/([.C233]+[.D$3]))*[.D$2]+0.5)" office:value-type="float" office:value="1023">
            <text:p>1023</text:p>
          </table:table-cell>
          <table:table-cell table:formula="of:=[.D233]-[.D232]" office:value-type="float" office:value="-6">
            <text:p>-6</text:p>
          </table:table-cell>
          <table:table-cell table:formula="of:=[.C$3]-[.A233]" office:value-type="float" office:value="-32">
            <text:p>-32.00</text:p>
          </table:table-cell>
          <table:table-cell table:formula="of:=-[.F$2]*[.F233]*[.F233]" office:value-type="float" office:value="-34.816">
            <text:p>-34.82</text:p>
          </table:table-cell>
          <table:table-cell table:formula="of:=[.G233]-[.G232]" office:value-type="float" office:value="-0.541874999999997">
            <text:p>-0.54</text:p>
          </table:table-cell>
          <table:table-cell/>
          <table:table-cell table:formula="of:=[.D233]" office:value-type="float" office:value="1023">
            <text:p>1023</text:p>
          </table:table-cell>
          <table:table-cell table:formula="of:=[.G233]" office:value-type="float" office:value="-34.816">
            <text:p>-34.82</text:p>
          </table:table-cell>
          <table:table-cell table:formula="of:=-0.00002224*([.J233]-2048)*([.J233]-2048)" office:value-type="float" office:value="-23.3659">
            <text:p>-23.37</text:p>
          </table:table-cell>
          <table:table-cell table:formula="of:=[.K233]-[.L233]" office:value-type="float" office:value="-11.4501">
            <text:p>-11.45</text:p>
          </table:table-cell>
        </table:table-row>
        <table:table-row table:style-name="ro1">
          <table:table-cell table:formula="of:=[.A233]+0.25" office:value-type="float" office:value="57.25">
            <text:p>57.25</text:p>
          </table:table-cell>
          <table:table-cell table:formula="of:=([.A234]*9/5)+32" office:value-type="float" office:value="135.05">
            <text:p>135.05000</text:p>
          </table:table-cell>
          <table:table-cell table:formula="of:=[.B$3]*EXP(((1/([.A234]+[.B$2])-(1/([.C$3]+[.B$2])))*[.C$2]))" office:value-type="float" office:value="3.30347160760893">
            <text:p>3.30347</text:p>
          </table:table-cell>
          <table:table-cell table:formula="of:=INT(([.C234]/([.C234]+[.D$3]))*[.D$2]+0.5)" office:value-type="float" office:value="1017">
            <text:p>1017</text:p>
          </table:table-cell>
          <table:table-cell table:formula="of:=[.D234]-[.D233]" office:value-type="float" office:value="-6">
            <text:p>-6</text:p>
          </table:table-cell>
          <table:table-cell table:formula="of:=[.C$3]-[.A234]" office:value-type="float" office:value="-32.25">
            <text:p>-32.25</text:p>
          </table:table-cell>
          <table:table-cell table:formula="of:=-[.F$2]*[.F234]*[.F234]" office:value-type="float" office:value="-35.362125">
            <text:p>-35.36</text:p>
          </table:table-cell>
          <table:table-cell table:formula="of:=[.G234]-[.G233]" office:value-type="float" office:value="-0.546124999999996">
            <text:p>-0.55</text:p>
          </table:table-cell>
          <table:table-cell/>
          <table:table-cell table:formula="of:=[.D234]" office:value-type="float" office:value="1017">
            <text:p>1017</text:p>
          </table:table-cell>
          <table:table-cell table:formula="of:=[.G234]" office:value-type="float" office:value="-35.362125">
            <text:p>-35.36</text:p>
          </table:table-cell>
          <table:table-cell table:formula="of:=-0.00002224*([.J234]-2048)*([.J234]-2048)" office:value-type="float" office:value="-23.64025264">
            <text:p>-23.64</text:p>
          </table:table-cell>
          <table:table-cell table:formula="of:=[.K234]-[.L234]" office:value-type="float" office:value="-11.72187236">
            <text:p>-11.72</text:p>
          </table:table-cell>
        </table:table-row>
        <table:table-row table:style-name="ro1">
          <table:table-cell table:formula="of:=[.A234]+0.25" office:value-type="float" office:value="57.5">
            <text:p>57.50</text:p>
          </table:table-cell>
          <table:table-cell table:formula="of:=([.A235]*9/5)+32" office:value-type="float" office:value="135.5">
            <text:p>135.50000</text:p>
          </table:table-cell>
          <table:table-cell table:formula="of:=[.B$3]*EXP(((1/([.A235]+[.B$2])-(1/([.C$3]+[.B$2])))*[.C$2]))" office:value-type="float" office:value="3.27799550616169">
            <text:p>3.27800</text:p>
          </table:table-cell>
          <table:table-cell table:formula="of:=INT(([.C235]/([.C235]+[.D$3]))*[.D$2]+0.5)" office:value-type="float" office:value="1011">
            <text:p>1011</text:p>
          </table:table-cell>
          <table:table-cell table:formula="of:=[.D235]-[.D234]" office:value-type="float" office:value="-6">
            <text:p>-6</text:p>
          </table:table-cell>
          <table:table-cell table:formula="of:=[.C$3]-[.A235]" office:value-type="float" office:value="-32.5">
            <text:p>-32.50</text:p>
          </table:table-cell>
          <table:table-cell table:formula="of:=-[.F$2]*[.F235]*[.F235]" office:value-type="float" office:value="-35.9125">
            <text:p>-35.91</text:p>
          </table:table-cell>
          <table:table-cell table:formula="of:=[.G235]-[.G234]" office:value-type="float" office:value="-0.550375000000003">
            <text:p>-0.55</text:p>
          </table:table-cell>
          <table:table-cell/>
          <table:table-cell table:formula="of:=[.D235]" office:value-type="float" office:value="1011">
            <text:p>1011</text:p>
          </table:table-cell>
          <table:table-cell table:formula="of:=[.G235]" office:value-type="float" office:value="-35.9125">
            <text:p>-35.91</text:p>
          </table:table-cell>
          <table:table-cell table:formula="of:=-0.00002224*([.J235]-2048)*([.J235]-2048)" office:value-type="float" office:value="-23.91620656">
            <text:p>-23.92</text:p>
          </table:table-cell>
          <table:table-cell table:formula="of:=[.K235]-[.L235]" office:value-type="float" office:value="-11.99629344">
            <text:p>-12</text:p>
          </table:table-cell>
        </table:table-row>
        <table:table-row table:style-name="ro1">
          <table:table-cell table:formula="of:=[.A235]+0.25" office:value-type="float" office:value="57.75">
            <text:p>57.75</text:p>
          </table:table-cell>
          <table:table-cell table:formula="of:=([.A236]*9/5)+32" office:value-type="float" office:value="135.95">
            <text:p>135.95000</text:p>
          </table:table-cell>
          <table:table-cell table:formula="of:=[.B$3]*EXP(((1/([.A236]+[.B$2])-(1/([.C$3]+[.B$2])))*[.C$2]))" office:value-type="float" office:value="3.25275394241778">
            <text:p>3.25275</text:p>
          </table:table-cell>
          <table:table-cell table:formula="of:=INT(([.C236]/([.C236]+[.D$3]))*[.D$2]+0.5)" office:value-type="float" office:value="1005">
            <text:p>1005</text:p>
          </table:table-cell>
          <table:table-cell table:formula="of:=[.D236]-[.D235]" office:value-type="float" office:value="-6">
            <text:p>-6</text:p>
          </table:table-cell>
          <table:table-cell table:formula="of:=[.C$3]-[.A236]" office:value-type="float" office:value="-32.75">
            <text:p>-32.75</text:p>
          </table:table-cell>
          <table:table-cell table:formula="of:=-[.F$2]*[.F236]*[.F236]" office:value-type="float" office:value="-36.467125">
            <text:p>-36.47</text:p>
          </table:table-cell>
          <table:table-cell table:formula="of:=[.G236]-[.G235]" office:value-type="float" office:value="-0.554625000000002">
            <text:p>-0.55</text:p>
          </table:table-cell>
          <table:table-cell/>
          <table:table-cell table:formula="of:=[.D236]" office:value-type="float" office:value="1005">
            <text:p>1005</text:p>
          </table:table-cell>
          <table:table-cell table:formula="of:=[.G236]" office:value-type="float" office:value="-36.467125">
            <text:p>-36.47</text:p>
          </table:table-cell>
          <table:table-cell table:formula="of:=-0.00002224*([.J236]-2048)*([.J236]-2048)" office:value-type="float" office:value="-24.19376176">
            <text:p>-24.19</text:p>
          </table:table-cell>
          <table:table-cell table:formula="of:=[.K236]-[.L236]" office:value-type="float" office:value="-12.27336324">
            <text:p>-12.27</text:p>
          </table:table-cell>
        </table:table-row>
        <table:table-row table:style-name="ro1">
          <table:table-cell table:formula="of:=[.A236]+0.25" office:value-type="float" office:value="58">
            <text:p>58.00</text:p>
          </table:table-cell>
          <table:table-cell table:formula="of:=([.A237]*9/5)+32" office:value-type="float" office:value="136.4">
            <text:p>136.40000</text:p>
          </table:table-cell>
          <table:table-cell table:formula="of:=[.B$3]*EXP(((1/([.A237]+[.B$2])-(1/([.C$3]+[.B$2])))*[.C$2]))" office:value-type="float" office:value="3.2277444362175">
            <text:p>3.22774</text:p>
          </table:table-cell>
          <table:table-cell table:formula="of:=INT(([.C237]/([.C237]+[.D$3]))*[.D$2]+0.5)" office:value-type="float" office:value="999">
            <text:p>999</text:p>
          </table:table-cell>
          <table:table-cell table:formula="of:=[.D237]-[.D236]" office:value-type="float" office:value="-6">
            <text:p>-6</text:p>
          </table:table-cell>
          <table:table-cell table:formula="of:=[.C$3]-[.A237]" office:value-type="float" office:value="-33">
            <text:p>-33.00</text:p>
          </table:table-cell>
          <table:table-cell table:formula="of:=-[.F$2]*[.F237]*[.F237]" office:value-type="float" office:value="-37.026">
            <text:p>-37.03</text:p>
          </table:table-cell>
          <table:table-cell table:formula="of:=[.G237]-[.G236]" office:value-type="float" office:value="-0.558875">
            <text:p>-0.56</text:p>
          </table:table-cell>
          <table:table-cell/>
          <table:table-cell table:formula="of:=[.D237]" office:value-type="float" office:value="999">
            <text:p>999</text:p>
          </table:table-cell>
          <table:table-cell table:formula="of:=[.G237]" office:value-type="float" office:value="-37.026">
            <text:p>-37.03</text:p>
          </table:table-cell>
          <table:table-cell table:formula="of:=-0.00002224*([.J237]-2048)*([.J237]-2048)" office:value-type="float" office:value="-24.47291824">
            <text:p>-24.47</text:p>
          </table:table-cell>
          <table:table-cell table:formula="of:=[.K237]-[.L237]" office:value-type="float" office:value="-12.55308176">
            <text:p>-12.55</text:p>
          </table:table-cell>
        </table:table-row>
        <table:table-row table:style-name="ro1">
          <table:table-cell table:formula="of:=[.A237]+0.25" office:value-type="float" office:value="58.25">
            <text:p>58.25</text:p>
          </table:table-cell>
          <table:table-cell table:formula="of:=([.A238]*9/5)+32" office:value-type="float" office:value="136.85">
            <text:p>136.85000</text:p>
          </table:table-cell>
          <table:table-cell table:formula="of:=[.B$3]*EXP(((1/([.A238]+[.B$2])-(1/([.C$3]+[.B$2])))*[.C$2]))" office:value-type="float" office:value="3.20296453683033">
            <text:p>3.20296</text:p>
          </table:table-cell>
          <table:table-cell table:formula="of:=INT(([.C238]/([.C238]+[.D$3]))*[.D$2]+0.5)" office:value-type="float" office:value="994">
            <text:p>994</text:p>
          </table:table-cell>
          <table:table-cell table:formula="of:=[.D238]-[.D237]" office:value-type="float" office:value="-5">
            <text:p>-5</text:p>
          </table:table-cell>
          <table:table-cell table:formula="of:=[.C$3]-[.A238]" office:value-type="float" office:value="-33.25">
            <text:p>-33.25</text:p>
          </table:table-cell>
          <table:table-cell table:formula="of:=-[.F$2]*[.F238]*[.F238]" office:value-type="float" office:value="-37.589125">
            <text:p>-37.59</text:p>
          </table:table-cell>
          <table:table-cell table:formula="of:=[.G238]-[.G237]" office:value-type="float" office:value="-0.563124999999999">
            <text:p>-0.56</text:p>
          </table:table-cell>
          <table:table-cell/>
          <table:table-cell table:formula="of:=[.D238]" office:value-type="float" office:value="994">
            <text:p>994</text:p>
          </table:table-cell>
          <table:table-cell table:formula="of:=[.G238]" office:value-type="float" office:value="-37.589125">
            <text:p>-37.59</text:p>
          </table:table-cell>
          <table:table-cell table:formula="of:=-0.00002224*([.J238]-2048)*([.J238]-2048)" office:value-type="float" office:value="-24.70677184">
            <text:p>-24.71</text:p>
          </table:table-cell>
          <table:table-cell table:formula="of:=[.K238]-[.L238]" office:value-type="float" office:value="-12.88235316">
            <text:p>-12.88</text:p>
          </table:table-cell>
        </table:table-row>
        <table:table-row table:style-name="ro1">
          <table:table-cell table:formula="of:=[.A238]+0.25" office:value-type="float" office:value="58.5">
            <text:p>58.50</text:p>
          </table:table-cell>
          <table:table-cell table:formula="of:=([.A239]*9/5)+32" office:value-type="float" office:value="137.3">
            <text:p>137.30000</text:p>
          </table:table-cell>
          <table:table-cell table:formula="of:=[.B$3]*EXP(((1/([.A239]+[.B$2])-(1/([.C$3]+[.B$2])))*[.C$2]))" office:value-type="float" office:value="3.17841182256935">
            <text:p>3.17841</text:p>
          </table:table-cell>
          <table:table-cell table:formula="of:=INT(([.C239]/([.C239]+[.D$3]))*[.D$2]+0.5)" office:value-type="float" office:value="988">
            <text:p>988</text:p>
          </table:table-cell>
          <table:table-cell table:formula="of:=[.D239]-[.D238]" office:value-type="float" office:value="-6">
            <text:p>-6</text:p>
          </table:table-cell>
          <table:table-cell table:formula="of:=[.C$3]-[.A239]" office:value-type="float" office:value="-33.5">
            <text:p>-33.50</text:p>
          </table:table-cell>
          <table:table-cell table:formula="of:=-[.F$2]*[.F239]*[.F239]" office:value-type="float" office:value="-38.1565">
            <text:p>-38.16</text:p>
          </table:table-cell>
          <table:table-cell table:formula="of:=[.G239]-[.G238]" office:value-type="float" office:value="-0.567374999999998">
            <text:p>-0.57</text:p>
          </table:table-cell>
          <table:table-cell/>
          <table:table-cell table:formula="of:=[.D239]" office:value-type="float" office:value="988">
            <text:p>988</text:p>
          </table:table-cell>
          <table:table-cell table:formula="of:=[.G239]" office:value-type="float" office:value="-38.1565">
            <text:p>-38.16</text:p>
          </table:table-cell>
          <table:table-cell table:formula="of:=-0.00002224*([.J239]-2048)*([.J239]-2048)" office:value-type="float" office:value="-24.988864">
            <text:p>-24.99</text:p>
          </table:table-cell>
          <table:table-cell table:formula="of:=[.K239]-[.L239]" office:value-type="float" office:value="-13.167636">
            <text:p>-13.17</text:p>
          </table:table-cell>
        </table:table-row>
        <table:table-row table:style-name="ro1">
          <table:table-cell table:formula="of:=[.A239]+0.25" office:value-type="float" office:value="58.75">
            <text:p>58.75</text:p>
          </table:table-cell>
          <table:table-cell table:formula="of:=([.A240]*9/5)+32" office:value-type="float" office:value="137.75">
            <text:p>137.75000</text:p>
          </table:table-cell>
          <table:table-cell table:formula="of:=[.B$3]*EXP(((1/([.A240]+[.B$2])-(1/([.C$3]+[.B$2])))*[.C$2]))" office:value-type="float" office:value="3.15408390041113">
            <text:p>3.15408</text:p>
          </table:table-cell>
          <table:table-cell table:formula="of:=INT(([.C240]/([.C240]+[.D$3]))*[.D$2]+0.5)" office:value-type="float" office:value="982">
            <text:p>982</text:p>
          </table:table-cell>
          <table:table-cell table:formula="of:=[.D240]-[.D239]" office:value-type="float" office:value="-6">
            <text:p>-6</text:p>
          </table:table-cell>
          <table:table-cell table:formula="of:=[.C$3]-[.A240]" office:value-type="float" office:value="-33.75">
            <text:p>-33.75</text:p>
          </table:table-cell>
          <table:table-cell table:formula="of:=-[.F$2]*[.F240]*[.F240]" office:value-type="float" office:value="-38.728125">
            <text:p>-38.73</text:p>
          </table:table-cell>
          <table:table-cell table:formula="of:=[.G240]-[.G239]" office:value-type="float" office:value="-0.571625000000005">
            <text:p>-0.57</text:p>
          </table:table-cell>
          <table:table-cell/>
          <table:table-cell table:formula="of:=[.D240]" office:value-type="float" office:value="982">
            <text:p>982</text:p>
          </table:table-cell>
          <table:table-cell table:formula="of:=[.G240]" office:value-type="float" office:value="-38.728125">
            <text:p>-38.73</text:p>
          </table:table-cell>
          <table:table-cell table:formula="of:=-0.00002224*([.J240]-2048)*([.J240]-2048)" office:value-type="float" office:value="-25.27255744">
            <text:p>-25.27</text:p>
          </table:table-cell>
          <table:table-cell table:formula="of:=[.K240]-[.L240]" office:value-type="float" office:value="-13.45556756">
            <text:p>-13.46</text:p>
          </table:table-cell>
        </table:table-row>
        <table:table-row table:style-name="ro1">
          <table:table-cell table:formula="of:=[.A240]+0.25" office:value-type="float" office:value="59">
            <text:p>59.00</text:p>
          </table:table-cell>
          <table:table-cell table:formula="of:=([.A241]*9/5)+32" office:value-type="float" office:value="138.2">
            <text:p>138.20000</text:p>
          </table:table-cell>
          <table:table-cell table:formula="of:=[.B$3]*EXP(((1/([.A241]+[.B$2])-(1/([.C$3]+[.B$2])))*[.C$2]))" office:value-type="float" office:value="3.12997840562112">
            <text:p>3.12998</text:p>
          </table:table-cell>
          <table:table-cell table:formula="of:=INT(([.C241]/([.C241]+[.D$3]))*[.D$2]+0.5)" office:value-type="float" office:value="976">
            <text:p>976</text:p>
          </table:table-cell>
          <table:table-cell table:formula="of:=[.D241]-[.D240]" office:value-type="float" office:value="-6">
            <text:p>-6</text:p>
          </table:table-cell>
          <table:table-cell table:formula="of:=[.C$3]-[.A241]" office:value-type="float" office:value="-34">
            <text:p>-34.00</text:p>
          </table:table-cell>
          <table:table-cell table:formula="of:=-[.F$2]*[.F241]*[.F241]" office:value-type="float" office:value="-39.304">
            <text:p>-39.30</text:p>
          </table:table-cell>
          <table:table-cell table:formula="of:=[.G241]-[.G240]" office:value-type="float" office:value="-0.575874999999996">
            <text:p>-0.58</text:p>
          </table:table-cell>
          <table:table-cell/>
          <table:table-cell table:formula="of:=[.D241]" office:value-type="float" office:value="976">
            <text:p>976</text:p>
          </table:table-cell>
          <table:table-cell table:formula="of:=[.G241]" office:value-type="float" office:value="-39.304">
            <text:p>-39.3</text:p>
          </table:table-cell>
          <table:table-cell table:formula="of:=-0.00002224*([.J241]-2048)*([.J241]-2048)" office:value-type="float" office:value="-25.55785216">
            <text:p>-25.56</text:p>
          </table:table-cell>
          <table:table-cell table:formula="of:=[.K241]-[.L241]" office:value-type="float" office:value="-13.74614784">
            <text:p>-13.75</text:p>
          </table:table-cell>
        </table:table-row>
        <table:table-row table:style-name="ro1">
          <table:table-cell table:formula="of:=[.A241]+0.25" office:value-type="float" office:value="59.25">
            <text:p>59.25</text:p>
          </table:table-cell>
          <table:table-cell table:formula="of:=([.A242]*9/5)+32" office:value-type="float" office:value="138.65">
            <text:p>138.65000</text:p>
          </table:table-cell>
          <table:table-cell table:formula="of:=[.B$3]*EXP(((1/([.A242]+[.B$2])-(1/([.C$3]+[.B$2])))*[.C$2]))" office:value-type="float" office:value="3.10609300138433">
            <text:p>3.10609</text:p>
          </table:table-cell>
          <table:table-cell table:formula="of:=INT(([.C242]/([.C242]+[.D$3]))*[.D$2]+0.5)" office:value-type="float" office:value="971">
            <text:p>971</text:p>
          </table:table-cell>
          <table:table-cell table:formula="of:=[.D242]-[.D241]" office:value-type="float" office:value="-5">
            <text:p>-5</text:p>
          </table:table-cell>
          <table:table-cell table:formula="of:=[.C$3]-[.A242]" office:value-type="float" office:value="-34.25">
            <text:p>-34.25</text:p>
          </table:table-cell>
          <table:table-cell table:formula="of:=-[.F$2]*[.F242]*[.F242]" office:value-type="float" office:value="-39.884125">
            <text:p>-39.88</text:p>
          </table:table-cell>
          <table:table-cell table:formula="of:=[.G242]-[.G241]" office:value-type="float" office:value="-0.580125000000002">
            <text:p>-0.58</text:p>
          </table:table-cell>
          <table:table-cell/>
          <table:table-cell table:formula="of:=[.D242]" office:value-type="float" office:value="971">
            <text:p>971</text:p>
          </table:table-cell>
          <table:table-cell table:formula="of:=[.G242]" office:value-type="float" office:value="-39.884125">
            <text:p>-39.88</text:p>
          </table:table-cell>
          <table:table-cell table:formula="of:=-0.00002224*([.J242]-2048)*([.J242]-2048)" office:value-type="float" office:value="-25.79682096">
            <text:p>-25.8</text:p>
          </table:table-cell>
          <table:table-cell table:formula="of:=[.K242]-[.L242]" office:value-type="float" office:value="-14.08730404">
            <text:p>-14.09</text:p>
          </table:table-cell>
        </table:table-row>
        <table:table-row table:style-name="ro1">
          <table:table-cell table:formula="of:=[.A242]+0.25" office:value-type="float" office:value="59.5">
            <text:p>59.50</text:p>
          </table:table-cell>
          <table:table-cell table:formula="of:=([.A243]*9/5)+32" office:value-type="float" office:value="139.1">
            <text:p>139.10000</text:p>
          </table:table-cell>
          <table:table-cell table:formula="of:=[.B$3]*EXP(((1/([.A243]+[.B$2])-(1/([.C$3]+[.B$2])))*[.C$2]))" office:value-type="float" office:value="3.08242537844131">
            <text:p>3.08243</text:p>
          </table:table-cell>
          <table:table-cell table:formula="of:=INT(([.C243]/([.C243]+[.D$3]))*[.D$2]+0.5)" office:value-type="float" office:value="965">
            <text:p>965</text:p>
          </table:table-cell>
          <table:table-cell table:formula="of:=[.D243]-[.D242]" office:value-type="float" office:value="-6">
            <text:p>-6</text:p>
          </table:table-cell>
          <table:table-cell table:formula="of:=[.C$3]-[.A243]" office:value-type="float" office:value="-34.5">
            <text:p>-34.50</text:p>
          </table:table-cell>
          <table:table-cell table:formula="of:=-[.F$2]*[.F243]*[.F243]" office:value-type="float" office:value="-40.4685">
            <text:p>-40.47</text:p>
          </table:table-cell>
          <table:table-cell table:formula="of:=[.G243]-[.G242]" office:value-type="float" office:value="-0.584374999999994">
            <text:p>-0.58</text:p>
          </table:table-cell>
          <table:table-cell/>
          <table:table-cell table:formula="of:=[.D243]" office:value-type="float" office:value="965">
            <text:p>965</text:p>
          </table:table-cell>
          <table:table-cell table:formula="of:=[.G243]" office:value-type="float" office:value="-40.4685">
            <text:p>-40.47</text:p>
          </table:table-cell>
          <table:table-cell table:formula="of:=-0.00002224*([.J243]-2048)*([.J243]-2048)" office:value-type="float" office:value="-26.08505136">
            <text:p>-26.09</text:p>
          </table:table-cell>
          <table:table-cell table:formula="of:=[.K243]-[.L243]" office:value-type="float" office:value="-14.38344864">
            <text:p>-14.38</text:p>
          </table:table-cell>
        </table:table-row>
        <table:table-row table:style-name="ro1">
          <table:table-cell table:formula="of:=[.A243]+0.25" office:value-type="float" office:value="59.75">
            <text:p>59.75</text:p>
          </table:table-cell>
          <table:table-cell table:formula="of:=([.A244]*9/5)+32" office:value-type="float" office:value="139.55">
            <text:p>139.55000</text:p>
          </table:table-cell>
          <table:table-cell table:formula="of:=[.B$3]*EXP(((1/([.A244]+[.B$2])-(1/([.C$3]+[.B$2])))*[.C$2]))" office:value-type="float" office:value="3.05897325472924">
            <text:p>3.05897</text:p>
          </table:table-cell>
          <table:table-cell table:formula="of:=INT(([.C244]/([.C244]+[.D$3]))*[.D$2]+0.5)" office:value-type="float" office:value="959">
            <text:p>959</text:p>
          </table:table-cell>
          <table:table-cell table:formula="of:=[.D244]-[.D243]" office:value-type="float" office:value="-6">
            <text:p>-6</text:p>
          </table:table-cell>
          <table:table-cell table:formula="of:=[.C$3]-[.A244]" office:value-type="float" office:value="-34.75">
            <text:p>-34.75</text:p>
          </table:table-cell>
          <table:table-cell table:formula="of:=-[.F$2]*[.F244]*[.F244]" office:value-type="float" office:value="-41.057125">
            <text:p>-41.06</text:p>
          </table:table-cell>
          <table:table-cell table:formula="of:=[.G244]-[.G243]" office:value-type="float" office:value="-0.588625">
            <text:p>-0.59</text:p>
          </table:table-cell>
          <table:table-cell/>
          <table:table-cell table:formula="of:=[.D244]" office:value-type="float" office:value="959">
            <text:p>959</text:p>
          </table:table-cell>
          <table:table-cell table:formula="of:=[.G244]" office:value-type="float" office:value="-41.057125">
            <text:p>-41.06</text:p>
          </table:table-cell>
          <table:table-cell table:formula="of:=-0.00002224*([.J244]-2048)*([.J244]-2048)" office:value-type="float" office:value="-26.37488304">
            <text:p>-26.37</text:p>
          </table:table-cell>
          <table:table-cell table:formula="of:=[.K244]-[.L244]" office:value-type="float" office:value="-14.68224196">
            <text:p>-14.68</text:p>
          </table:table-cell>
        </table:table-row>
        <table:table-row table:style-name="ro1">
          <table:table-cell table:formula="of:=[.A244]+0.25" office:value-type="float" office:value="60">
            <text:p>60.00</text:p>
          </table:table-cell>
          <table:table-cell table:formula="of:=([.A245]*9/5)+32" office:value-type="float" office:value="140">
            <text:p>140.00000</text:p>
          </table:table-cell>
          <table:table-cell table:formula="of:=[.B$3]*EXP(((1/([.A245]+[.B$2])-(1/([.C$3]+[.B$2])))*[.C$2]))" office:value-type="float" office:value="3.0357343750282">
            <text:p>3.03573</text:p>
          </table:table-cell>
          <table:table-cell table:formula="of:=INT(([.C245]/([.C245]+[.D$3]))*[.D$2]+0.5)" office:value-type="float" office:value="954">
            <text:p>954</text:p>
          </table:table-cell>
          <table:table-cell table:formula="of:=[.D245]-[.D244]" office:value-type="float" office:value="-5">
            <text:p>-5</text:p>
          </table:table-cell>
          <table:table-cell table:formula="of:=[.C$3]-[.A245]" office:value-type="float" office:value="-35">
            <text:p>-35.00</text:p>
          </table:table-cell>
          <table:table-cell table:formula="of:=-[.F$2]*[.F245]*[.F245]" office:value-type="float" office:value="-41.65">
            <text:p>-41.65</text:p>
          </table:table-cell>
          <table:table-cell table:formula="of:=[.G245]-[.G244]" office:value-type="float" office:value="-0.592875000000007">
            <text:p>-0.59</text:p>
          </table:table-cell>
          <table:table-cell/>
          <table:table-cell table:formula="of:=[.D245]" office:value-type="float" office:value="954">
            <text:p>954</text:p>
          </table:table-cell>
          <table:table-cell table:formula="of:=[.G245]" office:value-type="float" office:value="-41.65">
            <text:p>-41.65</text:p>
          </table:table-cell>
          <table:table-cell table:formula="of:=-0.00002224*([.J245]-2048)*([.J245]-2048)" office:value-type="float" office:value="-26.61763264">
            <text:p>-26.62</text:p>
          </table:table-cell>
          <table:table-cell table:formula="of:=[.K245]-[.L245]" office:value-type="float" office:value="-15.03236736">
            <text:p>-15.03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>
            <draw:frame table:end-cell-address="Sheet1.E277" table:end-x="0.637in" table:end-y="0.0736in" draw:z-index="0" draw:style-name="gr1" svg:width="4.6425in" svg:height="5.1492in" svg:x="0in" svg:y="0.0606in">
              <draw:object draw:notify-on-update-of-ranges="Sheet1.J6:Sheet1.J245 Sheet1.K6:Sheet1.K245 Sheet1.J6:Sheet1.J245 Sheet1.L6:Sheet1.L24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9">04/19/2011</text:date>, <text:time>21:3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Donald Haselwood</meta:initial-creator>
    <meta:creation-date>2011-04-17T23:12:40</meta:creation-date>
    <dc:date>2011-04-19T21:34:05</dc:date>
    <dc:creator>Donald Haselwood</dc:creator>
    <meta:editing-duration>PT08H17M59S</meta:editing-duration>
    <meta:editing-cycles>5</meta:editing-cycles>
    <meta:generator>OpenOffice.org/3.1$Linux OpenOffice.org_project/310m21$Build-9319</meta:generator>
    <meta:document-statistic meta:table-count="3" meta:cell-count="29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1.793cm" svg:height="13.08cm" chart:class="chart:scatter" chart:style-name="ch1">
        <chart:legend chart:legend-position="end" svg:x="9.717cm" svg:y="6.071cm" chart:style-name="ch2"/>
        <chart:plot-area chart:style-name="ch3" table:cell-range-address="Sheet1.J6:Sheet1.L245" svg:x="0.972cm" svg:y="-0.002cm" svg:width="8.372cm" svg:height="12.29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6:Sheet1.K245" chart:class="chart:scatter">
            <chart:domain table:cell-range-address="Sheet1.J6:Sheet1.J245"/>
            <chart:data-point chart:repeated="240"/>
          </chart:series>
          <chart:series chart:style-name="ch7" chart:values-cell-range-address="Sheet1.L6:Sheet1.L245" chart:class="chart:scatter">
            <chart:data-point chart:repeated="24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16">
                <text:p text:id="Sheet1.J6:Sheet1.J245">3016</text:p>
              </table:table-cell>
              <table:table-cell office:value-type="float" office:value="-20.827125">
                <text:p text:id="Sheet1.K6:Sheet1.K245">-20.827125</text:p>
              </table:table-cell>
              <table:table-cell office:value-type="float" office:value="-20.83941376">
                <text:p text:id="Sheet1.L6:Sheet1.L245">-20.839413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7">
                <text:p>3007</text:p>
              </table:table-cell>
              <table:table-cell office:value-type="float" office:value="-20.4085">
                <text:p>-20.4085</text:p>
              </table:table-cell>
              <table:table-cell office:value-type="float" office:value="-20.45370544">
                <text:p>-20.453705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98">
                <text:p>2998</text:p>
              </table:table-cell>
              <table:table-cell office:value-type="float" office:value="-19.994125">
                <text:p>-19.994125</text:p>
              </table:table-cell>
              <table:table-cell office:value-type="float" office:value="-20.0716">
                <text:p>-20.07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89">
                <text:p>2989</text:p>
              </table:table-cell>
              <table:table-cell office:value-type="float" office:value="-19.584">
                <text:p>-19.584</text:p>
              </table:table-cell>
              <table:table-cell office:value-type="float" office:value="-19.69309744">
                <text:p>-19.69309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80">
                <text:p>2980</text:p>
              </table:table-cell>
              <table:table-cell office:value-type="float" office:value="-19.178125">
                <text:p>-19.178125</text:p>
              </table:table-cell>
              <table:table-cell office:value-type="float" office:value="-19.31819776">
                <text:p>-19.318197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71">
                <text:p>2971</text:p>
              </table:table-cell>
              <table:table-cell office:value-type="float" office:value="-18.7765">
                <text:p>-18.7765</text:p>
              </table:table-cell>
              <table:table-cell office:value-type="float" office:value="-18.94690096">
                <text:p>-18.946900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62">
                <text:p>2962</text:p>
              </table:table-cell>
              <table:table-cell office:value-type="float" office:value="-18.379125">
                <text:p>-18.379125</text:p>
              </table:table-cell>
              <table:table-cell office:value-type="float" office:value="-18.57920704">
                <text:p>-18.579207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53">
                <text:p>2953</text:p>
              </table:table-cell>
              <table:table-cell office:value-type="float" office:value="-17.986">
                <text:p>-17.986</text:p>
              </table:table-cell>
              <table:table-cell office:value-type="float" office:value="-18.215116">
                <text:p>-18.2151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43">
                <text:p>2943</text:p>
              </table:table-cell>
              <table:table-cell office:value-type="float" office:value="-17.597125">
                <text:p>-17.597125</text:p>
              </table:table-cell>
              <table:table-cell office:value-type="float" office:value="-17.814796">
                <text:p>-17.8147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34">
                <text:p>2934</text:p>
              </table:table-cell>
              <table:table-cell office:value-type="float" office:value="-17.2125">
                <text:p>-17.2125</text:p>
              </table:table-cell>
              <table:table-cell office:value-type="float" office:value="-17.45831104">
                <text:p>-17.458311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25">
                <text:p>2925</text:p>
              </table:table-cell>
              <table:table-cell office:value-type="float" office:value="-16.832125">
                <text:p>-16.832125</text:p>
              </table:table-cell>
              <table:table-cell office:value-type="float" office:value="-17.10542896">
                <text:p>-17.105428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15">
                <text:p>2915</text:p>
              </table:table-cell>
              <table:table-cell office:value-type="float" office:value="-16.456">
                <text:p>-16.456</text:p>
              </table:table-cell>
              <table:table-cell office:value-type="float" office:value="-16.71756336">
                <text:p>-16.717563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06">
                <text:p>2906</text:p>
              </table:table-cell>
              <table:table-cell office:value-type="float" office:value="-16.084125">
                <text:p>-16.084125</text:p>
              </table:table-cell>
              <table:table-cell office:value-type="float" office:value="-16.37228736">
                <text:p>-16.372287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97">
                <text:p>2897</text:p>
              </table:table-cell>
              <table:table-cell office:value-type="float" office:value="-15.7165">
                <text:p>-15.7165</text:p>
              </table:table-cell>
              <table:table-cell office:value-type="float" office:value="-16.03061424">
                <text:p>-16.030614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87">
                <text:p>2887</text:p>
              </table:table-cell>
              <table:table-cell office:value-type="float" office:value="-15.353125">
                <text:p>-15.353125</text:p>
              </table:table-cell>
              <table:table-cell office:value-type="float" office:value="-15.65520304">
                <text:p>-15.655203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78">
                <text:p>2878</text:p>
              </table:table-cell>
              <table:table-cell office:value-type="float" office:value="-14.994">
                <text:p>-14.994</text:p>
              </table:table-cell>
              <table:table-cell office:value-type="float" office:value="-15.321136">
                <text:p>-15.3211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69">
                <text:p>2869</text:p>
              </table:table-cell>
              <table:table-cell office:value-type="float" office:value="-14.639125">
                <text:p>-14.639125</text:p>
              </table:table-cell>
              <table:table-cell office:value-type="float" office:value="-14.99067184">
                <text:p>-14.990671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59">
                <text:p>2859</text:p>
              </table:table-cell>
              <table:table-cell office:value-type="float" office:value="-14.2885">
                <text:p>-14.2885</text:p>
              </table:table-cell>
              <table:table-cell office:value-type="float" office:value="-14.62771504">
                <text:p>-14.627715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50">
                <text:p>2850</text:p>
              </table:table-cell>
              <table:table-cell office:value-type="float" office:value="-13.942125">
                <text:p>-13.942125</text:p>
              </table:table-cell>
              <table:table-cell office:value-type="float" office:value="-14.30485696">
                <text:p>-14.304856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40">
                <text:p>2840</text:p>
              </table:table-cell>
              <table:table-cell office:value-type="float" office:value="-13.6">
                <text:p>-13.6</text:p>
              </table:table-cell>
              <table:table-cell office:value-type="float" office:value="-13.95035136">
                <text:p>-13.950351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31">
                <text:p>2831</text:p>
              </table:table-cell>
              <table:table-cell office:value-type="float" office:value="-13.262125">
                <text:p>-13.262125</text:p>
              </table:table-cell>
              <table:table-cell office:value-type="float" office:value="-13.63509936">
                <text:p>-13.635099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21">
                <text:p>2821</text:p>
              </table:table-cell>
              <table:table-cell office:value-type="float" office:value="-12.9285">
                <text:p>-12.9285</text:p>
              </table:table-cell>
              <table:table-cell office:value-type="float" office:value="-13.28904496">
                <text:p>-13.289044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11">
                <text:p>2811</text:p>
              </table:table-cell>
              <table:table-cell office:value-type="float" office:value="-12.599125">
                <text:p>-12.599125</text:p>
              </table:table-cell>
              <table:table-cell office:value-type="float" office:value="-12.94743856">
                <text:p>-12.947438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02">
                <text:p>2802</text:p>
              </table:table-cell>
              <table:table-cell office:value-type="float" office:value="-12.274">
                <text:p>-12.274</text:p>
              </table:table-cell>
              <table:table-cell office:value-type="float" office:value="-12.64379584">
                <text:p>-12.643795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92">
                <text:p>2792</text:p>
              </table:table-cell>
              <table:table-cell office:value-type="float" office:value="-11.953125">
                <text:p>-11.953125</text:p>
              </table:table-cell>
              <table:table-cell office:value-type="float" office:value="-12.31064064">
                <text:p>-12.310640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83">
                <text:p>2783</text:p>
              </table:table-cell>
              <table:table-cell office:value-type="float" office:value="-11.6365">
                <text:p>-11.6365</text:p>
              </table:table-cell>
              <table:table-cell office:value-type="float" office:value="-12.014604">
                <text:p>-12.0146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73">
                <text:p>2773</text:p>
              </table:table-cell>
              <table:table-cell office:value-type="float" office:value="-11.324125">
                <text:p>-11.324125</text:p>
              </table:table-cell>
              <table:table-cell office:value-type="float" office:value="-11.6899">
                <text:p>-11.68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63">
                <text:p>2763</text:p>
              </table:table-cell>
              <table:table-cell office:value-type="float" office:value="-11.016">
                <text:p>-11.016</text:p>
              </table:table-cell>
              <table:table-cell office:value-type="float" office:value="-11.369644">
                <text:p>-11.3696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754">
                <text:p>2754</text:p>
              </table:table-cell>
              <table:table-cell office:value-type="float" office:value="-10.712125">
                <text:p>-10.712125</text:p>
              </table:table-cell>
              <table:table-cell office:value-type="float" office:value="-11.08521664">
                <text:p>-11.08521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44">
                <text:p>2744</text:p>
              </table:table-cell>
              <table:table-cell office:value-type="float" office:value="-10.4125">
                <text:p>-10.4125</text:p>
              </table:table-cell>
              <table:table-cell office:value-type="float" office:value="-10.77341184">
                <text:p>-10.773411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34">
                <text:p>2734</text:p>
              </table:table-cell>
              <table:table-cell office:value-type="float" office:value="-10.117125">
                <text:p>-10.117125</text:p>
              </table:table-cell>
              <table:table-cell office:value-type="float" office:value="-10.46605504">
                <text:p>-10.466055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24">
                <text:p>2724</text:p>
              </table:table-cell>
              <table:table-cell office:value-type="float" office:value="-9.826">
                <text:p>-9.826</text:p>
              </table:table-cell>
              <table:table-cell office:value-type="float" office:value="-10.16314624">
                <text:p>-10.163146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15">
                <text:p>2715</text:p>
              </table:table-cell>
              <table:table-cell office:value-type="float" office:value="-9.539125">
                <text:p>-9.539125</text:p>
              </table:table-cell>
              <table:table-cell office:value-type="float" office:value="-9.89433136">
                <text:p>-9.894331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05">
                <text:p>2705</text:p>
              </table:table-cell>
              <table:table-cell office:value-type="float" office:value="-9.2565">
                <text:p>-9.2565</text:p>
              </table:table-cell>
              <table:table-cell office:value-type="float" office:value="-9.59987376">
                <text:p>-9.599873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95">
                <text:p>2695</text:p>
              </table:table-cell>
              <table:table-cell office:value-type="float" office:value="-8.978125">
                <text:p>-8.978125</text:p>
              </table:table-cell>
              <table:table-cell office:value-type="float" office:value="-9.30986416">
                <text:p>-9.309864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85">
                <text:p>2685</text:p>
              </table:table-cell>
              <table:table-cell office:value-type="float" office:value="-8.704">
                <text:p>-8.704</text:p>
              </table:table-cell>
              <table:table-cell office:value-type="float" office:value="-9.02430256">
                <text:p>-9.024302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75">
                <text:p>2675</text:p>
              </table:table-cell>
              <table:table-cell office:value-type="float" office:value="-8.434125">
                <text:p>-8.434125</text:p>
              </table:table-cell>
              <table:table-cell office:value-type="float" office:value="-8.74318896">
                <text:p>-8.743188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65">
                <text:p>2665</text:p>
              </table:table-cell>
              <table:table-cell office:value-type="float" office:value="-8.1685">
                <text:p>-8.1685</text:p>
              </table:table-cell>
              <table:table-cell office:value-type="float" office:value="-8.46652336">
                <text:p>-8.466523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656">
                <text:p>2656</text:p>
              </table:table-cell>
              <table:table-cell office:value-type="float" office:value="-7.907125">
                <text:p>-7.907125</text:p>
              </table:table-cell>
              <table:table-cell office:value-type="float" office:value="-8.22132736">
                <text:p>-8.221327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46">
                <text:p>2646</text:p>
              </table:table-cell>
              <table:table-cell office:value-type="float" office:value="-7.65">
                <text:p>-7.65</text:p>
              </table:table-cell>
              <table:table-cell office:value-type="float" office:value="-7.95311296">
                <text:p>-7.953112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36">
                <text:p>2636</text:p>
              </table:table-cell>
              <table:table-cell office:value-type="float" office:value="-7.397125">
                <text:p>-7.397125</text:p>
              </table:table-cell>
              <table:table-cell office:value-type="float" office:value="-7.68934656">
                <text:p>-7.689346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26">
                <text:p>2626</text:p>
              </table:table-cell>
              <table:table-cell office:value-type="float" office:value="-7.1485">
                <text:p>-7.1485</text:p>
              </table:table-cell>
              <table:table-cell office:value-type="float" office:value="-7.43002816">
                <text:p>-7.430028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16">
                <text:p>2616</text:p>
              </table:table-cell>
              <table:table-cell office:value-type="float" office:value="-6.904125">
                <text:p>-6.904125</text:p>
              </table:table-cell>
              <table:table-cell office:value-type="float" office:value="-7.17515776">
                <text:p>-7.175157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06">
                <text:p>2606</text:p>
              </table:table-cell>
              <table:table-cell office:value-type="float" office:value="-6.664">
                <text:p>-6.664</text:p>
              </table:table-cell>
              <table:table-cell office:value-type="float" office:value="-6.92473536">
                <text:p>-6.924735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96">
                <text:p>2596</text:p>
              </table:table-cell>
              <table:table-cell office:value-type="float" office:value="-6.428125">
                <text:p>-6.428125</text:p>
              </table:table-cell>
              <table:table-cell office:value-type="float" office:value="-6.67876096">
                <text:p>-6.678760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86">
                <text:p>2586</text:p>
              </table:table-cell>
              <table:table-cell office:value-type="float" office:value="-6.1965">
                <text:p>-6.1965</text:p>
              </table:table-cell>
              <table:table-cell office:value-type="float" office:value="-6.43723456">
                <text:p>-6.437234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76">
                <text:p>2576</text:p>
              </table:table-cell>
              <table:table-cell office:value-type="float" office:value="-5.969125">
                <text:p>-5.969125</text:p>
              </table:table-cell>
              <table:table-cell office:value-type="float" office:value="-6.20015616">
                <text:p>-6.200156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66">
                <text:p>2566</text:p>
              </table:table-cell>
              <table:table-cell office:value-type="float" office:value="-5.746">
                <text:p>-5.746</text:p>
              </table:table-cell>
              <table:table-cell office:value-type="float" office:value="-5.96752576">
                <text:p>-5.967525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56">
                <text:p>2556</text:p>
              </table:table-cell>
              <table:table-cell office:value-type="float" office:value="-5.527125">
                <text:p>-5.527125</text:p>
              </table:table-cell>
              <table:table-cell office:value-type="float" office:value="-5.73934336">
                <text:p>-5.739343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46">
                <text:p>2546</text:p>
              </table:table-cell>
              <table:table-cell office:value-type="float" office:value="-5.3125">
                <text:p>-5.3125</text:p>
              </table:table-cell>
              <table:table-cell office:value-type="float" office:value="-5.51560896">
                <text:p>-5.515608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36">
                <text:p>2536</text:p>
              </table:table-cell>
              <table:table-cell office:value-type="float" office:value="-5.102125">
                <text:p>-5.102125</text:p>
              </table:table-cell>
              <table:table-cell office:value-type="float" office:value="-5.29632256">
                <text:p>-5.296322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26">
                <text:p>2526</text:p>
              </table:table-cell>
              <table:table-cell office:value-type="float" office:value="-4.896">
                <text:p>-4.896</text:p>
              </table:table-cell>
              <table:table-cell office:value-type="float" office:value="-5.08148416">
                <text:p>-5.081484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16">
                <text:p>2516</text:p>
              </table:table-cell>
              <table:table-cell office:value-type="float" office:value="-4.694125">
                <text:p>-4.694125</text:p>
              </table:table-cell>
              <table:table-cell office:value-type="float" office:value="-4.87109376">
                <text:p>-4.871093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06">
                <text:p>2506</text:p>
              </table:table-cell>
              <table:table-cell office:value-type="float" office:value="-4.4965">
                <text:p>-4.4965</text:p>
              </table:table-cell>
              <table:table-cell office:value-type="float" office:value="-4.66515136">
                <text:p>-4.665151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96">
                <text:p>2496</text:p>
              </table:table-cell>
              <table:table-cell office:value-type="float" office:value="-4.303125">
                <text:p>-4.303125</text:p>
              </table:table-cell>
              <table:table-cell office:value-type="float" office:value="-4.46365696">
                <text:p>-4.463656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86">
                <text:p>2486</text:p>
              </table:table-cell>
              <table:table-cell office:value-type="float" office:value="-4.114">
                <text:p>-4.114</text:p>
              </table:table-cell>
              <table:table-cell office:value-type="float" office:value="-4.26661056">
                <text:p>-4.266610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76">
                <text:p>2476</text:p>
              </table:table-cell>
              <table:table-cell office:value-type="float" office:value="-3.929125">
                <text:p>-3.929125</text:p>
              </table:table-cell>
              <table:table-cell office:value-type="float" office:value="-4.07401216">
                <text:p>-4.074012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66">
                <text:p>2466</text:p>
              </table:table-cell>
              <table:table-cell office:value-type="float" office:value="-3.7485">
                <text:p>-3.7485</text:p>
              </table:table-cell>
              <table:table-cell office:value-type="float" office:value="-3.88586176">
                <text:p>-3.885861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56">
                <text:p>2456</text:p>
              </table:table-cell>
              <table:table-cell office:value-type="float" office:value="-3.572125">
                <text:p>-3.572125</text:p>
              </table:table-cell>
              <table:table-cell office:value-type="float" office:value="-3.70215936">
                <text:p>-3.702159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46">
                <text:p>2446</text:p>
              </table:table-cell>
              <table:table-cell office:value-type="float" office:value="-3.4">
                <text:p>-3.4</text:p>
              </table:table-cell>
              <table:table-cell office:value-type="float" office:value="-3.52290496">
                <text:p>-3.522904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36">
                <text:p>2436</text:p>
              </table:table-cell>
              <table:table-cell office:value-type="float" office:value="-3.232125">
                <text:p>-3.232125</text:p>
              </table:table-cell>
              <table:table-cell office:value-type="float" office:value="-3.34809856">
                <text:p>-3.348098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26">
                <text:p>2426</text:p>
              </table:table-cell>
              <table:table-cell office:value-type="float" office:value="-3.0685">
                <text:p>-3.0685</text:p>
              </table:table-cell>
              <table:table-cell office:value-type="float" office:value="-3.17774016">
                <text:p>-3.177740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16">
                <text:p>2416</text:p>
              </table:table-cell>
              <table:table-cell office:value-type="float" office:value="-2.909125">
                <text:p>-2.909125</text:p>
              </table:table-cell>
              <table:table-cell office:value-type="float" office:value="-3.01182976">
                <text:p>-3.011829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06">
                <text:p>2406</text:p>
              </table:table-cell>
              <table:table-cell office:value-type="float" office:value="-2.754">
                <text:p>-2.754</text:p>
              </table:table-cell>
              <table:table-cell office:value-type="float" office:value="-2.85036736">
                <text:p>-2.850367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96">
                <text:p>2396</text:p>
              </table:table-cell>
              <table:table-cell office:value-type="float" office:value="-2.603125">
                <text:p>-2.603125</text:p>
              </table:table-cell>
              <table:table-cell office:value-type="float" office:value="-2.69335296">
                <text:p>-2.693352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86">
                <text:p>2386</text:p>
              </table:table-cell>
              <table:table-cell office:value-type="float" office:value="-2.4565">
                <text:p>-2.4565</text:p>
              </table:table-cell>
              <table:table-cell office:value-type="float" office:value="-2.54078656">
                <text:p>-2.540786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76">
                <text:p>2376</text:p>
              </table:table-cell>
              <table:table-cell office:value-type="float" office:value="-2.314125">
                <text:p>-2.314125</text:p>
              </table:table-cell>
              <table:table-cell office:value-type="float" office:value="-2.39266816">
                <text:p>-2.392668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366">
                <text:p>2366</text:p>
              </table:table-cell>
              <table:table-cell office:value-type="float" office:value="-2.176">
                <text:p>-2.176</text:p>
              </table:table-cell>
              <table:table-cell office:value-type="float" office:value="-2.24899776">
                <text:p>-2.248997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356">
                <text:p>2356</text:p>
              </table:table-cell>
              <table:table-cell office:value-type="float" office:value="-2.042125">
                <text:p>-2.042125</text:p>
              </table:table-cell>
              <table:table-cell office:value-type="float" office:value="-2.10977536">
                <text:p>-2.109775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46">
                <text:p>2346</text:p>
              </table:table-cell>
              <table:table-cell office:value-type="float" office:value="-1.9125">
                <text:p>-1.9125</text:p>
              </table:table-cell>
              <table:table-cell office:value-type="float" office:value="-1.97500096">
                <text:p>-1.975000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336">
                <text:p>2336</text:p>
              </table:table-cell>
              <table:table-cell office:value-type="float" office:value="-1.787125">
                <text:p>-1.787125</text:p>
              </table:table-cell>
              <table:table-cell office:value-type="float" office:value="-1.84467456">
                <text:p>-1.844674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326">
                <text:p>2326</text:p>
              </table:table-cell>
              <table:table-cell office:value-type="float" office:value="-1.666">
                <text:p>-1.666</text:p>
              </table:table-cell>
              <table:table-cell office:value-type="float" office:value="-1.71879616">
                <text:p>-1.718796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16">
                <text:p>2316</text:p>
              </table:table-cell>
              <table:table-cell office:value-type="float" office:value="-1.549125">
                <text:p>-1.549125</text:p>
              </table:table-cell>
              <table:table-cell office:value-type="float" office:value="-1.59736576">
                <text:p>-1.597365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06">
                <text:p>2306</text:p>
              </table:table-cell>
              <table:table-cell office:value-type="float" office:value="-1.4365">
                <text:p>-1.4365</text:p>
              </table:table-cell>
              <table:table-cell office:value-type="float" office:value="-1.48038336">
                <text:p>-1.480383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296">
                <text:p>2296</text:p>
              </table:table-cell>
              <table:table-cell office:value-type="float" office:value="-1.328125">
                <text:p>-1.328125</text:p>
              </table:table-cell>
              <table:table-cell office:value-type="float" office:value="-1.36784896">
                <text:p>-1.367848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86">
                <text:p>2286</text:p>
              </table:table-cell>
              <table:table-cell office:value-type="float" office:value="-1.224">
                <text:p>-1.224</text:p>
              </table:table-cell>
              <table:table-cell office:value-type="float" office:value="-1.25976256">
                <text:p>-1.259762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76">
                <text:p>2276</text:p>
              </table:table-cell>
              <table:table-cell office:value-type="float" office:value="-1.124125">
                <text:p>-1.124125</text:p>
              </table:table-cell>
              <table:table-cell office:value-type="float" office:value="-1.15612416">
                <text:p>-1.1561241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66">
                <text:p>2266</text:p>
              </table:table-cell>
              <table:table-cell office:value-type="float" office:value="-1.0285">
                <text:p>-1.0285</text:p>
              </table:table-cell>
              <table:table-cell office:value-type="float" office:value="-1.05693376">
                <text:p>-1.056933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56">
                <text:p>2256</text:p>
              </table:table-cell>
              <table:table-cell office:value-type="float" office:value="-0.937125">
                <text:p>-0.937125</text:p>
              </table:table-cell>
              <table:table-cell office:value-type="float" office:value="-0.96219136">
                <text:p>-0.962191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46">
                <text:p>2246</text:p>
              </table:table-cell>
              <table:table-cell office:value-type="float" office:value="-0.85">
                <text:p>-0.85</text:p>
              </table:table-cell>
              <table:table-cell office:value-type="float" office:value="-0.87189696">
                <text:p>-0.871896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36">
                <text:p>2236</text:p>
              </table:table-cell>
              <table:table-cell office:value-type="float" office:value="-0.767125">
                <text:p>-0.767125</text:p>
              </table:table-cell>
              <table:table-cell office:value-type="float" office:value="-0.78605056">
                <text:p>-0.786050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26">
                <text:p>2226</text:p>
              </table:table-cell>
              <table:table-cell office:value-type="float" office:value="-0.6885">
                <text:p>-0.6885</text:p>
              </table:table-cell>
              <table:table-cell office:value-type="float" office:value="-0.70465216">
                <text:p>-0.704652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16">
                <text:p>2216</text:p>
              </table:table-cell>
              <table:table-cell office:value-type="float" office:value="-0.614125">
                <text:p>-0.614125</text:p>
              </table:table-cell>
              <table:table-cell office:value-type="float" office:value="-0.62770176">
                <text:p>-0.627701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06">
                <text:p>2206</text:p>
              </table:table-cell>
              <table:table-cell office:value-type="float" office:value="-0.544">
                <text:p>-0.544</text:p>
              </table:table-cell>
              <table:table-cell office:value-type="float" office:value="-0.55519936">
                <text:p>-0.555199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96">
                <text:p>2196</text:p>
              </table:table-cell>
              <table:table-cell office:value-type="float" office:value="-0.478125">
                <text:p>-0.478125</text:p>
              </table:table-cell>
              <table:table-cell office:value-type="float" office:value="-0.48714496">
                <text:p>-0.487144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86">
                <text:p>2186</text:p>
              </table:table-cell>
              <table:table-cell office:value-type="float" office:value="-0.4165">
                <text:p>-0.4165</text:p>
              </table:table-cell>
              <table:table-cell office:value-type="float" office:value="-0.42353856">
                <text:p>-0.423538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76">
                <text:p>2176</text:p>
              </table:table-cell>
              <table:table-cell office:value-type="float" office:value="-0.359125">
                <text:p>-0.359125</text:p>
              </table:table-cell>
              <table:table-cell office:value-type="float" office:value="-0.36438016">
                <text:p>-0.364380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66">
                <text:p>2166</text:p>
              </table:table-cell>
              <table:table-cell office:value-type="float" office:value="-0.306">
                <text:p>-0.306</text:p>
              </table:table-cell>
              <table:table-cell office:value-type="float" office:value="-0.30966976">
                <text:p>-0.309669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56">
                <text:p>2156</text:p>
              </table:table-cell>
              <table:table-cell office:value-type="float" office:value="-0.257125">
                <text:p>-0.257125</text:p>
              </table:table-cell>
              <table:table-cell office:value-type="float" office:value="-0.25940736">
                <text:p>-0.259407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46">
                <text:p>2146</text:p>
              </table:table-cell>
              <table:table-cell office:value-type="float" office:value="-0.2125">
                <text:p>-0.2125</text:p>
              </table:table-cell>
              <table:table-cell office:value-type="float" office:value="-0.21359296">
                <text:p>-0.213592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36">
                <text:p>2136</text:p>
              </table:table-cell>
              <table:table-cell office:value-type="float" office:value="-0.172125">
                <text:p>-0.172125</text:p>
              </table:table-cell>
              <table:table-cell office:value-type="float" office:value="-0.17222656">
                <text:p>-0.172226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26">
                <text:p>2126</text:p>
              </table:table-cell>
              <table:table-cell office:value-type="float" office:value="-0.136">
                <text:p>-0.136</text:p>
              </table:table-cell>
              <table:table-cell office:value-type="float" office:value="-0.13530816">
                <text:p>-0.135308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17">
                <text:p>2117</text:p>
              </table:table-cell>
              <table:table-cell office:value-type="float" office:value="-0.104125">
                <text:p>-0.104125</text:p>
              </table:table-cell>
              <table:table-cell office:value-type="float" office:value="-0.10588464">
                <text:p>-0.105884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07">
                <text:p>2107</text:p>
              </table:table-cell>
              <table:table-cell office:value-type="float" office:value="-0.0765">
                <text:p>-0.0765</text:p>
              </table:table-cell>
              <table:table-cell office:value-type="float" office:value="-0.07741744">
                <text:p>-0.077417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97">
                <text:p>2097</text:p>
              </table:table-cell>
              <table:table-cell office:value-type="float" office:value="-0.053125">
                <text:p>-0.053125</text:p>
              </table:table-cell>
              <table:table-cell office:value-type="float" office:value="-0.05339824">
                <text:p>-0.0533982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87">
                <text:p>2087</text:p>
              </table:table-cell>
              <table:table-cell office:value-type="float" office:value="-0.034">
                <text:p>-0.034</text:p>
              </table:table-cell>
              <table:table-cell office:value-type="float" office:value="-0.03382704">
                <text:p>-0.033827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77">
                <text:p>2077</text:p>
              </table:table-cell>
              <table:table-cell office:value-type="float" office:value="-0.019125">
                <text:p>-0.019125</text:p>
              </table:table-cell>
              <table:table-cell office:value-type="float" office:value="-0.01870384">
                <text:p>-0.018703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68">
                <text:p>2068</text:p>
              </table:table-cell>
              <table:table-cell office:value-type="float" office:value="-0.0085">
                <text:p>-0.0085</text:p>
              </table:table-cell>
              <table:table-cell office:value-type="float" office:value="-0.008896">
                <text:p>-0.0088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58">
                <text:p>2058</text:p>
              </table:table-cell>
              <table:table-cell office:value-type="float" office:value="-0.002125">
                <text:p>-0.002125</text:p>
              </table:table-cell>
              <table:table-cell office:value-type="float" office:value="-0.002224">
                <text:p>-0.0022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48">
                <text:p>2048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38">
                <text:p>2038</text:p>
              </table:table-cell>
              <table:table-cell office:value-type="float" office:value="-0.002125">
                <text:p>-0.002125</text:p>
              </table:table-cell>
              <table:table-cell office:value-type="float" office:value="-0.002224">
                <text:p>-0.0022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29">
                <text:p>2029</text:p>
              </table:table-cell>
              <table:table-cell office:value-type="float" office:value="-0.0085">
                <text:p>-0.0085</text:p>
              </table:table-cell>
              <table:table-cell office:value-type="float" office:value="-0.00802864">
                <text:p>-0.008028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19">
                <text:p>2019</text:p>
              </table:table-cell>
              <table:table-cell office:value-type="float" office:value="-0.019125">
                <text:p>-0.019125</text:p>
              </table:table-cell>
              <table:table-cell office:value-type="float" office:value="-0.01870384">
                <text:p>-0.018703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09">
                <text:p>2009</text:p>
              </table:table-cell>
              <table:table-cell office:value-type="float" office:value="-0.034">
                <text:p>-0.034</text:p>
              </table:table-cell>
              <table:table-cell office:value-type="float" office:value="-0.03382704">
                <text:p>-0.033827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99">
                <text:p>1999</text:p>
              </table:table-cell>
              <table:table-cell office:value-type="float" office:value="-0.053125">
                <text:p>-0.053125</text:p>
              </table:table-cell>
              <table:table-cell office:value-type="float" office:value="-0.05339824">
                <text:p>-0.053398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90">
                <text:p>1990</text:p>
              </table:table-cell>
              <table:table-cell office:value-type="float" office:value="-0.0765">
                <text:p>-0.0765</text:p>
              </table:table-cell>
              <table:table-cell office:value-type="float" office:value="-0.07481536">
                <text:p>-0.074815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80">
                <text:p>1980</text:p>
              </table:table-cell>
              <table:table-cell office:value-type="float" office:value="-0.104125">
                <text:p>-0.104125</text:p>
              </table:table-cell>
              <table:table-cell office:value-type="float" office:value="-0.10283776">
                <text:p>-0.102837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71">
                <text:p>1971</text:p>
              </table:table-cell>
              <table:table-cell office:value-type="float" office:value="-0.136">
                <text:p>-0.136</text:p>
              </table:table-cell>
              <table:table-cell office:value-type="float" office:value="-0.13186096">
                <text:p>-0.131860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61">
                <text:p>1961</text:p>
              </table:table-cell>
              <table:table-cell office:value-type="float" office:value="-0.172125">
                <text:p>-0.172125</text:p>
              </table:table-cell>
              <table:table-cell office:value-type="float" office:value="-0.16833456">
                <text:p>-0.168334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51">
                <text:p>1951</text:p>
              </table:table-cell>
              <table:table-cell office:value-type="float" office:value="-0.2125">
                <text:p>-0.2125</text:p>
              </table:table-cell>
              <table:table-cell office:value-type="float" office:value="-0.20925616">
                <text:p>-0.2092561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42">
                <text:p>1942</text:p>
              </table:table-cell>
              <table:table-cell office:value-type="float" office:value="-0.257125">
                <text:p>-0.257125</text:p>
              </table:table-cell>
              <table:table-cell office:value-type="float" office:value="-0.24988864">
                <text:p>-0.249888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32">
                <text:p>1932</text:p>
              </table:table-cell>
              <table:table-cell office:value-type="float" office:value="-0.306">
                <text:p>-0.306</text:p>
              </table:table-cell>
              <table:table-cell office:value-type="float" office:value="-0.29926144">
                <text:p>-0.299261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23">
                <text:p>1923</text:p>
              </table:table-cell>
              <table:table-cell office:value-type="float" office:value="-0.359125">
                <text:p>-0.359125</text:p>
              </table:table-cell>
              <table:table-cell office:value-type="float" office:value="-0.3475">
                <text:p>-0.34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13">
                <text:p>1913</text:p>
              </table:table-cell>
              <table:table-cell office:value-type="float" office:value="-0.4165">
                <text:p>-0.4165</text:p>
              </table:table-cell>
              <table:table-cell office:value-type="float" office:value="-0.405324">
                <text:p>-0.4053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04">
                <text:p>1904</text:p>
              </table:table-cell>
              <table:table-cell office:value-type="float" office:value="-0.478125">
                <text:p>-0.478125</text:p>
              </table:table-cell>
              <table:table-cell office:value-type="float" office:value="-0.46116864">
                <text:p>-0.461168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94">
                <text:p>1894</text:p>
              </table:table-cell>
              <table:table-cell office:value-type="float" office:value="-0.544">
                <text:p>-0.544</text:p>
              </table:table-cell>
              <table:table-cell office:value-type="float" office:value="-0.52744384">
                <text:p>-0.527443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85">
                <text:p>1885</text:p>
              </table:table-cell>
              <table:table-cell office:value-type="float" office:value="-0.614125">
                <text:p>-0.614125</text:p>
              </table:table-cell>
              <table:table-cell office:value-type="float" office:value="-0.59089456">
                <text:p>-0.590894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76">
                <text:p>1876</text:p>
              </table:table-cell>
              <table:table-cell office:value-type="float" office:value="-0.6885">
                <text:p>-0.6885</text:p>
              </table:table-cell>
              <table:table-cell office:value-type="float" office:value="-0.65794816">
                <text:p>-0.657948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66">
                <text:p>1866</text:p>
              </table:table-cell>
              <table:table-cell office:value-type="float" office:value="-0.767125">
                <text:p>-0.767125</text:p>
              </table:table-cell>
              <table:table-cell office:value-type="float" office:value="-0.73667776">
                <text:p>-0.736677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857">
                <text:p>1857</text:p>
              </table:table-cell>
              <table:table-cell office:value-type="float" office:value="-0.85">
                <text:p>-0.85</text:p>
              </table:table-cell>
              <table:table-cell office:value-type="float" office:value="-0.81133744">
                <text:p>-0.811337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48">
                <text:p>1848</text:p>
              </table:table-cell>
              <table:table-cell office:value-type="float" office:value="-0.937125">
                <text:p>-0.937125</text:p>
              </table:table-cell>
              <table:table-cell office:value-type="float" office:value="-0.8896">
                <text:p>-0.88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38">
                <text:p>1838</text:p>
              </table:table-cell>
              <table:table-cell office:value-type="float" office:value="-1.0285">
                <text:p>-1.0285</text:p>
              </table:table-cell>
              <table:table-cell office:value-type="float" office:value="-0.980784">
                <text:p>-0.9807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29">
                <text:p>1829</text:p>
              </table:table-cell>
              <table:table-cell office:value-type="float" office:value="-1.124125">
                <text:p>-1.124125</text:p>
              </table:table-cell>
              <table:table-cell office:value-type="float" office:value="-1.06665264">
                <text:p>-1.066652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820">
                <text:p>1820</text:p>
              </table:table-cell>
              <table:table-cell office:value-type="float" office:value="-1.224">
                <text:p>-1.224</text:p>
              </table:table-cell>
              <table:table-cell office:value-type="float" office:value="-1.15612416">
                <text:p>-1.1561241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10">
                <text:p>1810</text:p>
              </table:table-cell>
              <table:table-cell office:value-type="float" office:value="-1.328125">
                <text:p>-1.328125</text:p>
              </table:table-cell>
              <table:table-cell office:value-type="float" office:value="-1.25976256">
                <text:p>-1.259762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801">
                <text:p>1801</text:p>
              </table:table-cell>
              <table:table-cell office:value-type="float" office:value="-1.4365">
                <text:p>-1.4365</text:p>
              </table:table-cell>
              <table:table-cell office:value-type="float" office:value="-1.35684016">
                <text:p>-1.356840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92">
                <text:p>1792</text:p>
              </table:table-cell>
              <table:table-cell office:value-type="float" office:value="-1.549125">
                <text:p>-1.549125</text:p>
              </table:table-cell>
              <table:table-cell office:value-type="float" office:value="-1.45752064">
                <text:p>-1.4575206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83">
                <text:p>1783</text:p>
              </table:table-cell>
              <table:table-cell office:value-type="float" office:value="-1.666">
                <text:p>-1.666</text:p>
              </table:table-cell>
              <table:table-cell office:value-type="float" office:value="-1.561804">
                <text:p>-1.5618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74">
                <text:p>1774</text:p>
              </table:table-cell>
              <table:table-cell office:value-type="float" office:value="-1.787125">
                <text:p>-1.787125</text:p>
              </table:table-cell>
              <table:table-cell office:value-type="float" office:value="-1.66969024">
                <text:p>-1.669690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65">
                <text:p>1765</text:p>
              </table:table-cell>
              <table:table-cell office:value-type="float" office:value="-1.9125">
                <text:p>-1.9125</text:p>
              </table:table-cell>
              <table:table-cell office:value-type="float" office:value="-1.78117936">
                <text:p>-1.781179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56">
                <text:p>1756</text:p>
              </table:table-cell>
              <table:table-cell office:value-type="float" office:value="-2.042125">
                <text:p>-2.042125</text:p>
              </table:table-cell>
              <table:table-cell office:value-type="float" office:value="-1.89627136">
                <text:p>-1.8962713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47">
                <text:p>1747</text:p>
              </table:table-cell>
              <table:table-cell office:value-type="float" office:value="-2.176">
                <text:p>-2.176</text:p>
              </table:table-cell>
              <table:table-cell office:value-type="float" office:value="-2.01496624">
                <text:p>-2.014966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38">
                <text:p>1738</text:p>
              </table:table-cell>
              <table:table-cell office:value-type="float" office:value="-2.314125">
                <text:p>-2.314125</text:p>
              </table:table-cell>
              <table:table-cell office:value-type="float" office:value="-2.137264">
                <text:p>-2.1372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29">
                <text:p>1729</text:p>
              </table:table-cell>
              <table:table-cell office:value-type="float" office:value="-2.4565">
                <text:p>-2.4565</text:p>
              </table:table-cell>
              <table:table-cell office:value-type="float" office:value="-2.26316464">
                <text:p>-2.263164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20">
                <text:p>1720</text:p>
              </table:table-cell>
              <table:table-cell office:value-type="float" office:value="-2.603125">
                <text:p>-2.603125</text:p>
              </table:table-cell>
              <table:table-cell office:value-type="float" office:value="-2.39266816">
                <text:p>-2.392668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11">
                <text:p>1711</text:p>
              </table:table-cell>
              <table:table-cell office:value-type="float" office:value="-2.754">
                <text:p>-2.754</text:p>
              </table:table-cell>
              <table:table-cell office:value-type="float" office:value="-2.52577456">
                <text:p>-2.525774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02">
                <text:p>1702</text:p>
              </table:table-cell>
              <table:table-cell office:value-type="float" office:value="-2.909125">
                <text:p>-2.909125</text:p>
              </table:table-cell>
              <table:table-cell office:value-type="float" office:value="-2.66248384">
                <text:p>-2.662483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93">
                <text:p>1693</text:p>
              </table:table-cell>
              <table:table-cell office:value-type="float" office:value="-3.0685">
                <text:p>-3.0685</text:p>
              </table:table-cell>
              <table:table-cell office:value-type="float" office:value="-2.802796">
                <text:p>-2.8027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84">
                <text:p>1684</text:p>
              </table:table-cell>
              <table:table-cell office:value-type="float" office:value="-3.232125">
                <text:p>-3.232125</text:p>
              </table:table-cell>
              <table:table-cell office:value-type="float" office:value="-2.94671104">
                <text:p>-2.946711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75">
                <text:p>1675</text:p>
              </table:table-cell>
              <table:table-cell office:value-type="float" office:value="-3.4">
                <text:p>-3.4</text:p>
              </table:table-cell>
              <table:table-cell office:value-type="float" office:value="-3.09422896">
                <text:p>-3.094228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66">
                <text:p>1666</text:p>
              </table:table-cell>
              <table:table-cell office:value-type="float" office:value="-3.572125">
                <text:p>-3.572125</text:p>
              </table:table-cell>
              <table:table-cell office:value-type="float" office:value="-3.24534976">
                <text:p>-3.245349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58">
                <text:p>1658</text:p>
              </table:table-cell>
              <table:table-cell office:value-type="float" office:value="-3.7485">
                <text:p>-3.7485</text:p>
              </table:table-cell>
              <table:table-cell office:value-type="float" office:value="-3.382704">
                <text:p>-3.3827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49">
                <text:p>1649</text:p>
              </table:table-cell>
              <table:table-cell office:value-type="float" office:value="-3.929125">
                <text:p>-3.929125</text:p>
              </table:table-cell>
              <table:table-cell office:value-type="float" office:value="-3.54063024">
                <text:p>-3.540630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40">
                <text:p>1640</text:p>
              </table:table-cell>
              <table:table-cell office:value-type="float" office:value="-4.114">
                <text:p>-4.114</text:p>
              </table:table-cell>
              <table:table-cell office:value-type="float" office:value="-3.70215936">
                <text:p>-3.7021593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31">
                <text:p>1631</text:p>
              </table:table-cell>
              <table:table-cell office:value-type="float" office:value="-4.303125">
                <text:p>-4.303125</text:p>
              </table:table-cell>
              <table:table-cell office:value-type="float" office:value="-3.86729136">
                <text:p>-3.867291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23">
                <text:p>1623</text:p>
              </table:table-cell>
              <table:table-cell office:value-type="float" office:value="-4.4965">
                <text:p>-4.4965</text:p>
              </table:table-cell>
              <table:table-cell office:value-type="float" office:value="-4.0171">
                <text:p>-4.01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14">
                <text:p>1614</text:p>
              </table:table-cell>
              <table:table-cell office:value-type="float" office:value="-4.694125">
                <text:p>-4.694125</text:p>
              </table:table-cell>
              <table:table-cell office:value-type="float" office:value="-4.18903744">
                <text:p>-4.189037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05">
                <text:p>1605</text:p>
              </table:table-cell>
              <table:table-cell office:value-type="float" office:value="-4.896">
                <text:p>-4.896</text:p>
              </table:table-cell>
              <table:table-cell office:value-type="float" office:value="-4.36457776">
                <text:p>-4.364577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97">
                <text:p>1597</text:p>
              </table:table-cell>
              <table:table-cell office:value-type="float" office:value="-5.102125">
                <text:p>-5.102125</text:p>
              </table:table-cell>
              <table:table-cell office:value-type="float" office:value="-4.52363824">
                <text:p>-4.5236382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88">
                <text:p>1588</text:p>
              </table:table-cell>
              <table:table-cell office:value-type="float" office:value="-5.3125">
                <text:p>-5.3125</text:p>
              </table:table-cell>
              <table:table-cell office:value-type="float" office:value="-4.705984">
                <text:p>-4.7059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80">
                <text:p>1580</text:p>
              </table:table-cell>
              <table:table-cell office:value-type="float" office:value="-5.527125">
                <text:p>-5.527125</text:p>
              </table:table-cell>
              <table:table-cell office:value-type="float" office:value="-4.87109376">
                <text:p>-4.871093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71">
                <text:p>1571</text:p>
              </table:table-cell>
              <table:table-cell office:value-type="float" office:value="-5.746">
                <text:p>-5.746</text:p>
              </table:table-cell>
              <table:table-cell office:value-type="float" office:value="-5.06024496">
                <text:p>-5.060244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63">
                <text:p>1563</text:p>
              </table:table-cell>
              <table:table-cell office:value-type="float" office:value="-5.969125">
                <text:p>-5.969125</text:p>
              </table:table-cell>
              <table:table-cell office:value-type="float" office:value="-5.231404">
                <text:p>-5.2314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55">
                <text:p>1555</text:p>
              </table:table-cell>
              <table:table-cell office:value-type="float" office:value="-6.1965">
                <text:p>-6.1965</text:p>
              </table:table-cell>
              <table:table-cell office:value-type="float" office:value="-5.40540976">
                <text:p>-5.405409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6">
                <text:p>1546</text:p>
              </table:table-cell>
              <table:table-cell office:value-type="float" office:value="-6.428125">
                <text:p>-6.428125</text:p>
              </table:table-cell>
              <table:table-cell office:value-type="float" office:value="-5.60456896">
                <text:p>-5.604568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38">
                <text:p>1538</text:p>
              </table:table-cell>
              <table:table-cell office:value-type="float" office:value="-6.664">
                <text:p>-6.664</text:p>
              </table:table-cell>
              <table:table-cell office:value-type="float" office:value="-5.784624">
                <text:p>-5.7846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29">
                <text:p>1529</text:p>
              </table:table-cell>
              <table:table-cell office:value-type="float" office:value="-6.904125">
                <text:p>-6.904125</text:p>
              </table:table-cell>
              <table:table-cell office:value-type="float" office:value="-5.99058864">
                <text:p>-5.9905886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21">
                <text:p>1521</text:p>
              </table:table-cell>
              <table:table-cell office:value-type="float" office:value="-7.1485">
                <text:p>-7.1485</text:p>
              </table:table-cell>
              <table:table-cell office:value-type="float" office:value="-6.17669296">
                <text:p>-6.176692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13">
                <text:p>1513</text:p>
              </table:table-cell>
              <table:table-cell office:value-type="float" office:value="-7.397125">
                <text:p>-7.397125</text:p>
              </table:table-cell>
              <table:table-cell office:value-type="float" office:value="-6.365644">
                <text:p>-6.3656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05">
                <text:p>1505</text:p>
              </table:table-cell>
              <table:table-cell office:value-type="float" office:value="-7.65">
                <text:p>-7.65</text:p>
              </table:table-cell>
              <table:table-cell office:value-type="float" office:value="-6.55744176">
                <text:p>-6.5574417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97">
                <text:p>1497</text:p>
              </table:table-cell>
              <table:table-cell office:value-type="float" office:value="-7.907125">
                <text:p>-7.907125</text:p>
              </table:table-cell>
              <table:table-cell office:value-type="float" office:value="-6.75208624">
                <text:p>-6.752086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88">
                <text:p>1488</text:p>
              </table:table-cell>
              <table:table-cell office:value-type="float" office:value="-8.1685">
                <text:p>-8.1685</text:p>
              </table:table-cell>
              <table:table-cell office:value-type="float" office:value="-6.974464">
                <text:p>-6.97446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80">
                <text:p>1480</text:p>
              </table:table-cell>
              <table:table-cell office:value-type="float" office:value="-8.434125">
                <text:p>-8.434125</text:p>
              </table:table-cell>
              <table:table-cell office:value-type="float" office:value="-7.17515776">
                <text:p>-7.175157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72">
                <text:p>1472</text:p>
              </table:table-cell>
              <table:table-cell office:value-type="float" office:value="-8.704">
                <text:p>-8.704</text:p>
              </table:table-cell>
              <table:table-cell office:value-type="float" office:value="-7.37869824">
                <text:p>-7.378698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64">
                <text:p>1464</text:p>
              </table:table-cell>
              <table:table-cell office:value-type="float" office:value="-8.978125">
                <text:p>-8.978125</text:p>
              </table:table-cell>
              <table:table-cell office:value-type="float" office:value="-7.58508544">
                <text:p>-7.585085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56">
                <text:p>1456</text:p>
              </table:table-cell>
              <table:table-cell office:value-type="float" office:value="-9.2565">
                <text:p>-9.2565</text:p>
              </table:table-cell>
              <table:table-cell office:value-type="float" office:value="-7.79431936">
                <text:p>-7.794319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48">
                <text:p>1448</text:p>
              </table:table-cell>
              <table:table-cell office:value-type="float" office:value="-9.539125">
                <text:p>-9.539125</text:p>
              </table:table-cell>
              <table:table-cell office:value-type="float" office:value="-8.0064">
                <text:p>-8.00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40">
                <text:p>1440</text:p>
              </table:table-cell>
              <table:table-cell office:value-type="float" office:value="-9.826">
                <text:p>-9.826</text:p>
              </table:table-cell>
              <table:table-cell office:value-type="float" office:value="-8.22132736">
                <text:p>-8.221327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32">
                <text:p>1432</text:p>
              </table:table-cell>
              <table:table-cell office:value-type="float" office:value="-10.117125">
                <text:p>-10.117125</text:p>
              </table:table-cell>
              <table:table-cell office:value-type="float" office:value="-8.43910144">
                <text:p>-8.439101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24">
                <text:p>1424</text:p>
              </table:table-cell>
              <table:table-cell office:value-type="float" office:value="-10.4125">
                <text:p>-10.4125</text:p>
              </table:table-cell>
              <table:table-cell office:value-type="float" office:value="-8.65972224">
                <text:p>-8.6597222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16">
                <text:p>1416</text:p>
              </table:table-cell>
              <table:table-cell office:value-type="float" office:value="-10.712125">
                <text:p>-10.712125</text:p>
              </table:table-cell>
              <table:table-cell office:value-type="float" office:value="-8.88318976">
                <text:p>-8.883189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09">
                <text:p>1409</text:p>
              </table:table-cell>
              <table:table-cell office:value-type="float" office:value="-11.016">
                <text:p>-11.016</text:p>
              </table:table-cell>
              <table:table-cell office:value-type="float" office:value="-9.08105904">
                <text:p>-9.0810590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01">
                <text:p>1401</text:p>
              </table:table-cell>
              <table:table-cell office:value-type="float" office:value="-11.324125">
                <text:p>-11.324125</text:p>
              </table:table-cell>
              <table:table-cell office:value-type="float" office:value="-9.30986416">
                <text:p>-9.309864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93">
                <text:p>1393</text:p>
              </table:table-cell>
              <table:table-cell office:value-type="float" office:value="-11.6365">
                <text:p>-11.6365</text:p>
              </table:table-cell>
              <table:table-cell office:value-type="float" office:value="-9.541516">
                <text:p>-9.5415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85">
                <text:p>1385</text:p>
              </table:table-cell>
              <table:table-cell office:value-type="float" office:value="-11.953125">
                <text:p>-11.953125</text:p>
              </table:table-cell>
              <table:table-cell office:value-type="float" office:value="-9.77601456">
                <text:p>-9.7760145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77">
                <text:p>1377</text:p>
              </table:table-cell>
              <table:table-cell office:value-type="float" office:value="-12.274">
                <text:p>-12.274</text:p>
              </table:table-cell>
              <table:table-cell office:value-type="float" office:value="-10.01335984">
                <text:p>-10.013359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70">
                <text:p>1370</text:p>
              </table:table-cell>
              <table:table-cell office:value-type="float" office:value="-12.599125">
                <text:p>-12.599125</text:p>
              </table:table-cell>
              <table:table-cell office:value-type="float" office:value="-10.22337216">
                <text:p>-10.223372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62">
                <text:p>1362</text:p>
              </table:table-cell>
              <table:table-cell office:value-type="float" office:value="-12.9285">
                <text:p>-12.9285</text:p>
              </table:table-cell>
              <table:table-cell office:value-type="float" office:value="-10.46605504">
                <text:p>-10.466055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55">
                <text:p>1355</text:p>
              </table:table-cell>
              <table:table-cell office:value-type="float" office:value="-13.262125">
                <text:p>-13.262125</text:p>
              </table:table-cell>
              <table:table-cell office:value-type="float" office:value="-10.68073776">
                <text:p>-10.680737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47">
                <text:p>1347</text:p>
              </table:table-cell>
              <table:table-cell office:value-type="float" office:value="-13.6">
                <text:p>-13.6</text:p>
              </table:table-cell>
              <table:table-cell office:value-type="float" office:value="-10.92875824">
                <text:p>-10.928758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39">
                <text:p>1339</text:p>
              </table:table-cell>
              <table:table-cell office:value-type="float" office:value="-13.942125">
                <text:p>-13.942125</text:p>
              </table:table-cell>
              <table:table-cell office:value-type="float" office:value="-11.17962544">
                <text:p>-11.179625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32">
                <text:p>1332</text:p>
              </table:table-cell>
              <table:table-cell office:value-type="float" office:value="-14.2885">
                <text:p>-14.2885</text:p>
              </table:table-cell>
              <table:table-cell office:value-type="float" office:value="-11.40146944">
                <text:p>-11.4014694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24">
                <text:p>1324</text:p>
              </table:table-cell>
              <table:table-cell office:value-type="float" office:value="-14.639125">
                <text:p>-14.639125</text:p>
              </table:table-cell>
              <table:table-cell office:value-type="float" office:value="-11.65767424">
                <text:p>-11.657674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17">
                <text:p>1317</text:p>
              </table:table-cell>
              <table:table-cell office:value-type="float" office:value="-14.994">
                <text:p>-14.994</text:p>
              </table:table-cell>
              <table:table-cell office:value-type="float" office:value="-11.88418864">
                <text:p>-11.884188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10">
                <text:p>1310</text:p>
              </table:table-cell>
              <table:table-cell office:value-type="float" office:value="-15.353125">
                <text:p>-15.353125</text:p>
              </table:table-cell>
              <table:table-cell office:value-type="float" office:value="-12.11288256">
                <text:p>-12.112882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02">
                <text:p>1302</text:p>
              </table:table-cell>
              <table:table-cell office:value-type="float" office:value="-15.7165">
                <text:p>-15.7165</text:p>
              </table:table-cell>
              <table:table-cell office:value-type="float" office:value="-12.37691584">
                <text:p>-12.376915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95">
                <text:p>1295</text:p>
              </table:table-cell>
              <table:table-cell office:value-type="float" office:value="-16.084125">
                <text:p>-16.084125</text:p>
              </table:table-cell>
              <table:table-cell office:value-type="float" office:value="-12.61028016">
                <text:p>-12.610280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88">
                <text:p>1288</text:p>
              </table:table-cell>
              <table:table-cell office:value-type="float" office:value="-16.456">
                <text:p>-16.456</text:p>
              </table:table-cell>
              <table:table-cell office:value-type="float" office:value="-12.845824">
                <text:p>-12.84582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80">
                <text:p>1280</text:p>
              </table:table-cell>
              <table:table-cell office:value-type="float" office:value="-16.832125">
                <text:p>-16.832125</text:p>
              </table:table-cell>
              <table:table-cell office:value-type="float" office:value="-13.11768576">
                <text:p>-13.1176857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73">
                <text:p>1273</text:p>
              </table:table-cell>
              <table:table-cell office:value-type="float" office:value="-17.2125">
                <text:p>-17.2125</text:p>
              </table:table-cell>
              <table:table-cell office:value-type="float" office:value="-13.3579">
                <text:p>-13.357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66">
                <text:p>1266</text:p>
              </table:table-cell>
              <table:table-cell office:value-type="float" office:value="-17.597125">
                <text:p>-17.597125</text:p>
              </table:table-cell>
              <table:table-cell office:value-type="float" office:value="-13.60029376">
                <text:p>-13.6002937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59">
                <text:p>1259</text:p>
              </table:table-cell>
              <table:table-cell office:value-type="float" office:value="-17.986">
                <text:p>-17.986</text:p>
              </table:table-cell>
              <table:table-cell office:value-type="float" office:value="-13.84486704">
                <text:p>-13.8448670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52">
                <text:p>1252</text:p>
              </table:table-cell>
              <table:table-cell office:value-type="float" office:value="-18.379125">
                <text:p>-18.379125</text:p>
              </table:table-cell>
              <table:table-cell office:value-type="float" office:value="-14.09161984">
                <text:p>-14.091619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45">
                <text:p>1245</text:p>
              </table:table-cell>
              <table:table-cell office:value-type="float" office:value="-18.7765">
                <text:p>-18.7765</text:p>
              </table:table-cell>
              <table:table-cell office:value-type="float" office:value="-14.34055216">
                <text:p>-14.340552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37">
                <text:p>1237</text:p>
              </table:table-cell>
              <table:table-cell office:value-type="float" office:value="-19.178125">
                <text:p>-19.178125</text:p>
              </table:table-cell>
              <table:table-cell office:value-type="float" office:value="-14.62771504">
                <text:p>-14.6277150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30">
                <text:p>1230</text:p>
              </table:table-cell>
              <table:table-cell office:value-type="float" office:value="-19.584">
                <text:p>-19.584</text:p>
              </table:table-cell>
              <table:table-cell office:value-type="float" office:value="-14.88131776">
                <text:p>-14.8813177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23">
                <text:p>1223</text:p>
              </table:table-cell>
              <table:table-cell office:value-type="float" office:value="-19.994125">
                <text:p>-19.994125</text:p>
              </table:table-cell>
              <table:table-cell office:value-type="float" office:value="-15.1371">
                <text:p>-15.13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16">
                <text:p>1216</text:p>
              </table:table-cell>
              <table:table-cell office:value-type="float" office:value="-20.4085">
                <text:p>-20.4085</text:p>
              </table:table-cell>
              <table:table-cell office:value-type="float" office:value="-15.39506176">
                <text:p>-15.395061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10">
                <text:p>1210</text:p>
              </table:table-cell>
              <table:table-cell office:value-type="float" office:value="-20.827125">
                <text:p>-20.827125</text:p>
              </table:table-cell>
              <table:table-cell office:value-type="float" office:value="-15.61790656">
                <text:p>-15.617906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03">
                <text:p>1203</text:p>
              </table:table-cell>
              <table:table-cell office:value-type="float" office:value="-21.25">
                <text:p>-21.25</text:p>
              </table:table-cell>
              <table:table-cell office:value-type="float" office:value="-15.879916">
                <text:p>-15.8799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196">
                <text:p>1196</text:p>
              </table:table-cell>
              <table:table-cell office:value-type="float" office:value="-21.677125">
                <text:p>-21.677125</text:p>
              </table:table-cell>
              <table:table-cell office:value-type="float" office:value="-16.14410496">
                <text:p>-16.144104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189">
                <text:p>1189</text:p>
              </table:table-cell>
              <table:table-cell office:value-type="float" office:value="-22.1085">
                <text:p>-22.1085</text:p>
              </table:table-cell>
              <table:table-cell office:value-type="float" office:value="-16.41047344">
                <text:p>-16.4104734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82">
                <text:p>1182</text:p>
              </table:table-cell>
              <table:table-cell office:value-type="float" office:value="-22.544125">
                <text:p>-22.544125</text:p>
              </table:table-cell>
              <table:table-cell office:value-type="float" office:value="-16.67902144">
                <text:p>-16.679021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75">
                <text:p>1175</text:p>
              </table:table-cell>
              <table:table-cell office:value-type="float" office:value="-22.984">
                <text:p>-22.984</text:p>
              </table:table-cell>
              <table:table-cell office:value-type="float" office:value="-16.94974896">
                <text:p>-16.949748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69">
                <text:p>1169</text:p>
              </table:table-cell>
              <table:table-cell office:value-type="float" office:value="-23.428125">
                <text:p>-23.428125</text:p>
              </table:table-cell>
              <table:table-cell office:value-type="float" office:value="-17.18353584">
                <text:p>-17.183535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62">
                <text:p>1162</text:p>
              </table:table-cell>
              <table:table-cell office:value-type="float" office:value="-23.8765">
                <text:p>-23.8765</text:p>
              </table:table-cell>
              <table:table-cell office:value-type="float" office:value="-17.45831104">
                <text:p>-17.458311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155">
                <text:p>1155</text:p>
              </table:table-cell>
              <table:table-cell office:value-type="float" office:value="-24.329125">
                <text:p>-24.329125</text:p>
              </table:table-cell>
              <table:table-cell office:value-type="float" office:value="-17.73526576">
                <text:p>-17.7352657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49">
                <text:p>1149</text:p>
              </table:table-cell>
              <table:table-cell office:value-type="float" office:value="-24.786">
                <text:p>-24.786</text:p>
              </table:table-cell>
              <table:table-cell office:value-type="float" office:value="-17.97439024">
                <text:p>-17.974390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42">
                <text:p>1142</text:p>
              </table:table-cell>
              <table:table-cell office:value-type="float" office:value="-25.247125">
                <text:p>-25.247125</text:p>
              </table:table-cell>
              <table:table-cell office:value-type="float" office:value="-18.25539264">
                <text:p>-18.2553926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136">
                <text:p>1136</text:p>
              </table:table-cell>
              <table:table-cell office:value-type="float" office:value="-25.7125">
                <text:p>-25.7125</text:p>
              </table:table-cell>
              <table:table-cell office:value-type="float" office:value="-18.49798656">
                <text:p>-18.4979865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29">
                <text:p>1129</text:p>
              </table:table-cell>
              <table:table-cell office:value-type="float" office:value="-26.182125">
                <text:p>-26.182125</text:p>
              </table:table-cell>
              <table:table-cell office:value-type="float" office:value="-18.78303664">
                <text:p>-18.7830366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22">
                <text:p>1122</text:p>
              </table:table-cell>
              <table:table-cell office:value-type="float" office:value="-26.656">
                <text:p>-26.656</text:p>
              </table:table-cell>
              <table:table-cell office:value-type="float" office:value="-19.07026624">
                <text:p>-19.0702662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16">
                <text:p>1116</text:p>
              </table:table-cell>
              <table:table-cell office:value-type="float" office:value="-27.134125">
                <text:p>-27.134125</text:p>
              </table:table-cell>
              <table:table-cell office:value-type="float" office:value="-19.31819776">
                <text:p>-19.318197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10">
                <text:p>1110</text:p>
              </table:table-cell>
              <table:table-cell office:value-type="float" office:value="-27.6165">
                <text:p>-27.6165</text:p>
              </table:table-cell>
              <table:table-cell office:value-type="float" office:value="-19.56773056">
                <text:p>-19.5677305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03">
                <text:p>1103</text:p>
              </table:table-cell>
              <table:table-cell office:value-type="float" office:value="-28.103125">
                <text:p>-28.103125</text:p>
              </table:table-cell>
              <table:table-cell office:value-type="float" office:value="-19.860876">
                <text:p>-19.8608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97">
                <text:p>1097</text:p>
              </table:table-cell>
              <table:table-cell office:value-type="float" office:value="-28.594">
                <text:p>-28.594</text:p>
              </table:table-cell>
              <table:table-cell office:value-type="float" office:value="-20.11387824">
                <text:p>-20.113878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91">
                <text:p>1091</text:p>
              </table:table-cell>
              <table:table-cell office:value-type="float" office:value="-29.089125">
                <text:p>-29.089125</text:p>
              </table:table-cell>
              <table:table-cell office:value-type="float" office:value="-20.36848176">
                <text:p>-20.3684817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84">
                <text:p>1084</text:p>
              </table:table-cell>
              <table:table-cell office:value-type="float" office:value="-29.5885">
                <text:p>-29.5885</text:p>
              </table:table-cell>
              <table:table-cell office:value-type="float" office:value="-20.66754304">
                <text:p>-20.667543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78">
                <text:p>1078</text:p>
              </table:table-cell>
              <table:table-cell office:value-type="float" office:value="-30.092125">
                <text:p>-30.092125</text:p>
              </table:table-cell>
              <table:table-cell office:value-type="float" office:value="-20.925616">
                <text:p>-20.92561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72">
                <text:p>1072</text:p>
              </table:table-cell>
              <table:table-cell office:value-type="float" office:value="-30.6">
                <text:p>-30.6</text:p>
              </table:table-cell>
              <table:table-cell office:value-type="float" office:value="-21.18529024">
                <text:p>-21.1852902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66">
                <text:p>1066</text:p>
              </table:table-cell>
              <table:table-cell office:value-type="float" office:value="-31.112125">
                <text:p>-31.112125</text:p>
              </table:table-cell>
              <table:table-cell office:value-type="float" office:value="-21.44656576">
                <text:p>-21.4465657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59">
                <text:p>1059</text:p>
              </table:table-cell>
              <table:table-cell office:value-type="float" office:value="-31.6285">
                <text:p>-31.6285</text:p>
              </table:table-cell>
              <table:table-cell office:value-type="float" office:value="-21.75341104">
                <text:p>-21.753411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53">
                <text:p>1053</text:p>
              </table:table-cell>
              <table:table-cell office:value-type="float" office:value="-32.149125">
                <text:p>-32.149125</text:p>
              </table:table-cell>
              <table:table-cell office:value-type="float" office:value="-22.018156">
                <text:p>-22.0181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47">
                <text:p>1047</text:p>
              </table:table-cell>
              <table:table-cell office:value-type="float" office:value="-32.674">
                <text:p>-32.674</text:p>
              </table:table-cell>
              <table:table-cell office:value-type="float" office:value="-22.28450224">
                <text:p>-22.2845022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41">
                <text:p>1041</text:p>
              </table:table-cell>
              <table:table-cell office:value-type="float" office:value="-33.203125">
                <text:p>-33.203125</text:p>
              </table:table-cell>
              <table:table-cell office:value-type="float" office:value="-22.55244976">
                <text:p>-22.5524497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35">
                <text:p>1035</text:p>
              </table:table-cell>
              <table:table-cell office:value-type="float" office:value="-33.7365">
                <text:p>-33.7365</text:p>
              </table:table-cell>
              <table:table-cell office:value-type="float" office:value="-22.82199856">
                <text:p>-22.821998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29">
                <text:p>1029</text:p>
              </table:table-cell>
              <table:table-cell office:value-type="float" office:value="-34.274125">
                <text:p>-34.274125</text:p>
              </table:table-cell>
              <table:table-cell office:value-type="float" office:value="-23.09314864">
                <text:p>-23.093148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23">
                <text:p>1023</text:p>
              </table:table-cell>
              <table:table-cell office:value-type="float" office:value="-34.816">
                <text:p>-34.816</text:p>
              </table:table-cell>
              <table:table-cell office:value-type="float" office:value="-23.3659">
                <text:p>-23.36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17">
                <text:p>1017</text:p>
              </table:table-cell>
              <table:table-cell office:value-type="float" office:value="-35.362125">
                <text:p>-35.362125</text:p>
              </table:table-cell>
              <table:table-cell office:value-type="float" office:value="-23.64025264">
                <text:p>-23.640252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11">
                <text:p>1011</text:p>
              </table:table-cell>
              <table:table-cell office:value-type="float" office:value="-35.9125">
                <text:p>-35.9125</text:p>
              </table:table-cell>
              <table:table-cell office:value-type="float" office:value="-23.91620656">
                <text:p>-23.916206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05">
                <text:p>1005</text:p>
              </table:table-cell>
              <table:table-cell office:value-type="float" office:value="-36.467125">
                <text:p>-36.467125</text:p>
              </table:table-cell>
              <table:table-cell office:value-type="float" office:value="-24.19376176">
                <text:p>-24.1937617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99">
                <text:p>999</text:p>
              </table:table-cell>
              <table:table-cell office:value-type="float" office:value="-37.026">
                <text:p>-37.026</text:p>
              </table:table-cell>
              <table:table-cell office:value-type="float" office:value="-24.47291824">
                <text:p>-24.472918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94">
                <text:p>994</text:p>
              </table:table-cell>
              <table:table-cell office:value-type="float" office:value="-37.589125">
                <text:p>-37.589125</text:p>
              </table:table-cell>
              <table:table-cell office:value-type="float" office:value="-24.70677184">
                <text:p>-24.7067718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88">
                <text:p>988</text:p>
              </table:table-cell>
              <table:table-cell office:value-type="float" office:value="-38.1565">
                <text:p>-38.1565</text:p>
              </table:table-cell>
              <table:table-cell office:value-type="float" office:value="-24.988864">
                <text:p>-24.9888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82">
                <text:p>982</text:p>
              </table:table-cell>
              <table:table-cell office:value-type="float" office:value="-38.728125">
                <text:p>-38.728125</text:p>
              </table:table-cell>
              <table:table-cell office:value-type="float" office:value="-25.27255744">
                <text:p>-25.2725574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76">
                <text:p>976</text:p>
              </table:table-cell>
              <table:table-cell office:value-type="float" office:value="-39.304">
                <text:p>-39.304</text:p>
              </table:table-cell>
              <table:table-cell office:value-type="float" office:value="-25.55785216">
                <text:p>-25.557852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71">
                <text:p>971</text:p>
              </table:table-cell>
              <table:table-cell office:value-type="float" office:value="-39.884125">
                <text:p>-39.884125</text:p>
              </table:table-cell>
              <table:table-cell office:value-type="float" office:value="-25.79682096">
                <text:p>-25.7968209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65">
                <text:p>965</text:p>
              </table:table-cell>
              <table:table-cell office:value-type="float" office:value="-40.4685">
                <text:p>-40.4685</text:p>
              </table:table-cell>
              <table:table-cell office:value-type="float" office:value="-26.08505136">
                <text:p>-26.0850513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59">
                <text:p>959</text:p>
              </table:table-cell>
              <table:table-cell office:value-type="float" office:value="-41.057125">
                <text:p>-41.057125</text:p>
              </table:table-cell>
              <table:table-cell office:value-type="float" office:value="-26.37488304">
                <text:p>-26.3748830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54">
                <text:p>954</text:p>
              </table:table-cell>
              <table:table-cell office:value-type="float" office:value="-41.65">
                <text:p>-41.65</text:p>
              </table:table-cell>
              <table:table-cell office:value-type="float" office:value="-26.61763264">
                <text:p>-26.617632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